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, 1989, 'A', 1868);">
            <text:p>insert into group_stage (id, tournament, group_code, squad) values (1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2">
            <text:p>2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2, 1989, 'A', 590);">
            <text:p>insert into group_stage (id, tournament, group_code, squad) values (2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3">
            <text:p>3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3, 1989, 'A', 1246);">
            <text:p>insert into group_stage (id, tournament, group_code, squad) values (3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4">
            <text:p>4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4, 1989, 'B', 1473);">
            <text:p>insert into group_stage (id, tournament, group_code, squad) values (4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5">
            <text:p>5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5, 1989, 'B', 599);">
            <text:p>insert into group_stage (id, tournament, group_code, squad) values (5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6">
            <text:p>6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6, 1989, 'B', 1784);">
            <text:p>insert into 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1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1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1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6]+1" office:value-type="float" office:value="16">
            <text:p>16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6, 1990, 'A', 1473);">
            <text:p>insert into qualifying_group_stage (id, tournament, group_code, squad) values (16, 1990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7">
            <text:p>17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7, 1990, 'A', );">
            <text:p>insert into qualifying_group_stage (id, tournament, group_code, squad) values (17, 1990, 'A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8">
            <text:p>18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8, 1990, 'A', 1869);">
            <text:p>insert into qualifying_group_stage (id, tournament, group_code, squad) values (18, 1990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9">
            <text:p>19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9, 1990, 'A', 594);">
            <text:p>insert into qualifying_group_stage (id, tournament, group_code, squad) values (19, 1990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0">
            <text:p>20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20, 1990, 'B', );">
            <text:p>insert into qualifying_group_stage (id, tournament, group_code, squad) values (20, 1990, 'B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1">
            <text:p>21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1, 1990, 'B', 1784);">
            <text:p>insert into qualifying_group_stage (id, tournament, group_code, squad) values (21, 1990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2">
            <text:p>22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2, 1990, 'B', 599);">
            <text:p>insert into qualifying_group_stage (id, tournament, group_code, squad) values (22, 1990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3">
            <text:p>23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3, 1990, 'B', 596);">
            <text:p>insert into qualifying_group_stage (id, tournament, group_code, squad) values (23, 1990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4">
            <text:p>24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5">
            <text:p>25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5, 1990, 'C', );">
            <text:p>insert into qualifying_group_stage (id, tournament, group_code, squad) values (25, 1990, 'C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6">
            <text:p>26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6, 1990, 'C', 590);">
            <text:p>insert into qualifying_group_stage (id, tournament, group_code, squad) values (26, 1990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7">
            <text:p>27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7, 1990, 'C', 1268);">
            <text:p>insert into qualifying_group_stage (id, tournament, group_code, squad) values (27, 1990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8">
            <text:p>28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8, 1990, 'D', 1758);">
            <text:p>insert into qualifying_group_stage (id, tournament, group_code, squad) values (28, 1990, 'D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29">
            <text:p>29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9, 1990, 'D', 1876);">
            <text:p>insert into qualifying_group_stage (id, tournament, group_code, squad) values (29, 1990, 'D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0">
            <text:p>30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30, 1990, 'D', 1767);">
            <text:p>insert into qualifying_group_stage (id, tournament, group_code, squad) values (30, 1990, 'D', 176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1">
            <text:p>31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1, 1990, 'D', );">
            <text:p>insert into qualifying_group_stage (id, tournament, group_code, squad) values (31, 1990, 'D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1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1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78]+1" office:value-type="float" office:value="7">
            <text:p>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7, 1989, 'A', 1868);">
            <text:p>insert into group_stage (id, tournament, group_code, squad) values (7, 1989, 'A', 1868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8">
            <text:p>8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8, 1989, 'A', 1876);">
            <text:p>insert into group_stage (id, tournament, group_code, squad) values (8, 1989, 'A', 1876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9">
            <text:p>9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9, 1989, 'A', 1473);">
            <text:p>insert into group_stage (id, tournament, group_code, squad) values (9, 1989, 'A', 1473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0">
            <text:p>10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10, 1989, 'B', 596);">
            <text:p>insert into group_stage (id, tournament, group_code, squad) values (10, 1989, 'B', 59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1">
            <text:p>11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11, 1989, 'B', 1246);">
            <text:p>insert into group_stage (id, tournament, group_code, squad) values (11, 1989, 'B', 1246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2">
            <text:p>12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12, 1989, 'B', 1784);">
            <text:p>insert into group_stage (id, tournament, group_code, squad) values (12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53">
            <text:p>253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3, 64, 1868, 5, 2, 2);">
            <text:p>insert into game_score (id, matchid, squad, goals, points, time_type) values (253, 64, 1868, 5, 2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4, 64, 1868, 3, 0, 1);">
            <text:p>insert into game_score (id, matchid, squad, goals, points, time_type) values (254, 64, 1868, 3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5, 64, 1473, 0, 0, 2);">
            <text:p>insert into game_score (id, matchid, squad, goals, points, time_type) values (255, 64, 1473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256">
            <text:p>256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6, 64, 1473, 0, 0, 1);">
            <text:p>insert into game_score (id, matchid, squad, goals, points, time_type) values (256, 64, 1473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7">
            <text:p>257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7, 65, 1473, 0, 1, 2);">
            <text:p>insert into game_score (id, matchid, squad, goals, points, time_type) values (257, 65, 1473, 0, 1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8, 65, 1473, 0, 0, 1);">
            <text:p>insert into game_score (id, matchid, squad, goals, points, time_type) values (258, 65, 1473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9, 65, 1876, 0, 1, 2);">
            <text:p>insert into game_score (id, matchid, squad, goals, points, time_type) values (259, 65, 1876, 0, 1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60">
            <text:p>260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60, 65, 1876, 0, 0, 1);">
            <text:p>insert into game_score (id, matchid, squad, goals, points, time_type) values (260, 65, 1876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261">
            <text:p>261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1, 66, 1868, 0, 1, 2);">
            <text:p>insert into game_score (id, matchid, squad, goals, points, time_type) values (261, 66, 1868, 0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2, 66, 1868, 0, 0, 1);">
            <text:p>insert into game_score (id, matchid, squad, goals, points, time_type) values (262, 6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3, 66, 1876, 0, 1, 2);">
            <text:p>insert into game_score (id, matchid, squad, goals, points, time_type) values (263, 66, 1876, 0, 1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4">
            <text:p>264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4, 66, 1876, 0, 0, 1);">
            <text:p>insert into game_score (id, matchid, squad, goals, points, time_type) values (264, 66, 1876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265">
            <text:p>265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5, 67, 1246, 2, 1, 2);">
            <text:p>insert into game_score (id, matchid, squad, goals, points, time_type) values (265, 67, 1246, 2, 1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6, 67, 1246, null, 0, 1);">
            <text:p>insert into game_score (id, matchid, squad, goals, points, time_type) values (266, 67, 1246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7, 67, 596, 2, 1, 2);">
            <text:p>insert into game_score (id, matchid, squad, goals, points, time_type) values (267, 67, 596, 2, 1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8">
            <text:p>268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8, 67, 596, 1, 0, 1);">
            <text:p>insert into game_score (id, matchid, squad, goals, points, time_type) values (268, 67, 59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69">
            <text:p>269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9, 68, 596, 2, 2, 2);">
            <text:p>insert into game_score (id, matchid, squad, goals, points, time_type) values (269, 68, 596, 2, 2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70, 68, 596, 0, 0, 1);">
            <text:p>insert into game_score (id, matchid, squad, goals, points, time_type) values (270, 68, 596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1, 68, 1784, 0, 0, 2);">
            <text:p>insert into game_score (id, matchid, squad, goals, points, time_type) values (271, 68, 1784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72">
            <text:p>272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2, 68, 1784, 0, 0, 1);">
            <text:p>insert into game_score (id, matchid, squad, goals, points, time_type) values (272, 68, 1784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73">
            <text:p>273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3, 69, 1246, 3, 2, 2);">
            <text:p>insert into game_score (id, matchid, squad, goals, points, time_type) values (273, 69, 1246, 3, 2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4, 69, 1246, null, 0, 1);">
            <text:p>insert into game_score (id, matchid, squad, goals, points, time_type) values (274, 69, 1246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5, 69, 1784, 2, 0, 2);">
            <text:p>insert into game_score (id, matchid, squad, goals, points, time_type) values (275, 69, 1784, 2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276">
            <text:p>276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6, 69, 1784, null, 0, 1);">
            <text:p>insert into game_score (id, matchid, squad, goals, points, time_type) values (276, 69, 1784, null, 0, 1);</text:p>
          </table:table-cell>
          <table:table-cell table:number-columns-repeated="1017"/>
        </table:table-row>
        <table:table-row table:style-name="ro1">
          <table:table-cell table:style-name="ce3" table:formula="of:=[.A195]+1" office:value-type="float" office:value="277">
            <text:p>277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7, 70, 1246, null, null, 2);">
            <text:p>insert into game_score (id, matchid, squad, goals, points, time_type) values (277, 70, 1246, null, null, 2);</text:p>
          </table:table-cell>
          <table:table-cell table:number-columns-repeated="1017"/>
        </table:table-row>
        <table:table-row table:style-name="ro1">
          <table:table-cell table:style-name="ce3" table:formula="of:=[.A196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8, 70, 1246, null, null, 1);">
            <text:p>insert into game_score (id, matchid, squad, goals, points, time_type) values (278, 70, 1246, null, null, 1);</text:p>
          </table:table-cell>
          <table:table-cell table:number-columns-repeated="1017"/>
        </table:table-row>
        <table:table-row table:style-name="ro1">
          <table:table-cell table:style-name="ce3" table:formula="of:=[.A197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9, 70, 1876, null, null, 2);">
            <text:p>insert into game_score (id, matchid, squad, goals, points, time_type) values (279, 70, 1876, null, null, 2);</text:p>
          </table:table-cell>
          <table:table-cell table:number-columns-repeated="1017"/>
        </table:table-row>
        <table:table-row table:style-name="ro1">
          <table:table-cell table:style-name="ce3" table:formula="of:=[.A198]+1" office:value-type="float" office:value="280">
            <text:p>280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80, 70, 1876, null, null, 1);">
            <text:p>insert into game_score (id, matchid, squad, goals, points, time_type) values (280, 70, 1876, null, null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81">
            <text:p>281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1, 71, 1868, null, null, 2);">
            <text:p>insert into game_score (id, matchid, squad, goals, points, time_type) values (281, 71, 1868, null, null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2, 71, 1868, null, null, 1);">
            <text:p>insert into game_score (id, matchid, squad, goals, points, time_type) values (282, 71, 1868, null, null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3, 71, 596, null, null, 2);">
            <text:p>insert into game_score (id, matchid, squad, goals, points, time_type) values (283, 71, 596, null, null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4">
            <text:p>284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4, 71, 596, null, null, 1);">
            <text:p>insert into game_score (id, matchid, squad, goals, points, time_type) values (284, 71, 596, null, null, 1);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]+1" office:value-type="float" office:value="32">
            <text:p>32</text:p>
          </table:table-cell>
          <table:table-cell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32, 1991, '1', );">
            <text:p>insert into qualifying_group_stage (id, tournament, group_code, squad) values (32, 1991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3">
            <text:p>33</text:p>
          </table:table-cell>
          <table:table-cell table:formula="of:=[.B2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33, 1991, '1', );">
            <text:p>insert into qualifying_group_stage (id, tournament, group_code, squad) values (33, 1991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4">
            <text:p>34</text:p>
          </table:table-cell>
          <table:table-cell table:formula="of:=[.B3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34, 1991, '1', );">
            <text:p>insert into qualifying_group_stage (id, tournament, group_code, squad) values (34, 1991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5">
            <text:p>35</text:p>
          </table:table-cell>
          <table:table-cell table:formula="of:=[.B4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35, 1991, '2', );">
            <text:p>insert into qualifying_group_stage (id, tournament, group_code, squad) values (35, 1991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6">
            <text:p>36</text:p>
          </table:table-cell>
          <table:table-cell table:formula="of:=[.B5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36, 1991, '2', );">
            <text:p>insert into qualifying_group_stage (id, tournament, group_code, squad) values (36, 1991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7">
            <text:p>37</text:p>
          </table:table-cell>
          <table:table-cell table:formula="of:=[.B6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37, 1991, '3', );">
            <text:p>insert into qualifying_group_stage (id, tournament, group_code, squad) values (37, 1991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8">
            <text:p>38</text:p>
          </table:table-cell>
          <table:table-cell table:formula="of:=[.B7]" office:value-type="float" office:value="1991">
            <text:p>1991</text:p>
          </table:table-cell>
          <table:table-cell table:formula="of:=+&quot;3&quot;" office:value-type="string" office:string-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38, 1991, '4', );">
            <text:p>insert into qualifying_group_stage (id, tournament, group_code, squad) values (38, 1991, '4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9">
            <text:p>39</text:p>
          </table:table-cell>
          <table:table-cell table:formula="of:=[.B8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39, 1991, '4', );">
            <text:p>insert into qualifying_group_stage (id, tournament, group_code, squad) values (39, 1991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40">
            <text:p>40</text:p>
          </table:table-cell>
          <table:table-cell table:formula="of:=[.B9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40, 1991, '4', );">
            <text:p>insert into qualifying_group_stage (id, tournament, group_code, squad) values (40, 1991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41">
            <text:p>41</text:p>
          </table:table-cell>
          <table:table-cell table:formula="of:=[.B10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41, 1991, '5', );">
            <text:p>insert into qualifying_group_stage (id, tournament, group_code, squad) values (41, 1991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42">
            <text:p>42</text:p>
          </table:table-cell>
          <table:table-cell table:formula="of:=[.B11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42, 1991, '5', );">
            <text:p>insert into qualifying_group_stage (id, tournament, group_code, squad) values (42, 1991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3">
            <text:p>43</text:p>
          </table:table-cell>
          <table:table-cell table:formula="of:=[.B12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43, 1991, '5', );">
            <text:p>insert into qualifying_group_stage (id, tournament, group_code, squad) values (43, 1991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4">
            <text:p>44</text:p>
          </table:table-cell>
          <table:table-cell table:formula="of:=[.B13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44, 1991, '6', );">
            <text:p>insert into qualifying_group_stage (id, tournament, group_code, squad) values (44, 1991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5">
            <text:p>45</text:p>
          </table:table-cell>
          <table:table-cell table:formula="of:=[.B14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45, 1991, '6', );">
            <text:p>insert into qualifying_group_stage (id, tournament, group_code, squad) values (45, 1991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6">
            <text:p>46</text:p>
          </table:table-cell>
          <table:table-cell table:formula="of:=[.B15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46, 1991, '6', );">
            <text:p>insert into qualifying_group_stage (id, tournament, group_code, squad) values (46, 1991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47">
            <text:p>47</text:p>
          </table:table-cell>
          <table:table-cell table:formula="of:=[.B16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47, 1991, '6', );">
            <text:p>insert into qualifying_group_stage (id, tournament, group_code, squad) values (47, 1991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0'.A169]+1" office:value-type="float" office:value="72">
            <text:p>7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72, '1990-05-10', 1, 1787);">
            <text:p>insert into game (matchid, matchdate, game_type, country) values (72, '1990-05-10', 1, 178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3">
            <text:p>7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0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3, '1990-05-12', 1, 1787);">
            <text:p>insert into game (matchid, matchdate, game_type, country) values (73, '1990-05-12', 1, 178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4">
            <text:p>74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1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4, '1990-05-14', 1, 1787);">
            <text:p>insert into game (matchid, matchdate, game_type, country) values (74, '1990-05-14', 1, 178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5">
            <text:p>75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2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5, '1990-05-15', 1, 596);">
            <text:p>insert into game (matchid, matchdate, game_type, country) values (75, '1990-05-15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6">
            <text:p>76</text:p>
          </table:table-cell>
          <table:table-cell table:style-name="ce5" table:formula="of:=&quot;1990-05-17&quot;" office:value-type="string" office:string-value="1990-05-17">
            <text:p>1990-05-17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6, '1990-05-17', 1, 596);">
            <text:p>insert into game (matchid, matchdate, game_type, country) values (76, '1990-05-17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7">
            <text:p>77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24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7, '1990-05-19', 1, 596);">
            <text:p>insert into game (matchid, matchdate, game_type, country) values (77, '1990-05-19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8">
            <text:p>78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5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8, '1990-05-10', 1, 1784);">
            <text:p>insert into game (matchid, matchdate, game_type, country) values (78, '1990-05-10', 1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9">
            <text:p>79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9, '1990-05-12', 1, 1784);">
            <text:p>insert into game (matchid, matchdate, game_type, country) values (79, '1990-05-12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80">
            <text:p>80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80, '1990-05-14', 1, 1784);">
            <text:p>insert into game (matchid, matchdate, game_type, country) values (80, '1990-05-14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81">
            <text:p>81</text:p>
          </table:table-cell>
          <table:table-cell table:style-name="ce5" table:formula="of:=&quot;1990-05-08&quot;" office:value-type="string" office:string-value="1990-05-08">
            <text:p>1990-05-08</text:p>
          </table:table-cell>
          <table:table-cell table:formula="of:=+[.C28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81, '1990-05-08', 1, 592);">
            <text:p>insert into game (matchid, matchdate, game_type, country) values (81, '1990-05-08', 1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82">
            <text:p>8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82, '1990-05-10', 1, 592);">
            <text:p>insert into game (matchid, matchdate, game_type, country) values (82, '1990-05-10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83">
            <text:p>8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83, '1990-05-12', 1, 592);">
            <text:p>insert into game (matchid, matchdate, game_type, country) values (83, '1990-05-12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84">
            <text:p>84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31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84, '1990-05-10', 1, 1758);">
            <text:p>insert into game (matchid, matchdate, game_type, country) values (84, '1990-05-10', 1, 175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85">
            <text:p>85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32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85, '1990-05-14', 1, 1758);">
            <text:p>insert into game (matchid, matchdate, game_type, country) values (85, '1990-05-14', 1, 1758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86">
            <text:p>86</text:p>
          </table:table-cell>
          <table:table-cell table:style-name="ce5" table:formula="of:=&quot;1990-05-16&quot;" office:value-type="string" office:string-value="1990-05-16">
            <text:p>1990-05-16</text:p>
          </table:table-cell>
          <table:table-cell table:formula="of:=+[.C33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86, '1990-05-16', 1, 1758);">
            <text:p>insert into game (matchid, matchdate, game_type, country) values (86, '1990-05-16', 1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0'.A203]+1" office:value-type="float" office:value="285">
            <text:p>285</text:p>
          </table:table-cell>
          <table:table-cell table:style-name="ce3" table:formula="of:=[.A20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85, 72, 1787, 2, 0, 2);">
            <text:p>insert into game_score (id, matchid, squad, goals, points, time_type) values (285, 72, 1787, 2, 0, 2);</text:p>
          </table:table-cell>
          <table:table-cell table:number-columns-repeated="1017"/>
        </table:table-row>
        <table:table-row table:style-name="ro1">
          <table:table-cell table:style-name="ce3" table:formula="of:=[.A37]+1" office:value-type="float" office:value="286">
            <text:p>286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86, 72, 1787, null, 0, 1);">
            <text:p>insert into game_score (id, matchid, squad, goals, points, time_type) values (286, 72, 1787, null, 0, 1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87">
            <text:p>287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87, 72, 509, 3, 2, 2);">
            <text:p>insert into game_score (id, matchid, squad, goals, points, time_type) values (287, 72, 509, 3, 2, 2);</text:p>
          </table:table-cell>
          <table:table-cell table:number-columns-repeated="1017"/>
        </table:table-row>
        <table:table-row table:style-name="ro1">
          <table:table-cell table:style-name="ce3" table:formula="of:=[.A39]+1" office:value-type="float" office:value="288">
            <text:p>288</text:p>
          </table:table-cell>
          <table:table-cell table:style-name="ce3" table:formula="of:=[.B38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88, 72, 509, null, 0, 1);">
            <text:p>insert into game_score (id, matchid, squad, goals, points, time_type) values (288, 72, 509, null, 0, 1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289">
            <text:p>289</text:p>
          </table:table-cell>
          <table:table-cell table:style-name="ce4" table:formula="of:=[.B37]+1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89, 73, 1809, 1, 1, 2);">
            <text:p>insert into game_score (id, matchid, squad, goals, points, time_type) values (289, 73, 1809, 1, 1, 2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90">
            <text:p>290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90, 73, 1809, null, 0, 1);">
            <text:p>insert into game_score (id, matchid, squad, goals, points, time_type) values (290, 73, 1809, null, 0, 1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91">
            <text:p>291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91, 73, 509, 1, 1, 2);">
            <text:p>insert into game_score (id, matchid, squad, goals, points, time_type) values (291, 73, 509, 1, 1, 2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92">
            <text:p>292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2, 73, 509, null, 0, 1);">
            <text:p>insert into game_score (id, matchid, squad, goals, points, time_type) values (292, 73, 509, null, 0, 1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293">
            <text:p>293</text:p>
          </table:table-cell>
          <table:table-cell table:style-name="ce3" table:formula="of:=[.B41]+1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93, 74, 1787, 1, 0, 2);">
            <text:p>insert into game_score (id, matchid, squad, goals, points, time_type) values (293, 74, 1787, 1, 0, 2);</text:p>
          </table:table-cell>
          <table:table-cell table:number-columns-repeated="1017"/>
        </table:table-row>
        <table:table-row table:style-name="ro1">
          <table:table-cell table:style-name="ce3" table:formula="of:=[.A45]+1" office:value-type="float" office:value="294">
            <text:p>294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94, 74, 1787, null, 0, 1);">
            <text:p>insert into game_score (id, matchid, squad, goals, points, time_type) values (294, 74, 1787, null, 0, 1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95">
            <text:p>295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95, 74, 1809, 3, 2, 2);">
            <text:p>insert into game_score (id, matchid, squad, goals, points, time_type) values (295, 74, 1809, 3, 2, 2);</text:p>
          </table:table-cell>
          <table:table-cell table:number-columns-repeated="1017"/>
        </table:table-row>
        <table:table-row table:style-name="ro1">
          <table:table-cell table:style-name="ce3" table:formula="of:=[.A47]+1" office:value-type="float" office:value="296">
            <text:p>296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96, 74, 1809, null, 0, 1);">
            <text:p>insert into game_score (id, matchid, squad, goals, points, time_type) values (296, 74, 1809, null, 0, 1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297">
            <text:p>297</text:p>
          </table:table-cell>
          <table:table-cell table:style-name="ce4" table:formula="of:=[.B45]+1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97, 75, 596, 1, 0, 2);">
            <text:p>insert into game_score (id, matchid, squad, goals, points, time_type) values (297, 75, 596, 1, 0, 2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98">
            <text:p>298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98, 75, 596, null, 0, 1);">
            <text:p>insert into game_score (id, matchid, squad, goals, points, time_type) values (298, 75, 596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99">
            <text:p>299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99, 75, 594, 2, 2, 2);">
            <text:p>insert into game_score (id, matchid, squad, goals, points, time_type) values (299, 75, 594, 2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00">
            <text:p>300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00, 75, 594, null, 0, 1);">
            <text:p>insert into game_score (id, matchid, squad, goals, points, time_type) values (300, 75, 594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01">
            <text:p>301</text:p>
          </table:table-cell>
          <table:table-cell table:style-name="ce3" table:formula="of:=[.B49]+1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01, 76, 590, 1, 2, 2);">
            <text:p>insert into game_score (id, matchid, squad, goals, points, time_type) values (301, 76, 590, 1, 2, 2);</text:p>
          </table:table-cell>
          <table:table-cell table:number-columns-repeated="1017"/>
        </table:table-row>
        <table:table-row table:style-name="ro1">
          <table:table-cell table:style-name="ce3" table:formula="of:=[.A53]+1" office:value-type="float" office:value="302">
            <text:p>302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02, 76, 590, null, 0, 1);">
            <text:p>insert into game_score (id, matchid, squad, goals, points, time_type) values (302, 76, 590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03">
            <text:p>303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03, 76, 594, 0, 0, 2);">
            <text:p>insert into game_score (id, matchid, squad, goals, points, time_type) values (303, 76, 594, 0, 0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04">
            <text:p>304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04, 76, 594, 0, 0, 1);">
            <text:p>insert into game_score (id, matchid, squad, goals, points, time_type) values (304, 76, 594, 0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305">
            <text:p>305</text:p>
          </table:table-cell>
          <table:table-cell table:style-name="ce4" table:formula="of:=[.B53]+1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05, 77, 596, 3, 2, 2);">
            <text:p>insert into game_score (id, matchid, squad, goals, points, time_type) values (305, 77, 596, 3, 2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06">
            <text:p>306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06, 77, 596, null, 0, 1);">
            <text:p>insert into game_score (id, matchid, squad, goals, points, time_type) values (306, 77, 596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07">
            <text:p>307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07, 77, 590, 1, 0, 2);">
            <text:p>insert into game_score (id, matchid, squad, goals, points, time_type) values (307, 77, 590, 1, 0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08">
            <text:p>308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08, 77, 590, null, 0, 1);">
            <text:p>insert into game_score (id, matchid, squad, goals, points, time_type) values (308, 77, 590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309">
            <text:p>309</text:p>
          </table:table-cell>
          <table:table-cell table:style-name="ce3" table:formula="of:=[.B57]+1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09, 78, 1345, 2, 2, 2);">
            <text:p>insert into game_score (id, matchid, squad, goals, points, time_type) values (309, 78, 1345, 2, 2, 2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310">
            <text:p>310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10, 78, 1345, null, 0, 1);">
            <text:p>insert into game_score (id, matchid, squad, goals, points, time_type) values (310, 78, 1345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11">
            <text:p>311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11, 78, 1284, 1, 0, 2);">
            <text:p>insert into game_score (id, matchid, squad, goals, points, time_type) values (311, 78, 1284, 1, 0, 2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312">
            <text:p>312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12, 78, 1284, null, 0, 1);">
            <text:p>insert into game_score (id, matchid, squad, goals, points, time_type) values (312, 78, 128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313">
            <text:p>313</text:p>
          </table:table-cell>
          <table:table-cell table:style-name="ce4" table:formula="of:=[.B61]+1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13, 79, 1869, 1, 1, 2);">
            <text:p>insert into game_score (id, matchid, squad, goals, points, time_type) values (313, 79, 1869, 1, 1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14">
            <text:p>314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14, 79, 1869, null, 0, 1);">
            <text:p>insert into game_score (id, matchid, squad, goals, points, time_type) values (314, 79, 1869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15">
            <text:p>315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15, 79, 1345, 1, 1, 2);">
            <text:p>insert into game_score (id, matchid, squad, goals, points, time_type) values (315, 79, 1345, 1, 1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16">
            <text:p>316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16, 79, 1345, null, 0, 1);">
            <text:p>insert into game_score (id, matchid, squad, goals, points, time_type) values (316, 79, 1345, null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317">
            <text:p>317</text:p>
          </table:table-cell>
          <table:table-cell table:style-name="ce3" table:formula="of:=[.B65]+1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17, 80, 1869, 0, 1, 2);">
            <text:p>insert into game_score (id, matchid, squad, goals, points, time_type) values (317, 80, 1869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18">
            <text:p>318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18, 80, 1869, 0, 0, 1);">
            <text:p>insert into game_score (id, matchid, squad, goals, points, time_type) values (318, 80, 1869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19">
            <text:p>319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19, 80, 1284, 0, 1, 2);">
            <text:p>insert into game_score (id, matchid, squad, goals, points, time_type) values (319, 80, 1284, 0, 1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20">
            <text:p>320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20, 80, 1284, 0, 0, 1);">
            <text:p>insert into game_score (id, matchid, squad, goals, points, time_type) values (320, 80, 1284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321">
            <text:p>321</text:p>
          </table:table-cell>
          <table:table-cell table:style-name="ce4" table:formula="of:=[.B69]+1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21, 81, 597, 1, 2, 2);">
            <text:p>insert into game_score (id, matchid, squad, goals, points, time_type) values (321, 81, 597, 1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22">
            <text:p>322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22, 81, 597, null, 0, 1);">
            <text:p>insert into game_score (id, matchid, squad, goals, points, time_type) values (322, 81, 597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23">
            <text:p>323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23, 81, 297, 0, 0, 2);">
            <text:p>insert into game_score (id, matchid, squad, goals, points, time_type) values (323, 81, 297, 0, 0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24">
            <text:p>324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24, 81, 297, 0, 0, 1);">
            <text:p>insert into game_score (id, matchid, squad, goals, points, time_type) values (324, 81, 297, 0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325">
            <text:p>325</text:p>
          </table:table-cell>
          <table:table-cell table:style-name="ce3" table:formula="of:=[.B73]+1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25, 82, 592, 4, 2, 2);">
            <text:p>insert into game_score (id, matchid, squad, goals, points, time_type) values (325, 82, 592, 4, 2, 2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326">
            <text:p>326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26, 82, 592, null, 0, 1);">
            <text:p>insert into game_score (id, matchid, squad, goals, points, time_type) values (326, 82, 592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27">
            <text:p>327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27, 82, 297, 1, 0, 2);">
            <text:p>insert into game_score (id, matchid, squad, goals, points, time_type) values (327, 82, 297, 1, 0, 2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328">
            <text:p>328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28, 82, 297, null, 0, 1);">
            <text:p>insert into game_score (id, matchid, squad, goals, points, time_type) values (328, 82, 297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29">
            <text:p>329</text:p>
          </table:table-cell>
          <table:table-cell table:style-name="ce4" table:formula="of:=[.B77]+1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9, 83, 592, 1, 1, 2);">
            <text:p>insert into game_score (id, matchid, squad, goals, points, time_type) values (329, 83, 592, 1, 1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30">
            <text:p>330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0, 83, 592, null, 0, 1);">
            <text:p>insert into game_score (id, matchid, squad, goals, points, time_type) values (330, 83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31">
            <text:p>331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1, 83, 597, 1, 1, 2);">
            <text:p>insert into game_score (id, matchid, squad, goals, points, time_type) values (331, 83, 597, 1, 1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32">
            <text:p>332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32, 83, 597, null, 0, 1);">
            <text:p>insert into game_score (id, matchid, squad, goals, points, time_type) values (332, 83, 5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33">
            <text:p>333</text:p>
          </table:table-cell>
          <table:table-cell table:style-name="ce3" table:formula="of:=[.B81]+1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33, 84, 1758, 3, 2, 2);">
            <text:p>insert into game_score (id, matchid, squad, goals, points, time_type) values (333, 84, 1758, 3, 2, 2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34">
            <text:p>334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34, 84, 1758, null, 0, 1);">
            <text:p>insert into game_score (id, matchid, squad, goals, points, time_type) values (334, 84, 1758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35">
            <text:p>335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35, 84, 1664, 0, 0, 2);">
            <text:p>insert into game_score (id, matchid, squad, goals, points, time_type) values (335, 84, 1664, 0, 0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36">
            <text:p>336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36, 84, 1664, 0, 0, 1);">
            <text:p>insert into game_score (id, matchid, squad, goals, points, time_type) values (336, 84, 1664, 0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37">
            <text:p>337</text:p>
          </table:table-cell>
          <table:table-cell table:style-name="ce4" table:formula="of:=[.B85]+1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37, 85, 1664, 1, 1, 2);">
            <text:p>insert into game_score (id, matchid, squad, goals, points, time_type) values (337, 85, 1664, 1, 1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38">
            <text:p>338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38, 85, 1664, null, 0, 1);">
            <text:p>insert into game_score (id, matchid, squad, goals, points, time_type) values (338, 85, 1664, null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39">
            <text:p>339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39, 85, 1264, 1, 1, 2);">
            <text:p>insert into game_score (id, matchid, squad, goals, points, time_type) values (339, 85, 1264, 1, 1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40">
            <text:p>340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40, 85, 1264, null, 0, 1);">
            <text:p>insert into game_score (id, matchid, squad, goals, points, time_type) values (340, 85, 126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41">
            <text:p>341</text:p>
          </table:table-cell>
          <table:table-cell table:style-name="ce3" table:formula="of:=[.B89]+1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41, 86, 1758, 6, 2, 2);">
            <text:p>insert into game_score (id, matchid, squad, goals, points, time_type) values (341, 86, 1758, 6, 2, 2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342">
            <text:p>342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42, 86, 1758, null, 0, 1);">
            <text:p>insert into game_score (id, matchid, squad, goals, points, time_type) values (342, 86, 1758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43">
            <text:p>343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43, 86, 1264, 0, 0, 2);">
            <text:p>insert into game_score (id, matchid, squad, goals, points, time_type) values (343, 86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44">
            <text:p>344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44, 86, 1264, 0, 0, 1);">
            <text:p>insert into game_score (id, matchid, squad, goals, points, time_type) values (344, 86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98] &amp; &quot;, &quot; &amp; [.B98] &amp; &quot;, '&quot; &amp; [.C98] &amp; &quot;', &quot; &amp; [.D98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59]+1" office:value-type="float" office:value="13">
            <text:p>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99] &amp; &quot;, &quot; &amp; [.B99] &amp; &quot;, '&quot; &amp; [.C99] &amp; &quot;', &quot; &amp; [.D99] &amp;  &quot;);&quot;" office:value-type="string" office:string-value="insert into group_stage (id, tournament, group_code, squad) values (13, 1991, 'A', 1876);">
            <text:p>insert into group_stage (id, tournament, group_code, squad) values (13, 1991, 'A', 1876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14">
            <text:p>14</text:p>
          </table:table-cell>
          <table:table-cell table:formula="of:=[.B99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92">
            <text:p>592</text:p>
          </table:table-cell>
          <table:table-cell table:number-columns-repeated="2"/>
          <table:table-cell table:formula="of:=&quot;insert into group_stage (id, tournament, group_code, squad) values (&quot; &amp; [.A100] &amp; &quot;, &quot; &amp; [.B100] &amp; &quot;, '&quot; &amp; [.C100] &amp; &quot;', &quot; &amp; [.D100] &amp;  &quot;);&quot;" office:value-type="string" office:string-value="insert into group_stage (id, tournament, group_code, squad) values (14, 1991, 'A', 592);">
            <text:p>insert into group_stage (id, tournament, group_code, squad) values (14, 1991, 'A', 59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15">
            <text:p>15</text:p>
          </table:table-cell>
          <table:table-cell table:formula="of:=[.B100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01] &amp; &quot;, &quot; &amp; [.B101] &amp; &quot;, '&quot; &amp; [.C101] &amp; &quot;', &quot; &amp; [.D101] &amp;  &quot;);&quot;" office:value-type="string" office:string-value="insert into group_stage (id, tournament, group_code, squad) values (15, 1991, 'A', 1345);">
            <text:p>insert into group_stage (id, tournament, group_code, squad) values (15, 1991, 'A', 1345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6">
            <text:p>16</text:p>
          </table:table-cell>
          <table:table-cell table:formula="of:=[.B101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02] &amp; &quot;, &quot; &amp; [.B102] &amp; &quot;, '&quot; &amp; [.C102] &amp; &quot;', &quot; &amp; [.D102] &amp;  &quot;);&quot;" office:value-type="string" office:string-value="insert into group_stage (id, tournament, group_code, squad) values (16, 1991, 'A', 53);">
            <text:p>insert into group_stage (id, tournament, group_code, squad) values (16, 1991, 'A', 5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7">
            <text:p>17</text:p>
          </table:table-cell>
          <table:table-cell table:formula="of:=[.B102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03] &amp; &quot;, &quot; &amp; [.B103] &amp; &quot;, '&quot; &amp; [.C103] &amp; &quot;', &quot; &amp; [.D103] &amp;  &quot;);&quot;" office:value-type="string" office:string-value="insert into group_stage (id, tournament, group_code, squad) values (17, 1991, 'B', 1868);">
            <text:p>insert into group_stage (id, tournament, group_code, squad) values (17, 1991, 'B', 1868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8">
            <text:p>18</text:p>
          </table:table-cell>
          <table:table-cell table:formula="of:=[.B103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&quot;insert into group_stage (id, tournament, group_code, squad) values (&quot; &amp; [.A104] &amp; &quot;, &quot; &amp; [.B104] &amp; &quot;, '&quot; &amp; [.C104] &amp; &quot;', &quot; &amp; [.D104] &amp;  &quot;);&quot;" office:value-type="string" office:string-value="insert into group_stage (id, tournament, group_code, squad) values (18, 1991, 'B', 1809);">
            <text:p>insert into group_stage (id, tournament, group_code, squad) values (18, 1991, 'B', 1809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9">
            <text:p>19</text:p>
          </table:table-cell>
          <table:table-cell table:formula="of:=[.B104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05] &amp; &quot;, &quot; &amp; [.B105] &amp; &quot;, '&quot; &amp; [.C105] &amp; &quot;', &quot; &amp; [.D105] &amp;  &quot;);&quot;" office:value-type="string" office:string-value="insert into group_stage (id, tournament, group_code, squad) values (19, 1991, 'B', 1758);">
            <text:p>insert into group_stage (id, tournament, group_code, squad) values (19, 1991, 'B', 1758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20">
            <text:p>20</text:p>
          </table:table-cell>
          <table:table-cell table:formula="of:=[.B10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06] &amp; &quot;, &quot; &amp; [.B106] &amp; &quot;, '&quot; &amp; [.C106] &amp; &quot;', &quot; &amp; [.D106] &amp;  &quot;);&quot;" office:value-type="string" office:string-value="insert into group_stage (id, tournament, group_code, squad) values (20, 1991, 'B', 596);">
            <text:p>insert into group_stage (id, tournament, group_code, squad) values (20, 1991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08] &amp; &quot;, '&quot; &amp; [.B108] &amp; &quot;', &quot; &amp; [.C108] &amp; &quot;, &quot; &amp; [.D10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87">
            <text:p>87</text:p>
          </table:table-cell>
          <table:table-cell table:style-name="ce5" table:formula="of:=&quot;1991-05-24&quot;" office:value-type="string" office:string-value="1991-05-24">
            <text:p>1991-05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9] &amp; &quot;, '&quot; &amp; [.B109] &amp; &quot;', &quot; &amp; [.C109] &amp; &quot;, &quot; &amp; [.D109] &amp;  &quot;);&quot;" office:value-type="string" office:string-value="insert into game (matchid, matchdate, game_type, country) values (87, '1991-05-24', 2, 1876);">
            <text:p>insert into game (matchid, matchdate, game_type, country) values (87, '1991-05-24', 2, 1876);</text:p>
          </table:table-cell>
          <table:table-cell table:number-columns-repeated="1017"/>
        </table:table-row>
        <table:table-row table:style-name="ro2">
          <table:table-cell table:formula="of:=+[.A109]+1" office:value-type="float" office:value="88">
            <text:p>88</text:p>
          </table:table-cell>
          <table:table-cell table:style-name="ce5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10] &amp; &quot;, '&quot; &amp; [.B110] &amp; &quot;', &quot; &amp; [.C110] &amp; &quot;, &quot; &amp; [.D110] &amp;  &quot;);&quot;" office:value-type="string" office:string-value="insert into game (matchid, matchdate, game_type, country) values (88, '1991-05-26', 2, 1876);">
            <text:p>insert into game (matchid, matchdate, game_type, country) values (88, '1991-05-26', 2, 1876);</text:p>
          </table:table-cell>
          <table:table-cell table:number-columns-repeated="1017"/>
        </table:table-row>
        <table:table-row table:style-name="ro2">
          <table:table-cell table:formula="of:=+[.A110]+1" office:value-type="float" office:value="89">
            <text:p>89</text:p>
          </table:table-cell>
          <table:table-cell table:style-name="ce5" table:formula="of:=&quot;1991-05-28&quot;" office:value-type="string" office:string-value="1991-05-28">
            <text:p>1991-05-28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1] &amp; &quot;, '&quot; &amp; [.B111] &amp; &quot;', &quot; &amp; [.C111] &amp; &quot;, &quot; &amp; [.D111] &amp;  &quot;);&quot;" office:value-type="string" office:string-value="insert into game (matchid, matchdate, game_type, country) values (89, '1991-05-28', 2, 1876);">
            <text:p>insert into game (matchid, matchdate, game_type, country) values (89, '1991-05-28', 2, 1876);</text:p>
          </table:table-cell>
          <table:table-cell table:number-columns-repeated="1017"/>
        </table:table-row>
        <table:table-row table:style-name="ro2">
          <table:table-cell table:formula="of:=+[.A111]+1" office:value-type="float" office:value="90">
            <text:p>90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12] &amp; &quot;, '&quot; &amp; [.B112] &amp; &quot;', &quot; &amp; [.C112] &amp; &quot;, &quot; &amp; [.D112] &amp;  &quot;);&quot;" office:value-type="string" office:string-value="insert into game (matchid, matchdate, game_type, country) values (90, '1991-05-23', 2, 1876);">
            <text:p>insert into game (matchid, matchdate, game_type, country) values (90, '1991-05-23', 2, 1876);</text:p>
          </table:table-cell>
          <table:table-cell table:number-columns-repeated="1017"/>
        </table:table-row>
        <table:table-row table:style-name="ro2">
          <table:table-cell table:formula="of:=+[.A112]+1" office:value-type="float" office:value="91">
            <text:p>91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13] &amp; &quot;, '&quot; &amp; [.B113] &amp; &quot;', &quot; &amp; [.C113] &amp; &quot;, &quot; &amp; [.D113] &amp;  &quot;);&quot;" office:value-type="string" office:string-value="insert into game (matchid, matchdate, game_type, country) values (91, '1991-05-23', 2, 1876);">
            <text:p>insert into game (matchid, matchdate, game_type, country) values (91, '1991-05-23', 2, 1876);</text:p>
          </table:table-cell>
          <table:table-cell table:number-columns-repeated="1017"/>
        </table:table-row>
        <table:table-row table:style-name="ro2">
          <table:table-cell table:formula="of:=+[.A113]+1" office:value-type="float" office:value="92">
            <text:p>92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14] &amp; &quot;, '&quot; &amp; [.B114] &amp; &quot;', &quot; &amp; [.C114] &amp; &quot;, &quot; &amp; [.D114] &amp;  &quot;);&quot;" office:value-type="string" office:string-value="insert into game (matchid, matchdate, game_type, country) values (92, '1991-05-25', 2, 1876);">
            <text:p>insert into game (matchid, matchdate, game_type, country) values (92, '1991-05-25', 2, 1876);</text:p>
          </table:table-cell>
          <table:table-cell table:number-columns-repeated="1017"/>
        </table:table-row>
        <table:table-row table:style-name="ro2">
          <table:table-cell table:formula="of:=+[.A114]+1" office:value-type="float" office:value="93">
            <text:p>93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table:formula="of:=+[.C10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15] &amp; &quot;, '&quot; &amp; [.B115] &amp; &quot;', &quot; &amp; [.C115] &amp; &quot;, &quot; &amp; [.D115] &amp;  &quot;);&quot;" office:value-type="string" office:string-value="insert into game (matchid, matchdate, game_type, country) values (93, '1991-05-25', 2, 1876);">
            <text:p>insert into game (matchid, matchdate, game_type, country) values (93, '1991-05-25', 2, 1876);</text:p>
          </table:table-cell>
          <table:table-cell table:number-columns-repeated="1017"/>
        </table:table-row>
        <table:table-row table:style-name="ro2">
          <table:table-cell table:formula="of:=+[.A115]+1" office:value-type="float" office:value="94">
            <text:p>94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5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16] &amp; &quot;, '&quot; &amp; [.B116] &amp; &quot;', &quot; &amp; [.C116] &amp; &quot;, &quot; &amp; [.D116] &amp;  &quot;);&quot;" office:value-type="string" office:string-value="insert into game (matchid, matchdate, game_type, country) values (94, '1991-05-27', 2, 1876);">
            <text:p>insert into game (matchid, matchdate, game_type, country) values (94, '1991-05-27', 2, 1876);</text:p>
          </table:table-cell>
          <table:table-cell table:number-columns-repeated="1017"/>
        </table:table-row>
        <table:table-row table:style-name="ro2">
          <table:table-cell table:formula="of:=+[.A116]+1" office:value-type="float" office:value="95">
            <text:p>95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6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17] &amp; &quot;, '&quot; &amp; [.B117] &amp; &quot;', &quot; &amp; [.C117] &amp; &quot;, &quot; &amp; [.D117] &amp;  &quot;);&quot;" office:value-type="string" office:string-value="insert into game (matchid, matchdate, game_type, country) values (95, '1991-05-27', 2, 1876);">
            <text:p>insert into game (matchid, matchdate, game_type, country) values (95, '1991-05-27', 2, 1876);</text:p>
          </table:table-cell>
          <table:table-cell table:number-columns-repeated="1017"/>
        </table:table-row>
        <table:table-row table:style-name="ro2">
          <table:table-cell table:formula="of:=+[.A117]+1" office:value-type="float" office:value="96">
            <text:p>96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7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18] &amp; &quot;, '&quot; &amp; [.B118] &amp; &quot;', &quot; &amp; [.C118] &amp; &quot;, &quot; &amp; [.D118] &amp;  &quot;);&quot;" office:value-type="string" office:string-value="insert into game (matchid, matchdate, game_type, country) values (96, '1991-05-30', 2, 1876);">
            <text:p>insert into game (matchid, matchdate, game_type, country) values (96, '1991-05-30', 2, 1876);</text:p>
          </table:table-cell>
          <table:table-cell table:number-columns-repeated="1017"/>
        </table:table-row>
        <table:table-row table:style-name="ro2">
          <table:table-cell table:formula="of:=+[.A118]+1" office:value-type="float" office:value="97">
            <text:p>97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8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19] &amp; &quot;, '&quot; &amp; [.B119] &amp; &quot;', &quot; &amp; [.C119] &amp; &quot;, &quot; &amp; [.D119] &amp;  &quot;);&quot;" office:value-type="string" office:string-value="insert into game (matchid, matchdate, game_type, country) values (97, '1991-05-30', 2, 1876);">
            <text:p>insert into game (matchid, matchdate, game_type, country) values (97, '1991-05-30', 2, 1876);</text:p>
          </table:table-cell>
          <table:table-cell table:number-columns-repeated="1017"/>
        </table:table-row>
        <table:table-row table:style-name="ro2">
          <table:table-cell table:formula="of:=+[.A119]+1" office:value-type="float" office:value="98">
            <text:p>98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20] &amp; &quot;, '&quot; &amp; [.B120] &amp; &quot;', &quot; &amp; [.C120] &amp; &quot;, &quot; &amp; [.D120] &amp;  &quot;);&quot;" office:value-type="string" office:string-value="insert into game (matchid, matchdate, game_type, country) values (98, '1991-06-02', 5, 1876);">
            <text:p>insert into game (matchid, matchdate, game_type, country) values (98, '1991-06-02', 5, 1876);</text:p>
          </table:table-cell>
          <table:table-cell table:number-columns-repeated="1017"/>
        </table:table-row>
        <table:table-row table:style-name="ro2">
          <table:table-cell table:formula="of:=+[.A120]+1" office:value-type="float" office:value="99">
            <text:p>99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21] &amp; &quot;, '&quot; &amp; [.B121] &amp; &quot;', &quot; &amp; [.C121] &amp; &quot;, &quot; &amp; [.D121] &amp;  &quot;);&quot;" office:value-type="string" office:string-value="insert into game (matchid, matchdate, game_type, country) values (99, '1991-06-02', 6, 1876);">
            <text:p>insert into game (matchid, matchdate, game_type, country) values (99, '1991-06-02', 6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45">
            <text:p>345</text:p>
          </table:table-cell>
          <table:table-cell table:style-name="ce3" table:formula="of:=[.A109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45, 87, 1876, 6, 2, 2);">
            <text:p>insert into game_score (id, matchid, squad, goals, points, time_type) values (345, 87, 1876, 6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346">
            <text:p>346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46, 87, 1876, 2, 0, 1);">
            <text:p>insert into game_score (id, matchid, squad, goals, points, time_type) values (346, 87, 1876, 2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347">
            <text:p>347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47, 87, 592, 0, 0, 2);">
            <text:p>insert into game_score (id, matchid, squad, goals, points, time_type) values (347, 87, 592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348">
            <text:p>348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48, 87, 592, 0, 0, 1);">
            <text:p>insert into game_score (id, matchid, squad, goals, points, time_type) values (348, 87, 592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349">
            <text:p>349</text:p>
          </table:table-cell>
          <table:table-cell table:style-name="ce4" table:formula="of:=[.B124]+1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49, 88, 1876, 3, 2, 2);">
            <text:p>insert into game_score (id, matchid, squad, goals, points, time_type) values (349, 88, 1876, 3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350">
            <text:p>350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0, 88, 1876, 1, 0, 1);">
            <text:p>insert into game_score (id, matchid, squad, goals, points, time_type) values (350, 88, 187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351">
            <text:p>351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1, 88, 1345, 2, 0, 2);">
            <text:p>insert into game_score (id, matchid, squad, goals, points, time_type) values (351, 88, 1345, 2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352">
            <text:p>352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2, 88, 1345, 1, 0, 1);">
            <text:p>insert into game_score (id, matchid, squad, goals, points, time_type) values (352, 88, 1345, 1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353">
            <text:p>353</text:p>
          </table:table-cell>
          <table:table-cell table:style-name="ce3" table:formula="of:=[.B128]+1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3, 89, 592, 2, 2, 2);">
            <text:p>insert into game_score (id, matchid, squad, goals, points, time_type) values (353, 89, 592, 2, 2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354">
            <text:p>354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54, 89, 592, 1, 0, 1);">
            <text:p>insert into game_score (id, matchid, squad, goals, points, time_type) values (354, 89, 592, 1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355">
            <text:p>355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55, 89, 1345, 1, 0, 2);">
            <text:p>insert into game_score (id, matchid, squad, goals, points, time_type) values (355, 89, 1345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356">
            <text:p>356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56, 89, 1345, 1, 0, 1);">
            <text:p>insert into game_score (id, matchid, squad, goals, points, time_type) values (356, 89, 134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357">
            <text:p>357</text:p>
          </table:table-cell>
          <table:table-cell table:style-name="ce4" table:formula="of:=[.B132]+1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57, 90, 1868, 7, 2, 2);">
            <text:p>insert into game_score (id, matchid, squad, goals, points, time_type) values (357, 90, 1868, 7, 2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358">
            <text:p>358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58, 90, 1868, null, 0, 1);">
            <text:p>insert into game_score (id, matchid, squad, goals, points, time_type) values (358, 90, 18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359">
            <text:p>359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59, 90, 1809, 0, 0, 2);">
            <text:p>insert into game_score (id, matchid, squad, goals, points, time_type) values (359, 90, 1809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360">
            <text:p>360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0, 90, 1809, 0, 0, 1);">
            <text:p>insert into game_score (id, matchid, squad, goals, points, time_type) values (360, 90, 1809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361">
            <text:p>361</text:p>
          </table:table-cell>
          <table:table-cell table:style-name="ce3" table:formula="of:=[.B136]+1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1, 91, 1758, 0, 1, 2);">
            <text:p>insert into game_score (id, matchid, squad, goals, points, time_type) values (361, 91, 1758, 0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362">
            <text:p>362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2, 91, 1758, 0, 0, 1);">
            <text:p>insert into game_score (id, matchid, squad, goals, points, time_type) values (362, 91, 1758, 0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363">
            <text:p>363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3, 91, 596, 0, 1, 2);">
            <text:p>insert into game_score (id, matchid, squad, goals, points, time_type) values (363, 91, 596, 0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364">
            <text:p>364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64, 91, 596, 0, 0, 1);">
            <text:p>insert into game_score (id, matchid, squad, goals, points, time_type) values (364, 91, 596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365">
            <text:p>365</text:p>
          </table:table-cell>
          <table:table-cell table:style-name="ce4" table:formula="of:=[.B140]+1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65, 92, 1868, 1, 2, 2);">
            <text:p>insert into game_score (id, matchid, squad, goals, points, time_type) values (365, 92, 1868, 1, 2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366">
            <text:p>366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66, 92, 1868, null, 0, 1);">
            <text:p>insert into game_score (id, matchid, squad, goals, points, time_type) values (366, 92, 186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367">
            <text:p>367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67, 92, 596, 0, 0, 2);">
            <text:p>insert into game_score (id, matchid, squad, goals, points, time_type) values (367, 92, 596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368">
            <text:p>368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68, 92, 596, 0, 0, 1);">
            <text:p>insert into game_score (id, matchid, squad, goals, points, time_type) values (368, 92, 596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369">
            <text:p>369</text:p>
          </table:table-cell>
          <table:table-cell table:style-name="ce3" table:formula="of:=[.B144]+1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69, 93, 1758, 0, 1, 2);">
            <text:p>insert into game_score (id, matchid, squad, goals, points, time_type) values (369, 93, 1758, 0, 1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370">
            <text:p>370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0, 93, 1758, 0, 0, 1);">
            <text:p>insert into game_score (id, matchid, squad, goals, points, time_type) values (370, 93, 1758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371">
            <text:p>371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1, 93, 1809, 0, 1, 2);">
            <text:p>insert into game_score (id, matchid, squad, goals, points, time_type) values (371, 93, 1809, 0, 1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372">
            <text:p>372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2, 93, 1809, 0, 0, 1);">
            <text:p>insert into game_score (id, matchid, squad, goals, points, time_type) values (372, 93, 1809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373">
            <text:p>373</text:p>
          </table:table-cell>
          <table:table-cell table:style-name="ce4" table:formula="of:=[.B148]+1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3, 94, 1868, 1, 0, 2);">
            <text:p>insert into game_score (id, matchid, squad, goals, points, time_type) values (373, 94, 1868, 1, 0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374">
            <text:p>374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74, 94, 1868, null, 0, 1);">
            <text:p>insert into game_score (id, matchid, squad, goals, points, time_type) values (374, 94, 1868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375">
            <text:p>375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75, 94, 1758, 2, 2, 2);">
            <text:p>insert into game_score (id, matchid, squad, goals, points, time_type) values (375, 94, 1758, 2, 2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376">
            <text:p>376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76, 94, 1758, null, 0, 1);">
            <text:p>insert into game_score (id, matchid, squad, goals, points, time_type) values (376, 94, 1758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377">
            <text:p>377</text:p>
          </table:table-cell>
          <table:table-cell table:style-name="ce3" table:formula="of:=[.B152]+1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77, 95, 596, 4, 2, 2);">
            <text:p>insert into game_score (id, matchid, squad, goals, points, time_type) values (377, 95, 596, 4, 2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378">
            <text:p>378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78, 95, 596, 2, 0, 1);">
            <text:p>insert into game_score (id, matchid, squad, goals, points, time_type) values (378, 95, 596, 2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379">
            <text:p>379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79, 95, 1809, 1, 0, 2);">
            <text:p>insert into game_score (id, matchid, squad, goals, points, time_type) values (379, 95, 1809, 1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380">
            <text:p>380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0, 95, 1809, 0, 0, 1);">
            <text:p>insert into game_score (id, matchid, squad, goals, points, time_type) values (380, 95, 1809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381">
            <text:p>381</text:p>
          </table:table-cell>
          <table:table-cell table:style-name="ce4" table:formula="of:=[.B156]+1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1, 96, 1868, 3, 2, 2);">
            <text:p>insert into game_score (id, matchid, squad, goals, points, time_type) values (381, 96, 1868, 3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382">
            <text:p>382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2, 96, 1868, 2, 0, 1);">
            <text:p>insert into game_score (id, matchid, squad, goals, points, time_type) values (382, 96, 1868, 2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383">
            <text:p>383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3, 96, 592, 1, 0, 2);">
            <text:p>insert into game_score (id, matchid, squad, goals, points, time_type) values (383, 96, 592, 1, 0, 2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384">
            <text:p>384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84, 96, 592, null, 0, 1);">
            <text:p>insert into game_score (id, matchid, squad, goals, points, time_type) values (384, 96, 592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385">
            <text:p>385</text:p>
          </table:table-cell>
          <table:table-cell table:style-name="ce3" table:formula="of:=[.B160]+1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85, 97, 1876, 2, 2, 2);">
            <text:p>insert into game_score (id, matchid, squad, goals, points, time_type) values (385, 97, 1876, 2, 2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386">
            <text:p>386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86, 97, 1876, 1, 0, 1);">
            <text:p>insert into game_score (id, matchid, squad, goals, points, time_type) values (386, 97, 1876, 1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387">
            <text:p>387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87, 97, 1758, 0, 0, 2);">
            <text:p>insert into game_score (id, matchid, squad, goals, points, time_type) values (387, 97, 1758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388">
            <text:p>388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88, 97, 1758, 0, 0, 1);">
            <text:p>insert into game_score (id, matchid, squad, goals, points, time_type) values (388, 97, 1758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389">
            <text:p>389</text:p>
          </table:table-cell>
          <table:table-cell table:style-name="ce4" table:formula="of:=[.B164]+1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89, 98, 1758, 4, 2, 2);">
            <text:p>insert into game_score (id, matchid, squad, goals, points, time_type) values (389, 98, 1758, 4, 2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390">
            <text:p>390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0, 98, 1758, null, 0, 1);">
            <text:p>insert into game_score (id, matchid, squad, goals, points, time_type) values (390, 98, 1758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391">
            <text:p>391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1, 98, 592, 1, 0, 2);">
            <text:p>insert into game_score (id, matchid, squad, goals, points, time_type) values (391, 98, 592, 1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392">
            <text:p>392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2, 98, 592, null, 0, 1);">
            <text:p>insert into game_score (id, matchid, squad, goals, points, time_type) values (392, 98, 592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393">
            <text:p>393</text:p>
          </table:table-cell>
          <table:table-cell table:style-name="ce3" table:formula="of:=[.B168]+1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3, 99, 1868, 0, 0, 2);">
            <text:p>insert into game_score (id, matchid, squad, goals, points, time_type) values (393, 99, 1868, 0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394">
            <text:p>394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4, 99, 1868, 0, 0, 1);">
            <text:p>insert into game_score (id, matchid, squad, goals, points, time_type) values (394, 99, 1868, 0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395">
            <text:p>395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395, 99, 1876, 2, 2, 2);">
            <text:p>insert into game_score (id, matchid, squad, goals, points, time_type) values (395, 99, 1876, 2, 2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396">
            <text:p>396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396, 99, 1876, 1, 0, 1);">
            <text:p>insert into game_score (id, matchid, squad, goals, points, time_type) values (396, 99, 1876, 1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7]+1" office:value-type="float" office:value="48">
            <text:p>48</text:p>
          </table:table-cell>
          <table:table-cell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48, 1992, '1', );">
            <text:p>insert into qualifying_group_stage (id, tournament, group_code, squad) values (48, 1992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9">
            <text:p>49</text:p>
          </table:table-cell>
          <table:table-cell table:formula="of:=[.B2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49, 1992, '1', );">
            <text:p>insert into qualifying_group_stage (id, tournament, group_code, squad) values (49, 1992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0">
            <text:p>50</text:p>
          </table:table-cell>
          <table:table-cell table:formula="of:=[.B3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50, 1992, '1', );">
            <text:p>insert into qualifying_group_stage (id, tournament, group_code, squad) values (50, 1992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1">
            <text:p>51</text:p>
          </table:table-cell>
          <table:table-cell table:formula="of:=[.B4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51, 1992, '1', );">
            <text:p>insert into qualifying_group_stage (id, tournament, group_code, squad) values (51, 1992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2">
            <text:p>52</text:p>
          </table:table-cell>
          <table:table-cell table:formula="of:=[.B5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52, 1992, '2', );">
            <text:p>insert into qualifying_group_stage (id, tournament, group_code, squad) values (52, 1992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3">
            <text:p>53</text:p>
          </table:table-cell>
          <table:table-cell table:formula="of:=[.B6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53, 1992, '2', );">
            <text:p>insert into qualifying_group_stage (id, tournament, group_code, squad) values (53, 1992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4">
            <text:p>54</text:p>
          </table:table-cell>
          <table:table-cell table:formula="of:=[.B7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54, 1992, '3', );">
            <text:p>insert into qualifying_group_stage (id, tournament, group_code, squad) values (54, 1992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5">
            <text:p>55</text:p>
          </table:table-cell>
          <table:table-cell table:formula="of:=[.B8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55, 1992, '3', );">
            <text:p>insert into qualifying_group_stage (id, tournament, group_code, squad) values (55, 1992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56">
            <text:p>56</text:p>
          </table:table-cell>
          <table:table-cell table:formula="of:=[.B9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56, 1992, '3', );">
            <text:p>insert into qualifying_group_stage (id, tournament, group_code, squad) values (56, 1992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57">
            <text:p>57</text:p>
          </table:table-cell>
          <table:table-cell table:formula="of:=[.B10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57, 1992, '3', );">
            <text:p>insert into qualifying_group_stage (id, tournament, group_code, squad) values (57, 1992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58">
            <text:p>58</text:p>
          </table:table-cell>
          <table:table-cell table:formula="of:=[.B11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58, 1992, '4', );">
            <text:p>insert into qualifying_group_stage (id, tournament, group_code, squad) values (58, 1992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59">
            <text:p>59</text:p>
          </table:table-cell>
          <table:table-cell table:formula="of:=[.B12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59, 1992, '4', );">
            <text:p>insert into qualifying_group_stage (id, tournament, group_code, squad) values (59, 1992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0">
            <text:p>60</text:p>
          </table:table-cell>
          <table:table-cell table:formula="of:=[.B13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60, 1992, '4', );">
            <text:p>insert into qualifying_group_stage (id, tournament, group_code, squad) values (60, 1992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1">
            <text:p>61</text:p>
          </table:table-cell>
          <table:table-cell table:formula="of:=[.B14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61, 1992, '4', );">
            <text:p>insert into qualifying_group_stage (id, tournament, group_code, squad) values (61, 1992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2">
            <text:p>62</text:p>
          </table:table-cell>
          <table:table-cell table:formula="of:=[.B15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62, 1992, '4', );">
            <text:p>insert into qualifying_group_stage (id, tournament, group_code, squad) values (62, 1992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3">
            <text:p>63</text:p>
          </table:table-cell>
          <table:table-cell table:formula="of:=[.B16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63, 1992, '5', );">
            <text:p>insert into qualifying_group_stage (id, tournament, group_code, squad) values (63, 1992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4">
            <text:p>64</text:p>
          </table:table-cell>
          <table:table-cell table:formula="of:=[.B17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64, 1992, '5', );">
            <text:p>insert into qualifying_group_stage (id, tournament, group_code, squad) values (64, 1992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5">
            <text:p>65</text:p>
          </table:table-cell>
          <table:table-cell table:formula="of:=[.B18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65, 1992, '5', );">
            <text:p>insert into qualifying_group_stage (id, tournament, group_code, squad) values (65, 1992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6">
            <text:p>66</text:p>
          </table:table-cell>
          <table:table-cell table:formula="of:=[.B19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66, 1992, '6', );">
            <text:p>insert into qualifying_group_stage (id, tournament, group_code, squad) values (66, 1992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67">
            <text:p>67</text:p>
          </table:table-cell>
          <table:table-cell table:formula="of:=[.B20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67, 1992, '6', );">
            <text:p>insert into qualifying_group_stage (id, tournament, group_code, squad) values (67, 1992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1'.A121]+1" office:value-type="float" office:value="100">
            <text:p>10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0, '1992-??-??', 1, 1246);">
            <text:p>insert into game (matchid, matchdate, game_type, country) values (100, '1992-??-??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1">
            <text:p>10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4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1, '1992-??-??', 1, 1246);">
            <text:p>insert into game (matchid, matchdate, game_type, country) values (101, '1992-??-??', 1, 124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2">
            <text:p>10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2, '1992-??-??', 1, 1246);">
            <text:p>insert into game (matchid, matchdate, game_type, country) values (102, '1992-??-??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3">
            <text:p>10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6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3, '1992-??-??', 1, 1246);">
            <text:p>insert into game (matchid, matchdate, game_type, country) values (103, '1992-??-??', 1, 124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4">
            <text:p>10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7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4, '1992-??-??', 1, 1246);">
            <text:p>insert into game (matchid, matchdate, game_type, country) values (104, '1992-??-??', 1, 124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05">
            <text:p>10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5, '1992-??-??', 1, 1246);">
            <text:p>insert into game (matchid, matchdate, game_type, country) values (105, '1992-??-??', 1, 124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06">
            <text:p>10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9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6, '1992-??-??', 1, 1721);">
            <text:p>insert into game (matchid, matchdate, game_type, country) values (106, '1992-??-??', 1, 172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07">
            <text:p>10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7, '1992-??-??', 1, 1721);">
            <text:p>insert into game (matchid, matchdate, game_type, country) values (107, '1992-??-??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08">
            <text:p>10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1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8, '1992-??-??', 1, 1721);">
            <text:p>insert into game (matchid, matchdate, game_type, country) values (108, '1992-??-??', 1, 172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09">
            <text:p>10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2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9, '1992-??-??', 1, 597);">
            <text:p>insert into game (matchid, matchdate, game_type, country) values (109, '1992-??-??', 1, 5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10">
            <text:p>11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3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10, '1992-??-??', 1, 597);">
            <text:p>insert into game (matchid, matchdate, game_type, country) values (110, '1992-??-??', 1, 59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11">
            <text:p>11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4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11, '1992-??-??', 1, 597);">
            <text:p>insert into game (matchid, matchdate, game_type, country) values (111, '1992-??-??', 1, 59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12">
            <text:p>11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5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12, '1992-??-??', 1, 597);">
            <text:p>insert into game (matchid, matchdate, game_type, country) values (112, '1992-??-??', 1, 59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13">
            <text:p>11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6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3, '1992-??-??', 1, 597);">
            <text:p>insert into game (matchid, matchdate, game_type, country) values (113, '1992-??-??', 1, 59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14">
            <text:p>11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7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4, '1992-??-??', 1, 597);">
            <text:p>insert into game (matchid, matchdate, game_type, country) values (114, '1992-??-??', 1, 59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15">
            <text:p>11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5, '1992-??-??', 1, 1869);">
            <text:p>insert into game (matchid, matchdate, game_type, country) values (115, '1992-??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16">
            <text:p>11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6, '1992-??-??', 1, 1869);">
            <text:p>insert into game (matchid, matchdate, game_type, country) values (116, '1992-??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17">
            <text:p>11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17, '1992-??-??', 1, 1869);">
            <text:p>insert into game (matchid, matchdate, game_type, country) values (117, '1992-??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18">
            <text:p>11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1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18, '1992-??-??', 1, 1869);">
            <text:p>insert into game (matchid, matchdate, game_type, country) values (118, '1992-??-??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19">
            <text:p>11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19, '1992-??-??', 1, 1869);">
            <text:p>insert into game (matchid, matchdate, game_type, country) values (119, '1992-??-??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20">
            <text:p>12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20, '1992-??-??', 1, 1869);">
            <text:p>insert into game (matchid, matchdate, game_type, country) values (120, '1992-??-??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21">
            <text:p>12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4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21, '1992-??-??', 1, 1758);">
            <text:p>insert into game (matchid, matchdate, game_type, country) values (121, '1992-??-??', 1, 1758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122">
            <text:p>12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5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22, '1992-??-??', 1, 1758);">
            <text:p>insert into game (matchid, matchdate, game_type, country) values (122, '1992-??-??', 1, 175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123">
            <text:p>12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6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123, '1992-??-??', 1, 1758);">
            <text:p>insert into game (matchid, matchdate, game_type, country) values (123, '1992-??-??', 1, 175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124">
            <text:p>12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124, '1992-??-??', 1, 1264);">
            <text:p>insert into game (matchid, matchdate, game_type, country) values (124, '1992-??-??', 1, 126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125">
            <text:p>12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8]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5, '1992-??-??', 1, 52);">
            <text:p>insert into game (matchid, matchdate, game_type, country) values (125, '1992-??-??', 1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1'.A175]+1" office:value-type="float" office:value="397">
            <text:p>397</text:p>
          </table:table-cell>
          <table:table-cell table:style-name="ce3" table:formula="of:=[.A24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97, 100, 1246, 1, 1, 2);">
            <text:p>insert into game_score (id, matchid, squad, goals, points, time_type) values (397, 100, 1246, 1, 1, 2);</text:p>
          </table:table-cell>
          <table:table-cell table:number-columns-repeated="1017"/>
        </table:table-row>
        <table:table-row table:style-name="ro1">
          <table:table-cell table:style-name="ce3" table:formula="of:=[.A52]+1" office:value-type="float" office:value="398">
            <text:p>398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98, 100, 1246, null, 0, 1);">
            <text:p>insert into game_score (id, matchid, squad, goals, points, time_type) values (398, 100, 1246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99">
            <text:p>399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9, 100, 1473, 1, 1, 2);">
            <text:p>insert into game_score (id, matchid, squad, goals, points, time_type) values (399, 100, 1473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400">
            <text:p>400</text:p>
          </table:table-cell>
          <table:table-cell table:style-name="ce3" table:formula="of:=[.B53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0, 100, 1473, null, 0, 1);">
            <text:p>insert into game_score (id, matchid, squad, goals, points, time_type) values (400, 100, 1473, null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401">
            <text:p>401</text:p>
          </table:table-cell>
          <table:table-cell table:style-name="ce4" table:formula="of:=[.B52]+1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01, 101, 1784, 2, 1, 2);">
            <text:p>insert into game_score (id, matchid, squad, goals, points, time_type) values (401, 101, 1784, 2, 1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402">
            <text:p>402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02, 101, 1784, null, 0, 1);">
            <text:p>insert into game_score (id, matchid, squad, goals, points, time_type) values (402, 101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03">
            <text:p>403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03, 101, 599, 2, 1, 2);">
            <text:p>insert into game_score (id, matchid, squad, goals, points, time_type) values (403, 101, 599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04">
            <text:p>404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04, 101, 599, null, 0, 1);">
            <text:p>insert into game_score (id, matchid, squad, goals, points, time_type) values (404, 101, 599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405">
            <text:p>405</text:p>
          </table:table-cell>
          <table:table-cell table:style-name="ce3" table:formula="of:=[.B56]+1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05, 102, 1246, 1, 2, 2);">
            <text:p>insert into game_score (id, matchid, squad, goals, points, time_type) values (405, 102, 1246, 1, 2, 2);</text:p>
          </table:table-cell>
          <table:table-cell table:number-columns-repeated="1017"/>
        </table:table-row>
        <table:table-row table:style-name="ro1">
          <table:table-cell table:style-name="ce3" table:formula="of:=[.A60]+1" office:value-type="float" office:value="406">
            <text:p>406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06, 102, 1246, null, 0, 1);">
            <text:p>insert into game_score (id, matchid, squad, goals, points, time_type) values (406, 102, 1246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07">
            <text:p>407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07, 102, 599, 0, 0, 2);">
            <text:p>insert into game_score (id, matchid, squad, goals, points, time_type) values (407, 102, 599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08">
            <text:p>408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08, 102, 599, 0, 0, 1);">
            <text:p>insert into game_score (id, matchid, squad, goals, points, time_type) values (408, 102, 599, 0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409">
            <text:p>409</text:p>
          </table:table-cell>
          <table:table-cell table:style-name="ce4" table:formula="of:=[.B60]+1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09, 103, 1784, 0, 1, 2);">
            <text:p>insert into game_score (id, matchid, squad, goals, points, time_type) values (409, 103, 1784, 0, 1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410">
            <text:p>410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10, 103, 1784, 0, 0, 1);">
            <text:p>insert into game_score (id, matchid, squad, goals, points, time_type) values (410, 103, 178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11">
            <text:p>411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11, 103, 1473, 0, 1, 2);">
            <text:p>insert into game_score (id, matchid, squad, goals, points, time_type) values (411, 103, 1473, 0, 1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12">
            <text:p>412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12, 103, 1473, null, 0, 1);">
            <text:p>insert into game_score (id, matchid, squad, goals, points, time_type) values (412, 103, 147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413">
            <text:p>413</text:p>
          </table:table-cell>
          <table:table-cell table:style-name="ce3" table:formula="of:=[.B64]+1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13, 104, 1246, 2, 0, 2);">
            <text:p>insert into game_score (id, matchid, squad, goals, points, time_type) values (413, 104, 1246, 2, 0, 2);</text:p>
          </table:table-cell>
          <table:table-cell table:number-columns-repeated="1017"/>
        </table:table-row>
        <table:table-row table:style-name="ro1">
          <table:table-cell table:style-name="ce3" table:formula="of:=[.A68]+1" office:value-type="float" office:value="414">
            <text:p>414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14, 104, 1246, null, 0, 1);">
            <text:p>insert into game_score (id, matchid, squad, goals, points, time_type) values (414, 104, 1246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15">
            <text:p>415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15, 104, 1784, 3, 2, 2);">
            <text:p>insert into game_score (id, matchid, squad, goals, points, time_type) values (415, 104, 1784, 3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416">
            <text:p>416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16, 104, 1784, null, 0, 1);">
            <text:p>insert into game_score (id, matchid, squad, goals, points, time_type) values (416, 104, 1784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417">
            <text:p>417</text:p>
          </table:table-cell>
          <table:table-cell table:style-name="ce4" table:formula="of:=[.B68]+1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17, 105, 1473, 0, 0, 2);">
            <text:p>insert into game_score (id, matchid, squad, goals, points, time_type) values (417, 105, 1473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418">
            <text:p>418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18, 105, 1473, 0, 0, 1);">
            <text:p>insert into game_score (id, matchid, squad, goals, points, time_type) values (418, 105, 1473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19">
            <text:p>419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19, 105, 599, 1, 2, 2);">
            <text:p>insert into game_score (id, matchid, squad, goals, points, time_type) values (419, 105, 599, 1, 2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20">
            <text:p>420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20, 105, 599, null, 0, 1);">
            <text:p>insert into game_score (id, matchid, squad, goals, points, time_type) values (420, 105, 599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421">
            <text:p>421</text:p>
          </table:table-cell>
          <table:table-cell table:style-name="ce3" table:formula="of:=[.B72]+1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21, 106, 596, 7, 2, 2);">
            <text:p>insert into game_score (id, matchid, squad, goals, points, time_type) values (421, 106, 596, 7, 2, 2);</text:p>
          </table:table-cell>
          <table:table-cell table:number-columns-repeated="1017"/>
        </table:table-row>
        <table:table-row table:style-name="ro1">
          <table:table-cell table:style-name="ce3" table:formula="of:=[.A76]+1" office:value-type="float" office:value="422">
            <text:p>422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22, 106, 596, null, 0, 1);">
            <text:p>insert into game_score (id, matchid, squad, goals, points, time_type) values (422, 106, 596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23">
            <text:p>423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23, 106, 1345, 0, 0, 2);">
            <text:p>insert into game_score (id, matchid, squad, goals, points, time_type) values (423, 106, 1345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24">
            <text:p>424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24, 106, 1345, 0, 0, 1);">
            <text:p>insert into game_score (id, matchid, squad, goals, points, time_type) values (424, 106, 1345, 0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425">
            <text:p>425</text:p>
          </table:table-cell>
          <table:table-cell table:style-name="ce4" table:formula="of:=[.B76]+1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25, 107, 1721, 4, 2, 2);">
            <text:p>insert into game_score (id, matchid, squad, goals, points, time_type) values (425, 107, 1721, 4, 2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426">
            <text:p>426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26, 107, 1721, null, 0, 1);">
            <text:p>insert into game_score (id, matchid, squad, goals, points, time_type) values (426, 107, 1721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27">
            <text:p>427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27, 107, 1345, 2, 0, 2);">
            <text:p>insert into game_score (id, matchid, squad, goals, points, time_type) values (427, 107, 1345, 2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28">
            <text:p>428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28, 107, 1345, null, 0, 1);">
            <text:p>insert into game_score (id, matchid, squad, goals, points, time_type) values (428, 107, 1345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429">
            <text:p>429</text:p>
          </table:table-cell>
          <table:table-cell table:style-name="ce3" table:formula="of:=[.B80]+1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29, 108, 1721, 1, 1, 2);">
            <text:p>insert into game_score (id, matchid, squad, goals, points, time_type) values (429, 108, 1721, 1, 1, 2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430">
            <text:p>430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30, 108, 1721, null, 0, 1);">
            <text:p>insert into game_score (id, matchid, squad, goals, points, time_type) values (430, 108, 1721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31">
            <text:p>431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31, 108, 596, 1, 1, 2);">
            <text:p>insert into game_score (id, matchid, squad, goals, points, time_type) values (431, 108, 596, 1, 1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432">
            <text:p>432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32, 108, 596, null, 0, 1);">
            <text:p>insert into game_score (id, matchid, squad, goals, points, time_type) values (432, 108, 596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433">
            <text:p>433</text:p>
          </table:table-cell>
          <table:table-cell table:style-name="ce4" table:formula="of:=[.B84]+1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33, 109, 597, 5, 2, 2);">
            <text:p>insert into game_score (id, matchid, squad, goals, points, time_type) values (433, 109, 597, 5, 2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434">
            <text:p>434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34, 109, 597, null, 0, 1);">
            <text:p>insert into game_score (id, matchid, squad, goals, points, time_type) values (434, 109, 597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35">
            <text:p>435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35, 109, 297, 0, 0, 2);">
            <text:p>insert into game_score (id, matchid, squad, goals, points, time_type) values (435, 109, 29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436">
            <text:p>436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36, 109, 297, 0, 0, 1);">
            <text:p>insert into game_score (id, matchid, squad, goals, points, time_type) values (436, 109, 297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37">
            <text:p>437</text:p>
          </table:table-cell>
          <table:table-cell table:style-name="ce3" table:formula="of:=[.B88]+1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7, 110, 594, 1, 1, 2);">
            <text:p>insert into game_score (id, matchid, squad, goals, points, time_type) values (437, 110, 594, 1, 1, 2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438">
            <text:p>438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8, 110, 594, null, 0, 1);">
            <text:p>insert into game_score (id, matchid, squad, goals, points, time_type) values (438, 110, 594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39">
            <text:p>439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39, 110, 592, 1, 1, 2);">
            <text:p>insert into game_score (id, matchid, squad, goals, points, time_type) values (439, 110, 592, 1, 1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440">
            <text:p>440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40, 110, 592, null, 0, 1);">
            <text:p>insert into game_score (id, matchid, squad, goals, points, time_type) values (440, 110, 592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41">
            <text:p>441</text:p>
          </table:table-cell>
          <table:table-cell table:style-name="ce4" table:formula="of:=[.B92]+1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41, 111, 597, 4, 2, 2);">
            <text:p>insert into game_score (id, matchid, squad, goals, points, time_type) values (441, 111, 597, 4, 2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42">
            <text:p>442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42, 111, 597, null, 0, 1);">
            <text:p>insert into game_score (id, matchid, squad, goals, points, time_type) values (442, 111, 59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43">
            <text:p>443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43, 111, 592, 0, 0, 2);">
            <text:p>insert into game_score (id, matchid, squad, goals, points, time_type) values (443, 111, 592, 0, 0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444">
            <text:p>444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44, 111, 592, 0, 0, 1);">
            <text:p>insert into game_score (id, matchid, squad, goals, points, time_type) values (444, 111, 592, 0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445">
            <text:p>445</text:p>
          </table:table-cell>
          <table:table-cell table:style-name="ce3" table:formula="of:=[.B96]+1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45, 112, 594, 2, 2, 2);">
            <text:p>insert into game_score (id, matchid, squad, goals, points, time_type) values (445, 112, 594, 2, 2, 2);</text:p>
          </table:table-cell>
          <table:table-cell table:number-columns-repeated="1017"/>
        </table:table-row>
        <table:table-row table:style-name="ro1">
          <table:table-cell table:style-name="ce3" table:formula="of:=[.A100]+1" office:value-type="float" office:value="446">
            <text:p>446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46, 112, 594, null, 0, 1);">
            <text:p>insert into game_score (id, matchid, squad, goals, points, time_type) values (446, 112, 594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447">
            <text:p>447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47, 112, 297, 0, 0, 2);">
            <text:p>insert into game_score (id, matchid, squad, goals, points, time_type) values (447, 112, 297, 0, 0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448">
            <text:p>448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48, 112, 297, 0, 0, 1);">
            <text:p>insert into game_score (id, matchid, squad, goals, points, time_type) values (448, 112, 297, 0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449">
            <text:p>449</text:p>
          </table:table-cell>
          <table:table-cell table:style-name="ce4" table:formula="of:=[.B100]+1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49, 113, 597, 3, 2, 2);">
            <text:p>insert into game_score (id, matchid, squad, goals, points, time_type) values (449, 113, 597, 3, 2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450">
            <text:p>450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50, 113, 597, null, 0, 1);">
            <text:p>insert into game_score (id, matchid, squad, goals, points, time_type) values (450, 113, 597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451">
            <text:p>451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51, 113, 594, 2, 0, 2);">
            <text:p>insert into game_score (id, matchid, squad, goals, points, time_type) values (451, 113, 594, 2, 0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452">
            <text:p>452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52, 113, 594, null, 0, 1);">
            <text:p>insert into game_score (id, matchid, squad, goals, points, time_type) values (452, 113, 594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453">
            <text:p>453</text:p>
          </table:table-cell>
          <table:table-cell table:style-name="ce3" table:formula="of:=[.B104]+1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53, 114, 592, 3, 2, 2);">
            <text:p>insert into game_score (id, matchid, squad, goals, points, time_type) values (453, 114, 592, 3, 2, 2);</text:p>
          </table:table-cell>
          <table:table-cell table:number-columns-repeated="1017"/>
        </table:table-row>
        <table:table-row table:style-name="ro1">
          <table:table-cell table:style-name="ce3" table:formula="of:=[.A108]+1" office:value-type="float" office:value="454">
            <text:p>454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54, 114, 592, null, 0, 1);">
            <text:p>insert into game_score (id, matchid, squad, goals, points, time_type) values (454, 114, 592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455">
            <text:p>455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55, 114, 297, 0, 0, 2);">
            <text:p>insert into game_score (id, matchid, squad, goals, points, time_type) values (455, 114, 297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456">
            <text:p>456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56, 114, 297, 0, 0, 1);">
            <text:p>insert into game_score (id, matchid, squad, goals, points, time_type) values (456, 114, 297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457">
            <text:p>457</text:p>
          </table:table-cell>
          <table:table-cell table:style-name="ce4" table:formula="of:=[.B108]+1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57, 115, 1869, 4, 2, 2);">
            <text:p>insert into game_score (id, matchid, squad, goals, points, time_type) values (457, 115, 1869, 4, 2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458">
            <text:p>458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8, 115, 1869, null, 0, 1);">
            <text:p>insert into game_score (id, matchid, squad, goals, points, time_type) values (458, 115, 1869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459">
            <text:p>459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59, 115, 1284, 0, 0, 2);">
            <text:p>insert into game_score (id, matchid, squad, goals, points, time_type) values (459, 115, 1284, 0, 0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460">
            <text:p>460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60, 115, 1284, 0, 0, 1);">
            <text:p>insert into game_score (id, matchid, squad, goals, points, time_type) values (460, 115, 1284, 0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461">
            <text:p>461</text:p>
          </table:table-cell>
          <table:table-cell table:style-name="ce3" table:formula="of:=[.B112]+1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61, 116, 1268, 5, 2, 2);">
            <text:p>insert into game_score (id, matchid, squad, goals, points, time_type) values (461, 116, 1268, 5, 2, 2);</text:p>
          </table:table-cell>
          <table:table-cell table:number-columns-repeated="1017"/>
        </table:table-row>
        <table:table-row table:style-name="ro1">
          <table:table-cell table:style-name="ce3" table:formula="of:=[.A116]+1" office:value-type="float" office:value="462">
            <text:p>462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62, 116, 1268, null, 0, 1);">
            <text:p>insert into game_score (id, matchid, squad, goals, points, time_type) values (462, 116, 1268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463">
            <text:p>463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63, 116, 1664, 0, 0, 2);">
            <text:p>insert into game_score (id, matchid, squad, goals, points, time_type) values (463, 116, 1664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464">
            <text:p>464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64, 116, 1664, 0, 0, 1);">
            <text:p>insert into game_score (id, matchid, squad, goals, points, time_type) values (464, 116, 1664, 0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465">
            <text:p>465</text:p>
          </table:table-cell>
          <table:table-cell table:style-name="ce4" table:formula="of:=[.B116]+1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65, 117, 1869, 10, 2, 2);">
            <text:p>insert into game_score (id, matchid, squad, goals, points, time_type) values (465, 117, 1869, 10, 2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466">
            <text:p>466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66, 117, 1869, null, 0, 1);">
            <text:p>insert into game_score (id, matchid, squad, goals, points, time_type) values (466, 117, 1869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467">
            <text:p>467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67, 117, 1664, 0, 0, 2);">
            <text:p>insert into game_score (id, matchid, squad, goals, points, time_type) values (467, 117, 1664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468">
            <text:p>468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68, 117, 1664, 0, 0, 1);">
            <text:p>insert into game_score (id, matchid, squad, goals, points, time_type) values (468, 117, 1664, 0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469">
            <text:p>469</text:p>
          </table:table-cell>
          <table:table-cell table:style-name="ce3" table:formula="of:=[.B120]+1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69, 118, 1268, 2, 2, 2);">
            <text:p>insert into game_score (id, matchid, squad, goals, points, time_type) values (469, 118, 1268, 2, 2, 2);</text:p>
          </table:table-cell>
          <table:table-cell table:number-columns-repeated="1017"/>
        </table:table-row>
        <table:table-row table:style-name="ro1">
          <table:table-cell table:style-name="ce3" table:formula="of:=[.A124]+1" office:value-type="float" office:value="470">
            <text:p>470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70, 118, 1268, null, 0, 1);">
            <text:p>insert into game_score (id, matchid, squad, goals, points, time_type) values (470, 118, 1268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471">
            <text:p>471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71, 118, 1284, 0, 0, 2);">
            <text:p>insert into game_score (id, matchid, squad, goals, points, time_type) values (471, 118, 1284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472">
            <text:p>472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72, 118, 1284, 0, 0, 1);">
            <text:p>insert into game_score (id, matchid, squad, goals, points, time_type) values (472, 118, 1284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473">
            <text:p>473</text:p>
          </table:table-cell>
          <table:table-cell table:style-name="ce4" table:formula="of:=[.B124]+1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73, 119, 1869, 0, 0, 2);">
            <text:p>insert into game_score (id, matchid, squad, goals, points, time_type) values (473, 119, 1869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474">
            <text:p>474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74, 119, 1869, 0, 0, 1);">
            <text:p>insert into game_score (id, matchid, squad, goals, points, time_type) values (474, 119, 1869, 0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475">
            <text:p>475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75, 119, 1268, 1, 2, 2);">
            <text:p>insert into game_score (id, matchid, squad, goals, points, time_type) values (475, 119, 1268, 1, 2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476">
            <text:p>476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76, 119, 1268, null, 0, 1);">
            <text:p>insert into game_score (id, matchid, squad, goals, points, time_type) values (476, 119, 1268, null, 0, 1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477">
            <text:p>477</text:p>
          </table:table-cell>
          <table:table-cell table:style-name="ce3" table:formula="of:=[.B128]+1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77, 120, 1664, null, 0, 2);">
            <text:p>insert into game_score (id, matchid, squad, goals, points, time_type) values (477, 120, 1664, null, 0, 2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478">
            <text:p>478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78, 120, 1664, null, 0, 1);">
            <text:p>insert into game_score (id, matchid, squad, goals, points, time_type) values (478, 120, 1664, null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479">
            <text:p>479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79, 120, 1284, null, 0, 2);">
            <text:p>insert into game_score (id, matchid, squad, goals, points, time_type) values (479, 120, 1284, null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480">
            <text:p>480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80, 120, 1284, null, 0, 1);">
            <text:p>insert into game_score (id, matchid, squad, goals, points, time_type) values (480, 120, 1284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481">
            <text:p>481</text:p>
          </table:table-cell>
          <table:table-cell table:style-name="ce4" table:formula="of:=[.B132]+1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81, 121, 590, 0, 1, 2);">
            <text:p>insert into game_score (id, matchid, squad, goals, points, time_type) values (481, 121, 590, 0, 1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482">
            <text:p>482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82, 121, 590, 0, 0, 1);">
            <text:p>insert into game_score (id, matchid, squad, goals, points, time_type) values (482, 121, 590, 0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483">
            <text:p>483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83, 121, 1767, 0, 1, 2);">
            <text:p>insert into game_score (id, matchid, squad, goals, points, time_type) values (483, 121, 1767, 0, 1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484">
            <text:p>484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84, 121, 1767, 0, 0, 1);">
            <text:p>insert into game_score (id, matchid, squad, goals, points, time_type) values (484, 121, 1767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485">
            <text:p>485</text:p>
          </table:table-cell>
          <table:table-cell table:style-name="ce3" table:formula="of:=[.B136]+1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85, 122, 1758, 1, 1, 2);">
            <text:p>insert into game_score (id, matchid, squad, goals, points, time_type) values (485, 122, 1758, 1, 1, 2);</text:p>
          </table:table-cell>
          <table:table-cell table:number-columns-repeated="1017"/>
        </table:table-row>
        <table:table-row table:style-name="ro1">
          <table:table-cell table:style-name="ce3" table:formula="of:=[.A140]+1" office:value-type="float" office:value="486">
            <text:p>486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86, 122, 1758, null, 0, 1);">
            <text:p>insert into game_score (id, matchid, squad, goals, points, time_type) values (486, 122, 1758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487">
            <text:p>487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487, 122, 1767, 1, 1, 2);">
            <text:p>insert into game_score (id, matchid, squad, goals, points, time_type) values (487, 122, 1767, 1, 1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488">
            <text:p>488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488, 122, 1767, null, 0, 1);">
            <text:p>insert into game_score (id, matchid, squad, goals, points, time_type) values (488, 122, 1767, null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489">
            <text:p>489</text:p>
          </table:table-cell>
          <table:table-cell table:style-name="ce4" table:formula="of:=[.B140]+1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489, 123, 1758, 0, 0, 2);">
            <text:p>insert into game_score (id, matchid, squad, goals, points, time_type) values (489, 123, 1758, 0, 0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490">
            <text:p>490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490, 123, 1758, 0, 0, 1);">
            <text:p>insert into game_score (id, matchid, squad, goals, points, time_type) values (490, 123, 1758, 0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491">
            <text:p>491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491, 123, 590, 2, 2, 2);">
            <text:p>insert into game_score (id, matchid, squad, goals, points, time_type) values (491, 123, 590, 2, 2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492">
            <text:p>492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492, 123, 590, null, 0, 1);">
            <text:p>insert into game_score (id, matchid, squad, goals, points, time_type) values (492, 123, 590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493">
            <text:p>493</text:p>
          </table:table-cell>
          <table:table-cell table:style-name="ce3" table:formula="of:=[.B144]+1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493, 124, 1264, 0, 0, 2);">
            <text:p>insert into game_score (id, matchid, squad, goals, points, time_type) values (493, 124, 1264, 0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494">
            <text:p>494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494, 124, 1264, 0, 0, 1);">
            <text:p>insert into game_score (id, matchid, squad, goals, points, time_type) values (494, 124, 1264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495">
            <text:p>495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495, 124, 53, 3, 2, 2);">
            <text:p>insert into game_score (id, matchid, squad, goals, points, time_type) values (495, 124, 53, 3, 2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496">
            <text:p>496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496, 124, 53, null, 0, 1);">
            <text:p>insert into game_score (id, matchid, squad, goals, points, time_type) values (496, 124, 53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497">
            <text:p>497</text:p>
          </table:table-cell>
          <table:table-cell table:style-name="ce4" table:formula="of:=[.B148]+1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497, 125, 53, 5, 2, 2);">
            <text:p>insert into game_score (id, matchid, squad, goals, points, time_type) values (497, 125, 53, 5, 2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498">
            <text:p>498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498, 125, 53, null, 0, 1);">
            <text:p>insert into game_score (id, matchid, squad, goals, points, time_type) values (498, 125, 53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499">
            <text:p>499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499, 125, 1264, 0, 0, 2);">
            <text:p>insert into game_score (id, matchid, squad, goals, points, time_type) values (499, 125, 1264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500">
            <text:p>500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00, 125, 1264, 0, 0, 1);">
            <text:p>insert into game_score (id, matchid, squad, goals, points, time_type) values (500, 125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06]+1" office:value-type="float" office:value="21">
            <text:p>21</text:p>
          </table:table-cell>
          <table:table-cell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21, 1992, 'A', 1868);">
            <text:p>insert into group_stage (id, tournament, group_code, squad) values (21, 1992, 'A', 1868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22">
            <text:p>22</text:p>
          </table:table-cell>
          <table:table-cell table:formula="of:=[.B158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22, 1992, 'A', 596);">
            <text:p>insert into group_stage (id, tournament, group_code, squad) values (22, 1992, 'A', 596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23">
            <text:p>23</text:p>
          </table:table-cell>
          <table:table-cell table:formula="of:=[.B159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60] &amp; &quot;, &quot; &amp; [.B160] &amp; &quot;, '&quot; &amp; [.C160] &amp; &quot;', &quot; &amp; [.D160] &amp;  &quot;);&quot;" office:value-type="string" office:string-value="insert into group_stage (id, tournament, group_code, squad) values (23, 1992, 'A', 597);">
            <text:p>insert into group_stage (id, tournament, group_code, squad) values (23, 1992, 'A', 597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24">
            <text:p>24</text:p>
          </table:table-cell>
          <table:table-cell table:formula="of:=[.B160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61] &amp; &quot;, &quot; &amp; [.B161] &amp; &quot;, '&quot; &amp; [.C161] &amp; &quot;', &quot; &amp; [.D161] &amp;  &quot;);&quot;" office:value-type="string" office:string-value="insert into group_stage (id, tournament, group_code, squad) values (24, 1992, 'A', 1268);">
            <text:p>insert into group_stage (id, tournament, group_code, squad) values (24, 1992, 'A', 126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25">
            <text:p>25</text:p>
          </table:table-cell>
          <table:table-cell table:formula="of:=[.B161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62] &amp; &quot;, &quot; &amp; [.B162] &amp; &quot;, '&quot; &amp; [.C162] &amp; &quot;', &quot; &amp; [.D162] &amp;  &quot;);&quot;" office:value-type="string" office:string-value="insert into group_stage (id, tournament, group_code, squad) values (25, 1992, 'B', 53);">
            <text:p>insert into group_stage (id, tournament, group_code, squad) values (25, 1992, 'B', 53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26">
            <text:p>26</text:p>
          </table:table-cell>
          <table:table-cell table:formula="of:=[.B162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63] &amp; &quot;, &quot; &amp; [.B163] &amp; &quot;, '&quot; &amp; [.C163] &amp; &quot;', &quot; &amp; [.D163] &amp;  &quot;);&quot;" office:value-type="string" office:string-value="insert into group_stage (id, tournament, group_code, squad) values (26, 1992, 'B', 1876);">
            <text:p>insert into group_stage (id, tournament, group_code, squad) values (26, 1992, 'B', 1876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27">
            <text:p>27</text:p>
          </table:table-cell>
          <table:table-cell table:formula="of:=[.B163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64] &amp; &quot;, &quot; &amp; [.B164] &amp; &quot;, '&quot; &amp; [.C164] &amp; &quot;', &quot; &amp; [.D164] &amp;  &quot;);&quot;" office:value-type="string" office:string-value="insert into group_stage (id, tournament, group_code, squad) values (27, 1992, 'B', 590);">
            <text:p>insert into group_stage (id, tournament, group_code, squad) values (27, 1992, 'B', 59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28">
            <text:p>28</text:p>
          </table:table-cell>
          <table:table-cell table:formula="of:=[.B164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65] &amp; &quot;, &quot; &amp; [.B165] &amp; &quot;, '&quot; &amp; [.C165] &amp; &quot;', &quot; &amp; [.D165] &amp;  &quot;);&quot;" office:value-type="string" office:string-value="insert into group_stage (id, tournament, group_code, squad) values (28, 1992, 'B', 1784);">
            <text:p>insert into group_stage (id, tournament, group_code, squad) values (28, 1992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126">
            <text:p>126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126, '1992-06-17', 2, 1868);">
            <text:p>insert into game (matchid, matchdate, game_type, country) values (126, '1992-06-17', 2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127">
            <text:p>127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127, '1992-06-17', 2, 1868);">
            <text:p>insert into game (matchid, matchdate, game_type, country) values (127, '1992-06-17', 2, 1868);</text:p>
          </table:table-cell>
          <table:table-cell table:number-columns-repeated="1017"/>
        </table:table-row>
        <table:table-row table:style-name="ro2">
          <table:table-cell table:formula="of:=+[.A169]+1" office:value-type="float" office:value="128">
            <text:p>128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70] &amp; &quot;, '&quot; &amp; [.B170] &amp; &quot;', &quot; &amp; [.C170] &amp; &quot;, &quot; &amp; [.D170] &amp;  &quot;);&quot;" office:value-type="string" office:string-value="insert into game (matchid, matchdate, game_type, country) values (128, '1992-06-19', 2, 1868);">
            <text:p>insert into game (matchid, matchdate, game_type, country) values (128, '1992-06-19', 2, 1868);</text:p>
          </table:table-cell>
          <table:table-cell table:number-columns-repeated="1017"/>
        </table:table-row>
        <table:table-row table:style-name="ro2">
          <table:table-cell table:formula="of:=+[.A170]+1" office:value-type="float" office:value="129">
            <text:p>129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71] &amp; &quot;, '&quot; &amp; [.B171] &amp; &quot;', &quot; &amp; [.C171] &amp; &quot;, &quot; &amp; [.D171] &amp;  &quot;);&quot;" office:value-type="string" office:string-value="insert into game (matchid, matchdate, game_type, country) values (129, '1992-06-19', 2, 1868);">
            <text:p>insert into game (matchid, matchdate, game_type, country) values (129, '1992-06-19', 2, 1868);</text:p>
          </table:table-cell>
          <table:table-cell table:number-columns-repeated="1017"/>
        </table:table-row>
        <table:table-row table:style-name="ro2">
          <table:table-cell table:formula="of:=+[.A171]+1" office:value-type="float" office:value="130">
            <text:p>130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72] &amp; &quot;, '&quot; &amp; [.B172] &amp; &quot;', &quot; &amp; [.C172] &amp; &quot;, &quot; &amp; [.D172] &amp;  &quot;);&quot;" office:value-type="string" office:string-value="insert into game (matchid, matchdate, game_type, country) values (130, '1992-06-21', 2, 1868);">
            <text:p>insert into game (matchid, matchdate, game_type, country) values (130, '1992-06-21', 2, 1868);</text:p>
          </table:table-cell>
          <table:table-cell table:number-columns-repeated="1017"/>
        </table:table-row>
        <table:table-row table:style-name="ro2">
          <table:table-cell table:formula="of:=+[.A172]+1" office:value-type="float" office:value="131">
            <text:p>131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73] &amp; &quot;, '&quot; &amp; [.B173] &amp; &quot;', &quot; &amp; [.C173] &amp; &quot;, &quot; &amp; [.D173] &amp;  &quot;);&quot;" office:value-type="string" office:string-value="insert into game (matchid, matchdate, game_type, country) values (131, '1992-06-21', 2, 1868);">
            <text:p>insert into game (matchid, matchdate, game_type, country) values (131, '1992-06-21', 2, 1868);</text:p>
          </table:table-cell>
          <table:table-cell table:number-columns-repeated="1017"/>
        </table:table-row>
        <table:table-row table:style-name="ro2">
          <table:table-cell table:formula="of:=+[.A173]+1" office:value-type="float" office:value="132">
            <text:p>132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6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74] &amp; &quot;, '&quot; &amp; [.B174] &amp; &quot;', &quot; &amp; [.C174] &amp; &quot;, &quot; &amp; [.D174] &amp;  &quot;);&quot;" office:value-type="string" office:string-value="insert into game (matchid, matchdate, game_type, country) values (132, '1992-06-17', 2, 1868);">
            <text:p>insert into game (matchid, matchdate, game_type, country) values (132, '1992-06-17', 2, 1868);</text:p>
          </table:table-cell>
          <table:table-cell table:number-columns-repeated="1017"/>
        </table:table-row>
        <table:table-row table:style-name="ro2">
          <table:table-cell table:formula="of:=+[.A174]+1" office:value-type="float" office:value="133">
            <text:p>133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7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5] &amp; &quot;, '&quot; &amp; [.B175] &amp; &quot;', &quot; &amp; [.C175] &amp; &quot;, &quot; &amp; [.D175] &amp;  &quot;);&quot;" office:value-type="string" office:string-value="insert into game (matchid, matchdate, game_type, country) values (133, '1992-06-17', 2, 1868);">
            <text:p>insert into game (matchid, matchdate, game_type, country) values (133, '1992-06-17', 2, 1868);</text:p>
          </table:table-cell>
          <table:table-cell table:number-columns-repeated="1017"/>
        </table:table-row>
        <table:table-row table:style-name="ro2">
          <table:table-cell table:formula="of:=+[.A175]+1" office:value-type="float" office:value="134">
            <text:p>134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76] &amp; &quot;, '&quot; &amp; [.B176] &amp; &quot;', &quot; &amp; [.C176] &amp; &quot;, &quot; &amp; [.D176] &amp;  &quot;);&quot;" office:value-type="string" office:string-value="insert into game (matchid, matchdate, game_type, country) values (134, '1992-06-19', 2, 1868);">
            <text:p>insert into game (matchid, matchdate, game_type, country) values (134, '1992-06-19', 2, 1868);</text:p>
          </table:table-cell>
          <table:table-cell table:number-columns-repeated="1017"/>
        </table:table-row>
        <table:table-row table:style-name="ro2">
          <table:table-cell table:formula="of:=+[.A176]+1" office:value-type="float" office:value="135">
            <text:p>135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7] &amp; &quot;, '&quot; &amp; [.B177] &amp; &quot;', &quot; &amp; [.C177] &amp; &quot;, &quot; &amp; [.D177] &amp;  &quot;);&quot;" office:value-type="string" office:string-value="insert into game (matchid, matchdate, game_type, country) values (135, '1992-06-19', 2, 1868);">
            <text:p>insert into game (matchid, matchdate, game_type, country) values (135, '1992-06-19', 2, 1868);</text:p>
          </table:table-cell>
          <table:table-cell table:number-columns-repeated="1017"/>
        </table:table-row>
        <table:table-row table:style-name="ro2">
          <table:table-cell table:formula="of:=+[.A177]+1" office:value-type="float" office:value="136">
            <text:p>136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formula="of:=+[.C17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78] &amp; &quot;, '&quot; &amp; [.B178] &amp; &quot;', &quot; &amp; [.C178] &amp; &quot;, &quot; &amp; [.D178] &amp;  &quot;);&quot;" office:value-type="string" office:string-value="insert into game (matchid, matchdate, game_type, country) values (136, '1992-06-21', 2, 1868);">
            <text:p>insert into game (matchid, matchdate, game_type, country) values (136, '1992-06-21', 2, 1868);</text:p>
          </table:table-cell>
          <table:table-cell table:number-columns-repeated="1017"/>
        </table:table-row>
        <table:table-row table:style-name="ro2">
          <table:table-cell table:formula="of:=+[.A178]+1" office:value-type="float" office:value="137">
            <text:p>137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79] &amp; &quot;, '&quot; &amp; [.B179] &amp; &quot;', &quot; &amp; [.C182] &amp; &quot;, &quot; &amp; [.D179] &amp;  &quot;);&quot;" office:value-type="string" office:string-value="insert into game (matchid, matchdate, game_type, country) values (137, '1992-06-21', 5, 1868);">
            <text:p>insert into game (matchid, matchdate, game_type, country) values (137, '1992-06-21', 5, 1868);</text:p>
          </table:table-cell>
          <table:table-cell table:number-columns-repeated="1017"/>
        </table:table-row>
        <table:table-row table:style-name="ro2">
          <table:table-cell table:formula="of:=+[.A179]+1" office:value-type="float" office:value="138">
            <text:p>138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80] &amp; &quot;, '&quot; &amp; [.B180] &amp; &quot;', &quot; &amp; [.C183] &amp; &quot;, &quot; &amp; [.D180] &amp;  &quot;);&quot;" office:value-type="string" office:string-value="insert into game (matchid, matchdate, game_type, country) values (138, '1992-06-24', 6, 1868);">
            <text:p>insert into game (matchid, matchdate, game_type, country) values (138, '1992-06-24', 6, 1868);</text:p>
          </table:table-cell>
          <table:table-cell table:number-columns-repeated="1017"/>
        </table:table-row>
        <table:table-row table:style-name="ro2">
          <table:table-cell table:formula="of:=+[.A180]+1" office:value-type="float" office:value="139">
            <text:p>139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81] &amp; &quot;, '&quot; &amp; [.B181] &amp; &quot;', &quot; &amp; [.C184] &amp; &quot;, &quot; &amp; [.D181] &amp;  &quot;);&quot;" office:value-type="string" office:string-value="insert into game (matchid, matchdate, game_type, country) values (139, '1992-06-24', , 1868);">
            <text:p>insert into game (matchid, matchdate, game_type, country) values (139, '1992-06-24', , 1868);</text:p>
          </table:table-cell>
          <table:table-cell table:number-columns-repeated="1017"/>
        </table:table-row>
        <table:table-row table:style-name="ro2">
          <table:table-cell table:formula="of:=+[.A181]+1" office:value-type="float" office:value="140">
            <text:p>140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82] &amp; &quot;, '&quot; &amp; [.B182] &amp; &quot;', &quot; &amp; [.C185] &amp; &quot;, &quot; &amp; [.D182] &amp;  &quot;);&quot;" office:value-type="string" office:string-value="insert into game (matchid, matchdate, game_type, country) values (140, '1992-06-27', squad, 1868);">
            <text:p>insert into game (matchid, matchdate, game_type, country) values (140, '1992-06-27', squad, 1868);</text:p>
          </table:table-cell>
          <table:table-cell table:number-columns-repeated="1017"/>
        </table:table-row>
        <table:table-row table:style-name="ro2">
          <table:table-cell table:formula="of:=+[.A182]+1" office:value-type="float" office:value="141">
            <text:p>141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83] &amp; &quot;, '&quot; &amp; [.B183] &amp; &quot;', &quot; &amp; [.C186] &amp; &quot;, &quot; &amp; [.D183] &amp;  &quot;);&quot;" office:value-type="string" office:string-value="insert into game (matchid, matchdate, game_type, country) values (141, '1992-06-27', 597, 1868);">
            <text:p>insert into game (matchid, matchdate, game_type, country) values (141, '1992-06-27', 597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501">
            <text:p>501</text:p>
          </table:table-cell>
          <table:table-cell table:style-name="ce3" table:formula="of:=[.A168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01, 126, 597, 1, 1, 2);">
            <text:p>insert into game_score (id, matchid, squad, goals, points, time_type) values (501, 126, 597, 1, 1, 2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502">
            <text:p>502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02, 126, 597, null, 0, 1);">
            <text:p>insert into game_score (id, matchid, squad, goals, points, time_type) values (502, 126, 597, null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503">
            <text:p>503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03, 126, 1268, 1, 1, 2);">
            <text:p>insert into game_score (id, matchid, squad, goals, points, time_type) values (503, 126, 1268, 1, 1, 2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504">
            <text:p>504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04, 126, 1268, null, 0, 1);">
            <text:p>insert into game_score (id, matchid, squad, goals, points, time_type) values (504, 126, 1268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505">
            <text:p>505</text:p>
          </table:table-cell>
          <table:table-cell table:style-name="ce4" table:formula="of:=[.B186]+1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505, 127, 1868, 2, 2, 2);">
            <text:p>insert into game_score (id, matchid, squad, goals, points, time_type) values (505, 127, 1868, 2, 2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506">
            <text:p>506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506, 127, 1868, null, 0, 1);">
            <text:p>insert into game_score (id, matchid, squad, goals, points, time_type) values (506, 127, 1868, null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507">
            <text:p>507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507, 127, 596, 1, 0, 2);">
            <text:p>insert into game_score (id, matchid, squad, goals, points, time_type) values (507, 127, 596, 1, 0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508">
            <text:p>508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508, 127, 596, null, 0, 1);">
            <text:p>insert into game_score (id, matchid, squad, goals, points, time_type) values (508, 127, 596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509">
            <text:p>509</text:p>
          </table:table-cell>
          <table:table-cell table:style-name="ce3" table:formula="of:=[.B190]+1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509, 128, 596, 4, 2, 2);">
            <text:p>insert into game_score (id, matchid, squad, goals, points, time_type) values (509, 128, 596, 4, 2, 2);</text:p>
          </table:table-cell>
          <table:table-cell table:number-columns-repeated="1017"/>
        </table:table-row>
        <table:table-row table:style-name="ro1">
          <table:table-cell table:style-name="ce3" table:formula="of:=[.A194]+1" office:value-type="float" office:value="510">
            <text:p>510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510, 128, 596, null, 0, 1);">
            <text:p>insert into game_score (id, matchid, squad, goals, points, time_type) values (510, 128, 596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511">
            <text:p>511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511, 128, 1268, 1, 0, 2);">
            <text:p>insert into game_score (id, matchid, squad, goals, points, time_type) values (511, 128, 1268, 1, 0, 2);</text:p>
          </table:table-cell>
          <table:table-cell table:number-columns-repeated="1017"/>
        </table:table-row>
        <table:table-row table:style-name="ro1">
          <table:table-cell table:style-name="ce3" table:formula="of:=[.A196]+1" office:value-type="float" office:value="512">
            <text:p>512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512, 128, 1268, null, 0, 1);">
            <text:p>insert into game_score (id, matchid, squad, goals, points, time_type) values (512, 128, 1268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513">
            <text:p>513</text:p>
          </table:table-cell>
          <table:table-cell table:style-name="ce4" table:formula="of:=[.B194]+1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513, 129, 1868, 1, 2, 2);">
            <text:p>insert into game_score (id, matchid, squad, goals, points, time_type) values (513, 129, 1868, 1, 2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514">
            <text:p>514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514, 129, 1868, null, 0, 1);">
            <text:p>insert into game_score (id, matchid, squad, goals, points, time_type) values (514, 129, 1868, null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515">
            <text:p>515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515, 129, 597, 0, 0, 2);">
            <text:p>insert into game_score (id, matchid, squad, goals, points, time_type) values (515, 129, 597, 0, 0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516">
            <text:p>516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516, 129, 597, 0, 0, 1);">
            <text:p>insert into game_score (id, matchid, squad, goals, points, time_type) values (516, 129, 597, 0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517">
            <text:p>517</text:p>
          </table:table-cell>
          <table:table-cell table:style-name="ce3" table:formula="of:=[.B198]+1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517, 130, 596, 4, 2, 2);">
            <text:p>insert into game_score (id, matchid, squad, goals, points, time_type) values (517, 130, 596, 4, 2, 2);</text:p>
          </table:table-cell>
          <table:table-cell table:number-columns-repeated="1017"/>
        </table:table-row>
        <table:table-row table:style-name="ro1">
          <table:table-cell table:style-name="ce3" table:formula="of:=[.A202]+1" office:value-type="float" office:value="518">
            <text:p>518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518, 130, 596, null, 0, 1);">
            <text:p>insert into game_score (id, matchid, squad, goals, points, time_type) values (518, 130, 596, null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519">
            <text:p>519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519, 130, 597, 1, 0, 2);">
            <text:p>insert into game_score (id, matchid, squad, goals, points, time_type) values (519, 130, 597, 1, 0, 2);</text:p>
          </table:table-cell>
          <table:table-cell table:number-columns-repeated="1017"/>
        </table:table-row>
        <table:table-row table:style-name="ro1">
          <table:table-cell table:style-name="ce3" table:formula="of:=[.A204]+1" office:value-type="float" office:value="520">
            <text:p>520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520, 130, 597, null, 0, 1);">
            <text:p>insert into game_score (id, matchid, squad, goals, points, time_type) values (520, 13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521">
            <text:p>521</text:p>
          </table:table-cell>
          <table:table-cell table:style-name="ce4" table:formula="of:=[.B202]+1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521, 131, 1868, 7, 2, 2);">
            <text:p>insert into game_score (id, matchid, squad, goals, points, time_type) values (521, 131, 1868, 7, 2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522">
            <text:p>522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522, 131, 1868, null, 0, 1);">
            <text:p>insert into game_score (id, matchid, squad, goals, points, time_type) values (522, 131, 1868, null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523">
            <text:p>523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523, 131, 1268, 0, 0, 2);">
            <text:p>insert into game_score (id, matchid, squad, goals, points, time_type) values (523, 131, 1268, 0, 0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524">
            <text:p>524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524, 131, 1268, 0, 0, 1);">
            <text:p>insert into game_score (id, matchid, squad, goals, points, time_type) values (524, 131, 1268, 0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525">
            <text:p>525</text:p>
          </table:table-cell>
          <table:table-cell table:style-name="ce3" table:formula="of:=[.B206]+1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525, 132, 590, 1, 2, 2);">
            <text:p>insert into game_score (id, matchid, squad, goals, points, time_type) values (525, 132, 590, 1, 2, 2);</text:p>
          </table:table-cell>
          <table:table-cell table:number-columns-repeated="1017"/>
        </table:table-row>
        <table:table-row table:style-name="ro1">
          <table:table-cell table:style-name="ce3" table:formula="of:=[.A210]+1" office:value-type="float" office:value="526">
            <text:p>526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526, 132, 590, null, 0, 1);">
            <text:p>insert into game_score (id, matchid, squad, goals, points, time_type) values (526, 132, 590, null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527">
            <text:p>527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527, 132, 1784, 0, 0, 2);">
            <text:p>insert into game_score (id, matchid, squad, goals, points, time_type) values (527, 132, 1784, 0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528">
            <text:p>528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528, 132, 1784, 0, 0, 1);">
            <text:p>insert into game_score (id, matchid, squad, goals, points, time_type) values (528, 132, 1784, 0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529">
            <text:p>529</text:p>
          </table:table-cell>
          <table:table-cell table:style-name="ce4" table:formula="of:=[.B210]+1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529, 133, 1876, 0, 1, 2);">
            <text:p>insert into game_score (id, matchid, squad, goals, points, time_type) values (529, 133, 1876, 0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530">
            <text:p>530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530, 133, 1876, 0, 0, 1);">
            <text:p>insert into game_score (id, matchid, squad, goals, points, time_type) values (530, 133, 1876, 0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531">
            <text:p>531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531, 133, 53, 0, 1, 2);">
            <text:p>insert into game_score (id, matchid, squad, goals, points, time_type) values (531, 133, 53, 0, 1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532">
            <text:p>532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532, 133, 53, 0, 0, 1);">
            <text:p>insert into game_score (id, matchid, squad, goals, points, time_type) values (532, 133, 53, 0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533">
            <text:p>533</text:p>
          </table:table-cell>
          <table:table-cell table:style-name="ce3" table:formula="of:=[.B214]+1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533, 134, 53, 1, 2, 2);">
            <text:p>insert into game_score (id, matchid, squad, goals, points, time_type) values (533, 134, 53, 1, 2, 2);</text:p>
          </table:table-cell>
          <table:table-cell table:number-columns-repeated="1017"/>
        </table:table-row>
        <table:table-row table:style-name="ro1">
          <table:table-cell table:style-name="ce3" table:formula="of:=[.A218]+1" office:value-type="float" office:value="534">
            <text:p>534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534, 134, 53, null, 0, 1);">
            <text:p>insert into game_score (id, matchid, squad, goals, points, time_type) values (534, 134, 53, null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535">
            <text:p>535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535, 134, 1764, 0, 0, 2);">
            <text:p>insert into game_score (id, matchid, squad, goals, points, time_type) values (535, 134, 1764, 0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536">
            <text:p>536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536, 134, 1764, 0, 0, 1);">
            <text:p>insert into game_score (id, matchid, squad, goals, points, time_type) values (536, 134, 1764, 0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537">
            <text:p>537</text:p>
          </table:table-cell>
          <table:table-cell table:style-name="ce4" table:formula="of:=[.B218]+1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537, 135, 1876, 1, 2, 2);">
            <text:p>insert into game_score (id, matchid, squad, goals, points, time_type) values (537, 135, 1876, 1, 2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538">
            <text:p>538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538, 135, 1876, null, 0, 1);">
            <text:p>insert into game_score (id, matchid, squad, goals, points, time_type) values (538, 135, 1876, null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539">
            <text:p>539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539, 135, 590, 0, 0, 2);">
            <text:p>insert into game_score (id, matchid, squad, goals, points, time_type) values (539, 135, 590, 0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540">
            <text:p>540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540, 135, 590, 0, 0, 1);">
            <text:p>insert into game_score (id, matchid, squad, goals, points, time_type) values (540, 135, 590, 0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541">
            <text:p>541</text:p>
          </table:table-cell>
          <table:table-cell table:style-name="ce3" table:formula="of:=[.B222]+1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541, 136, 53, 2, 2, 2);">
            <text:p>insert into game_score (id, matchid, squad, goals, points, time_type) values (541, 136, 53, 2, 2, 2);</text:p>
          </table:table-cell>
          <table:table-cell table:number-columns-repeated="1017"/>
        </table:table-row>
        <table:table-row table:style-name="ro1">
          <table:table-cell table:style-name="ce3" table:formula="of:=[.A226]+1" office:value-type="float" office:value="542">
            <text:p>542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542, 136, 53, null, 0, 1);">
            <text:p>insert into game_score (id, matchid, squad, goals, points, time_type) values (542, 136, 53, null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543">
            <text:p>543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543, 136, 590, 0, 0, 2);">
            <text:p>insert into game_score (id, matchid, squad, goals, points, time_type) values (543, 136, 590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544">
            <text:p>544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544, 136, 590, 0, 0, 1);">
            <text:p>insert into game_score (id, matchid, squad, goals, points, time_type) values (544, 136, 590, 0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545">
            <text:p>545</text:p>
          </table:table-cell>
          <table:table-cell table:style-name="ce4" table:formula="of:=[.B226]+1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545, 137, 1876, 2, 2, 2);">
            <text:p>insert into game_score (id, matchid, squad, goals, points, time_type) values (545, 137, 1876, 2, 2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546">
            <text:p>546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546, 137, 1876, null, 0, 1);">
            <text:p>insert into game_score (id, matchid, squad, goals, points, time_type) values (546, 137, 1876, null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547">
            <text:p>547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547, 137, 1764, 0, 0, 2);">
            <text:p>insert into game_score (id, matchid, squad, goals, points, time_type) values (547, 137, 1764, 0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548">
            <text:p>548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548, 137, 1764, 0, 0, 1);">
            <text:p>insert into game_score (id, matchid, squad, goals, points, time_type) values (548, 137, 1764, 0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549">
            <text:p>549</text:p>
          </table:table-cell>
          <table:table-cell table:style-name="ce3" table:formula="of:=[.B230]+1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549, 138, 1876, 1, 2, 2);">
            <text:p>insert into game_score (id, matchid, squad, goals, points, time_type) values (549, 138, 1876, 1, 2, 2);</text:p>
          </table:table-cell>
          <table:table-cell table:number-columns-repeated="1017"/>
        </table:table-row>
        <table:table-row table:style-name="ro1">
          <table:table-cell table:style-name="ce3" table:formula="of:=[.A234]+1" office:value-type="float" office:value="550">
            <text:p>550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550, 138, 1876, null, 0, 1);">
            <text:p>insert into game_score (id, matchid, squad, goals, points, time_type) values (550, 138, 1876, null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551">
            <text:p>551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551, 138, 596, 0, 0, 2);">
            <text:p>insert into game_score (id, matchid, squad, goals, points, time_type) values (551, 138, 596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552">
            <text:p>552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552, 138, 596, 0, 0, 1);">
            <text:p>insert into game_score (id, matchid, squad, goals, points, time_type) values (552, 138, 596, 0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553">
            <text:p>553</text:p>
          </table:table-cell>
          <table:table-cell table:style-name="ce4" table:formula="of:=[.B234]+1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553, 139, 1868, 1, 2, 2);">
            <text:p>insert into game_score (id, matchid, squad, goals, points, time_type) values (553, 139, 1868, 1, 2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554">
            <text:p>554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554, 139, 1868, null, 0, 1);">
            <text:p>insert into game_score (id, matchid, squad, goals, points, time_type) values (554, 139, 1868, null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555">
            <text:p>555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555, 139, 53, 0, 0, 2);">
            <text:p>insert into game_score (id, matchid, squad, goals, points, time_type) values (555, 139, 53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556">
            <text:p>556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556, 139, 53, 0, 0, 1);">
            <text:p>insert into game_score (id, matchid, squad, goals, points, time_type) values (556, 139, 53, 0, 0, 1);</text:p>
          </table:table-cell>
          <table:table-cell table:number-columns-repeated="1017"/>
        </table:table-row>
        <table:table-row table:style-name="ro1">
          <table:table-cell table:style-name="ce3" table:formula="of:=[.A241]+1" office:value-type="float" office:value="557">
            <text:p>557</text:p>
          </table:table-cell>
          <table:table-cell table:style-name="ce3" table:formula="of:=[.B238]+1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557, 140, 596, null, 0, 2);">
            <text:p>insert into game_score (id, matchid, squad, goals, points, time_type) values (557, 140, 596, null, 0, 2);</text:p>
          </table:table-cell>
          <table:table-cell table:number-columns-repeated="1017"/>
        </table:table-row>
        <table:table-row table:style-name="ro1">
          <table:table-cell table:style-name="ce3" table:formula="of:=[.A242]+1" office:value-type="float" office:value="558">
            <text:p>558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558, 140, 596, null, 0, 1);">
            <text:p>insert into game_score (id, matchid, squad, goals, points, time_type) values (558, 140, 596, null, 0, 1);</text:p>
          </table:table-cell>
          <table:table-cell table:number-columns-repeated="1017"/>
        </table:table-row>
        <table:table-row table:style-name="ro1">
          <table:table-cell table:style-name="ce3" table:formula="of:=[.A243]+1" office:value-type="float" office:value="559">
            <text:p>559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559, 140, 53, null, 0, 2);">
            <text:p>insert into game_score (id, matchid, squad, goals, points, time_type) values (559, 140, 53, null, 0, 2);</text:p>
          </table:table-cell>
          <table:table-cell table:number-columns-repeated="1017"/>
        </table:table-row>
        <table:table-row table:style-name="ro1">
          <table:table-cell table:style-name="ce3" table:formula="of:=[.A244]+1" office:value-type="float" office:value="560">
            <text:p>560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560, 140, 53, null, 0, 1);">
            <text:p>insert into game_score (id, matchid, squad, goals, points, time_type) values (560, 140, 53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561">
            <text:p>561</text:p>
          </table:table-cell>
          <table:table-cell table:style-name="ce3" table:formula="of:=[.B243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561, 140, 596, 1, 1, 4);">
            <text:p>insert into game_score (id, matchid, squad, goals, points, time_type) values (561, 140, 596, 1, 1, 4);</text:p>
          </table:table-cell>
          <table:table-cell table:number-columns-repeated="1017"/>
        </table:table-row>
        <table:table-row table:style-name="ro1">
          <table:table-cell table:style-name="ce3" table:formula="of:=[.A246]+1" office:value-type="float" office:value="562">
            <text:p>562</text:p>
          </table:table-cell>
          <table:table-cell table:style-name="ce3" table:formula="of:=[.B244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562, 140, 596, null, 0, 3);">
            <text:p>insert into game_score (id, matchid, squad, goals, points, time_type) values (562, 140, 596, null, 0, 3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563">
            <text:p>563</text:p>
          </table:table-cell>
          <table:table-cell table:style-name="ce3" table:formula="of:=[.B245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563, 140, 53, 1, 1, 4);">
            <text:p>insert into game_score (id, matchid, squad, goals, points, time_type) values (563, 140, 53, 1, 1, 4);</text:p>
          </table:table-cell>
          <table:table-cell table:number-columns-repeated="1017"/>
        </table:table-row>
        <table:table-row table:style-name="ro1">
          <table:table-cell table:style-name="ce3" table:formula="of:=[.A248]+1" office:value-type="float" office:value="564">
            <text:p>564</text:p>
          </table:table-cell>
          <table:table-cell table:style-name="ce3" table:formula="of:=[.B246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564, 140, 53, null, 0, 3);">
            <text:p>insert into game_score (id, matchid, squad, goals, points, time_type) values (564, 140, 53, null, 0, 3);</text:p>
          </table:table-cell>
          <table:table-cell table:number-columns-repeated="1017"/>
        </table:table-row>
        <table:table-row table:style-name="ro2">
          <table:table-cell table:style-name="ce3" table:formula="of:=[.A249]+1" office:value-type="float" office:value="565">
            <text:p>565</text:p>
          </table:table-cell>
          <table:table-cell table:style-name="ce3" table:formula="of:=[.B247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565, 140, 596, 5, 0, 7);">
            <text:p>insert into game_score (id, matchid, squad, goals, points, time_type) values (565, 140, 596, 5, 0, 7);</text:p>
          </table:table-cell>
          <table:table-cell table:number-columns-repeated="1017"/>
        </table:table-row>
        <table:table-row table:style-name="ro2">
          <table:table-cell table:style-name="ce3" table:formula="of:=[.A250]+1" office:value-type="float" office:value="566">
            <text:p>566</text:p>
          </table:table-cell>
          <table:table-cell table:style-name="ce3" table:formula="of:=[.B248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566, 140, 53, 3, 0, 7);">
            <text:p>insert into game_score (id, matchid, squad, goals, points, time_type) values (566, 140, 53, 3, 0, 7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567">
            <text:p>567</text:p>
          </table:table-cell>
          <table:table-cell table:style-name="ce4" table:formula="of:=[.B242]+1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567, 141, 1868, 3, 2, 2);">
            <text:p>insert into game_score (id, matchid, squad, goals, points, time_type) values (567, 141, 1868, 3, 2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568">
            <text:p>568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568, 141, 1868, 2, 0, 1);">
            <text:p>insert into game_score (id, matchid, squad, goals, points, time_type) values (568, 141, 1868, 2, 0, 1);</text:p>
          </table:table-cell>
          <table:table-cell table:number-columns-repeated="1017"/>
        </table:table-row>
        <table:table-row table:style-name="ro2">
          <table:table-cell table:style-name="ce4" table:formula="of:=[.A253]+1" office:value-type="float" office:value="569">
            <text:p>569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569, 141, 1876, 1, 0, 2);">
            <text:p>insert into game_score (id, matchid, squad, goals, points, time_type) values (569, 141, 1876, 1, 0, 2);</text:p>
          </table:table-cell>
          <table:table-cell table:number-columns-repeated="1017"/>
        </table:table-row>
        <table:table-row table:style-name="ro2">
          <table:table-cell table:style-name="ce4" table:formula="of:=[.A254]+1" office:value-type="float" office:value="570">
            <text:p>570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570, 141, 1876, 0, 0, 1);">
            <text:p>insert into game_score (id, matchid, squad, goals, points, time_type) values (570, 141, 1876, 0, 0, 1);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3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21]+1" office:value-type="float" office:value="68">
            <text:p>68</text:p>
          </table:table-cell>
          <table:table-cell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68, 1993, '1', );">
            <text:p>insert into qualifying_group_stage (id, tournament, group_code, squad) values (68, 1993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9">
            <text:p>69</text:p>
          </table:table-cell>
          <table:table-cell table:formula="of:=[.B2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69, 1993, '1', );">
            <text:p>insert into qualifying_group_stage (id, tournament, group_code, squad) values (69, 1993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70">
            <text:p>70</text:p>
          </table:table-cell>
          <table:table-cell table:formula="of:=[.B3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70, 1993, '1', );">
            <text:p>insert into qualifying_group_stage (id, tournament, group_code, squad) values (70, 1993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71">
            <text:p>71</text:p>
          </table:table-cell>
          <table:table-cell table:formula="of:=[.B4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71, 1993, '1', );">
            <text:p>insert into qualifying_group_stage (id, tournament, group_code, squad) values (71, 1993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72">
            <text:p>72</text:p>
          </table:table-cell>
          <table:table-cell table:formula="of:=[.B5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72, 1993, '2', );">
            <text:p>insert into qualifying_group_stage (id, tournament, group_code, squad) values (72, 1993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73">
            <text:p>73</text:p>
          </table:table-cell>
          <table:table-cell table:formula="of:=[.B6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73, 1993, '2', );">
            <text:p>insert into qualifying_group_stage (id, tournament, group_code, squad) values (73, 1993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4">
            <text:p>74</text:p>
          </table:table-cell>
          <table:table-cell table:formula="of:=[.B7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74, 1993, '2', );">
            <text:p>insert into qualifying_group_stage (id, tournament, group_code, squad) values (74, 1993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5">
            <text:p>75</text:p>
          </table:table-cell>
          <table:table-cell table:formula="of:=[.B8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75, 1993, '3', );">
            <text:p>insert into qualifying_group_stage (id, tournament, group_code, squad) values (75, 1993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76">
            <text:p>76</text:p>
          </table:table-cell>
          <table:table-cell table:formula="of:=[.B9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76, 1993, '3', );">
            <text:p>insert into qualifying_group_stage (id, tournament, group_code, squad) values (76, 1993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77">
            <text:p>77</text:p>
          </table:table-cell>
          <table:table-cell table:formula="of:=[.B10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77, 1993, '3', );">
            <text:p>insert into qualifying_group_stage (id, tournament, group_code, squad) values (77, 1993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8">
            <text:p>78</text:p>
          </table:table-cell>
          <table:table-cell table:formula="of:=[.B11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78, 1993, '4', );">
            <text:p>insert into qualifying_group_stage (id, tournament, group_code, squad) values (78, 1993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9">
            <text:p>79</text:p>
          </table:table-cell>
          <table:table-cell table:formula="of:=[.B12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79, 1993, '4', );">
            <text:p>insert into qualifying_group_stage (id, tournament, group_code, squad) values (79, 1993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80">
            <text:p>80</text:p>
          </table:table-cell>
          <table:table-cell table:formula="of:=[.B13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80, 1993, '4', );">
            <text:p>insert into qualifying_group_stage (id, tournament, group_code, squad) values (80, 1993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1">
            <text:p>81</text:p>
          </table:table-cell>
          <table:table-cell table:formula="of:=[.B14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81, 1993, '4', );">
            <text:p>insert into qualifying_group_stage (id, tournament, group_code, squad) values (81, 1993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2">
            <text:p>82</text:p>
          </table:table-cell>
          <table:table-cell table:formula="of:=[.B15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82, 1993, '5', );">
            <text:p>insert into qualifying_group_stage (id, tournament, group_code, squad) values (82, 1993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3">
            <text:p>83</text:p>
          </table:table-cell>
          <table:table-cell table:formula="of:=[.B16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29">
            <text:p>1829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83, 1993, '5', );">
            <text:p>insert into qualifying_group_stage (id, tournament, group_code, squad) values (83, 1993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4">
            <text:p>84</text:p>
          </table:table-cell>
          <table:table-cell table:formula="of:=[.B17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84, 1993, '5', );">
            <text:p>insert into qualifying_group_stage (id, tournament, group_code, squad) values (84, 1993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5">
            <text:p>85</text:p>
          </table:table-cell>
          <table:table-cell table:formula="of:=[.B18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85, 1993, '6', );">
            <text:p>insert into qualifying_group_stage (id, tournament, group_code, squad) values (85, 1993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6">
            <text:p>86</text:p>
          </table:table-cell>
          <table:table-cell table:formula="of:=[.B19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86, 1993, '6', );">
            <text:p>insert into qualifying_group_stage (id, tournament, group_code, squad) values (86, 1993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7">
            <text:p>87</text:p>
          </table:table-cell>
          <table:table-cell table:formula="of:=[.B20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87, 1993, '6', );">
            <text:p>insert into qualifying_group_stage (id, tournament, group_code, squad) values (87, 1993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2'.A183]+1" office:value-type="float" office:value="142">
            <text:p>14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42, '1993-03-??', 1, 1473);">
            <text:p>insert into game (matchid, matchdate, game_type, country) values (142, '1993-03-??', 1, 147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43">
            <text:p>143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43, '1993-03-??', 1, 1473);">
            <text:p>insert into game (matchid, matchdate, game_type, country) values (143, '1993-03-??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44">
            <text:p>14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5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44, '1993-03-??', 1, 1473);">
            <text:p>insert into game (matchid, matchdate, game_type, country) values (144, '1993-03-??', 1, 147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45">
            <text:p>14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6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5, '1993-03-??', 1, 1473);">
            <text:p>insert into game (matchid, matchdate, game_type, country) values (145, '1993-03-??', 1, 1473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46">
            <text:p>14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46, '1993-03-??', 1, 1473);">
            <text:p>insert into game (matchid, matchdate, game_type, country) values (146, '1993-03-??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47">
            <text:p>14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8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47, '1993-03-??', 1, 1473);">
            <text:p>insert into game (matchid, matchdate, game_type, country) values (147, '1993-03-??', 1, 1473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48">
            <text:p>148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48, '1993-03-11', 1, 592);">
            <text:p>insert into game (matchid, matchdate, game_type, country) values (148, '1993-03-11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49">
            <text:p>149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49, '1993-03-11', 1, 592);">
            <text:p>insert into game (matchid, matchdate, game_type, country) values (149, '1993-03-11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50">
            <text:p>150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1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50, '1993-03-12', 1, 592);">
            <text:p>insert into game (matchid, matchdate, game_type, country) values (150, '1993-03-12', 1, 592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1">
            <text:p>151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2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1, '1993-03-12', 1, 592);">
            <text:p>insert into game (matchid, matchdate, game_type, country) values (151, '1993-03-12', 1, 592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52">
            <text:p>152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3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2, '1993-03-14', 1, 592);">
            <text:p>insert into game (matchid, matchdate, game_type, country) values (152, '1993-03-14', 1, 592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53">
            <text:p>153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4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53, '1993-03-14', 1, 592);">
            <text:p>insert into game (matchid, matchdate, game_type, country) values (153, '1993-03-14', 1, 592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54">
            <text:p>15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5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54, '1993-03-??', 1, 1264);">
            <text:p>insert into game (matchid, matchdate, game_type, country) values (154, '1993-03-??', 1, 1264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55">
            <text:p>15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6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55, '1993-03-??', 1, 1264);">
            <text:p>insert into game (matchid, matchdate, game_type, country) values (155, '1993-03-??', 1, 1264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56">
            <text:p>15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56, '1993-03-??', 1, 1264);">
            <text:p>insert into game (matchid, matchdate, game_type, country) values (156, '1993-03-??', 1, 126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57">
            <text:p>15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57, '1993-03-??', 1, 1869);">
            <text:p>insert into game (matchid, matchdate, game_type, country) values (157, '1993-03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58">
            <text:p>158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58, '1993-03-??', 1, 1869);">
            <text:p>insert into game (matchid, matchdate, game_type, country) values (158, '1993-03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59">
            <text:p>159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59, '1993-03-??', 1, 1869);">
            <text:p>insert into game (matchid, matchdate, game_type, country) values (159, '1993-03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60">
            <text:p>160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1]" office:value-type="float" office:value="1">
            <text:p>1</text:p>
          </table:table-cell>
          <table:table-cell table:style-name="Default" office:value-type="float" office:value="596">
            <text:p>59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60, '1993-03-??', 1, 596);">
            <text:p>insert into game (matchid, matchdate, game_type, country) values (160, '1993-03-??', 1, 59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61">
            <text:p>161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2]" office:value-type="float" office:value="1">
            <text:p>1</text:p>
          </table:table-cell>
          <table:table-cell table:style-name="Default" office:value-type="float" office:value="594">
            <text:p>59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61, '1993-03-??', 1, 594);">
            <text:p>insert into game (matchid, matchdate, game_type, country) values (161, '1993-03-??', 1, 594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62">
            <text:p>16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3]" office:value-type="float" office:value="1">
            <text:p>1</text:p>
          </table:table-cell>
          <table:table-cell table:style-name="Default" office:value-type="float" office:value="590">
            <text:p>590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62, '1993-03-??', 1, 590);">
            <text:p>insert into game (matchid, matchdate, game_type, country) values (162, '1993-03-??', 1, 59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2'.A255]+1" office:value-type="float" office:value="571">
            <text:p>571</text:p>
          </table:table-cell>
          <table:table-cell table:style-name="ce3" table:formula="of:=[.A24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71, 142, 1473, 1, 1, 2);">
            <text:p>insert into game_score (id, matchid, squad, goals, points, time_type) values (571, 142, 1473, 1, 1, 2);</text:p>
          </table:table-cell>
          <table:table-cell table:number-columns-repeated="1017"/>
        </table:table-row>
        <table:table-row table:style-name="ro1">
          <table:table-cell table:style-name="ce3" table:formula="of:=[.A47]+1" office:value-type="float" office:value="572">
            <text:p>572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72, 142, 1473, null, 0, 1);">
            <text:p>insert into game_score (id, matchid, squad, goals, points, time_type) values (572, 142, 1473, null, 0, 1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573">
            <text:p>573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73, 142, 1767, 1, 1, 2);">
            <text:p>insert into game_score (id, matchid, squad, goals, points, time_type) values (573, 142, 1767, 1, 1, 2);</text:p>
          </table:table-cell>
          <table:table-cell table:number-columns-repeated="1017"/>
        </table:table-row>
        <table:table-row table:style-name="ro1">
          <table:table-cell table:style-name="ce3" table:formula="of:=[.A49]+1" office:value-type="float" office:value="574">
            <text:p>574</text:p>
          </table:table-cell>
          <table:table-cell table:style-name="ce3" table:formula="of:=[.B48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74, 142, 1767, null, 0, 1);">
            <text:p>insert into game_score (id, matchid, squad, goals, points, time_type) values (574, 142, 1767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575">
            <text:p>575</text:p>
          </table:table-cell>
          <table:table-cell table:style-name="ce4" table:formula="of:=[.B47]+1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75, 143, 1758, 1, 2, 2);">
            <text:p>insert into game_score (id, matchid, squad, goals, points, time_type) values (575, 143, 1758, 1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576">
            <text:p>576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76, 143, 1758, null, 0, 1);">
            <text:p>insert into game_score (id, matchid, squad, goals, points, time_type) values (576, 143, 1758, null, 0, 1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577">
            <text:p>577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7, 143, 1784, 0, 0, 2);">
            <text:p>insert into game_score (id, matchid, squad, goals, points, time_type) values (577, 143, 1784, 0, 0, 2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578">
            <text:p>578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8, 143, 1784, 0, 0, 1);">
            <text:p>insert into game_score (id, matchid, squad, goals, points, time_type) values (578, 143, 1784, 0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79">
            <text:p>579</text:p>
          </table:table-cell>
          <table:table-cell table:style-name="ce3" table:formula="of:=[.B51]+1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9, 144, 1473, 1, 1, 2);">
            <text:p>insert into game_score (id, matchid, squad, goals, points, time_type) values (579, 144, 1473, 1, 1, 2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80">
            <text:p>580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80, 144, 1473, null, 0, 1);">
            <text:p>insert into game_score (id, matchid, squad, goals, points, time_type) values (580, 144, 1473, null, 0, 1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81">
            <text:p>581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81, 144, 1784, 1, 1, 2);">
            <text:p>insert into game_score (id, matchid, squad, goals, points, time_type) values (581, 144, 1784, 1, 1, 2);</text:p>
          </table:table-cell>
          <table:table-cell table:number-columns-repeated="1017"/>
        </table:table-row>
        <table:table-row table:style-name="ro1">
          <table:table-cell table:style-name="ce3" table:formula="of:=[.A57]+1" office:value-type="float" office:value="582">
            <text:p>582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82, 144, 1784, null, 0, 1);">
            <text:p>insert into game_score (id, matchid, squad, goals, points, time_type) values (582, 144, 1784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83">
            <text:p>583</text:p>
          </table:table-cell>
          <table:table-cell table:style-name="ce4" table:formula="of:=[.B55]+1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83, 145, 1758, 4, 2, 2);">
            <text:p>insert into game_score (id, matchid, squad, goals, points, time_type) values (583, 145, 1758, 4, 2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84">
            <text:p>584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84, 145, 1758, null, 0, 1);">
            <text:p>insert into game_score (id, matchid, squad, goals, points, time_type) values (584, 145, 1758, null, 0, 1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5">
            <text:p>585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5, 145, 1767, 2, 0, 2);">
            <text:p>insert into game_score (id, matchid, squad, goals, points, time_type) values (585, 145, 1767, 2, 0, 2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86">
            <text:p>586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86, 145, 1767, null, 0, 1);">
            <text:p>insert into game_score (id, matchid, squad, goals, points, time_type) values (586, 145, 1767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87">
            <text:p>587</text:p>
          </table:table-cell>
          <table:table-cell table:style-name="ce3" table:formula="of:=[.B59]+1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7, 146, 1473, 0, 0, 2);">
            <text:p>insert into game_score (id, matchid, squad, goals, points, time_type) values (587, 146, 1473, 0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88">
            <text:p>588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8, 146, 1473, 0, 0, 1);">
            <text:p>insert into game_score (id, matchid, squad, goals, points, time_type) values (588, 146, 1473, 0, 0, 1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89">
            <text:p>589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9, 146, 1758, 1, 2, 2);">
            <text:p>insert into game_score (id, matchid, squad, goals, points, time_type) values (589, 146, 1758, 1, 2, 2);</text:p>
          </table:table-cell>
          <table:table-cell table:number-columns-repeated="1017"/>
        </table:table-row>
        <table:table-row table:style-name="ro1">
          <table:table-cell table:style-name="ce3" table:formula="of:=[.A65]+1" office:value-type="float" office:value="590">
            <text:p>590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90, 146, 1758, null, 0, 1);">
            <text:p>insert into game_score (id, matchid, squad, goals, points, time_type) values (590, 146, 1758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91">
            <text:p>591</text:p>
          </table:table-cell>
          <table:table-cell table:style-name="ce4" table:formula="of:=[.B63]+1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91, 147, 1784, 2, 2, 2);">
            <text:p>insert into game_score (id, matchid, squad, goals, points, time_type) values (591, 147, 1784, 2, 2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92">
            <text:p>592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92, 147, 1784, null, 0, 1);">
            <text:p>insert into game_score (id, matchid, squad, goals, points, time_type) values (592, 147, 1784, null, 0, 1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93">
            <text:p>593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93, 147, 1767, 0, 0, 2);">
            <text:p>insert into game_score (id, matchid, squad, goals, points, time_type) values (593, 147, 1767, 0, 0, 2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594">
            <text:p>594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94, 147, 1767, 0, 0, 1);">
            <text:p>insert into game_score (id, matchid, squad, goals, points, time_type) values (594, 147, 1767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95">
            <text:p>595</text:p>
          </table:table-cell>
          <table:table-cell table:style-name="ce3" table:formula="of:=[.B67]+1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95, 148, 1787, 1, 2, 2);">
            <text:p>insert into game_score (id, matchid, squad, goals, points, time_type) values (595, 148, 1787, 1, 2, 2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96">
            <text:p>596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96, 148, 1787, null, 0, 1);">
            <text:p>insert into game_score (id, matchid, squad, goals, points, time_type) values (596, 148, 1787, null, 0, 1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97">
            <text:p>597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7, 148, 1246, 0, 0, 2);">
            <text:p>insert into game_score (id, matchid, squad, goals, points, time_type) values (597, 148, 1246, 0, 0, 2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598">
            <text:p>598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8, 148, 1246, 0, 0, 1);">
            <text:p>insert into game_score (id, matchid, squad, goals, points, time_type) values (598, 148, 1246, 0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99">
            <text:p>599</text:p>
          </table:table-cell>
          <table:table-cell table:style-name="ce4" table:formula="of:=[.B71]+1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9, 149, 592, 3, 2, 2);">
            <text:p>insert into game_score (id, matchid, squad, goals, points, time_type) values (599, 149, 592, 3, 2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600">
            <text:p>600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00, 149, 592, null, 0, 1);">
            <text:p>insert into game_score (id, matchid, squad, goals, points, time_type) values (600, 149, 592, null, 0, 1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601">
            <text:p>601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01, 149, 1345, 2, 0, 2);">
            <text:p>insert into game_score (id, matchid, squad, goals, points, time_type) values (601, 149, 1345, 2, 0, 2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602">
            <text:p>602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02, 149, 1345, null, 0, 1);">
            <text:p>insert into game_score (id, matchid, squad, goals, points, time_type) values (602, 149, 1345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603">
            <text:p>603</text:p>
          </table:table-cell>
          <table:table-cell table:style-name="ce3" table:formula="of:=[.B75]+1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03, 150, 1787, 2, 2, 2);">
            <text:p>insert into game_score (id, matchid, squad, goals, points, time_type) values (603, 150, 1787, 2, 2, 2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604">
            <text:p>604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04, 150, 1787, null, 0, 1);">
            <text:p>insert into game_score (id, matchid, squad, goals, points, time_type) values (604, 150, 1787, null, 0, 1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605">
            <text:p>605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05, 150, 592, 0, 0, 2);">
            <text:p>insert into game_score (id, matchid, squad, goals, points, time_type) values (605, 150, 592, 0, 0, 2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606">
            <text:p>606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06, 150, 592, 0, 0, 1);">
            <text:p>insert into game_score (id, matchid, squad, goals, points, time_type) values (606, 150, 592, 0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607">
            <text:p>607</text:p>
          </table:table-cell>
          <table:table-cell table:style-name="ce4" table:formula="of:=[.B79]+1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7, 151, 1246, 6, 2, 2);">
            <text:p>insert into game_score (id, matchid, squad, goals, points, time_type) values (607, 151, 1246, 6, 2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608">
            <text:p>608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8, 151, 1246, null, 0, 1);">
            <text:p>insert into game_score (id, matchid, squad, goals, points, time_type) values (608, 151, 1246, null, 0, 1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609">
            <text:p>609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9, 151, 1345, 1, 0, 2);">
            <text:p>insert into game_score (id, matchid, squad, goals, points, time_type) values (609, 151, 1345, 1, 0, 2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610">
            <text:p>610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10, 151, 1345, null, 0, 1);">
            <text:p>insert into game_score (id, matchid, squad, goals, points, time_type) values (610, 151, 1345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611">
            <text:p>611</text:p>
          </table:table-cell>
          <table:table-cell table:style-name="ce3" table:formula="of:=[.B83]+1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11, 152, 1787, 4, 2, 2);">
            <text:p>insert into game_score (id, matchid, squad, goals, points, time_type) values (611, 152, 1787, 4, 2, 2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612">
            <text:p>612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12, 152, 1787, null, 0, 1);">
            <text:p>insert into game_score (id, matchid, squad, goals, points, time_type) values (612, 152, 1787, null, 0, 1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613">
            <text:p>613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13, 152, 1345, 0, 0, 2);">
            <text:p>insert into game_score (id, matchid, squad, goals, points, time_type) values (613, 152, 1345, 0, 0, 2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614">
            <text:p>614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14, 152, 1345, 0, 0, 1);">
            <text:p>insert into game_score (id, matchid, squad, goals, points, time_type) values (614, 152, 1345, 0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615">
            <text:p>615</text:p>
          </table:table-cell>
          <table:table-cell table:style-name="ce4" table:formula="of:=[.B87]+1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15, 153, 1246, 3, 2, 2);">
            <text:p>insert into game_score (id, matchid, squad, goals, points, time_type) values (615, 153, 1246, 3, 2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616">
            <text:p>616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16, 153, 1246, null, 0, 1);">
            <text:p>insert into game_score (id, matchid, squad, goals, points, time_type) values (616, 153, 1246, null, 0, 1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617">
            <text:p>617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7, 153, 592, 0, 0, 2);">
            <text:p>insert into game_score (id, matchid, squad, goals, points, time_type) values (617, 153, 592, 0, 0, 2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618">
            <text:p>618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618, 153, 592, 0, 0, 1);">
            <text:p>insert into game_score (id, matchid, squad, goals, points, time_type) values (618, 153, 592, 0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619">
            <text:p>619</text:p>
          </table:table-cell>
          <table:table-cell table:style-name="ce3" table:formula="of:=[.B91]+1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619, 154, 1264, 0, 0, 2);">
            <text:p>insert into game_score (id, matchid, squad, goals, points, time_type) values (619, 154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620">
            <text:p>620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620, 154, 1264, 0, 0, 1);">
            <text:p>insert into game_score (id, matchid, squad, goals, points, time_type) values (620, 154, 1264, 0, 0, 1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621">
            <text:p>621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621, 154, 1268, 4, 2, 2);">
            <text:p>insert into game_score (id, matchid, squad, goals, points, time_type) values (621, 154, 1268, 4, 2, 2);</text:p>
          </table:table-cell>
          <table:table-cell table:number-columns-repeated="1017"/>
        </table:table-row>
        <table:table-row table:style-name="ro1">
          <table:table-cell table:style-name="ce3" table:formula="of:=[.A97]+1" office:value-type="float" office:value="622">
            <text:p>622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622, 154, 1268, null, 0, 1);">
            <text:p>insert into game_score (id, matchid, squad, goals, points, time_type) values (622, 154, 1268, null, 0, 1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623">
            <text:p>623</text:p>
          </table:table-cell>
          <table:table-cell table:style-name="ce4" table:formula="of:=[.B95]+1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623, 155, 1721, 1, 2, 2);">
            <text:p>insert into game_score (id, matchid, squad, goals, points, time_type) values (623, 155, 1721, 1, 2, 2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624">
            <text:p>624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624, 155, 1721, null, 0, 1);">
            <text:p>insert into game_score (id, matchid, squad, goals, points, time_type) values (624, 155, 1721, null, 0, 1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625">
            <text:p>625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625, 155, 1268, 0, 0, 2);">
            <text:p>insert into game_score (id, matchid, squad, goals, points, time_type) values (625, 155, 1268, 0, 0, 2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626">
            <text:p>626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626, 155, 1268, 0, 0, 1);">
            <text:p>insert into game_score (id, matchid, squad, goals, points, time_type) values (626, 155, 1268, 0, 0, 1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627">
            <text:p>627</text:p>
          </table:table-cell>
          <table:table-cell table:style-name="ce3" table:formula="of:=[.B99]+1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627, 156, 1264, 0, 0, 2);">
            <text:p>insert into game_score (id, matchid, squad, goals, points, time_type) values (627, 156, 1264, 0, 0, 2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628">
            <text:p>628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628, 156, 1264, 0, 0, 1);">
            <text:p>insert into game_score (id, matchid, squad, goals, points, time_type) values (628, 156, 1264, 0, 0, 1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629">
            <text:p>629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629, 156, 1721, 1, 2, 2);">
            <text:p>insert into game_score (id, matchid, squad, goals, points, time_type) values (629, 156, 1721, 1, 2, 2);</text:p>
          </table:table-cell>
          <table:table-cell table:number-columns-repeated="1017"/>
        </table:table-row>
        <table:table-row table:style-name="ro1">
          <table:table-cell table:style-name="ce3" table:formula="of:=[.A105]+1" office:value-type="float" office:value="630">
            <text:p>630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30, 156, 1721, null, 0, 1);">
            <text:p>insert into game_score (id, matchid, squad, goals, points, time_type) values (630, 156, 1721, null, 0, 1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631">
            <text:p>631</text:p>
          </table:table-cell>
          <table:table-cell table:style-name="ce4" table:formula="of:=[.B103]+1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31, 157, 1784, 2, 1, 2);">
            <text:p>insert into game_score (id, matchid, squad, goals, points, time_type) values (631, 157, 1784, 2, 1, 2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632">
            <text:p>632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32, 157, 1784, null, 0, 1);">
            <text:p>insert into game_score (id, matchid, squad, goals, points, time_type) values (632, 157, 1784, null, 0, 1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633">
            <text:p>633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33, 157, 1809, 2, 1, 2);">
            <text:p>insert into game_score (id, matchid, squad, goals, points, time_type) values (633, 157, 1809, 2, 1, 2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634">
            <text:p>634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34, 157, 1809, null, 0, 1);">
            <text:p>insert into game_score (id, matchid, squad, goals, points, time_type) values (634, 157, 1809, null, 0, 1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635">
            <text:p>635</text:p>
          </table:table-cell>
          <table:table-cell table:style-name="ce3" table:formula="of:=[.B107]+1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35, 158, 1809, 3, 2, 2);">
            <text:p>insert into game_score (id, matchid, squad, goals, points, time_type) values (635, 158, 1809, 3, 2, 2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636">
            <text:p>636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6, 158, 1809, null, 0, 1);">
            <text:p>insert into game_score (id, matchid, squad, goals, points, time_type) values (636, 158, 1809, null, 0, 1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637">
            <text:p>637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7, 158, 1284, 1, 0, 2);">
            <text:p>insert into game_score (id, matchid, squad, goals, points, time_type) values (637, 158, 1284, 1, 0, 2);</text:p>
          </table:table-cell>
          <table:table-cell table:number-columns-repeated="1017"/>
        </table:table-row>
        <table:table-row table:style-name="ro1">
          <table:table-cell table:style-name="ce3" table:formula="of:=[.A113]+1" office:value-type="float" office:value="638">
            <text:p>638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38, 158, 1284, null, 0, 1);">
            <text:p>insert into game_score (id, matchid, squad, goals, points, time_type) values (638, 158, 1284, null, 0, 1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639">
            <text:p>639</text:p>
          </table:table-cell>
          <table:table-cell table:style-name="ce4" table:formula="of:=[.B111]+1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39, 159, 1784, 5, 2, 2);">
            <text:p>insert into game_score (id, matchid, squad, goals, points, time_type) values (639, 159, 1784, 5, 2, 2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640">
            <text:p>640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40, 159, 1784, null, 0, 1);">
            <text:p>insert into game_score (id, matchid, squad, goals, points, time_type) values (640, 159, 1784, null, 0, 1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641">
            <text:p>641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41, 159, 1284, 1, 0, 2);">
            <text:p>insert into game_score (id, matchid, squad, goals, points, time_type) values (641, 159, 1284, 1, 0, 2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642">
            <text:p>642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42, 159, 1284, null, 0, 1);">
            <text:p>insert into game_score (id, matchid, squad, goals, points, time_type) values (642, 159, 1284, null, 0, 1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643">
            <text:p>643</text:p>
          </table:table-cell>
          <table:table-cell table:style-name="ce3" table:formula="of:=[.B115]+1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43, 160, 596, 2, 2, 2);">
            <text:p>insert into game_score (id, matchid, squad, goals, points, time_type) values (643, 160, 596, 2, 2, 2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644">
            <text:p>644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44, 160, 596, null, 0, 1);">
            <text:p>insert into game_score (id, matchid, squad, goals, points, time_type) values (644, 160, 596, null, 0, 1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645">
            <text:p>645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45, 160, 594, 1, 0, 2);">
            <text:p>insert into game_score (id, matchid, squad, goals, points, time_type) values (645, 160, 594, 1, 0, 2);</text:p>
          </table:table-cell>
          <table:table-cell table:number-columns-repeated="1017"/>
        </table:table-row>
        <table:table-row table:style-name="ro1">
          <table:table-cell table:style-name="ce3" table:formula="of:=[.A121]+1" office:value-type="float" office:value="646">
            <text:p>646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46, 160, 594, null, 0, 1);">
            <text:p>insert into game_score (id, matchid, squad, goals, points, time_type) values (646, 160, 594, null, 0, 1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647">
            <text:p>647</text:p>
          </table:table-cell>
          <table:table-cell table:style-name="ce4" table:formula="of:=[.B119]+1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47, 161, 594, 2, 2, 2);">
            <text:p>insert into game_score (id, matchid, squad, goals, points, time_type) values (647, 161, 594, 2, 2, 2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648">
            <text:p>648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48, 161, 594, null, 0, 1);">
            <text:p>insert into game_score (id, matchid, squad, goals, points, time_type) values (648, 161, 594, null, 0, 1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649">
            <text:p>649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49, 161, 590, 1, 0, 2);">
            <text:p>insert into game_score (id, matchid, squad, goals, points, time_type) values (649, 161, 590, 1, 0, 2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650">
            <text:p>650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50, 161, 590, null, 0, 1);">
            <text:p>insert into game_score (id, matchid, squad, goals, points, time_type) values (650, 161, 590, null, 0, 1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651">
            <text:p>651</text:p>
          </table:table-cell>
          <table:table-cell table:style-name="ce3" table:formula="of:=[.B123]+1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51, 162, 590, 1, 0, 2);">
            <text:p>insert into game_score (id, matchid, squad, goals, points, time_type) values (651, 162, 590, 1, 0, 2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652">
            <text:p>652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52, 162, 590, null, 0, 1);">
            <text:p>insert into game_score (id, matchid, squad, goals, points, time_type) values (652, 162, 590, null, 0, 1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653">
            <text:p>653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53, 162, 596, 4, 0, 2);">
            <text:p>insert into game_score (id, matchid, squad, goals, points, time_type) values (653, 162, 596, 4, 0, 2);</text:p>
          </table:table-cell>
          <table:table-cell table:number-columns-repeated="1017"/>
        </table:table-row>
        <table:table-row table:style-name="ro1">
          <table:table-cell table:style-name="ce3" table:formula="of:=[.A129]+1" office:value-type="float" office:value="654">
            <text:p>654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54, 162, 596, null, 0, 1);">
            <text:p>insert into game_score (id, matchid, squad, goals, points, time_type) values (654, 162, 596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2] &amp; &quot;, &quot; &amp; [.B132] &amp; &quot;, '&quot; &amp; [.C132] &amp; &quot;', &quot; &amp; [.D13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165]+1" office:value-type="float" office:value="29">
            <text:p>29</text:p>
          </table:table-cell>
          <table:table-cell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33] &amp; &quot;, &quot; &amp; [.B133] &amp; &quot;, '&quot; &amp; [.C133] &amp; &quot;', &quot; &amp; [.D133] &amp;  &quot;);&quot;" office:value-type="string" office:string-value="insert into group_stage (id, tournament, group_code, squad) values (29, 1993, 'A', 1876);">
            <text:p>insert into group_stage (id, tournament, group_code, squad) values (29, 1993, 'A', 1876);</text:p>
          </table:table-cell>
          <table:table-cell table:number-columns-repeated="1017"/>
        </table:table-row>
        <table:table-row table:style-name="ro2">
          <table:table-cell table:formula="of:=[.A133]+1" office:value-type="float" office:value="30">
            <text:p>30</text:p>
          </table:table-cell>
          <table:table-cell table:formula="of:=[.B133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34] &amp; &quot;, &quot; &amp; [.B134] &amp; &quot;, '&quot; &amp; [.C134] &amp; &quot;', &quot; &amp; [.D134] &amp;  &quot;);&quot;" office:value-type="string" office:string-value="insert into group_stage (id, tournament, group_code, squad) values (30, 1993, 'A', 1869);">
            <text:p>insert into group_stage (id, tournament, group_code, squad) values (30, 1993, 'A', 1869);</text:p>
          </table:table-cell>
          <table:table-cell table:number-columns-repeated="1017"/>
        </table:table-row>
        <table:table-row table:style-name="ro2">
          <table:table-cell table:formula="of:=[.A134]+1" office:value-type="float" office:value="31">
            <text:p>31</text:p>
          </table:table-cell>
          <table:table-cell table:formula="of:=[.B134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87">
            <text:p>1787</text:p>
          </table:table-cell>
          <table:table-cell table:number-columns-repeated="2"/>
          <table:table-cell table:formula="of:=&quot;insert into group_stage (id, tournament, group_code, squad) values (&quot; &amp; [.A135] &amp; &quot;, &quot; &amp; [.B135] &amp; &quot;, '&quot; &amp; [.C135] &amp; &quot;', &quot; &amp; [.D135] &amp;  &quot;);&quot;" office:value-type="string" office:string-value="insert into group_stage (id, tournament, group_code, squad) values (31, 1993, 'A', 1787);">
            <text:p>insert into group_stage (id, tournament, group_code, squad) values (31, 1993, 'A', 1787);</text:p>
          </table:table-cell>
          <table:table-cell table:number-columns-repeated="1017"/>
        </table:table-row>
        <table:table-row table:style-name="ro2">
          <table:table-cell table:formula="of:=[.A135]+1" office:value-type="float" office:value="32">
            <text:p>32</text:p>
          </table:table-cell>
          <table:table-cell table:formula="of:=[.B135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group_stage (id, tournament, group_code, squad) values (&quot; &amp; [.A136] &amp; &quot;, &quot; &amp; [.B136] &amp; &quot;, '&quot; &amp; [.C136] &amp; &quot;', &quot; &amp; [.D136] &amp;  &quot;);&quot;" office:value-type="string" office:string-value="insert into group_stage (id, tournament, group_code, squad) values (32, 1993, 'A', 1721);">
            <text:p>insert into group_stage (id, tournament, group_code, squad) values (32, 1993, 'A', 1721);</text:p>
          </table:table-cell>
          <table:table-cell table:number-columns-repeated="1017"/>
        </table:table-row>
        <table:table-row table:style-name="ro2">
          <table:table-cell table:formula="of:=[.A136]+1" office:value-type="float" office:value="33">
            <text:p>33</text:p>
          </table:table-cell>
          <table:table-cell table:formula="of:=[.B136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37] &amp; &quot;, &quot; &amp; [.B137] &amp; &quot;, '&quot; &amp; [.C137] &amp; &quot;', &quot; &amp; [.D137] &amp;  &quot;);&quot;" office:value-type="string" office:string-value="insert into group_stage (id, tournament, group_code, squad) values (33, 1993, 'B', 596);">
            <text:p>insert into group_stage (id, tournament, group_code, squad) values (33, 1993, 'B', 596);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34">
            <text:p>34</text:p>
          </table:table-cell>
          <table:table-cell table:formula="of:=[.B137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8] &amp; &quot;, &quot; &amp; [.B138] &amp; &quot;, '&quot; &amp; [.C138] &amp; &quot;', &quot; &amp; [.D138] &amp;  &quot;);&quot;" office:value-type="string" office:string-value="insert into group_stage (id, tournament, group_code, squad) values (34, 1993, 'B', 1868);">
            <text:p>insert into group_stage (id, tournament, group_code, squad) values (34, 1993, 'B', 1868);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35">
            <text:p>35</text:p>
          </table:table-cell>
          <table:table-cell table:formula="of:=[.B138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35, 1993, 'B', 1784);">
            <text:p>insert into group_stage (id, tournament, group_code, squad) values (35, 1993, 'B', 1784);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36">
            <text:p>36</text:p>
          </table:table-cell>
          <table:table-cell table:formula="of:=[.B139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6, 1993, 'B', 1758);">
            <text:p>insert into group_stage (id, tournament, group_code, squad) values (36, 1993, 'B'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2] &amp; &quot;, '&quot; &amp; [.B142] &amp; &quot;', &quot; &amp; [.C142] &amp; &quot;, &quot; &amp; [.D14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63">
            <text:p>163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43] &amp; &quot;, '&quot; &amp; [.B143] &amp; &quot;', &quot; &amp; [.C143] &amp; &quot;, &quot; &amp; [.D143] &amp;  &quot;);&quot;" office:value-type="string" office:string-value="insert into game (matchid, matchdate, game_type, country) values (163, '1993-05-21', 2, 1876);">
            <text:p>insert into game (matchid, matchdate, game_type, country) values (163, '1993-05-21', 2, 1876);</text:p>
          </table:table-cell>
          <table:table-cell table:number-columns-repeated="1017"/>
        </table:table-row>
        <table:table-row table:style-name="ro2">
          <table:table-cell table:formula="of:=+[.A143]+1" office:value-type="float" office:value="164">
            <text:p>164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44] &amp; &quot;, '&quot; &amp; [.B144] &amp; &quot;', &quot; &amp; [.C144] &amp; &quot;, &quot; &amp; [.D144] &amp;  &quot;);&quot;" office:value-type="string" office:string-value="insert into game (matchid, matchdate, game_type, country) values (164, '1993-05-21', 2, 1876);">
            <text:p>insert into game (matchid, matchdate, game_type, country) values (164, '1993-05-21', 2, 1876);</text:p>
          </table:table-cell>
          <table:table-cell table:number-columns-repeated="1017"/>
        </table:table-row>
        <table:table-row table:style-name="ro2">
          <table:table-cell table:formula="of:=+[.A144]+1" office:value-type="float" office:value="165">
            <text:p>165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45] &amp; &quot;, '&quot; &amp; [.B145] &amp; &quot;', &quot; &amp; [.C145] &amp; &quot;, &quot; &amp; [.D145] &amp;  &quot;);&quot;" office:value-type="string" office:string-value="insert into game (matchid, matchdate, game_type, country) values (165, '1993-05-23', 2, 1876);">
            <text:p>insert into game (matchid, matchdate, game_type, country) values (165, '1993-05-23', 2, 1876);</text:p>
          </table:table-cell>
          <table:table-cell table:number-columns-repeated="1017"/>
        </table:table-row>
        <table:table-row table:style-name="ro2">
          <table:table-cell table:formula="of:=+[.A145]+1" office:value-type="float" office:value="166">
            <text:p>166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6] &amp; &quot;, '&quot; &amp; [.B146] &amp; &quot;', &quot; &amp; [.C146] &amp; &quot;, &quot; &amp; [.D146] &amp;  &quot;);&quot;" office:value-type="string" office:string-value="insert into game (matchid, matchdate, game_type, country) values (166, '1993-05-23', 2, 1876);">
            <text:p>insert into game (matchid, matchdate, game_type, country) values (166, '1993-05-23', 2, 1876);</text:p>
          </table:table-cell>
          <table:table-cell table:number-columns-repeated="1017"/>
        </table:table-row>
        <table:table-row table:style-name="ro2">
          <table:table-cell table:formula="of:=+[.A146]+1" office:value-type="float" office:value="167">
            <text:p>167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7] &amp; &quot;, '&quot; &amp; [.B147] &amp; &quot;', &quot; &amp; [.C147] &amp; &quot;, &quot; &amp; [.D147] &amp;  &quot;);&quot;" office:value-type="string" office:string-value="insert into game (matchid, matchdate, game_type, country) values (167, '1993-05-25', 2, 1876);">
            <text:p>insert into game (matchid, matchdate, game_type, country) values (167, '1993-05-25', 2, 1876);</text:p>
          </table:table-cell>
          <table:table-cell table:number-columns-repeated="1017"/>
        </table:table-row>
        <table:table-row table:style-name="ro2">
          <table:table-cell table:formula="of:=+[.A147]+1" office:value-type="float" office:value="168">
            <text:p>168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48] &amp; &quot;, '&quot; &amp; [.B148] &amp; &quot;', &quot; &amp; [.C148] &amp; &quot;, &quot; &amp; [.D148] &amp;  &quot;);&quot;" office:value-type="string" office:string-value="insert into game (matchid, matchdate, game_type, country) values (168, '1993-05-25', 2, 1876);">
            <text:p>insert into game (matchid, matchdate, game_type, country) values (168, '1993-05-25', 2, 1876);</text:p>
          </table:table-cell>
          <table:table-cell table:number-columns-repeated="1017"/>
        </table:table-row>
        <table:table-row table:style-name="ro2">
          <table:table-cell table:formula="of:=+[.A148]+1" office:value-type="float" office:value="169">
            <text:p>169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3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169, '1993-05-21', 2, 1876);">
            <text:p>insert into game (matchid, matchdate, game_type, country) values (169, '1993-05-21', 2, 1876);</text:p>
          </table:table-cell>
          <table:table-cell table:number-columns-repeated="1017"/>
        </table:table-row>
        <table:table-row table:style-name="ro2">
          <table:table-cell table:formula="of:=+[.A149]+1" office:value-type="float" office:value="170">
            <text:p>170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170, '1993-05-21', 2, 1876);">
            <text:p>insert into game (matchid, matchdate, game_type, country) values (170, '1993-05-21', 2, 1876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171">
            <text:p>171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0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171, '1993-05-23', 2, 1876);">
            <text:p>insert into game (matchid, matchdate, game_type, country) values (171, '1993-05-23', 2, 1876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172">
            <text:p>172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1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172, '1993-05-23', 2, 1876);">
            <text:p>insert into game (matchid, matchdate, game_type, country) values (172, '1993-05-23', 2, 1876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173">
            <text:p>173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formula="of:=+[.C152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173, '1993-05-25', 2, 1876);">
            <text:p>insert into game (matchid, matchdate, game_type, country) values (173, '1993-05-25', 2, 1876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174">
            <text:p>174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style-name="Default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54] &amp; &quot;, '&quot; &amp; [.B154] &amp; &quot;', &quot; &amp; [.C157] &amp; &quot;, &quot; &amp; [.D154] &amp;  &quot;);&quot;" office:value-type="string" office:string-value="insert into game (matchid, matchdate, game_type, country) values (174, '1993-05-25', 5, 1876);">
            <text:p>insert into game (matchid, matchdate, game_type, country) values (174, '1993-05-25', 5, 1876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175">
            <text:p>175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table:style-name="Default"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55] &amp; &quot;, '&quot; &amp; [.B155] &amp; &quot;', &quot; &amp; [.C158] &amp; &quot;, &quot; &amp; [.D155] &amp;  &quot;);&quot;" office:value-type="string" office:string-value="insert into game (matchid, matchdate, game_type, country) values (175, '1993-05-28', 6, 1876);">
            <text:p>insert into game (matchid, matchdate, game_type, country) values (175, '1993-05-28', 6, 1876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176">
            <text:p>176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56] &amp; &quot;, '&quot; &amp; [.B156] &amp; &quot;', &quot; &amp; [.C159] &amp; &quot;, &quot; &amp; [.D156] &amp;  &quot;);&quot;" office:value-type="string" office:string-value="insert into game (matchid, matchdate, game_type, country) values (176, '1993-05-28', , 1876);">
            <text:p>insert into game (matchid, matchdate, game_type, country) values (176, '1993-05-28', , 1876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177">
            <text:p>177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57] &amp; &quot;, '&quot; &amp; [.B157] &amp; &quot;', &quot; &amp; [.C160] &amp; &quot;, &quot; &amp; [.D157] &amp;  &quot;);&quot;" office:value-type="string" office:string-value="insert into game (matchid, matchdate, game_type, country) values (177, '1993-05-30', squad, 1876);">
            <text:p>insert into game (matchid, matchdate, game_type, country) values (177, '1993-05-30', squad, 1876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178">
            <text:p>178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58] &amp; &quot;, '&quot; &amp; [.B158] &amp; &quot;', &quot; &amp; [.C161] &amp; &quot;, &quot; &amp; [.D158] &amp;  &quot;);&quot;" office:value-type="string" office:string-value="insert into game (matchid, matchdate, game_type, country) values (178, '1993-05-30', 1876, 1876);">
            <text:p>insert into game (matchid, matchdate, game_type, country) values (178, '1993-05-30', 1876, 1876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655">
            <text:p>655</text:p>
          </table:table-cell>
          <table:table-cell table:style-name="ce3" table:formula="of:=[.A143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63, 1876, 4, 2, 2);">
            <text:p>insert into game_score (id, matchid, squad, goals, points, time_type) values (655, 163, 1876, 4, 2, 2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656">
            <text:p>656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63, 1876, null, 0, 1);">
            <text:p>insert into game_score (id, matchid, squad, goals, points, time_type) values (656, 163, 1876, null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657">
            <text:p>657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63, 1869, 1, 0, 2);">
            <text:p>insert into game_score (id, matchid, squad, goals, points, time_type) values (657, 163, 1869, 1, 0, 2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658">
            <text:p>658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63, 1869, null, 0, 1);">
            <text:p>insert into game_score (id, matchid, squad, goals, points, time_type) values (658, 163, 1869, null, 0, 1);</text:p>
          </table:table-cell>
          <table:table-cell table:number-columns-repeated="1017"/>
        </table:table-row>
        <table:table-row table:style-name="ro2">
          <table:table-cell table:style-name="ce4" table:formula="of:=[.A164]+1" office:value-type="float" office:value="659">
            <text:p>659</text:p>
          </table:table-cell>
          <table:table-cell table:style-name="ce4" table:formula="of:=[.B161]+1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64, 1787, 3, 2, 2);">
            <text:p>insert into game_score (id, matchid, squad, goals, points, time_type) values (659, 164, 1787, 3, 2, 2);</text:p>
          </table:table-cell>
          <table:table-cell table:number-columns-repeated="1017"/>
        </table:table-row>
        <table:table-row table:style-name="ro2">
          <table:table-cell table:style-name="ce4" table:formula="of:=[.A165]+1" office:value-type="float" office:value="660">
            <text:p>660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64, 1787, null, 0, 1);">
            <text:p>insert into game_score (id, matchid, squad, goals, points, time_type) values (660, 164, 1787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661">
            <text:p>661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64, 1721, 0, 0, 2);">
            <text:p>insert into game_score (id, matchid, squad, goals, points, time_type) values (661, 164, 1721, 0, 0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662">
            <text:p>662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64, 1721, 0, 0, 1);">
            <text:p>insert into game_score (id, matchid, squad, goals, points, time_type) values (662, 164, 1721, 0, 0, 1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663">
            <text:p>663</text:p>
          </table:table-cell>
          <table:table-cell table:style-name="ce3" table:formula="of:=[.B165]+1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65, 1876, 2, 2, 2);">
            <text:p>insert into game_score (id, matchid, squad, goals, points, time_type) values (663, 165, 1876, 2, 2, 2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664">
            <text:p>664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65, 1876, null, 0, 1);">
            <text:p>insert into game_score (id, matchid, squad, goals, points, time_type) values (664, 165, 1876, null, 0, 1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665">
            <text:p>665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65, 1721, 0, 0, 2);">
            <text:p>insert into game_score (id, matchid, squad, goals, points, time_type) values (665, 165, 1721, 0, 0, 2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65, 1721, 0, 0, 1);">
            <text:p>insert into game_score (id, matchid, squad, goals, points, time_type) values (666, 165, 1721, 0, 0, 1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667">
            <text:p>667</text:p>
          </table:table-cell>
          <table:table-cell table:style-name="ce4" table:formula="of:=[.B169]+1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66, 1869, 1, 2, 2);">
            <text:p>insert into game_score (id, matchid, squad, goals, points, time_type) values (667, 166, 1869, 1, 2, 2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668">
            <text:p>668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66, 1869, null, 0, 1);">
            <text:p>insert into game_score (id, matchid, squad, goals, points, time_type) values (668, 166, 1869, null, 0, 1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669">
            <text:p>669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66, 1787, 0, 0, 2);">
            <text:p>insert into game_score (id, matchid, squad, goals, points, time_type) values (669, 166, 1787, 0, 0, 2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670">
            <text:p>670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66, 1787, 0, 0, 1);">
            <text:p>insert into game_score (id, matchid, squad, goals, points, time_type) values (670, 166, 1787, 0, 0, 1);</text:p>
          </table:table-cell>
          <table:table-cell table:number-columns-repeated="1017"/>
        </table:table-row>
        <table:table-row table:style-name="ro2">
          <table:table-cell table:style-name="ce3" table:formula="of:=[.A176]+1" office:value-type="float" office:value="671">
            <text:p>671</text:p>
          </table:table-cell>
          <table:table-cell table:style-name="ce3" table:formula="of:=[.B173]+1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67, 1869, 2, 1, 2);">
            <text:p>insert into game_score (id, matchid, squad, goals, points, time_type) values (671, 167, 1869, 2, 1, 2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672">
            <text:p>672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67, 1869, null, 0, 1);">
            <text:p>insert into game_score (id, matchid, squad, goals, points, time_type) values (672, 167, 1869, null, 0, 1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673">
            <text:p>673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67, 1721, 2, 1, 2);">
            <text:p>insert into game_score (id, matchid, squad, goals, points, time_type) values (673, 167, 1721, 2, 1, 2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674">
            <text:p>674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67, 1721, null, 0, 1);">
            <text:p>insert into game_score (id, matchid, squad, goals, points, time_type) values (674, 167, 1721, null, 0, 1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675">
            <text:p>675</text:p>
          </table:table-cell>
          <table:table-cell table:style-name="ce4" table:formula="of:=[.B177]+1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68, 1876, 1, 2, 2);">
            <text:p>insert into game_score (id, matchid, squad, goals, points, time_type) values (675, 168, 1876, 1, 2, 2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676">
            <text:p>676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68, 1876, null, 0, 1);">
            <text:p>insert into game_score (id, matchid, squad, goals, points, time_type) values (676, 168, 1876, null, 0, 1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677">
            <text:p>677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68, 1787, 0, 0, 2);">
            <text:p>insert into game_score (id, matchid, squad, goals, points, time_type) values (677, 168, 1787, 0, 0, 2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678">
            <text:p>678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8">
            <text:p>187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68, 1878, 0, 0, 1);">
            <text:p>insert into game_score (id, matchid, squad, goals, points, time_type) values (678, 168, 1878, 0, 0, 1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679">
            <text:p>679</text:p>
          </table:table-cell>
          <table:table-cell table:style-name="ce3" table:formula="of:=[.B181]+1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69, 596, 2, 2, 2);">
            <text:p>insert into game_score (id, matchid, squad, goals, points, time_type) values (679, 169, 596, 2, 2, 2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680">
            <text:p>680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69, 596, null, 0, 1);">
            <text:p>insert into game_score (id, matchid, squad, goals, points, time_type) values (680, 169, 596, null, 0, 1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681">
            <text:p>681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69, 1758, 0, 0, 2);">
            <text:p>insert into game_score (id, matchid, squad, goals, points, time_type) values (681, 169, 1758, 0, 0, 2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69, 1758, 0, 0, 1);">
            <text:p>insert into game_score (id, matchid, squad, goals, points, time_type) values (682, 169, 1758, 0, 0, 1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683">
            <text:p>683</text:p>
          </table:table-cell>
          <table:table-cell table:style-name="ce4" table:formula="of:=[.B185]+1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70, 1784, 1, 0, 2);">
            <text:p>insert into game_score (id, matchid, squad, goals, points, time_type) values (683, 170, 1784, 1, 0, 2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684">
            <text:p>684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70, 1784, null, 0, 1);">
            <text:p>insert into game_score (id, matchid, squad, goals, points, time_type) values (684, 170, 1784, null, 0, 1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685">
            <text:p>685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70, 1868, 4, 2, 2);">
            <text:p>insert into game_score (id, matchid, squad, goals, points, time_type) values (685, 170, 1868, 4, 2, 2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686">
            <text:p>686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70, 1868, null, 0, 1);">
            <text:p>insert into game_score (id, matchid, squad, goals, points, time_type) values (686, 170, 1868, null, 0, 1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687">
            <text:p>687</text:p>
          </table:table-cell>
          <table:table-cell table:style-name="ce3" table:formula="of:=[.B189]+1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71, 596, 3, 2, 2);">
            <text:p>insert into game_score (id, matchid, squad, goals, points, time_type) values (687, 171, 596, 3, 2, 2);</text:p>
          </table:table-cell>
          <table:table-cell table:number-columns-repeated="1017"/>
        </table:table-row>
        <table:table-row table:style-name="ro1">
          <table:table-cell table:style-name="ce3" table:formula="of:=[.A193]+1" office:value-type="float" office:value="688">
            <text:p>688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71, 596, null, 0, 1);">
            <text:p>insert into game_score (id, matchid, squad, goals, points, time_type) values (688, 171, 596, null, 0, 1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689">
            <text:p>689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71, 1784, 0, 0, 2);">
            <text:p>insert into game_score (id, matchid, squad, goals, points, time_type) values (689, 171, 1784, 0, 0, 2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690">
            <text:p>690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71, 1784, 0, 0, 1);">
            <text:p>insert into game_score (id, matchid, squad, goals, points, time_type) values (690, 171, 1784, 0, 0, 1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691">
            <text:p>691</text:p>
          </table:table-cell>
          <table:table-cell table:style-name="ce4" table:formula="of:=[.B193]+1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72, 1758, 1, 1, 2);">
            <text:p>insert into game_score (id, matchid, squad, goals, points, time_type) values (691, 172, 1758, 1, 1, 2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692">
            <text:p>692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692, 172, 1758, null, 0, 1);">
            <text:p>insert into game_score (id, matchid, squad, goals, points, time_type) values (692, 172, 1758, null, 0, 1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693">
            <text:p>693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693, 172, 1868, 1, 1, 2);">
            <text:p>insert into game_score (id, matchid, squad, goals, points, time_type) values (693, 172, 1868, 1, 1, 2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694">
            <text:p>694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694, 172, 1868, null, 0, 1);">
            <text:p>insert into game_score (id, matchid, squad, goals, points, time_type) values (694, 172, 1868, null, 0, 1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695">
            <text:p>695</text:p>
          </table:table-cell>
          <table:table-cell table:style-name="ce3" table:formula="of:=[.B197]+1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695, 173, 1784, 4, 2, 2);">
            <text:p>insert into game_score (id, matchid, squad, goals, points, time_type) values (695, 173, 1784, 4, 2, 2);</text:p>
          </table:table-cell>
          <table:table-cell table:number-columns-repeated="1017"/>
        </table:table-row>
        <table:table-row table:style-name="ro1">
          <table:table-cell table:style-name="ce3" table:formula="of:=[.A201]+1" office:value-type="float" office:value="696">
            <text:p>696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696, 173, 1784, null, 0, 1);">
            <text:p>insert into game_score (id, matchid, squad, goals, points, time_type) values (696, 173, 1784, null, 0, 1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697">
            <text:p>697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697, 173, 1758, 1, 0, 2);">
            <text:p>insert into game_score (id, matchid, squad, goals, points, time_type) values (697, 173, 1758, 1, 0, 2);</text:p>
          </table:table-cell>
          <table:table-cell table:number-columns-repeated="1017"/>
        </table:table-row>
        <table:table-row table:style-name="ro1">
          <table:table-cell table:style-name="ce3" table:formula="of:=[.A203]+1" office:value-type="float" office:value="698">
            <text:p>698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698, 173, 1758, null, 0, 1);">
            <text:p>insert into game_score (id, matchid, squad, goals, points, time_type) values (698, 173, 1758, null, 0, 1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699">
            <text:p>699</text:p>
          </table:table-cell>
          <table:table-cell table:style-name="ce4" table:formula="of:=[.B201]+1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699, 174, 596, 3, 2, 2);">
            <text:p>insert into game_score (id, matchid, squad, goals, points, time_type) values (699, 174, 596, 3, 2, 2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700">
            <text:p>700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700, 174, 596, null, 0, 1);">
            <text:p>insert into game_score (id, matchid, squad, goals, points, time_type) values (700, 174, 596, null, 0, 1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701">
            <text:p>701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701, 174, 1868, 2, 0, 2);">
            <text:p>insert into game_score (id, matchid, squad, goals, points, time_type) values (701, 174, 1868, 2, 0, 2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702">
            <text:p>702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702, 174, 1868, null, 0, 1);">
            <text:p>insert into game_score (id, matchid, squad, goals, points, time_type) values (702, 174, 1868, null, 0, 1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703">
            <text:p>703</text:p>
          </table:table-cell>
          <table:table-cell table:style-name="ce3" table:formula="of:=[.B205]+1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703, 175, 1876, 3, 2, 2);">
            <text:p>insert into game_score (id, matchid, squad, goals, points, time_type) values (703, 175, 1876, 3, 2, 2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704">
            <text:p>704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704, 175, 1876, 1, 0, 1);">
            <text:p>insert into game_score (id, matchid, squad, goals, points, time_type) values (704, 175, 1876, 1, 0, 1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705">
            <text:p>705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705, 175, 1868, 0, 0, 2);">
            <text:p>insert into game_score (id, matchid, squad, goals, points, time_type) values (705, 175, 1868, 0, 0, 2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706">
            <text:p>706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706, 175, 1868, 0, 0, 1);">
            <text:p>insert into game_score (id, matchid, squad, goals, points, time_type) values (706, 175, 1868, 0, 0, 1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707">
            <text:p>707</text:p>
          </table:table-cell>
          <table:table-cell table:style-name="ce4" table:formula="of:=[.B209]+1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707, 176, 596, 1, 0, 2);">
            <text:p>insert into game_score (id, matchid, squad, goals, points, time_type) values (707, 176, 596, 1, 0, 2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708">
            <text:p>708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708, 176, 596, 1, 0, 1);">
            <text:p>insert into game_score (id, matchid, squad, goals, points, time_type) values (708, 176, 596, 1, 0, 1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709">
            <text:p>709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709, 176, 1869, 1, 0, 2);">
            <text:p>insert into game_score (id, matchid, squad, goals, points, time_type) values (709, 176, 1869, 1, 0, 2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710">
            <text:p>710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710, 176, 1869, 0, 0, 1);">
            <text:p>insert into game_score (id, matchid, squad, goals, points, time_type) values (710, 176, 1869, 0, 0, 1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711">
            <text:p>711</text:p>
          </table:table-cell>
          <table:table-cell table:style-name="ce4" table:formula="of:=[.B214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711, 176, 596, 1, 1, 4);">
            <text:p>insert into game_score (id, matchid, squad, goals, points, time_type) values (711, 176, 596, 1, 1, 4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712">
            <text:p>712</text:p>
          </table:table-cell>
          <table:table-cell table:style-name="ce4" table:formula="of:=[.B215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712, 176, 596, 1, 0, 3);">
            <text:p>insert into game_score (id, matchid, squad, goals, points, time_type) values (712, 176, 596, 1, 0, 3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713">
            <text:p>713</text:p>
          </table:table-cell>
          <table:table-cell table:style-name="ce4" table:formula="of:=[.B216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713, 176, 1869, 1, 1, 4);">
            <text:p>insert into game_score (id, matchid, squad, goals, points, time_type) values (713, 176, 1869, 1, 1, 4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714">
            <text:p>714</text:p>
          </table:table-cell>
          <table:table-cell table:style-name="ce4" table:formula="of:=[.B217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714, 176, 1869, 1, 0, 3);">
            <text:p>insert into game_score (id, matchid, squad, goals, points, time_type) values (714, 176, 1869, 1, 0, 3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715">
            <text:p>715</text:p>
          </table:table-cell>
          <table:table-cell table:style-name="ce4" table:formula="of:=[.B218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715, 176, 596, 4, 0, 7);">
            <text:p>insert into game_score (id, matchid, squad, goals, points, time_type) values (715, 176, 596, 4, 0, 7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716">
            <text:p>716</text:p>
          </table:table-cell>
          <table:table-cell table:style-name="ce4" table:formula="of:=[.B219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716, 176, 1869, 3, 0, 7);">
            <text:p>insert into game_score (id, matchid, squad, goals, points, time_type) values (716, 176, 1869, 3, 0, 7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717">
            <text:p>717</text:p>
          </table:table-cell>
          <table:table-cell table:style-name="ce3" table:formula="of:=[.B213]+1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717, 177, 1868, 3, 0, 2);">
            <text:p>insert into game_score (id, matchid, squad, goals, points, time_type) values (717, 177, 1868, 3, 0, 2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718">
            <text:p>718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718, 177, 1868, 1, 0, 1);">
            <text:p>insert into game_score (id, matchid, squad, goals, points, time_type) values (718, 177, 1868, 1, 0, 1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719">
            <text:p>719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719, 177, 1869, 2, 0, 2);">
            <text:p>insert into game_score (id, matchid, squad, goals, points, time_type) values (719, 177, 1869, 2, 0, 2);</text:p>
          </table:table-cell>
          <table:table-cell table:number-columns-repeated="1017"/>
        </table:table-row>
        <table:table-row table:style-name="ro1">
          <table:table-cell table:style-name="ce3" table:formula="of:=[.A225]+1" office:value-type="float" office:value="720">
            <text:p>720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720, 177, 1869, null, 0, 1);">
            <text:p>insert into game_score (id, matchid, squad, goals, points, time_type) values (720, 177, 1869, null, 0, 1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721">
            <text:p>721</text:p>
          </table:table-cell>
          <table:table-cell table:style-name="ce4" table:formula="of:=[.B223]+1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721, 178, 596, 0, 0, 2);">
            <text:p>insert into game_score (id, matchid, squad, goals, points, time_type) values (721, 178, 596, 0, 0, 2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722">
            <text:p>722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722, 178, 596, 0, 0, 1);">
            <text:p>insert into game_score (id, matchid, squad, goals, points, time_type) values (722, 178, 596, 0, 0, 1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723">
            <text:p>723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723, 178, 1876, 0, 0, 2);">
            <text:p>insert into game_score (id, matchid, squad, goals, points, time_type) values (723, 178, 1876, 0, 0, 2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724">
            <text:p>724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724, 178, 1876, 0, 0, 1);">
            <text:p>insert into game_score (id, matchid, squad, goals, points, time_type) values (724, 178, 1876, 0, 0, 1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725">
            <text:p>725</text:p>
          </table:table-cell>
          <table:table-cell table:style-name="ce4" table:formula="of:=[.B228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725, 178, 596, 0, 1, 4);">
            <text:p>insert into game_score (id, matchid, squad, goals, points, time_type) values (725, 178, 596, 0, 1, 4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726">
            <text:p>726</text:p>
          </table:table-cell>
          <table:table-cell table:style-name="ce4" table:formula="of:=[.B229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726, 178, 596, 0, 0, 3);">
            <text:p>insert into game_score (id, matchid, squad, goals, points, time_type) values (726, 178, 596, 0, 0, 3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727">
            <text:p>727</text:p>
          </table:table-cell>
          <table:table-cell table:style-name="ce4" table:formula="of:=[.B230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727, 178, 1876, 0, 1, 4);">
            <text:p>insert into game_score (id, matchid, squad, goals, points, time_type) values (727, 178, 1876, 0, 1, 4);</text:p>
          </table:table-cell>
          <table:table-cell table:number-columns-repeated="1017"/>
        </table:table-row>
        <table:table-row table:style-name="ro2">
          <table:table-cell table:style-name="ce4" table:formula="of:=[.A233]+1" office:value-type="float" office:value="728">
            <text:p>728</text:p>
          </table:table-cell>
          <table:table-cell table:style-name="ce4" table:formula="of:=[.B231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728, 178, 1876, 0, 0, 3);">
            <text:p>insert into game_score (id, matchid, squad, goals, points, time_type) values (728, 178, 1876, 0, 0, 3);</text:p>
          </table:table-cell>
          <table:table-cell table:number-columns-repeated="1017"/>
        </table:table-row>
        <table:table-row table:style-name="ro2">
          <table:table-cell table:style-name="ce4" table:formula="of:=[.A234]+1" office:value-type="float" office:value="729">
            <text:p>729</text:p>
          </table:table-cell>
          <table:table-cell table:style-name="ce4" table:formula="of:=[.B232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729, 178, 596, 6, 0, 7);">
            <text:p>insert into game_score (id, matchid, squad, goals, points, time_type) values (729, 178, 596, 6, 0, 7);</text:p>
          </table:table-cell>
          <table:table-cell table:number-columns-repeated="1017"/>
        </table:table-row>
        <table:table-row table:style-name="ro2">
          <table:table-cell table:style-name="ce4" table:formula="of:=[.A235]+1" office:value-type="float" office:value="730">
            <text:p>730</text:p>
          </table:table-cell>
          <table:table-cell table:style-name="ce4" table:formula="of:=[.B233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730, 178, 1876, 5, 0, 7);">
            <text:p>insert into game_score (id, matchid, squad, goals, points, time_type) values (730, 178, 1876, 5, 0, 7);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21]+1" office:value-type="float" office:value="88">
            <text:p>88</text:p>
          </table:table-cell>
          <table:table-cell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88, 1994, '1', );">
            <text:p>insert into qualifying_group_stage (id, tournament, group_code, squad) values (88, 1994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9">
            <text:p>89</text:p>
          </table:table-cell>
          <table:table-cell table:formula="of:=[.B2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89, 1994, '1', );">
            <text:p>insert into qualifying_group_stage (id, tournament, group_code, squad) values (89, 1994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0">
            <text:p>90</text:p>
          </table:table-cell>
          <table:table-cell table:formula="of:=[.B3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90, 1994, '1', );">
            <text:p>insert into qualifying_group_stage (id, tournament, group_code, squad) values (90, 1994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91">
            <text:p>91</text:p>
          </table:table-cell>
          <table:table-cell table:formula="of:=[.B4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91, 1994, '2', );">
            <text:p>insert into qualifying_group_stage (id, tournament, group_code, squad) values (91, 1994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92">
            <text:p>92</text:p>
          </table:table-cell>
          <table:table-cell table:formula="of:=[.B5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92, 1994, '2', );">
            <text:p>insert into qualifying_group_stage (id, tournament, group_code, squad) values (92, 1994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93">
            <text:p>93</text:p>
          </table:table-cell>
          <table:table-cell table:formula="of:=[.B6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93, 1994, '3', );">
            <text:p>insert into qualifying_group_stage (id, tournament, group_code, squad) values (93, 1994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94">
            <text:p>94</text:p>
          </table:table-cell>
          <table:table-cell table:formula="of:=[.B7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94, 1994, '3', );">
            <text:p>insert into qualifying_group_stage (id, tournament, group_code, squad) values (94, 1994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95">
            <text:p>95</text:p>
          </table:table-cell>
          <table:table-cell table:formula="of:=[.B8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95, 1994, '3', );">
            <text:p>insert into qualifying_group_stage (id, tournament, group_code, squad) values (95, 1994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6">
            <text:p>96</text:p>
          </table:table-cell>
          <table:table-cell table:formula="of:=[.B9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96, 1994, '4', );">
            <text:p>insert into qualifying_group_stage (id, tournament, group_code, squad) values (96, 1994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97">
            <text:p>97</text:p>
          </table:table-cell>
          <table:table-cell table:formula="of:=[.B10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97, 1994, '4', );">
            <text:p>insert into qualifying_group_stage (id, tournament, group_code, squad) values (97, 1994, '4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98">
            <text:p>98</text:p>
          </table:table-cell>
          <table:table-cell table:formula="of:=[.B11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98, 1994, '4', );">
            <text:p>insert into qualifying_group_stage (id, tournament, group_code, squad) values (98, 1994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9">
            <text:p>99</text:p>
          </table:table-cell>
          <table:table-cell table:formula="of:=[.B12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99, 1994, '4', );">
            <text:p>insert into qualifying_group_stage (id, tournament, group_code, squad) values (99, 1994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00">
            <text:p>100</text:p>
          </table:table-cell>
          <table:table-cell table:formula="of:=[.B13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00, 1994, '5', );">
            <text:p>insert into qualifying_group_stage (id, tournament, group_code, squad) values (100, 1994, '5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1">
            <text:p>101</text:p>
          </table:table-cell>
          <table:table-cell table:formula="of:=[.B14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01, 1994, '5', );">
            <text:p>insert into qualifying_group_stage (id, tournament, group_code, squad) values (101, 1994, '5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02">
            <text:p>102</text:p>
          </table:table-cell>
          <table:table-cell table:formula="of:=[.B15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02, 1994, '5', );">
            <text:p>insert into qualifying_group_stage (id, tournament, group_code, squad) values (102, 1994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03">
            <text:p>103</text:p>
          </table:table-cell>
          <table:table-cell table:formula="of:=[.B16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03, 1994, '5', );">
            <text:p>insert into qualifying_group_stage (id, tournament, group_code, squad) values (103, 1994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04">
            <text:p>104</text:p>
          </table:table-cell>
          <table:table-cell table:formula="of:=[.B17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04, 1994, '5', );">
            <text:p>insert into qualifying_group_stage (id, tournament, group_code, squad) values (104, 1994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5">
            <text:p>105</text:p>
          </table:table-cell>
          <table:table-cell table:formula="of:=[.B18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05, 1994, '6', );">
            <text:p>insert into qualifying_group_stage (id, tournament, group_code, squad) values (105, 1994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6">
            <text:p>106</text:p>
          </table:table-cell>
          <table:table-cell table:formula="of:=[.B19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06, 1994, '6', );">
            <text:p>insert into qualifying_group_stage (id, tournament, group_code, squad) values (106, 1994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7">
            <text:p>107</text:p>
          </table:table-cell>
          <table:table-cell table:formula="of:=[.B20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07, 1994, '6', );">
            <text:p>insert into qualifying_group_stage (id, tournament, group_code, squad) values (107, 1994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3'.A158]+1" office:value-type="float" office:value="179">
            <text:p>179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79, '1994-01-23', 1, 1246);">
            <text:p>insert into game (matchid, matchdate, game_type, country) values (179, '1994-01-23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80">
            <text:p>180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80, '1994-01-23', 1, 1473);">
            <text:p>insert into game (matchid, matchdate, game_type, country) values (180, '1994-01-23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81">
            <text:p>181</text:p>
          </table:table-cell>
          <table:table-cell table:style-name="ce5" table:formula="of:=&quot;1994-01-27&quot;" office:value-type="string" office:string-value="1994-01-27">
            <text:p>1994-01-27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81, '1994-01-27', 1, 1246);">
            <text:p>insert into game (matchid, matchdate, game_type, country) values (181, '1994-01-27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82">
            <text:p>18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82, '1994-??-??', 1, 1784);">
            <text:p>insert into game (matchid, matchdate, game_type, country) values (182, '1994-??-??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83">
            <text:p>18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83, '1994-??-??', 1, 1784);">
            <text:p>insert into game (matchid, matchdate, game_type, country) values (183, '1994-??-??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84">
            <text:p>18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84, '1994-??-??', 1, 1784);">
            <text:p>insert into game (matchid, matchdate, game_type, country) values (184, '1994-??-??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85">
            <text:p>18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9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85, '1994-??-??', 1, 597);">
            <text:p>insert into game (matchid, matchdate, game_type, country) values (185, '1994-??-??', 1, 597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86">
            <text:p>18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0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86, '1994-??-??', 1, 597);">
            <text:p>insert into game (matchid, matchdate, game_type, country) values (186, '1994-??-??', 1, 597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87">
            <text:p>18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1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87, '1994-??-??', 1, 597);">
            <text:p>insert into game (matchid, matchdate, game_type, country) values (187, '1994-??-??', 1, 597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88">
            <text:p>18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88, '1994-??-??', 1, 1869);">
            <text:p>insert into game (matchid, matchdate, game_type, country) values (188, '1994-??-??', 1, 1869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89">
            <text:p>18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89, '1994-??-??', 1, 1869);">
            <text:p>insert into game (matchid, matchdate, game_type, country) values (189, '1994-??-??', 1, 1869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90">
            <text:p>190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4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90, '1994-??-??', 1, 1869);">
            <text:p>insert into game (matchid, matchdate, game_type, country) values (190, '1994-??-??', 1, 186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91">
            <text:p>191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5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91, '1994-??-??', 1, 1869);">
            <text:p>insert into game (matchid, matchdate, game_type, country) values (191, '1994-??-??', 1, 1869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2">
            <text:p>19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6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2, '1994-??-??', 1, 1869);">
            <text:p>insert into game (matchid, matchdate, game_type, country) values (192, '1994-??-??', 1, 1869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93">
            <text:p>19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7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3, '1994-??-??', 1, 1869);">
            <text:p>insert into game (matchid, matchdate, game_type, country) values (193, '1994-??-??', 1, 1869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94">
            <text:p>19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8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94, '1994-??-??', 1, 1345);">
            <text:p>insert into game (matchid, matchdate, game_type, country) values (194, '1994-??-??', 1, 1345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95">
            <text:p>19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9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95, '1994-??-??', 1, 1345);">
            <text:p>insert into game (matchid, matchdate, game_type, country) values (195, '1994-??-??', 1, 1345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96">
            <text:p>19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0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96, '1994-??-??', 1, 1345);">
            <text:p>insert into game (matchid, matchdate, game_type, country) values (196, '1994-??-??', 1, 1345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97">
            <text:p>19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1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97, '1994-??-??', 1, 1345);">
            <text:p>insert into game (matchid, matchdate, game_type, country) values (197, '1994-??-??', 1, 1345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98">
            <text:p>19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2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98, '1994-??-??', 1, 1345);">
            <text:p>insert into game (matchid, matchdate, game_type, country) values (198, '1994-??-??', 1, 1345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99">
            <text:p>19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3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99, '1994-??-??', 1, 1345);">
            <text:p>insert into game (matchid, matchdate, game_type, country) values (199, '1994-??-??', 1, 1345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00">
            <text:p>200</text:p>
          </table:table-cell>
          <table:table-cell table:style-name="ce5" table:formula="of:=&quot;1994-03-10&quot;" office:value-type="string" office:string-value="1994-03-10">
            <text:p>1994-03-10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00, '1994-03-10', 1, null);">
            <text:p>insert into game (matchid, matchdate, game_type, country) values (200, '1994-03-10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3'.A236]+1" office:value-type="float" office:value="731">
            <text:p>731</text:p>
          </table:table-cell>
          <table:table-cell table:style-name="ce3" table:formula="of:=[.A24]" office:value-type="float" office:value="179">
            <text:p>17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31, 179, 1246, 0, 0, 2);">
            <text:p>insert into game_score (id, matchid, squad, goals, points, time_type) values (731, 179, 1246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732">
            <text:p>732</text:p>
          </table:table-cell>
          <table:table-cell table:style-name="ce3" table:formula="of:=[.B48]" office:value-type="float" office:value="179">
            <text:p>17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732, 179, 1246, 0, 0, 1);">
            <text:p>insert into game_score (id, matchid, squad, goals, points, time_type) values (732, 179, 1246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733">
            <text:p>733</text:p>
          </table:table-cell>
          <table:table-cell table:style-name="ce3" table:formula="of:=[.B48]" office:value-type="float" office:value="179">
            <text:p>179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733, 179, 1787, 1, 3, 2);">
            <text:p>insert into game_score (id, matchid, squad, goals, points, time_type) values (733, 179, 1787, 1, 3, 2);</text:p>
          </table:table-cell>
          <table:table-cell table:number-columns-repeated="1017"/>
        </table:table-row>
        <table:table-row table:style-name="ro1">
          <table:table-cell table:style-name="ce3" table:formula="of:=[.A50]+1" office:value-type="float" office:value="734">
            <text:p>734</text:p>
          </table:table-cell>
          <table:table-cell table:style-name="ce3" table:formula="of:=[.B49]" office:value-type="float" office:value="179">
            <text:p>179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734, 179, 1787, null, 0, 1);">
            <text:p>insert into game_score (id, matchid, squad, goals, points, time_type) values (734, 179, 1787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735">
            <text:p>735</text:p>
          </table:table-cell>
          <table:table-cell table:style-name="ce4" table:formula="of:=[.B48]+1" office:value-type="float" office:value="180">
            <text:p>18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735, 180, 1473, 2, 3, 2);">
            <text:p>insert into game_score (id, matchid, squad, goals, points, time_type) values (735, 180, 1473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736">
            <text:p>736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736, 180, 1473, null, 0, 1);">
            <text:p>insert into game_score (id, matchid, squad, goals, points, time_type) values (736, 180, 1473, null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737">
            <text:p>737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737, 180, 1787, 0, 0, 2);">
            <text:p>insert into game_score (id, matchid, squad, goals, points, time_type) values (737, 180, 1787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738">
            <text:p>738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738, 180, 1787, 0, 0, 1);">
            <text:p>insert into game_score (id, matchid, squad, goals, points, time_type) values (738, 180, 1787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739">
            <text:p>739</text:p>
          </table:table-cell>
          <table:table-cell table:style-name="ce3" table:formula="of:=[.B52]+1" office:value-type="float" office:value="181">
            <text:p>181</text:p>
          </table:table-cell>
          <table:table-cell table:style-name="ce3" office:value-type="float" office:value="1248">
            <text:p>124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39, 181, 1248, 4, 3, 2);">
            <text:p>insert into game_score (id, matchid, squad, goals, points, time_type) values (739, 181, 1248, 4, 3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740">
            <text:p>740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248">
            <text:p>124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40, 181, 1248, null, 0, 1);">
            <text:p>insert into game_score (id, matchid, squad, goals, points, time_type) values (740, 181, 1248, null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741">
            <text:p>741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741, 181, 1473, 2, 0, 2);">
            <text:p>insert into game_score (id, matchid, squad, goals, points, time_type) values (741, 181, 1473, 2, 0, 2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742">
            <text:p>742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742, 181, 1473, null, 0, 1);">
            <text:p>insert into game_score (id, matchid, squad, goals, points, time_type) values (742, 181, 1473, null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743">
            <text:p>743</text:p>
          </table:table-cell>
          <table:table-cell table:style-name="ce4" table:formula="of:=[.B56]+1" office:value-type="float" office:value="182">
            <text:p>182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743, 182, 590, 9, 3, 2);">
            <text:p>insert into game_score (id, matchid, squad, goals, points, time_type) values (743, 182, 590, 9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744">
            <text:p>744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744, 182, 590, null, 0, 1);">
            <text:p>insert into game_score (id, matchid, squad, goals, points, time_type) values (744, 182, 590, null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745">
            <text:p>745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45, 182, 1264, 0, 0, 2);">
            <text:p>insert into game_score (id, matchid, squad, goals, points, time_type) values (745, 182, 126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746">
            <text:p>746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46, 182, 1264, 0, 0, 1);">
            <text:p>insert into game_score (id, matchid, squad, goals, points, time_type) values (746, 182, 1264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747">
            <text:p>747</text:p>
          </table:table-cell>
          <table:table-cell table:style-name="ce3" table:formula="of:=[.B60]+1" office:value-type="float" office:value="183">
            <text:p>18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47, 183, 1784, 2, 3, 2);">
            <text:p>insert into game_score (id, matchid, squad, goals, points, time_type) values (747, 183, 1784, 2, 3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748">
            <text:p>748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48, 183, 1784, null, 0, 1);">
            <text:p>insert into game_score (id, matchid, squad, goals, points, time_type) values (748, 183, 1784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749">
            <text:p>749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49, 183, 1264, 0, 0, 2);">
            <text:p>insert into game_score (id, matchid, squad, goals, points, time_type) values (749, 183, 1264, 0, 0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750">
            <text:p>750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50, 183, 1264, 0, 0, 1);">
            <text:p>insert into game_score (id, matchid, squad, goals, points, time_type) values (750, 183, 1264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751">
            <text:p>751</text:p>
          </table:table-cell>
          <table:table-cell table:style-name="ce4" table:formula="of:=[.B64]+1" office:value-type="float" office:value="184">
            <text:p>18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51, 184, 1784, 0, 0, 2);">
            <text:p>insert into game_score (id, matchid, squad, goals, points, time_type) values (751, 184, 1784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752">
            <text:p>752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52, 184, 1784, 0, 0, 1);">
            <text:p>insert into game_score (id, matchid, squad, goals, points, time_type) values (752, 184, 1784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753">
            <text:p>753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53, 184, 590, 2, 3, 2);">
            <text:p>insert into game_score (id, matchid, squad, goals, points, time_type) values (753, 184, 590, 2, 3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754">
            <text:p>754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54, 184, 590, null, 0, 1);">
            <text:p>insert into game_score (id, matchid, squad, goals, points, time_type) values (754, 184, 590, null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755">
            <text:p>755</text:p>
          </table:table-cell>
          <table:table-cell table:style-name="ce3" table:formula="of:=[.B68]+1" office:value-type="float" office:value="185">
            <text:p>1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55, 185, 597, 2, 3, 2);">
            <text:p>insert into game_score (id, matchid, squad, goals, points, time_type) values (755, 185, 597, 2, 3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756">
            <text:p>756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56, 185, 597, null, 0, 1);">
            <text:p>insert into game_score (id, matchid, squad, goals, points, time_type) values (756, 185, 597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757">
            <text:p>757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57, 185, 594, 0, 0, 2);">
            <text:p>insert into game_score (id, matchid, squad, goals, points, time_type) values (757, 185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758">
            <text:p>758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58, 185, 594, 0, 0, 1);">
            <text:p>insert into game_score (id, matchid, squad, goals, points, time_type) values (758, 185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759">
            <text:p>759</text:p>
          </table:table-cell>
          <table:table-cell table:style-name="ce4" table:formula="of:=[.B72]+1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59, 186, 592, 1, 0, 2);">
            <text:p>insert into game_score (id, matchid, squad, goals, points, time_type) values (759, 186, 592, 1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760">
            <text:p>760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60, 186, 592, null, 0, 1);">
            <text:p>insert into game_score (id, matchid, squad, goals, points, time_type) values (760, 186, 592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761">
            <text:p>761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61, 186, 594, 1, 0, 2);">
            <text:p>insert into game_score (id, matchid, squad, goals, points, time_type) values (761, 186, 594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762">
            <text:p>762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62, 186, 594, null, 0, 1);">
            <text:p>insert into game_score (id, matchid, squad, goals, points, time_type) values (762, 186, 594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763">
            <text:p>763</text:p>
          </table:table-cell>
          <table:table-cell table:style-name="ce4" table:formula="of:=[.B77]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63, 186, 592, 4, 0, 7);">
            <text:p>insert into game_score (id, matchid, squad, goals, points, time_type) values (763, 186, 592, 4, 0, 7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764">
            <text:p>764</text:p>
          </table:table-cell>
          <table:table-cell table:style-name="ce4" table:formula="of:=[.B78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64, 186, 594, 5, 0, 7);">
            <text:p>insert into game_score (id, matchid, squad, goals, points, time_type) values (764, 186, 594, 5, 0, 7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765">
            <text:p>765</text:p>
          </table:table-cell>
          <table:table-cell table:style-name="ce3" table:formula="of:=[.B76]+1" office:value-type="float" office:value="187">
            <text:p>187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65, 187, 597, 2, 3, 2);">
            <text:p>insert into game_score (id, matchid, squad, goals, points, time_type) values (765, 187, 597, 2, 3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766">
            <text:p>766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66, 187, 597, null, 0, 1);">
            <text:p>insert into game_score (id, matchid, squad, goals, points, time_type) values (766, 187, 597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767">
            <text:p>767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67, 187, 592, 0, 0, 2);">
            <text:p>insert into game_score (id, matchid, squad, goals, points, time_type) values (767, 187, 592, 0, 0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768">
            <text:p>768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68, 187, 592, 0, 0, 1);">
            <text:p>insert into game_score (id, matchid, squad, goals, points, time_type) values (768, 187, 592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769">
            <text:p>769</text:p>
          </table:table-cell>
          <table:table-cell table:style-name="ce4" table:formula="of:=[.B82]+1" office:value-type="float" office:value="188">
            <text:p>18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69, 188, 1869, 9, 3, 2);">
            <text:p>insert into game_score (id, matchid, squad, goals, points, time_type) values (769, 188, 1869, 9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770">
            <text:p>770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70, 188, 1869, null, 0, 1);">
            <text:p>insert into game_score (id, matchid, squad, goals, points, time_type) values (770, 188, 1869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771">
            <text:p>771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71, 188, 1664, 1, 0, 2);">
            <text:p>insert into game_score (id, matchid, squad, goals, points, time_type) values (771, 188, 1664, 1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772">
            <text:p>772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72, 188, 1664, null, 0, 1);">
            <text:p>insert into game_score (id, matchid, squad, goals, points, time_type) values (772, 188, 166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773">
            <text:p>773</text:p>
          </table:table-cell>
          <table:table-cell table:style-name="ce3" table:formula="of:=[.B86]+1" office:value-type="float" office:value="189">
            <text:p>18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73, 189, 1767, 3, 3, 2);">
            <text:p>insert into game_score (id, matchid, squad, goals, points, time_type) values (773, 189, 1767, 3, 3, 2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774">
            <text:p>774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74, 189, 1767, null, 0, 1);">
            <text:p>insert into game_score (id, matchid, squad, goals, points, time_type) values (774, 189, 1767, null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775">
            <text:p>775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75, 189, 1268, 2, 0, 2);">
            <text:p>insert into game_score (id, matchid, squad, goals, points, time_type) values (775, 189, 1268, 2, 0, 2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776">
            <text:p>776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76, 189, 1268, null, 0, 1);">
            <text:p>insert into game_score (id, matchid, squad, goals, points, time_type) values (776, 189, 1268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777">
            <text:p>777</text:p>
          </table:table-cell>
          <table:table-cell table:style-name="ce4" table:formula="of:=[.B90]+1" office:value-type="float" office:value="190">
            <text:p>190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77, 190, 1869, 2, 0, 2);">
            <text:p>insert into game_score (id, matchid, squad, goals, points, time_type) values (777, 190, 1869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778">
            <text:p>778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78, 190, 1869, null, 0, 1);">
            <text:p>insert into game_score (id, matchid, squad, goals, points, time_type) values (778, 190, 1869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779">
            <text:p>779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79, 190, 1767, 4, 3, 2);">
            <text:p>insert into game_score (id, matchid, squad, goals, points, time_type) values (779, 190, 1767, 4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780">
            <text:p>780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80, 190, 1767, null, 0, 1);">
            <text:p>insert into game_score (id, matchid, squad, goals, points, time_type) values (780, 190, 1767, null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781">
            <text:p>781</text:p>
          </table:table-cell>
          <table:table-cell table:style-name="ce3" table:formula="of:=[.B94]+1" office:value-type="float" office:value="191">
            <text:p>19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81, 191, 1268, 8, 3, 2);">
            <text:p>insert into game_score (id, matchid, squad, goals, points, time_type) values (781, 191, 1268, 8, 3, 2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782">
            <text:p>782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82, 191, 1268, null, 0, 1);">
            <text:p>insert into game_score (id, matchid, squad, goals, points, time_type) values (782, 191, 1268, null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783">
            <text:p>783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83, 191, 1664, 0, 0, 2);">
            <text:p>insert into game_score (id, matchid, squad, goals, points, time_type) values (783, 191, 1664, 0, 0, 2);</text:p>
          </table:table-cell>
          <table:table-cell table:number-columns-repeated="1017"/>
        </table:table-row>
        <table:table-row table:style-name="ro1">
          <table:table-cell table:style-name="ce3" table:formula="of:=[.A100]+1" office:value-type="float" office:value="784">
            <text:p>784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84, 191, 1664, null, 0, 1);">
            <text:p>insert into game_score (id, matchid, squad, goals, points, time_type) values (784, 191, 1664, null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785">
            <text:p>785</text:p>
          </table:table-cell>
          <table:table-cell table:style-name="ce4" table:formula="of:=[.B98]+1" office:value-type="float" office:value="192">
            <text:p>1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85, 192, 1869, null, 0, 2);">
            <text:p>insert into game_score (id, matchid, squad, goals, points, time_type) values (785, 192, 1869, null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786">
            <text:p>786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86, 192, 1869, null, 0, 1);">
            <text:p>insert into game_score (id, matchid, squad, goals, points, time_type) values (786, 192, 1869, null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787">
            <text:p>787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87, 192, 1268, null, 0, 2);">
            <text:p>insert into game_score (id, matchid, squad, goals, points, time_type) values (787, 192, 1268, null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788">
            <text:p>788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88, 192, 1268, null, 0, 1);">
            <text:p>insert into game_score (id, matchid, squad, goals, points, time_type) values (788, 192, 1268, null, 0, 1);</text:p>
          </table:table-cell>
          <table:table-cell table:number-columns-repeated="1017"/>
        </table:table-row>
        <table:table-row table:style-name="ro1">
          <table:table-cell table:style-name="ce3" table:formula="of:=[.A105]+1" office:value-type="float" office:value="789">
            <text:p>789</text:p>
          </table:table-cell>
          <table:table-cell table:style-name="ce3" table:formula="of:=[.B102]+1" office:value-type="float" office:value="193">
            <text:p>193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89, 193, 1767, null, 0, 2);">
            <text:p>insert into game_score (id, matchid, squad, goals, points, time_type) values (789, 193, 1767, null, 0, 2);</text:p>
          </table:table-cell>
          <table:table-cell table:number-columns-repeated="1017"/>
        </table:table-row>
        <table:table-row table:style-name="ro1">
          <table:table-cell table:style-name="ce3" table:formula="of:=[.A106]+1" office:value-type="float" office:value="790">
            <text:p>790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90, 193, 1767, null, 0, 1);">
            <text:p>insert into game_score (id, matchid, squad, goals, points, time_type) values (790, 193, 1767, null, 0, 1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791">
            <text:p>791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91, 193, 1664, null, 0, 2);">
            <text:p>insert into game_score (id, matchid, squad, goals, points, time_type) values (791, 193, 1664, null, 0, 2);</text:p>
          </table:table-cell>
          <table:table-cell table:number-columns-repeated="1017"/>
        </table:table-row>
        <table:table-row table:style-name="ro1">
          <table:table-cell table:style-name="ce3" table:formula="of:=[.A108]+1" office:value-type="float" office:value="792">
            <text:p>792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92, 193, 1664, null, 0, 1);">
            <text:p>insert into game_score (id, matchid, squad, goals, points, time_type) values (792, 193, 1664, null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793">
            <text:p>793</text:p>
          </table:table-cell>
          <table:table-cell table:style-name="ce4" table:formula="of:=[.B106]+1" office:value-type="float" office:value="194">
            <text:p>19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93, 194, 1345, 5, 3, 2);">
            <text:p>insert into game_score (id, matchid, squad, goals, points, time_type) values (793, 194, 1345, 5, 3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794">
            <text:p>794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94, 194, 1345, null, 0, 1);">
            <text:p>insert into game_score (id, matchid, squad, goals, points, time_type) values (794, 194, 1345, null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795">
            <text:p>795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95, 194, 1284, 0, 0, 2);">
            <text:p>insert into game_score (id, matchid, squad, goals, points, time_type) values (795, 194, 1284, 0, 0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796">
            <text:p>796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96, 194, 1284, 0, 0, 1);">
            <text:p>insert into game_score (id, matchid, squad, goals, points, time_type) values (796, 194, 1284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797">
            <text:p>797</text:p>
          </table:table-cell>
          <table:table-cell table:style-name="ce3" table:formula="of:=[.B110]+1" office:value-type="float" office:value="195">
            <text:p>19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97, 195, 1876, 4, 3, 2);">
            <text:p>insert into game_score (id, matchid, squad, goals, points, time_type) values (797, 195, 1876, 4, 3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798">
            <text:p>798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98, 195, 1876, null, 0, 1);">
            <text:p>insert into game_score (id, matchid, squad, goals, points, time_type) values (798, 195, 1876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799">
            <text:p>799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99, 195, 1721, 2, 0, 2);">
            <text:p>insert into game_score (id, matchid, squad, goals, points, time_type) values (799, 195, 1721, 2, 0, 2);</text:p>
          </table:table-cell>
          <table:table-cell table:number-columns-repeated="1017"/>
        </table:table-row>
        <table:table-row table:style-name="ro1">
          <table:table-cell table:style-name="ce3" table:formula="of:=[.A116]+1" office:value-type="float" office:value="800">
            <text:p>800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800, 195, 1721, null, 0, 1);">
            <text:p>insert into game_score (id, matchid, squad, goals, points, time_type) values (800, 195, 1721, null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801">
            <text:p>801</text:p>
          </table:table-cell>
          <table:table-cell table:style-name="ce4" table:formula="of:=[.B114]+1" office:value-type="float" office:value="196">
            <text:p>19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801, 196, 1345, 5, 3, 2);">
            <text:p>insert into game_score (id, matchid, squad, goals, points, time_type) values (801, 196, 1345, 5, 3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802">
            <text:p>802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802, 196, 1345, null, 0, 1);">
            <text:p>insert into game_score (id, matchid, squad, goals, points, time_type) values (802, 196, 1345, null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803">
            <text:p>803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803, 196, 1721, 0, 0, 2);">
            <text:p>insert into game_score (id, matchid, squad, goals, points, time_type) values (803, 196, 1721, 0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804">
            <text:p>804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804, 196, 1721, 0, 0, 1);">
            <text:p>insert into game_score (id, matchid, squad, goals, points, time_type) values (804, 196, 1721, 0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805">
            <text:p>805</text:p>
          </table:table-cell>
          <table:table-cell table:style-name="ce3" table:formula="of:=[.B118]+1" office:value-type="float" office:value="197">
            <text:p>1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805, 197, 1876, 12, 3, 2);">
            <text:p>insert into game_score (id, matchid, squad, goals, points, time_type) values (805, 197, 1876, 12, 3, 2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806">
            <text:p>806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806, 197, 1876, null, 0, 1);">
            <text:p>insert into game_score (id, matchid, squad, goals, points, time_type) values (806, 197, 1876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807">
            <text:p>807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807, 197, 1284, 0, 0, 2);">
            <text:p>insert into game_score (id, matchid, squad, goals, points, time_type) values (807, 197, 1284, 0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808">
            <text:p>808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808, 197, 1284, 0, 0, 1);">
            <text:p>insert into game_score (id, matchid, squad, goals, points, time_type) values (808, 197, 1284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809">
            <text:p>809</text:p>
          </table:table-cell>
          <table:table-cell table:style-name="ce4" table:formula="of:=[.B122]+1" office:value-type="float" office:value="198">
            <text:p>19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809, 198, 1721, 3, 3, 2);">
            <text:p>insert into game_score (id, matchid, squad, goals, points, time_type) values (809, 198, 1721, 3, 3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810">
            <text:p>810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810, 198, 1721, null, 0, 1);">
            <text:p>insert into game_score (id, matchid, squad, goals, points, time_type) values (810, 198, 1721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811">
            <text:p>811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811, 198, 1284, 0, 0, 2);">
            <text:p>insert into game_score (id, matchid, squad, goals, points, time_type) values (811, 198, 1284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812">
            <text:p>812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12, 198, 1284, 0, 0, 1);">
            <text:p>insert into game_score (id, matchid, squad, goals, points, time_type) values (812, 198, 1284, 0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813">
            <text:p>813</text:p>
          </table:table-cell>
          <table:table-cell table:style-name="ce3" table:formula="of:=[.B126]+1" office:value-type="float" office:value="199">
            <text:p>199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3, 199, 1345, 3, 3, 2);">
            <text:p>insert into game_score (id, matchid, squad, goals, points, time_type) values (813, 199, 1345, 3, 3, 2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814">
            <text:p>814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4, 199, 1345, null, 0, 1);">
            <text:p>insert into game_score (id, matchid, squad, goals, points, time_type) values (814, 199, 1345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15">
            <text:p>815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15, 199, 1876, 2, 0, 2);">
            <text:p>insert into game_score (id, matchid, squad, goals, points, time_type) values (815, 199, 1876, 2, 0, 2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816">
            <text:p>816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16, 199, 1876, null, 0, 1);">
            <text:p>insert into game_score (id, matchid, squad, goals, points, time_type) values (816, 199, 1876, null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817">
            <text:p>817</text:p>
          </table:table-cell>
          <table:table-cell table:style-name="ce4" table:formula="of:=[.B130]+1" office:value-type="float" office:value="200">
            <text:p>20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17, 200, 1809, 0, 0, 2);">
            <text:p>insert into game_score (id, matchid, squad, goals, points, time_type) values (817, 200, 1809, 0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18">
            <text:p>818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18, 200, 1809, 0, 0, 1);">
            <text:p>insert into game_score (id, matchid, squad, goals, points, time_type) values (818, 200, 1809, 0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19">
            <text:p>819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19, 200, 509, 1, 3, 2);">
            <text:p>insert into game_score (id, matchid, squad, goals, points, time_type) values (819, 200, 509, 1, 3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20">
            <text:p>820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20, 200, 509, null, 0, 1);">
            <text:p>insert into game_score (id, matchid, squad, goals, points, time_type) values (820, 200, 509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140]+1" office:value-type="float" office:value="37">
            <text:p>37</text:p>
          </table:table-cell>
          <table:table-cell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7, 1994, 'A', 1868);">
            <text:p>insert into group_stage (id, tournament, group_code, squad) values (37, 1994, 'A', 1868);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38">
            <text:p>38</text:p>
          </table:table-cell>
          <table:table-cell table:formula="of:=[.B140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41] &amp; &quot;, &quot; &amp; [.B141] &amp; &quot;, '&quot; &amp; [.C141] &amp; &quot;', &quot; &amp; [.D141] &amp;  &quot;);&quot;" office:value-type="string" office:string-value="insert into group_stage (id, tournament, group_code, squad) values (38, 1994, 'A', 590);">
            <text:p>insert into group_stage (id, tournament, group_code, squad) values (38, 1994, 'A', 590);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39">
            <text:p>39</text:p>
          </table:table-cell>
          <table:table-cell table:formula="of:=[.B141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42] &amp; &quot;, &quot; &amp; [.B142] &amp; &quot;, '&quot; &amp; [.C142] &amp; &quot;', &quot; &amp; [.D142] &amp;  &quot;);&quot;" office:value-type="string" office:string-value="insert into group_stage (id, tournament, group_code, squad) values (39, 1994, 'A', 1246);">
            <text:p>insert into group_stage (id, tournament, group_code, squad) values (39, 1994, 'A', 1246);</text:p>
          </table:table-cell>
          <table:table-cell table:number-columns-repeated="1017"/>
        </table:table-row>
        <table:table-row table:style-name="ro2">
          <table:table-cell table:formula="of:=[.A142]+1" office:value-type="float" office:value="40">
            <text:p>40</text:p>
          </table:table-cell>
          <table:table-cell table:formula="of:=[.B142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group_stage (id, tournament, group_code, squad) values (&quot; &amp; [.A143] &amp; &quot;, &quot; &amp; [.B143] &amp; &quot;, '&quot; &amp; [.C143] &amp; &quot;', &quot; &amp; [.D143] &amp;  &quot;);&quot;" office:value-type="string" office:string-value="insert into group_stage (id, tournament, group_code, squad) values (40, 1994, 'A', 1767);">
            <text:p>insert into group_stage (id, tournament, group_code, squad) values (40, 1994, 'A', 1767);</text:p>
          </table:table-cell>
          <table:table-cell table:number-columns-repeated="1017"/>
        </table:table-row>
        <table:table-row table:style-name="ro2">
          <table:table-cell table:formula="of:=[.A143]+1" office:value-type="float" office:value="41">
            <text:p>41</text:p>
          </table:table-cell>
          <table:table-cell table:formula="of:=[.B143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4] &amp; &quot;, &quot; &amp; [.B144] &amp; &quot;, '&quot; &amp; [.C144] &amp; &quot;', &quot; &amp; [.D144] &amp;  &quot;);&quot;" office:value-type="string" office:string-value="insert into group_stage (id, tournament, group_code, squad) values (41, 1994, 'B', 596);">
            <text:p>insert into group_stage (id, tournament, group_code, squad) values (41, 1994, 'B', 596);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42">
            <text:p>42</text:p>
          </table:table-cell>
          <table:table-cell table:formula="of:=[.B144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45] &amp; &quot;, &quot; &amp; [.B145] &amp; &quot;, '&quot; &amp; [.C145] &amp; &quot;', &quot; &amp; [.D145] &amp;  &quot;);&quot;" office:value-type="string" office:string-value="insert into group_stage (id, tournament, group_code, squad) values (42, 1994, 'B', 597);">
            <text:p>insert into group_stage (id, tournament, group_code, squad) values (42, 1994, 'B', 597);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43">
            <text:p>43</text:p>
          </table:table-cell>
          <table:table-cell table:formula="of:=[.B145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09">
            <text:p>509</text:p>
          </table:table-cell>
          <table:table-cell table:number-columns-repeated="2"/>
          <table:table-cell table:formula="of:=&quot;insert into group_stage (id, tournament, group_code, squad) values (&quot; &amp; [.A146] &amp; &quot;, &quot; &amp; [.B146] &amp; &quot;, '&quot; &amp; [.C146] &amp; &quot;', &quot; &amp; [.D146] &amp;  &quot;);&quot;" office:value-type="string" office:string-value="insert into group_stage (id, tournament, group_code, squad) values (43, 1994, 'B', 509);">
            <text:p>insert into group_stage (id, tournament, group_code, squad) values (43, 1994, 'B', 509);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44">
            <text:p>44</text:p>
          </table:table-cell>
          <table:table-cell table:formula="of:=[.B146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47] &amp; &quot;, &quot; &amp; [.B147] &amp; &quot;, '&quot; &amp; [.C147] &amp; &quot;', &quot; &amp; [.D147] &amp;  &quot;);&quot;" office:value-type="string" office:string-value="insert into group_stage (id, tournament, group_code, squad) values (44, 1994, 'B', 1345);">
            <text:p>insert into group_stage (id, tournament, group_code, squad) values (44, 1994, 'B', 134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01">
            <text:p>201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201, '1994-04-07', 2, 1868);">
            <text:p>insert into game (matchid, matchdate, game_type, country) values (201, '1994-04-07', 2, 1868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202">
            <text:p>202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202, '1994-04-07', 2, 1868);">
            <text:p>insert into game (matchid, matchdate, game_type, country) values (202, '1994-04-07', 2, 1868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203">
            <text:p>203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203, '1994-04-09', 2, 1868);">
            <text:p>insert into game (matchid, matchdate, game_type, country) values (203, '1994-04-09', 2, 1868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204">
            <text:p>204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204, '1994-04-09', 2, 1868);">
            <text:p>insert into game (matchid, matchdate, game_type, country) values (204, '1994-04-09', 2, 1868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205">
            <text:p>205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54] &amp; &quot;, '&quot; &amp; [.B154] &amp; &quot;', &quot; &amp; [.C154] &amp; &quot;, &quot; &amp; [.D154] &amp;  &quot;);&quot;" office:value-type="string" office:string-value="insert into game (matchid, matchdate, game_type, country) values (205, '1994-04-11', 2, 1868);">
            <text:p>insert into game (matchid, matchdate, game_type, country) values (205, '1994-04-11', 2, 1868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206">
            <text:p>206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5] &amp; &quot;, '&quot; &amp; [.B155] &amp; &quot;', &quot; &amp; [.C155] &amp; &quot;, &quot; &amp; [.D155] &amp;  &quot;);&quot;" office:value-type="string" office:string-value="insert into game (matchid, matchdate, game_type, country) values (206, '1994-04-11', 2, 1868);">
            <text:p>insert into game (matchid, matchdate, game_type, country) values (206, '1994-04-11', 2, 1868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207">
            <text:p>207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0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56] &amp; &quot;, '&quot; &amp; [.B156] &amp; &quot;', &quot; &amp; [.C156] &amp; &quot;, &quot; &amp; [.D156] &amp;  &quot;);&quot;" office:value-type="string" office:string-value="insert into game (matchid, matchdate, game_type, country) values (207, '1994-04-07', 2, 1868);">
            <text:p>insert into game (matchid, matchdate, game_type, country) values (207, '1994-04-07', 2, 1868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208">
            <text:p>208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7] &amp; &quot;, '&quot; &amp; [.B157] &amp; &quot;', &quot; &amp; [.C157] &amp; &quot;, &quot; &amp; [.D157] &amp;  &quot;);&quot;" office:value-type="string" office:string-value="insert into game (matchid, matchdate, game_type, country) values (208, '1994-04-07', 2, 1868);">
            <text:p>insert into game (matchid, matchdate, game_type, country) values (208, '1994-04-07', 2, 1868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209">
            <text:p>209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8] &amp; &quot;, '&quot; &amp; [.B158] &amp; &quot;', &quot; &amp; [.C158] &amp; &quot;, &quot; &amp; [.D158] &amp;  &quot;);&quot;" office:value-type="string" office:string-value="insert into game (matchid, matchdate, game_type, country) values (209, '1994-04-09', 2, 1868);">
            <text:p>insert into game (matchid, matchdate, game_type, country) values (209, '1994-04-09', 2, 1868);</text:p>
          </table:table-cell>
          <table:table-cell table:number-columns-repeated="1017"/>
        </table:table-row>
        <table:table-row table:style-name="ro2">
          <table:table-cell table:formula="of:=+[.A158]+1" office:value-type="float" office:value="210">
            <text:p>210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9] &amp; &quot;, '&quot; &amp; [.B159] &amp; &quot;', &quot; &amp; [.C159] &amp; &quot;, &quot; &amp; [.D159] &amp;  &quot;);&quot;" office:value-type="string" office:string-value="insert into game (matchid, matchdate, game_type, country) values (210, '1994-04-09', 2, 1868);">
            <text:p>insert into game (matchid, matchdate, game_type, country) values (210, '1994-04-09', 2, 1868);</text:p>
          </table:table-cell>
          <table:table-cell table:number-columns-repeated="1017"/>
        </table:table-row>
        <table:table-row table:style-name="ro2">
          <table:table-cell table:formula="of:=+[.A159]+1" office:value-type="float" office:value="211">
            <text:p>211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formula="of:=+[.C159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60] &amp; &quot;, '&quot; &amp; [.B160] &amp; &quot;', &quot; &amp; [.C160] &amp; &quot;, &quot; &amp; [.D160] &amp;  &quot;);&quot;" office:value-type="string" office:string-value="insert into game (matchid, matchdate, game_type, country) values (211, '1994-04-11', 2, 1868);">
            <text:p>insert into game (matchid, matchdate, game_type, country) values (211, '1994-04-11', 2, 1868);</text:p>
          </table:table-cell>
          <table:table-cell table:number-columns-repeated="1017"/>
        </table:table-row>
        <table:table-row table:style-name="ro2">
          <table:table-cell table:formula="of:=+[.A160]+1" office:value-type="float" office:value="212">
            <text:p>212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61] &amp; &quot;, '&quot; &amp; [.B161] &amp; &quot;', &quot; &amp; [.C164] &amp; &quot;, &quot; &amp; [.D161] &amp;  &quot;);&quot;" office:value-type="string" office:string-value="insert into game (matchid, matchdate, game_type, country) values (212, '1994-04-11', 5, 1868);">
            <text:p>insert into game (matchid, matchdate, game_type, country) values (212, '1994-04-11', 5, 1868);</text:p>
          </table:table-cell>
          <table:table-cell table:number-columns-repeated="1017"/>
        </table:table-row>
        <table:table-row table:style-name="ro2">
          <table:table-cell table:formula="of:=+[.A161]+1" office:value-type="float" office:value="213">
            <text:p>213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62] &amp; &quot;, '&quot; &amp; [.B162] &amp; &quot;', &quot; &amp; [.C165] &amp; &quot;, &quot; &amp; [.D162] &amp;  &quot;);&quot;" office:value-type="string" office:string-value="insert into game (matchid, matchdate, game_type, country) values (213, '1994-04-14', 6, 1868);">
            <text:p>insert into game (matchid, matchdate, game_type, country) values (213, '1994-04-14', 6, 1868);</text:p>
          </table:table-cell>
          <table:table-cell table:number-columns-repeated="1017"/>
        </table:table-row>
        <table:table-row table:style-name="ro2">
          <table:table-cell table:formula="of:=+[.A162]+1" office:value-type="float" office:value="214">
            <text:p>214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63] &amp; &quot;, '&quot; &amp; [.B163] &amp; &quot;', &quot; &amp; [.C166] &amp; &quot;, &quot; &amp; [.D163] &amp;  &quot;);&quot;" office:value-type="string" office:string-value="insert into game (matchid, matchdate, game_type, country) values (214, '1994-04-14', , 1868);">
            <text:p>insert into game (matchid, matchdate, game_type, country) values (214, '1994-04-14', , 1868);</text:p>
          </table:table-cell>
          <table:table-cell table:number-columns-repeated="1017"/>
        </table:table-row>
        <table:table-row table:style-name="ro2">
          <table:table-cell table:formula="of:=+[.A163]+1" office:value-type="float" office:value="215">
            <text:p>215</text:p>
          </table:table-cell>
          <table:table-cell table:style-name="ce5" table:formula="of:=&quot;1994-04-16&quot;" office:value-type="string" office:string-value="1994-04-16">
            <text:p>1994-04-16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64] &amp; &quot;, '&quot; &amp; [.B164] &amp; &quot;', &quot; &amp; [.C167] &amp; &quot;, &quot; &amp; [.D164] &amp;  &quot;);&quot;" office:value-type="string" office:string-value="insert into game (matchid, matchdate, game_type, country) values (215, '1994-04-16', squad, 1868);">
            <text:p>insert into game (matchid, matchdate, game_type, country) values (215, '1994-04-16', squad, 1868);</text:p>
          </table:table-cell>
          <table:table-cell table:number-columns-repeated="1017"/>
        </table:table-row>
        <table:table-row table:style-name="ro2">
          <table:table-cell table:formula="of:=+[.A164]+1" office:value-type="float" office:value="216">
            <text:p>216</text:p>
          </table:table-cell>
          <table:table-cell table:style-name="ce5" table:formula="of:=&quot;1994-04-17&quot;" office:value-type="string" office:string-value="1994-04-17">
            <text:p>1994-04-1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65] &amp; &quot;, '&quot; &amp; [.B165] &amp; &quot;', &quot; &amp; [.C168] &amp; &quot;, &quot; &amp; [.D165] &amp;  &quot;);&quot;" office:value-type="string" office:string-value="insert into game (matchid, matchdate, game_type, country) values (216, '1994-04-17', 1246, 1868);">
            <text:p>insert into game (matchid, matchdate, game_type, country) values (216, '1994-04-17', 1246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821">
            <text:p>821</text:p>
          </table:table-cell>
          <table:table-cell table:style-name="ce3" table:formula="of:=[.A150]" office:value-type="float" office:value="201">
            <text:p>201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21, 201, 1246, 1, 1, 2);">
            <text:p>insert into game_score (id, matchid, squad, goals, points, time_type) values (821, 201, 1246, 1, 1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822">
            <text:p>822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22, 201, 1246, null, 0, 1);">
            <text:p>insert into game_score (id, matchid, squad, goals, points, time_type) values (822, 201, 1246, null, 0, 1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823">
            <text:p>823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23, 201, 1767, 1, 1, 2);">
            <text:p>insert into game_score (id, matchid, squad, goals, points, time_type) values (823, 201, 1767, 1, 1, 2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824">
            <text:p>824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24, 201, 1767, null, 0, 1);">
            <text:p>insert into game_score (id, matchid, squad, goals, points, time_type) values (824, 201, 1767, null, 0, 1);</text:p>
          </table:table-cell>
          <table:table-cell table:number-columns-repeated="1017"/>
        </table:table-row>
        <table:table-row table:style-name="ro2">
          <table:table-cell table:style-name="ce4" table:formula="of:=[.A171]+1" office:value-type="float" office:value="825">
            <text:p>825</text:p>
          </table:table-cell>
          <table:table-cell table:style-name="ce4" table:formula="of:=[.B168]+1" office:value-type="float" office:value="202">
            <text:p>20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25, 202, 1868, 0, 1, 2);">
            <text:p>insert into game_score (id, matchid, squad, goals, points, time_type) values (825, 202, 1868, 0, 1, 2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826">
            <text:p>826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26, 202, 1868, 0, 0, 1);">
            <text:p>insert into game_score (id, matchid, squad, goals, points, time_type) values (826, 202, 1868, 0, 0, 1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827">
            <text:p>827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27, 202, 590, 0, 1, 2);">
            <text:p>insert into game_score (id, matchid, squad, goals, points, time_type) values (827, 202, 590, 0, 1, 2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828">
            <text:p>828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28, 202, 590, 0, 0, 1);">
            <text:p>insert into game_score (id, matchid, squad, goals, points, time_type) values (828, 202, 590, 0, 0, 1);</text:p>
          </table:table-cell>
          <table:table-cell table:number-columns-repeated="1017"/>
        </table:table-row>
        <table:table-row table:style-name="ro2">
          <table:table-cell table:style-name="ce3" table:formula="of:=[.A175]+1" office:value-type="float" office:value="829">
            <text:p>829</text:p>
          </table:table-cell>
          <table:table-cell table:style-name="ce3" table:formula="of:=[.B172]+1" office:value-type="float" office:value="203">
            <text:p>20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29, 203, 590, 5, 3, 2);">
            <text:p>insert into game_score (id, matchid, squad, goals, points, time_type) values (829, 203, 590, 5, 3, 2);</text:p>
          </table:table-cell>
          <table:table-cell table:number-columns-repeated="1017"/>
        </table:table-row>
        <table:table-row table:style-name="ro1">
          <table:table-cell table:style-name="ce3" table:formula="of:=[.A176]+1" office:value-type="float" office:value="830">
            <text:p>830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30, 203, 590, null, 0, 1);">
            <text:p>insert into game_score (id, matchid, squad, goals, points, time_type) values (830, 203, 590, null, 0, 1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831">
            <text:p>831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31, 203, 1767, 0, 0, 2);">
            <text:p>insert into game_score (id, matchid, squad, goals, points, time_type) values (831, 203, 1767, 0, 0, 2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832">
            <text:p>832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32, 203, 1767, 0, 0, 1);">
            <text:p>insert into game_score (id, matchid, squad, goals, points, time_type) values (832, 203, 1767, 0, 0, 1);</text:p>
          </table:table-cell>
          <table:table-cell table:number-columns-repeated="1017"/>
        </table:table-row>
        <table:table-row table:style-name="ro2">
          <table:table-cell table:style-name="ce4" table:formula="of:=[.A179]+1" office:value-type="float" office:value="833">
            <text:p>833</text:p>
          </table:table-cell>
          <table:table-cell table:style-name="ce4" table:formula="of:=[.B176]+1" office:value-type="float" office:value="204">
            <text:p>20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33, 204, 1868, 2, 3, 2);">
            <text:p>insert into game_score (id, matchid, squad, goals, points, time_type) values (833, 204, 1868, 2, 3, 2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834">
            <text:p>834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34, 204, 1868, null, 0, 1);">
            <text:p>insert into game_score (id, matchid, squad, goals, points, time_type) values (834, 204, 1868, null, 0, 1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835">
            <text:p>835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35, 204, 1246, 0, 0, 2);">
            <text:p>insert into game_score (id, matchid, squad, goals, points, time_type) values (835, 204, 1246, 0, 0, 2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836">
            <text:p>836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36, 204, 1246, 0, 0, 1);">
            <text:p>insert into game_score (id, matchid, squad, goals, points, time_type) values (836, 204, 1246, 0, 0, 1);</text:p>
          </table:table-cell>
          <table:table-cell table:number-columns-repeated="1017"/>
        </table:table-row>
        <table:table-row table:style-name="ro2">
          <table:table-cell table:style-name="ce3" table:formula="of:=[.A183]+1" office:value-type="float" office:value="837">
            <text:p>837</text:p>
          </table:table-cell>
          <table:table-cell table:style-name="ce3" table:formula="of:=[.B180]+1" office:value-type="float" office:value="205">
            <text:p>205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37, 205, 1868, 5, 3, 2);">
            <text:p>insert into game_score (id, matchid, squad, goals, points, time_type) values (837, 205, 1868, 5, 3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838">
            <text:p>838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38, 205, 1868, null, 0, 1);">
            <text:p>insert into game_score (id, matchid, squad, goals, points, time_type) values (838, 205, 1868, null, 0, 1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839">
            <text:p>839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39, 205, 1767, 0, 0, 2);">
            <text:p>insert into game_score (id, matchid, squad, goals, points, time_type) values (839, 205, 1767, 0, 0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840">
            <text:p>840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40, 205, 1767, 0, 0, 1);">
            <text:p>insert into game_score (id, matchid, squad, goals, points, time_type) values (840, 205, 1767, 0, 0, 1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841">
            <text:p>841</text:p>
          </table:table-cell>
          <table:table-cell table:style-name="ce4" table:formula="of:=[.B184]+1" office:value-type="float" office:value="206">
            <text:p>20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41, 206, 590, 2, 1, 2);">
            <text:p>insert into game_score (id, matchid, squad, goals, points, time_type) values (841, 206, 590, 2, 1, 2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842">
            <text:p>842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42, 206, 590, null, 0, 1);">
            <text:p>insert into game_score (id, matchid, squad, goals, points, time_type) values (842, 206, 590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843">
            <text:p>843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43, 206, 1246, 2, 1, 2);">
            <text:p>insert into game_score (id, matchid, squad, goals, points, time_type) values (843, 206, 1246, 2, 1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844">
            <text:p>844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44, 206, 1246, null, 0, 1);">
            <text:p>insert into game_score (id, matchid, squad, goals, points, time_type) values (844, 206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845">
            <text:p>845</text:p>
          </table:table-cell>
          <table:table-cell table:style-name="ce3" table:formula="of:=[.B188]+1" office:value-type="float" office:value="207">
            <text:p>207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45, 207, 509, 3, 3, 2);">
            <text:p>insert into game_score (id, matchid, squad, goals, points, time_type) values (845, 207, 509, 3, 3, 2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846">
            <text:p>846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46, 207, 509, null, 0, 1);">
            <text:p>insert into game_score (id, matchid, squad, goals, points, time_type) values (846, 207, 509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847">
            <text:p>847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47, 207, 1345, 2, 0, 2);">
            <text:p>insert into game_score (id, matchid, squad, goals, points, time_type) values (847, 207, 1345, 2, 0, 2);</text:p>
          </table:table-cell>
          <table:table-cell table:number-columns-repeated="1017"/>
        </table:table-row>
        <table:table-row table:style-name="ro1">
          <table:table-cell table:style-name="ce3" table:formula="of:=[.A194]+1" office:value-type="float" office:value="848">
            <text:p>848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48, 207, 1345, null, 0, 1);">
            <text:p>insert into game_score (id, matchid, squad, goals, points, time_type) values (848, 207, 1345, null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849">
            <text:p>849</text:p>
          </table:table-cell>
          <table:table-cell table:style-name="ce4" table:formula="of:=[.B192]+1" office:value-type="float" office:value="208">
            <text:p>20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49, 208, 596, 2, 3, 2);">
            <text:p>insert into game_score (id, matchid, squad, goals, points, time_type) values (849, 208, 596, 2, 3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850">
            <text:p>850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50, 208, 596, null, 0, 1);">
            <text:p>insert into game_score (id, matchid, squad, goals, points, time_type) values (850, 208, 596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851">
            <text:p>851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51, 208, 597, 0, 0, 2);">
            <text:p>insert into game_score (id, matchid, squad, goals, points, time_type) values (851, 208, 597, 0, 0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852">
            <text:p>852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52, 208, 597, 0, 0, 1);">
            <text:p>insert into game_score (id, matchid, squad, goals, points, time_type) values (852, 208, 597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853">
            <text:p>853</text:p>
          </table:table-cell>
          <table:table-cell table:style-name="ce3" table:formula="of:=[.B196]+1" office:value-type="float" office:value="209">
            <text:p>209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853, 209, 596, 3, 3, 2);">
            <text:p>insert into game_score (id, matchid, squad, goals, points, time_type) values (853, 209, 596, 3, 3, 2);</text:p>
          </table:table-cell>
          <table:table-cell table:number-columns-repeated="1017"/>
        </table:table-row>
        <table:table-row table:style-name="ro1">
          <table:table-cell table:style-name="ce3" table:formula="of:=[.A200]+1" office:value-type="float" office:value="854">
            <text:p>854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854, 209, 596, null, 0, 1);">
            <text:p>insert into game_score (id, matchid, squad, goals, points, time_type) values (854, 209, 596, null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855">
            <text:p>855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855, 209, 509, 0, 0, 2);">
            <text:p>insert into game_score (id, matchid, squad, goals, points, time_type) values (855, 209, 509, 0, 0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856">
            <text:p>856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856, 209, 509, 0, 0, 1);">
            <text:p>insert into game_score (id, matchid, squad, goals, points, time_type) values (856, 209, 509, 0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857">
            <text:p>857</text:p>
          </table:table-cell>
          <table:table-cell table:style-name="ce4" table:formula="of:=[.B200]+1" office:value-type="float" office:value="210">
            <text:p>210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857, 210, 597, 2, 3, 2);">
            <text:p>insert into game_score (id, matchid, squad, goals, points, time_type) values (857, 210, 597, 2, 3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858">
            <text:p>858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858, 210, 597, null, 0, 1);">
            <text:p>insert into game_score (id, matchid, squad, goals, points, time_type) values (858, 21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859">
            <text:p>859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859, 210, 1345, 0, 0, 2);">
            <text:p>insert into game_score (id, matchid, squad, goals, points, time_type) values (859, 210, 1345, 0, 0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860">
            <text:p>860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860, 210, 1345, 0, 0, 1);">
            <text:p>insert into game_score (id, matchid, squad, goals, points, time_type) values (860, 210, 1345, 0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861">
            <text:p>861</text:p>
          </table:table-cell>
          <table:table-cell table:style-name="ce3" table:formula="of:=[.B204]+1" office:value-type="float" office:value="211">
            <text:p>21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861, 211, 596, 1, 1, 2);">
            <text:p>insert into game_score (id, matchid, squad, goals, points, time_type) values (861, 211, 596, 1, 1, 2);</text:p>
          </table:table-cell>
          <table:table-cell table:number-columns-repeated="1017"/>
        </table:table-row>
        <table:table-row table:style-name="ro1">
          <table:table-cell table:style-name="ce3" table:formula="of:=[.A208]+1" office:value-type="float" office:value="862">
            <text:p>862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862, 211, 596, null, 0, 1);">
            <text:p>insert into game_score (id, matchid, squad, goals, points, time_type) values (862, 211, 596, null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863">
            <text:p>863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863, 211, 1345, 1, 1, 2);">
            <text:p>insert into game_score (id, matchid, squad, goals, points, time_type) values (863, 211, 1345, 1, 1, 2);</text:p>
          </table:table-cell>
          <table:table-cell table:number-columns-repeated="1017"/>
        </table:table-row>
        <table:table-row table:style-name="ro1">
          <table:table-cell table:style-name="ce3" table:formula="of:=[.A210]+1" office:value-type="float" office:value="864">
            <text:p>864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864, 211, 1345, null, 0, 1);">
            <text:p>insert into game_score (id, matchid, squad, goals, points, time_type) values (864, 211, 1345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865">
            <text:p>865</text:p>
          </table:table-cell>
          <table:table-cell table:style-name="ce4" table:formula="of:=[.B208]+1" office:value-type="float" office:value="212">
            <text:p>212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865, 212, 597, 1, 1, 2);">
            <text:p>insert into game_score (id, matchid, squad, goals, points, time_type) values (865, 212, 597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866">
            <text:p>866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866, 212, 597, null, 0, 1);">
            <text:p>insert into game_score (id, matchid, squad, goals, points, time_type) values (866, 212, 597, null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867">
            <text:p>867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867, 212, 509, 1, 1, 2);">
            <text:p>insert into game_score (id, matchid, squad, goals, points, time_type) values (867, 212, 509, 1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868">
            <text:p>868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868, 212, 509, null, 0, 1);">
            <text:p>insert into game_score (id, matchid, squad, goals, points, time_type) values (868, 212, 509, null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869">
            <text:p>869</text:p>
          </table:table-cell>
          <table:table-cell table:style-name="ce3" table:formula="of:=[.B212]+1" office:value-type="float" office:value="213">
            <text:p>21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869, 213, 1868, 3, 3, 2);">
            <text:p>insert into game_score (id, matchid, squad, goals, points, time_type) values (869, 213, 1868, 3, 3, 2);</text:p>
          </table:table-cell>
          <table:table-cell table:number-columns-repeated="1017"/>
        </table:table-row>
        <table:table-row table:style-name="ro1">
          <table:table-cell table:style-name="ce3" table:formula="of:=[.A216]+1" office:value-type="float" office:value="870">
            <text:p>870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870, 213, 1868, null, 0, 1);">
            <text:p>insert into game_score (id, matchid, squad, goals, points, time_type) values (870, 213, 1868, null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871">
            <text:p>871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871, 213, 597, 2, 0, 2);">
            <text:p>insert into game_score (id, matchid, squad, goals, points, time_type) values (871, 213, 597, 2, 0, 2);</text:p>
          </table:table-cell>
          <table:table-cell table:number-columns-repeated="1017"/>
        </table:table-row>
        <table:table-row table:style-name="ro1">
          <table:table-cell table:style-name="ce3" table:formula="of:=[.A218]+1" office:value-type="float" office:value="872">
            <text:p>872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872, 213, 597, null, 0, 1);">
            <text:p>insert into game_score (id, matchid, squad, goals, points, time_type) values (872, 213, 597, null, 0, 1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873">
            <text:p>873</text:p>
          </table:table-cell>
          <table:table-cell table:style-name="ce4" table:formula="of:=[.B216]+1" office:value-type="float" office:value="214">
            <text:p>2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873, 214, 596, 4, 3, 2);">
            <text:p>insert into game_score (id, matchid, squad, goals, points, time_type) values (873, 214, 596, 4, 3, 2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874">
            <text:p>874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874, 214, 596, null, 0, 1);">
            <text:p>insert into game_score (id, matchid, squad, goals, points, time_type) values (874, 214, 596, null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875">
            <text:p>875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875, 214, 590, 2, 0, 2);">
            <text:p>insert into game_score (id, matchid, squad, goals, points, time_type) values (875, 214, 590, 2, 0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876">
            <text:p>876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876, 214, 590, null, 0, 1);">
            <text:p>insert into game_score (id, matchid, squad, goals, points, time_type) values (876, 214, 590, null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877">
            <text:p>877</text:p>
          </table:table-cell>
          <table:table-cell table:style-name="ce3" table:formula="of:=[.B220]+1" office:value-type="float" office:value="215">
            <text:p>215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877, 215, 590, 2, 3, 2);">
            <text:p>insert into game_score (id, matchid, squad, goals, points, time_type) values (877, 215, 590, 2, 3, 2);</text:p>
          </table:table-cell>
          <table:table-cell table:number-columns-repeated="1017"/>
        </table:table-row>
        <table:table-row table:style-name="ro1">
          <table:table-cell table:style-name="ce3" table:formula="of:=[.A224]+1" office:value-type="float" office:value="878">
            <text:p>878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878, 215, 590, null, 0, 1);">
            <text:p>insert into game_score (id, matchid, squad, goals, points, time_type) values (878, 215, 590, null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879">
            <text:p>879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879, 215, 597, 0, 0, 2);">
            <text:p>insert into game_score (id, matchid, squad, goals, points, time_type) values (879, 215, 597, 0, 0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880">
            <text:p>880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880, 215, 597, 0, 0, 1);">
            <text:p>insert into game_score (id, matchid, squad, goals, points, time_type) values (880, 215, 597, 0, 0, 1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881">
            <text:p>881</text:p>
          </table:table-cell>
          <table:table-cell table:style-name="ce4" table:formula="of:=[.B224]+1" office:value-type="float" office:value="216">
            <text:p>21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881, 216, 1868, 7, 3, 2);">
            <text:p>insert into game_score (id, matchid, squad, goals, points, time_type) values (881, 216, 1868, 7, 3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882">
            <text:p>882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882, 216, 1868, null, 0, 1);">
            <text:p>insert into game_score (id, matchid, squad, goals, points, time_type) values (882, 216, 1868, null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883">
            <text:p>883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883, 216, 596, 2, 0, 2);">
            <text:p>insert into game_score (id, matchid, squad, goals, points, time_type) values (883, 216, 596, 2, 0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884">
            <text:p>884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884, 216, 596, null, 0, 1);">
            <text:p>insert into game_score (id, matchid, squad, goals, points, time_type) values (884, 216, 596, null, 0, 1);</text:p>
          </table:table-cell>
          <table:table-cell table:number-columns-repeated="1017"/>
        </table:table-row>
        <table:table-row table:style-name="ro2" table:number-rows-repeated="10483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4'.A21]+1" office:value-type="float" office:value="108">
            <text:p>108</text:p>
          </table:table-cell>
          <table:table-cell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108, 1995, '1', );">
            <text:p>insert into qualifying_group_stage (id, tournament, group_code, squad) values (108, 1995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09">
            <text:p>109</text:p>
          </table:table-cell>
          <table:table-cell table:formula="of:=[.B2]"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09, 1995, '1', );">
            <text:p>insert into qualifying_group_stage (id, tournament, group_code, squad) values (109, 1995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10">
            <text:p>110</text:p>
          </table:table-cell>
          <table:table-cell table:formula="of:=[.B3]"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110, 1995, '1', );">
            <text:p>insert into qualifying_group_stage (id, tournament, group_code, squad) values (110, 1995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11">
            <text:p>111</text:p>
          </table:table-cell>
          <table:table-cell table:formula="of:=[.B4]" office:value-type="float" office:value="1995">
            <text:p>1995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111, 1995, '1', );">
            <text:p>insert into qualifying_group_stage (id, tournament, group_code, squad) values (111, 1995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2">
            <text:p>112</text:p>
          </table:table-cell>
          <table:table-cell table:formula="of:=[.B5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12, 1995, '2', );">
            <text:p>insert into qualifying_group_stage (id, tournament, group_code, squad) values (112, 1995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13">
            <text:p>113</text:p>
          </table:table-cell>
          <table:table-cell table:formula="of:=[.B6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113, 1995, '2', );">
            <text:p>insert into qualifying_group_stage (id, tournament, group_code, squad) values (113, 1995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14">
            <text:p>114</text:p>
          </table:table-cell>
          <table:table-cell table:formula="of:=[.B7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114, 1995, '2', );">
            <text:p>insert into qualifying_group_stage (id, tournament, group_code, squad) values (114, 1995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15">
            <text:p>115</text:p>
          </table:table-cell>
          <table:table-cell table:formula="of:=[.B8]" office:value-type="float" office:value="1995">
            <text:p>1995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115, 1995, '3', );">
            <text:p>insert into qualifying_group_stage (id, tournament, group_code, squad) values (115, 1995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16">
            <text:p>116</text:p>
          </table:table-cell>
          <table:table-cell table:formula="of:=[.B9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116, 1995, '3', );">
            <text:p>insert into qualifying_group_stage (id, tournament, group_code, squad) values (116, 1995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17">
            <text:p>117</text:p>
          </table:table-cell>
          <table:table-cell table:formula="of:=[.B10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117, 1995, '3', );">
            <text:p>insert into qualifying_group_stage (id, tournament, group_code, squad) values (117, 1995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8">
            <text:p>118</text:p>
          </table:table-cell>
          <table:table-cell table:formula="of:=[.B11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118, 1995, '3', );">
            <text:p>insert into qualifying_group_stage (id, tournament, group_code, squad) values (118, 1995, '3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9">
            <text:p>119</text:p>
          </table:table-cell>
          <table:table-cell table:formula="of:=[.B12]" office:value-type="float" office:value="1995">
            <text:p>1995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119, 1995, '4', );">
            <text:p>insert into qualifying_group_stage (id, tournament, group_code, squad) values (119, 1995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20">
            <text:p>120</text:p>
          </table:table-cell>
          <table:table-cell table:formula="of:=[.B13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20, 1995, '4', );">
            <text:p>insert into qualifying_group_stage (id, tournament, group_code, squad) values (120, 1995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21">
            <text:p>121</text:p>
          </table:table-cell>
          <table:table-cell table:formula="of:=[.B14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21, 1995, '4', );">
            <text:p>insert into qualifying_group_stage (id, tournament, group_code, squad) values (121, 1995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22">
            <text:p>122</text:p>
          </table:table-cell>
          <table:table-cell table:formula="of:=[.B15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22, 1995, '4', );">
            <text:p>insert into qualifying_group_stage (id, tournament, group_code, squad) values (122, 1995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3">
            <text:p>123</text:p>
          </table:table-cell>
          <table:table-cell table:formula="of:=[.B16]" office:value-type="float" office:value="1995">
            <text:p>1995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23, 1995, '4', );">
            <text:p>insert into qualifying_group_stage (id, tournament, group_code, squad) values (123, 1995, '4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24">
            <text:p>124</text:p>
          </table:table-cell>
          <table:table-cell table:formula="of:=[.B17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24, 1995, '5', );">
            <text:p>insert into qualifying_group_stage (id, tournament, group_code, squad) values (124, 1995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25">
            <text:p>125</text:p>
          </table:table-cell>
          <table:table-cell table:formula="of:=[.B18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25, 1995, '5', );">
            <text:p>insert into qualifying_group_stage (id, tournament, group_code, squad) values (125, 1995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26">
            <text:p>126</text:p>
          </table:table-cell>
          <table:table-cell table:formula="of:=[.B19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26, 1995, '5', );">
            <text:p>insert into qualifying_group_stage (id, tournament, group_code, squad) values (126, 1995, '5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27">
            <text:p>127</text:p>
          </table:table-cell>
          <table:table-cell table:formula="of:=[.B20]" office:value-type="float" office:value="1995">
            <text:p>1995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27, 1995, '5', );">
            <text:p>insert into qualifying_group_stage (id, tournament, group_code, squad) values (127, 1995, '5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4'.A165]+1" office:value-type="float" office:value="217">
            <text:p>217</text:p>
          </table:table-cell>
          <table:table-cell table:style-name="ce5" table:formula="of:=&quot;1995-05-07&quot;" office:value-type="string" office:string-value="1995-05-07">
            <text:p>1995-05-07</text:p>
          </table:table-cell>
          <table:table-cell office:value-type="float" office:value="24">
            <text:p>24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17, '1995-05-07', 24, 297);">
            <text:p>insert into game (matchid, matchdate, game_type, country) values (217, '1995-05-07', 24, 29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18">
            <text:p>218</text:p>
          </table:table-cell>
          <table:table-cell table:style-name="ce5" table:formula="of:=&quot;1995-05-14&quot;" office:value-type="string" office:string-value="1995-05-14">
            <text:p>1995-05-14</text:p>
          </table:table-cell>
          <table:table-cell office:value-type="float" office:value="24">
            <text:p>24</text:p>
          </table:table-cell>
          <table:table-cell office:value-type="float" office:value="599">
            <text:p>59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18, '1995-05-14', 24, 599);">
            <text:p>insert into game (matchid, matchdate, game_type, country) values (218, '1995-05-14', 24, 59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19">
            <text:p>219</text:p>
          </table:table-cell>
          <table:table-cell table:style-name="ce5" table:formula="of:=&quot;1995-05-23&quot;" office:value-type="string" office:string-value="1995-05-23">
            <text:p>1995-05-23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19, '1995-05-23', 1, 1809);">
            <text:p>insert into game (matchid, matchdate, game_type, country) values (219, '1995-05-23', 1, 180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20">
            <text:p>220</text:p>
          </table:table-cell>
          <table:table-cell table:style-name="ce5" table:formula="of:=&quot;1995-05-23&quot;" office:value-type="string" office:string-value="1995-05-23">
            <text:p>1995-05-23</text:p>
          </table:table-cell>
          <table:table-cell table:formula="of:=+[.C26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20, '1995-05-23', 1, 1809);">
            <text:p>insert into game (matchid, matchdate, game_type, country) values (220, '1995-05-23', 1, 1809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21">
            <text:p>221</text:p>
          </table:table-cell>
          <table:table-cell table:style-name="ce5" table:formula="of:=&quot;1995-05-25&quot;" office:value-type="string" office:string-value="1995-05-25">
            <text:p>1995-05-25</text:p>
          </table:table-cell>
          <table:table-cell table:formula="of:=+[.C27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21, '1995-05-25', 1, 1809);">
            <text:p>insert into game (matchid, matchdate, game_type, country) values (221, '1995-05-25', 1, 1809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22">
            <text:p>222</text:p>
          </table:table-cell>
          <table:table-cell table:style-name="ce5" table:formula="of:=&quot;1995-05-25&quot;" office:value-type="string" office:string-value="1995-05-25">
            <text:p>1995-05-25</text:p>
          </table:table-cell>
          <table:table-cell table:formula="of:=+[.C28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22, '1995-05-25', 1, 1809);">
            <text:p>insert into game (matchid, matchdate, game_type, country) values (222, '1995-05-25', 1, 1809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23">
            <text:p>223</text:p>
          </table:table-cell>
          <table:table-cell table:style-name="ce5" table:formula="of:=&quot;1995-05-27&quot;" office:value-type="string" office:string-value="1995-05-27">
            <text:p>1995-05-27</text:p>
          </table:table-cell>
          <table:table-cell table:formula="of:=+[.C29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23, '1995-05-27', 1, 1809);">
            <text:p>insert into game (matchid, matchdate, game_type, country) values (223, '1995-05-27', 1, 180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224">
            <text:p>224</text:p>
          </table:table-cell>
          <table:table-cell table:style-name="ce5" table:formula="of:=&quot;1995-05-27&quot;" office:value-type="string" office:string-value="1995-05-27">
            <text:p>1995-05-27</text:p>
          </table:table-cell>
          <table:table-cell table:formula="of:=+[.C30]"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24, '1995-05-27', 1, 1809);">
            <text:p>insert into game (matchid, matchdate, game_type, country) values (224, '1995-05-27', 1, 1809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225">
            <text:p>225</text:p>
          </table:table-cell>
          <table:table-cell table:style-name="ce5" table:formula="of:=&quot;1995-05-09&quot;" office:value-type="string" office:string-value="1995-05-09">
            <text:p>1995-05-09</text:p>
          </table:table-cell>
          <table:table-cell table:formula="of:=+[.C3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25, '1995-05-09', 1, 594);">
            <text:p>insert into game (matchid, matchdate, game_type, country) values (225, '1995-05-09', 1, 594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226">
            <text:p>226</text:p>
          </table:table-cell>
          <table:table-cell table:style-name="ce5" table:formula="of:=&quot;1995-05-09&quot;" office:value-type="string" office:string-value="1995-05-09">
            <text:p>1995-05-09</text:p>
          </table:table-cell>
          <table:table-cell table:formula="of:=+[.C32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26, '1995-05-09', 1, 594);">
            <text:p>insert into game (matchid, matchdate, game_type, country) values (226, '1995-05-09', 1, 59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227">
            <text:p>227</text:p>
          </table:table-cell>
          <table:table-cell table:style-name="ce5" table:formula="of:=&quot;1995-05-11&quot;" office:value-type="string" office:string-value="1995-05-11">
            <text:p>1995-05-11</text:p>
          </table:table-cell>
          <table:table-cell table:formula="of:=+[.C33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27, '1995-05-11', 1, 594);">
            <text:p>insert into game (matchid, matchdate, game_type, country) values (227, '1995-05-11', 1, 594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228">
            <text:p>228</text:p>
          </table:table-cell>
          <table:table-cell table:style-name="ce5" table:formula="of:=&quot;1995-05-11&quot;" office:value-type="string" office:string-value="1995-05-11">
            <text:p>1995-05-11</text:p>
          </table:table-cell>
          <table:table-cell table:formula="of:=+[.C34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28, '1995-05-11', 1, 594);">
            <text:p>insert into game (matchid, matchdate, game_type, country) values (228, '1995-05-11', 1, 594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229">
            <text:p>229</text:p>
          </table:table-cell>
          <table:table-cell table:style-name="ce5" table:formula="of:=&quot;1995-05-13&quot;" office:value-type="string" office:string-value="1995-05-13">
            <text:p>1995-05-13</text:p>
          </table:table-cell>
          <table:table-cell table:formula="of:=+[.C3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29, '1995-05-13', 1, 594);">
            <text:p>insert into game (matchid, matchdate, game_type, country) values (229, '1995-05-13', 1, 594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230">
            <text:p>230</text:p>
          </table:table-cell>
          <table:table-cell table:style-name="ce5" table:formula="of:=&quot;1995-05-13&quot;" office:value-type="string" office:string-value="1995-05-13">
            <text:p>1995-05-13</text:p>
          </table:table-cell>
          <table:table-cell table:formula="of:=+[.C36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30, '1995-05-13', 1, 594);">
            <text:p>insert into game (matchid, matchdate, game_type, country) values (230, '1995-05-13', 1, 594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31">
            <text:p>231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office:value-type="float" office:value="25">
            <text:p>25</text:p>
          </table:table-cell>
          <table:table-cell office:value-type="float" office:value="1246">
            <text:p>124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31, '1995-03-26', 25, 1246);">
            <text:p>insert into game (matchid, matchdate, game_type, country) values (231, '1995-03-26', 25, 1246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32">
            <text:p>232</text:p>
          </table:table-cell>
          <table:table-cell table:style-name="ce5" table:formula="of:=&quot;1995-04-02&quot;" office:value-type="string" office:string-value="1995-04-02">
            <text:p>1995-04-02</text:p>
          </table:table-cell>
          <table:table-cell table:formula="of:=+[.C38]" office:value-type="float" office:value="25">
            <text:p>25</text:p>
          </table:table-cell>
          <table:table-cell office:value-type="float" office:value="592">
            <text:p>59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32, '1995-04-02', 25, 592);">
            <text:p>insert into game (matchid, matchdate, game_type, country) values (232, '1995-04-02', 25, 592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33">
            <text:p>233</text:p>
          </table:table-cell>
          <table:table-cell table:style-name="ce5" table:formula="of:=&quot;1995-03-21&quot;" office:value-type="string" office:string-value="1995-03-21">
            <text:p>1995-03-21</text:p>
          </table:table-cell>
          <table:table-cell table:formula="of:=+[.C39]" office:value-type="float" office:value="25">
            <text:p>25</text:p>
          </table:table-cell>
          <table:table-cell office:value-type="float" office:value="1473">
            <text:p>1473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33, '1995-03-21', 25, 1473);">
            <text:p>insert into game (matchid, matchdate, game_type, country) values (233, '1995-03-21', 25, 1473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4">
            <text:p>234</text:p>
          </table:table-cell>
          <table:table-cell table:style-name="ce5" table:formula="of:=&quot;1995-04-09&quot;" office:value-type="string" office:string-value="1995-04-09">
            <text:p>1995-04-09</text:p>
          </table:table-cell>
          <table:table-cell table:formula="of:=+[.C40]" office:value-type="float" office:value="25">
            <text:p>25</text:p>
          </table:table-cell>
          <table:table-cell office:value-type="float" office:value="1758">
            <text:p>1758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4, '1995-04-09', 25, 1758);">
            <text:p>insert into game (matchid, matchdate, game_type, country) values (234, '1995-04-09', 25, 1758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35">
            <text:p>235</text:p>
          </table:table-cell>
          <table:table-cell table:style-name="ce5" table:formula="of:=&quot;1995-04-30&quot;" office:value-type="string" office:string-value="1995-04-30">
            <text:p>1995-04-30</text:p>
          </table:table-cell>
          <table:table-cell office:value-type="float" office:value="26">
            <text:p>26</text:p>
          </table:table-cell>
          <table:table-cell office:value-type="float" office:value="1246">
            <text:p>124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35, '1995-04-30', 26, 1246);">
            <text:p>insert into game (matchid, matchdate, game_type, country) values (235, '1995-04-30', 26, 124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36">
            <text:p>236</text:p>
          </table:table-cell>
          <table:table-cell table:style-name="ce5" table:formula="of:=&quot;1995-05-07&quot;" office:value-type="string" office:string-value="1995-05-07">
            <text:p>1995-05-07</text:p>
          </table:table-cell>
          <table:table-cell table:formula="of:=+[.C42]" office:value-type="float" office:value="26">
            <text:p>26</text:p>
          </table:table-cell>
          <table:table-cell office:value-type="float" office:value="1758">
            <text:p>1758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36, '1995-05-07', 26, 1758);">
            <text:p>insert into game (matchid, matchdate, game_type, country) values (236, '1995-05-07', 26, 1758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37">
            <text:p>237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office:value-type="float" office:value="25">
            <text:p>25</text:p>
          </table:table-cell>
          <table:table-cell office:value-type="float" office:value="1664">
            <text:p>1664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37, '1995-03-26', 25, 1664);">
            <text:p>insert into game (matchid, matchdate, game_type, country) values (237, '1995-03-26', 25, 1664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38">
            <text:p>238</text:p>
          </table:table-cell>
          <table:table-cell table:style-name="ce5" table:formula="of:=&quot;1995-04-02&quot;" office:value-type="string" office:string-value="1995-04-02">
            <text:p>1995-04-02</text:p>
          </table:table-cell>
          <table:table-cell table:formula="of:=+[.C44]" office:value-type="float" office:value="25">
            <text:p>25</text:p>
          </table:table-cell>
          <table:table-cell office:value-type="float" office:value="1264">
            <text:p>1264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38, '1995-04-02', 25, 1264);">
            <text:p>insert into game (matchid, matchdate, game_type, country) values (238, '1995-04-02', 25, 1264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39">
            <text:p>239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table:formula="of:=+[.C45]" office:value-type="float" office:value="25">
            <text:p>25</text:p>
          </table:table-cell>
          <table:table-cell office:value-type="float" office:value="1767">
            <text:p>1767</text:p>
          </table:table-cell>
          <table:table-cell table:formula="of:=+[.E45]+1"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39, '1995-03-26', 25, 1767);">
            <text:p>insert into game (matchid, matchdate, game_type, country) values (239, '1995-03-26', 25, 1767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40">
            <text:p>240</text:p>
          </table:table-cell>
          <table:table-cell table:style-name="ce5" table:formula="of:=&quot;1995-04-02&quot;" office:value-type="string" office:string-value="1995-04-02">
            <text:p>1995-04-02</text:p>
          </table:table-cell>
          <table:table-cell table:formula="of:=+[.C46]" office:value-type="float" office:value="25">
            <text:p>25</text:p>
          </table:table-cell>
          <table:table-cell office:value-type="float" office:value="1784">
            <text:p>1784</text:p>
          </table:table-cell>
          <table:table-cell table:formula="of:=+[.E46]+1"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40, '1995-04-02', 25, 1784);">
            <text:p>insert into game (matchid, matchdate, game_type, country) values (240, '1995-04-02', 25, 1784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241">
            <text:p>241</text:p>
          </table:table-cell>
          <table:table-cell table:style-name="ce5" table:formula="of:=&quot;1995-04-30&quot;" office:value-type="string" office:string-value="1995-04-30">
            <text:p>1995-04-30</text:p>
          </table:table-cell>
          <table:table-cell office:value-type="float" office:value="26">
            <text:p>26</text:p>
          </table:table-cell>
          <table:table-cell office:value-type="float" office:value="1784">
            <text:p>1784</text:p>
          </table:table-cell>
          <table:table-cell table:formula="of:=+[.E47]+1"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241, '1995-04-30', 26, 1784);">
            <text:p>insert into game (matchid, matchdate, game_type, country) values (241, '1995-04-30', 26, 178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242">
            <text:p>242</text:p>
          </table:table-cell>
          <table:table-cell table:style-name="ce5" table:formula="of:=&quot;1995-05-07&quot;" office:value-type="string" office:string-value="1995-05-07">
            <text:p>1995-05-07</text:p>
          </table:table-cell>
          <table:table-cell table:formula="of:=+[.C48]" office:value-type="float" office:value="26">
            <text:p>26</text:p>
          </table:table-cell>
          <table:table-cell office:value-type="float" office:value="1664">
            <text:p>1664</text:p>
          </table:table-cell>
          <table:table-cell table:formula="of:=+[.E48]+1"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242, '1995-05-07', 26, 1664);">
            <text:p>insert into game (matchid, matchdate, game_type, country) values (242, '1995-05-07', 26, 1664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243">
            <text:p>243</text:p>
          </table:table-cell>
          <table:table-cell table:style-name="ce5" table:formula="of:=&quot;1995-03-19&quot;" office:value-type="string" office:string-value="1995-03-19">
            <text:p>1995-03-19</text:p>
          </table:table-cell>
          <table:table-cell office:value-type="float" office:value="25">
            <text:p>25</text:p>
          </table:table-cell>
          <table:table-cell office:value-type="float" office:value="1721">
            <text:p>1721</text:p>
          </table:table-cell>
          <table:table-cell table:formula="of:=+[.E49]+1" office:value-type="float" office:value="27">
            <text:p>27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243, '1995-03-19', 25, 1721);">
            <text:p>insert into game (matchid, matchdate, game_type, country) values (243, '1995-03-19', 25, 1721);</text:p>
          </table:table-cell>
          <table:table-cell table:number-columns-repeated="1017"/>
        </table:table-row>
        <table:table-row table:style-name="ro2">
          <table:table-cell table:formula="of:=[.A50]+1" office:value-type="float" office:value="244">
            <text:p>244</text:p>
          </table:table-cell>
          <table:table-cell table:style-name="ce5" table:formula="of:=&quot;1995-03-26&quot;" office:value-type="string" office:string-value="1995-03-26">
            <text:p>1995-03-26</text:p>
          </table:table-cell>
          <table:table-cell table:formula="of:=+[.C50]" office:value-type="float" office:value="25">
            <text:p>25</text:p>
          </table:table-cell>
          <table:table-cell office:value-type="float" office:value="1869">
            <text:p>1869</text:p>
          </table:table-cell>
          <table:table-cell table:formula="of:=+[.E50]+1" office:value-type="float" office:value="28">
            <text:p>28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244, '1995-03-26', 25, 1869);">
            <text:p>insert into game (matchid, matchdate, game_type, country) values (244, '1995-03-26', 25, 1869);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245">
            <text:p>245</text:p>
          </table:table-cell>
          <table:table-cell table:style-name="ce5" table:formula="of:=&quot;1995-??-??&quot;" office:value-type="string" office:string-value="1995-??-??">
            <text:p>1995-??-??</text:p>
          </table:table-cell>
          <table:table-cell table:formula="of:=+[.C51]" office:value-type="float" office:value="25">
            <text:p>25</text:p>
          </table:table-cell>
          <table:table-cell office:value-type="string">
            <text:p>null</text:p>
          </table:table-cell>
          <table:table-cell table:formula="of:=+[.E51]+1" office:value-type="float" office:value="29">
            <text:p>29</text:p>
          </table:table-cell>
          <table:table-cell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245, '1995-??-??', 25, null);">
            <text:p>insert into game (matchid, matchdate, game_type, country) values (245, '1995-??-??', 25, null);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246">
            <text:p>246</text:p>
          </table:table-cell>
          <table:table-cell table:style-name="ce5" table:formula="of:=&quot;1995-??-??&quot;" office:value-type="string" office:string-value="1995-??-??">
            <text:p>1995-??-??</text:p>
          </table:table-cell>
          <table:table-cell table:formula="of:=+[.C52]" office:value-type="float" office:value="25">
            <text:p>25</text:p>
          </table:table-cell>
          <table:table-cell office:value-type="string">
            <text:p>null</text:p>
          </table:table-cell>
          <table:table-cell table:formula="of:=+[.E52]+1" office:value-type="float" office:value="30">
            <text:p>30</text:p>
          </table:table-cell>
          <table:table-cell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246, '1995-??-??', 25, null);">
            <text:p>insert into game (matchid, matchdate, game_type, country) values (246, '1995-??-??', 25, null);</text:p>
          </table:table-cell>
          <table:table-cell table:number-columns-repeated="1017"/>
        </table:table-row>
        <table:table-row table:style-name="ro2">
          <table:table-cell table:formula="of:=[.A53]+1" office:value-type="float" office:value="247">
            <text:p>247</text:p>
          </table:table-cell>
          <table:table-cell table:style-name="ce5" table:formula="of:=&quot;1995-04-30&quot;" office:value-type="string" office:string-value="1995-04-30">
            <text:p>1995-04-30</text:p>
          </table:table-cell>
          <table:table-cell office:value-type="float" office:value="26">
            <text:p>26</text:p>
          </table:table-cell>
          <table:table-cell office:value-type="float" office:value="1869">
            <text:p>1869</text:p>
          </table:table-cell>
          <table:table-cell table:formula="of:=+[.E53]+1" office:value-type="float" office:value="31">
            <text:p>31</text:p>
          </table:table-cell>
          <table:table-cell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247, '1995-04-30', 26, 1869);">
            <text:p>insert into game (matchid, matchdate, game_type, country) values (247, '1995-04-30', 26, 1869);</text:p>
          </table:table-cell>
          <table:table-cell table:number-columns-repeated="1017"/>
        </table:table-row>
        <table:table-row table:style-name="ro2">
          <table:table-cell table:formula="of:=[.A54]+1" office:value-type="float" office:value="248">
            <text:p>248</text:p>
          </table:table-cell>
          <table:table-cell table:style-name="ce5" table:formula="of:=&quot;1995-05-21&quot;" office:value-type="string" office:string-value="1995-05-21">
            <text:p>1995-05-21</text:p>
          </table:table-cell>
          <table:table-cell table:formula="of:=+[.C54]" office:value-type="float" office:value="26">
            <text:p>26</text:p>
          </table:table-cell>
          <table:table-cell office:value-type="float" office:value="1268">
            <text:p>1268</text:p>
          </table:table-cell>
          <table:table-cell table:formula="of:=+[.E54]+1" office:value-type="float" office:value="32">
            <text:p>32</text:p>
          </table:table-cell>
          <table:table-cell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248, '1995-05-21', 26, 1268);">
            <text:p>insert into game (matchid, matchdate, game_type, country) values (248, '1995-05-21', 26, 12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4'.A231]+1" office:value-type="float" office:value="885">
            <text:p>885</text:p>
          </table:table-cell>
          <table:table-cell table:style-name="ce3" table:formula="of:=[.A24]" office:value-type="float" office:value="217">
            <text:p>217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85, 217, 297, 3, 0, 2);">
            <text:p>insert into game_score (id, matchid, squad, goals, points, time_type) values (885, 217, 297, 3, 0, 2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886">
            <text:p>886</text:p>
          </table:table-cell>
          <table:table-cell table:style-name="ce3" table:formula="of:=[.B58]" office:value-type="float" office:value="217">
            <text:p>217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886, 217, 297, null, 0, 1);">
            <text:p>insert into game_score (id, matchid, squad, goals, points, time_type) values (886, 217, 297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887">
            <text:p>887</text:p>
          </table:table-cell>
          <table:table-cell table:style-name="ce3" table:formula="of:=[.B58]" office:value-type="float" office:value="217">
            <text:p>2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887, 217, 599, 4, 3, 2);">
            <text:p>insert into game_score (id, matchid, squad, goals, points, time_type) values (887, 217, 599, 4, 3, 2);</text:p>
          </table:table-cell>
          <table:table-cell table:number-columns-repeated="1017"/>
        </table:table-row>
        <table:table-row table:style-name="ro1">
          <table:table-cell table:style-name="ce3" table:formula="of:=[.A60]+1" office:value-type="float" office:value="888">
            <text:p>888</text:p>
          </table:table-cell>
          <table:table-cell table:style-name="ce3" table:formula="of:=[.B59]" office:value-type="float" office:value="217">
            <text:p>2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888, 217, 599, null, 0, 1);">
            <text:p>insert into game_score (id, matchid, squad, goals, points, time_type) values (888, 217, 599, null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889">
            <text:p>889</text:p>
          </table:table-cell>
          <table:table-cell table:style-name="ce4" table:formula="of:=[.B58]+1" office:value-type="float" office:value="218">
            <text:p>218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889, 218, 599, 3, 3, 2);">
            <text:p>insert into game_score (id, matchid, squad, goals, points, time_type) values (889, 218, 599, 3, 3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890">
            <text:p>890</text:p>
          </table:table-cell>
          <table:table-cell table:style-name="ce4" table:formula="of:=[.B62]" office:value-type="float" office:value="218">
            <text:p>218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890, 218, 599, null, 0, 1);">
            <text:p>insert into game_score (id, matchid, squad, goals, points, time_type) values (890, 218, 599, null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891">
            <text:p>891</text:p>
          </table:table-cell>
          <table:table-cell table:style-name="ce4" table:formula="of:=[.B62]" office:value-type="float" office:value="218">
            <text:p>218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891, 218, 297, 2, 0, 2);">
            <text:p>insert into game_score (id, matchid, squad, goals, points, time_type) values (891, 218, 297, 2, 0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892">
            <text:p>892</text:p>
          </table:table-cell>
          <table:table-cell table:style-name="ce4" table:formula="of:=[.B62]" office:value-type="float" office:value="218">
            <text:p>218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892, 218, 297, null, 0, 1);">
            <text:p>insert into game_score (id, matchid, squad, goals, points, time_type) values (892, 218, 297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893">
            <text:p>893</text:p>
          </table:table-cell>
          <table:table-cell table:style-name="ce3" table:formula="of:=[.B62]+1" office:value-type="float" office:value="219">
            <text:p>219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893, 219, 53, 3, 3, 2);">
            <text:p>insert into game_score (id, matchid, squad, goals, points, time_type) values (893, 219, 53, 3, 3, 2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894">
            <text:p>894</text:p>
          </table:table-cell>
          <table:table-cell table:style-name="ce3" table:formula="of:=[.B66]" office:value-type="float" office:value="219">
            <text:p>219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894, 219, 53, null, 0, 1);">
            <text:p>insert into game_score (id, matchid, squad, goals, points, time_type) values (894, 219, 5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895">
            <text:p>895</text:p>
          </table:table-cell>
          <table:table-cell table:style-name="ce3" table:formula="of:=[.B66]" office:value-type="float" office:value="219">
            <text:p>219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895, 219, 599, 0, 0, 2);">
            <text:p>insert into game_score (id, matchid, squad, goals, points, time_type) values (895, 219, 599, 0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896">
            <text:p>896</text:p>
          </table:table-cell>
          <table:table-cell table:style-name="ce3" table:formula="of:=[.B66]" office:value-type="float" office:value="219">
            <text:p>219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896, 219, 599, 0, 0, 1);">
            <text:p>insert into game_score (id, matchid, squad, goals, points, time_type) values (896, 219, 599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897">
            <text:p>897</text:p>
          </table:table-cell>
          <table:table-cell table:style-name="ce4" table:formula="of:=[.B66]+1" office:value-type="float" office:value="220">
            <text:p>22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897, 220, 1809, 3, 3, 2);">
            <text:p>insert into game_score (id, matchid, squad, goals, points, time_type) values (897, 220, 1809, 3, 3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898">
            <text:p>898</text:p>
          </table:table-cell>
          <table:table-cell table:style-name="ce4" table:formula="of:=[.B70]" office:value-type="float" office:value="220">
            <text:p>220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898, 220, 1809, null, 0, 1);">
            <text:p>insert into game_score (id, matchid, squad, goals, points, time_type) values (898, 220, 1809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899">
            <text:p>899</text:p>
          </table:table-cell>
          <table:table-cell table:style-name="ce4" table:formula="of:=[.B70]" office:value-type="float" office:value="220">
            <text:p>220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899, 220, 1787, 1, 3, 2);">
            <text:p>insert into game_score (id, matchid, squad, goals, points, time_type) values (899, 220, 1787, 1, 3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900">
            <text:p>900</text:p>
          </table:table-cell>
          <table:table-cell table:style-name="ce4" table:formula="of:=[.B70]" office:value-type="float" office:value="220">
            <text:p>220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900, 220, 1787, null, 0, 1);">
            <text:p>insert into game_score (id, matchid, squad, goals, points, time_type) values (900, 220, 1787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901">
            <text:p>901</text:p>
          </table:table-cell>
          <table:table-cell table:style-name="ce3" table:formula="of:=[.B70]+1" office:value-type="float" office:value="221">
            <text:p>221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901, 221, 1809, 0, 0, 2);">
            <text:p>insert into game_score (id, matchid, squad, goals, points, time_type) values (901, 221, 1809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902">
            <text:p>902</text:p>
          </table:table-cell>
          <table:table-cell table:style-name="ce3" table:formula="of:=[.B74]" office:value-type="float" office:value="221">
            <text:p>221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902, 221, 1809, 0, 0, 1);">
            <text:p>insert into game_score (id, matchid, squad, goals, points, time_type) values (902, 221, 1809, 0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903">
            <text:p>903</text:p>
          </table:table-cell>
          <table:table-cell table:style-name="ce3" table:formula="of:=[.B74]" office:value-type="float" office:value="221">
            <text:p>221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903, 221, 53, 3, 3, 2);">
            <text:p>insert into game_score (id, matchid, squad, goals, points, time_type) values (903, 221, 53, 3, 3, 2);</text:p>
          </table:table-cell>
          <table:table-cell table:number-columns-repeated="1017"/>
        </table:table-row>
        <table:table-row table:style-name="ro1">
          <table:table-cell table:style-name="ce3" table:formula="of:=[.A76]+1" office:value-type="float" office:value="904">
            <text:p>904</text:p>
          </table:table-cell>
          <table:table-cell table:style-name="ce3" table:formula="of:=[.B74]" office:value-type="float" office:value="221">
            <text:p>221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904, 221, 53, null, 0, 1);">
            <text:p>insert into game_score (id, matchid, squad, goals, points, time_type) values (904, 221, 53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905">
            <text:p>905</text:p>
          </table:table-cell>
          <table:table-cell table:style-name="ce4" table:formula="of:=[.B74]+1" office:value-type="float" office:value="222">
            <text:p>222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905, 222, 1787, 2, 1, 2);">
            <text:p>insert into game_score (id, matchid, squad, goals, points, time_type) values (905, 222, 1787, 2, 1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906">
            <text:p>906</text:p>
          </table:table-cell>
          <table:table-cell table:style-name="ce4" table:formula="of:=[.B78]" office:value-type="float" office:value="222">
            <text:p>222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906, 222, 1787, null, 0, 1);">
            <text:p>insert into game_score (id, matchid, squad, goals, points, time_type) values (906, 222, 1787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907">
            <text:p>907</text:p>
          </table:table-cell>
          <table:table-cell table:style-name="ce4" table:formula="of:=[.B78]" office:value-type="float" office:value="222">
            <text:p>222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907, 222, 599, 2, 1, 2);">
            <text:p>insert into game_score (id, matchid, squad, goals, points, time_type) values (907, 222, 599, 2, 1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908">
            <text:p>908</text:p>
          </table:table-cell>
          <table:table-cell table:style-name="ce4" table:formula="of:=[.B78]" office:value-type="float" office:value="222">
            <text:p>222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908, 222, 599, null, 0, 1);">
            <text:p>insert into game_score (id, matchid, squad, goals, points, time_type) values (908, 222, 599, null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909">
            <text:p>909</text:p>
          </table:table-cell>
          <table:table-cell table:style-name="ce3" table:formula="of:=[.B78]+1" office:value-type="float" office:value="223">
            <text:p>22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909, 223, 1809, 1, 0, 2);">
            <text:p>insert into game_score (id, matchid, squad, goals, points, time_type) values (909, 223, 1809, 1, 0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910">
            <text:p>910</text:p>
          </table:table-cell>
          <table:table-cell table:style-name="ce3" table:formula="of:=[.B82]" office:value-type="float" office:value="223">
            <text:p>223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910, 223, 1809, null, 0, 1);">
            <text:p>insert into game_score (id, matchid, squad, goals, points, time_type) values (910, 223, 1809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911">
            <text:p>911</text:p>
          </table:table-cell>
          <table:table-cell table:style-name="ce3" table:formula="of:=[.B82]" office:value-type="float" office:value="223">
            <text:p>223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911, 223, 599, 2, 3, 2);">
            <text:p>insert into game_score (id, matchid, squad, goals, points, time_type) values (911, 223, 599, 2, 3, 2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912">
            <text:p>912</text:p>
          </table:table-cell>
          <table:table-cell table:style-name="ce3" table:formula="of:=[.B82]" office:value-type="float" office:value="223">
            <text:p>223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912, 223, 599, null, 0, 1);">
            <text:p>insert into game_score (id, matchid, squad, goals, points, time_type) values (912, 223, 599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913">
            <text:p>913</text:p>
          </table:table-cell>
          <table:table-cell table:style-name="ce4" table:formula="of:=[.B82]+1" office:value-type="float" office:value="224">
            <text:p>22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913, 224, 53, 9, 3, 2);">
            <text:p>insert into game_score (id, matchid, squad, goals, points, time_type) values (913, 224, 53, 9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914">
            <text:p>914</text:p>
          </table:table-cell>
          <table:table-cell table:style-name="ce4" table:formula="of:=[.B86]" office:value-type="float" office:value="224">
            <text:p>224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914, 224, 53, null, 0, 1);">
            <text:p>insert into game_score (id, matchid, squad, goals, points, time_type) values (914, 224, 53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915">
            <text:p>915</text:p>
          </table:table-cell>
          <table:table-cell table:style-name="ce4" table:formula="of:=[.B86]" office:value-type="float" office:value="224">
            <text:p>224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915, 224, 1787, 0, 0, 2);">
            <text:p>insert into game_score (id, matchid, squad, goals, points, time_type) values (915, 224, 1787, 0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916">
            <text:p>916</text:p>
          </table:table-cell>
          <table:table-cell table:style-name="ce4" table:formula="of:=[.B86]" office:value-type="float" office:value="224">
            <text:p>224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916, 224, 1787, 0, 0, 1);">
            <text:p>insert into game_score (id, matchid, squad, goals, points, time_type) values (916, 224, 178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917">
            <text:p>917</text:p>
          </table:table-cell>
          <table:table-cell table:style-name="ce3" table:formula="of:=[.B86]+1" office:value-type="float" office:value="225">
            <text:p>225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917, 225, 594, 1, 0, 2);">
            <text:p>insert into game_score (id, matchid, squad, goals, points, time_type) values (917, 225, 594, 1, 0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918">
            <text:p>918</text:p>
          </table:table-cell>
          <table:table-cell table:style-name="ce3" table:formula="of:=[.B90]" office:value-type="float" office:value="225">
            <text:p>225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918, 225, 594, 1, 0, 1);">
            <text:p>insert into game_score (id, matchid, squad, goals, points, time_type) values (918, 225, 594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919">
            <text:p>919</text:p>
          </table:table-cell>
          <table:table-cell table:style-name="ce3" table:formula="of:=[.B90]" office:value-type="float" office:value="225">
            <text:p>225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919, 225, 596, 3, 3, 2);">
            <text:p>insert into game_score (id, matchid, squad, goals, points, time_type) values (919, 225, 596, 3, 3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920">
            <text:p>920</text:p>
          </table:table-cell>
          <table:table-cell table:style-name="ce3" table:formula="of:=[.B90]" office:value-type="float" office:value="225">
            <text:p>22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920, 225, 596, 2, 0, 1);">
            <text:p>insert into game_score (id, matchid, squad, goals, points, time_type) values (920, 225, 596, 2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921">
            <text:p>921</text:p>
          </table:table-cell>
          <table:table-cell table:style-name="ce4" table:formula="of:=[.B90]+1" office:value-type="float" office:value="226">
            <text:p>2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921, 226, 590, 1, 0, 2);">
            <text:p>insert into game_score (id, matchid, squad, goals, points, time_type) values (921, 226, 590, 1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922">
            <text:p>922</text:p>
          </table:table-cell>
          <table:table-cell table:style-name="ce4" table:formula="of:=[.B94]" office:value-type="float" office:value="226">
            <text:p>2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922, 226, 590, 1, 0, 1);">
            <text:p>insert into game_score (id, matchid, squad, goals, points, time_type) values (922, 226, 590, 1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923">
            <text:p>923</text:p>
          </table:table-cell>
          <table:table-cell table:style-name="ce4" table:formula="of:=[.B94]" office:value-type="float" office:value="226">
            <text:p>226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923, 226, 597, 2, 3, 2);">
            <text:p>insert into game_score (id, matchid, squad, goals, points, time_type) values (923, 226, 597, 2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924">
            <text:p>924</text:p>
          </table:table-cell>
          <table:table-cell table:style-name="ce4" table:formula="of:=[.B94]" office:value-type="float" office:value="226">
            <text:p>226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924, 226, 597, 1, 0, 1);">
            <text:p>insert into game_score (id, matchid, squad, goals, points, time_type) values (924, 226, 597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925">
            <text:p>925</text:p>
          </table:table-cell>
          <table:table-cell table:style-name="ce3" table:formula="of:=[.B94]+1" office:value-type="float" office:value="227">
            <text:p>227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925, 227, 594, 2, 1, 2);">
            <text:p>insert into game_score (id, matchid, squad, goals, points, time_type) values (925, 227, 594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926">
            <text:p>926</text:p>
          </table:table-cell>
          <table:table-cell table:style-name="ce3" table:formula="of:=[.B98]" office:value-type="float" office:value="227">
            <text:p>227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926, 227, 594, 0, 0, 1);">
            <text:p>insert into game_score (id, matchid, squad, goals, points, time_type) values (926, 227, 594, 0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927">
            <text:p>927</text:p>
          </table:table-cell>
          <table:table-cell table:style-name="ce3" table:formula="of:=[.B98]" office:value-type="float" office:value="227">
            <text:p>227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927, 227, 590, 2, 1, 2);">
            <text:p>insert into game_score (id, matchid, squad, goals, points, time_type) values (927, 227, 590, 2, 1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928">
            <text:p>928</text:p>
          </table:table-cell>
          <table:table-cell table:style-name="ce3" table:formula="of:=[.B98]" office:value-type="float" office:value="227">
            <text:p>227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928, 227, 590, 1, 0, 1);">
            <text:p>insert into game_score (id, matchid, squad, goals, points, time_type) values (928, 227, 590, 1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929">
            <text:p>929</text:p>
          </table:table-cell>
          <table:table-cell table:style-name="ce4" table:formula="of:=[.B98]+1" office:value-type="float" office:value="228">
            <text:p>22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929, 228, 596, 1, 1, 2);">
            <text:p>insert into game_score (id, matchid, squad, goals, points, time_type) values (929, 228, 596, 1, 1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930">
            <text:p>930</text:p>
          </table:table-cell>
          <table:table-cell table:style-name="ce4" table:formula="of:=[.B102]" office:value-type="float" office:value="228">
            <text:p>22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930, 228, 596, 1, 0, 1);">
            <text:p>insert into game_score (id, matchid, squad, goals, points, time_type) values (930, 228, 596, 1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931">
            <text:p>931</text:p>
          </table:table-cell>
          <table:table-cell table:style-name="ce4" table:formula="of:=[.B102]" office:value-type="float" office:value="228">
            <text:p>22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931, 228, 597, 1, 1, 2);">
            <text:p>insert into game_score (id, matchid, squad, goals, points, time_type) values (931, 228, 597, 1, 1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932">
            <text:p>932</text:p>
          </table:table-cell>
          <table:table-cell table:style-name="ce4" table:formula="of:=[.B102]" office:value-type="float" office:value="228">
            <text:p>228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932, 228, 597, 1, 0, 1);">
            <text:p>insert into game_score (id, matchid, squad, goals, points, time_type) values (932, 228, 597, 1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933">
            <text:p>933</text:p>
          </table:table-cell>
          <table:table-cell table:style-name="ce3" table:formula="of:=[.B102]+1" office:value-type="float" office:value="229">
            <text:p>229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933, 229, 594, 4, 3, 2);">
            <text:p>insert into game_score (id, matchid, squad, goals, points, time_type) values (933, 229, 594, 4, 3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934">
            <text:p>934</text:p>
          </table:table-cell>
          <table:table-cell table:style-name="ce3" table:formula="of:=[.B106]" office:value-type="float" office:value="229">
            <text:p>229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934, 229, 594, 2, 0, 1);">
            <text:p>insert into game_score (id, matchid, squad, goals, points, time_type) values (934, 229, 594, 2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935">
            <text:p>935</text:p>
          </table:table-cell>
          <table:table-cell table:style-name="ce3" table:formula="of:=[.B106]" office:value-type="float" office:value="229">
            <text:p>229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935, 229, 597, 0, 0, 2);">
            <text:p>insert into game_score (id, matchid, squad, goals, points, time_type) values (935, 229, 597, 0, 0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936">
            <text:p>936</text:p>
          </table:table-cell>
          <table:table-cell table:style-name="ce3" table:formula="of:=[.B106]" office:value-type="float" office:value="229">
            <text:p>229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936, 229, 597, 0, 0, 1);">
            <text:p>insert into game_score (id, matchid, squad, goals, points, time_type) values (936, 229, 597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937">
            <text:p>937</text:p>
          </table:table-cell>
          <table:table-cell table:style-name="ce4" table:formula="of:=[.B106]+1" office:value-type="float" office:value="230">
            <text:p>230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937, 230, 590, 2, 3, 2);">
            <text:p>insert into game_score (id, matchid, squad, goals, points, time_type) values (937, 230, 590, 2, 3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938">
            <text:p>938</text:p>
          </table:table-cell>
          <table:table-cell table:style-name="ce4" table:formula="of:=[.B110]" office:value-type="float" office:value="230">
            <text:p>230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938, 230, 590, 0, 0, 1);">
            <text:p>insert into game_score (id, matchid, squad, goals, points, time_type) values (938, 230, 590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939">
            <text:p>939</text:p>
          </table:table-cell>
          <table:table-cell table:style-name="ce4" table:formula="of:=[.B110]" office:value-type="float" office:value="230">
            <text:p>230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939, 230, 596, 1, 0, 2);">
            <text:p>insert into game_score (id, matchid, squad, goals, points, time_type) values (939, 230, 596, 1, 0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940">
            <text:p>940</text:p>
          </table:table-cell>
          <table:table-cell table:style-name="ce4" table:formula="of:=[.B110]" office:value-type="float" office:value="230">
            <text:p>230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940, 230, 596, 0, 0, 1);">
            <text:p>insert into game_score (id, matchid, squad, goals, points, time_type) values (940, 230, 596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941">
            <text:p>941</text:p>
          </table:table-cell>
          <table:table-cell table:style-name="ce3" table:formula="of:=[.B110]+1" office:value-type="float" office:value="231">
            <text:p>231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941, 231, 1246, 3, 3, 2);">
            <text:p>insert into game_score (id, matchid, squad, goals, points, time_type) values (941, 231, 1246, 3, 3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942">
            <text:p>942</text:p>
          </table:table-cell>
          <table:table-cell table:style-name="ce3" table:formula="of:=[.B114]" office:value-type="float" office:value="231">
            <text:p>2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942, 231, 1246, null, 0, 1);">
            <text:p>insert into game_score (id, matchid, squad, goals, points, time_type) values (942, 231, 1246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943">
            <text:p>943</text:p>
          </table:table-cell>
          <table:table-cell table:style-name="ce3" table:formula="of:=[.B114]" office:value-type="float" office:value="231">
            <text:p>231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43, 231, 592, 0, 0, 2);">
            <text:p>insert into game_score (id, matchid, squad, goals, points, time_type) values (943, 231, 592, 0, 0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944">
            <text:p>944</text:p>
          </table:table-cell>
          <table:table-cell table:style-name="ce3" table:formula="of:=[.B114]" office:value-type="float" office:value="231">
            <text:p>231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44, 231, 592, 0, 0, 1);">
            <text:p>insert into game_score (id, matchid, squad, goals, points, time_type) values (944, 231, 592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945">
            <text:p>945</text:p>
          </table:table-cell>
          <table:table-cell table:style-name="ce4" table:formula="of:=[.B114]+1" office:value-type="float" office:value="232">
            <text:p>232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45, 232, 592, 0, 0, 2);">
            <text:p>insert into game_score (id, matchid, squad, goals, points, time_type) values (945, 232, 592, 0, 0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946">
            <text:p>946</text:p>
          </table:table-cell>
          <table:table-cell table:style-name="ce4" table:formula="of:=[.B118]" office:value-type="float" office:value="232">
            <text:p>232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46, 232, 592, 0, 0, 1);">
            <text:p>insert into game_score (id, matchid, squad, goals, points, time_type) values (946, 232, 592, 0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947">
            <text:p>947</text:p>
          </table:table-cell>
          <table:table-cell table:style-name="ce4" table:formula="of:=[.B118]" office:value-type="float" office:value="232">
            <text:p>232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47, 232, 1246, 4, 3, 2);">
            <text:p>insert into game_score (id, matchid, squad, goals, points, time_type) values (947, 232, 1246, 4, 3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948">
            <text:p>948</text:p>
          </table:table-cell>
          <table:table-cell table:style-name="ce4" table:formula="of:=[.B118]" office:value-type="float" office:value="232">
            <text:p>232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48, 232, 1246, 2, 0, 1);">
            <text:p>insert into game_score (id, matchid, squad, goals, points, time_type) values (948, 232, 1246, 2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949">
            <text:p>949</text:p>
          </table:table-cell>
          <table:table-cell table:style-name="ce3" table:formula="of:=[.B118]+1" office:value-type="float" office:value="233">
            <text:p>233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49, 233, 1473, 2, 3, 2);">
            <text:p>insert into game_score (id, matchid, squad, goals, points, time_type) values (949, 233, 1473, 2, 3, 2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950">
            <text:p>950</text:p>
          </table:table-cell>
          <table:table-cell table:style-name="ce3" table:formula="of:=[.B122]" office:value-type="float" office:value="233">
            <text:p>23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50, 233, 1473, null, 0, 1);">
            <text:p>insert into game_score (id, matchid, squad, goals, points, time_type) values (950, 233, 1473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951">
            <text:p>951</text:p>
          </table:table-cell>
          <table:table-cell table:style-name="ce3" table:formula="of:=[.B122]" office:value-type="float" office:value="233">
            <text:p>23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51, 233, 1758, 0, 0, 2);">
            <text:p>insert into game_score (id, matchid, squad, goals, points, time_type) values (951, 233, 1758, 0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952">
            <text:p>952</text:p>
          </table:table-cell>
          <table:table-cell table:style-name="ce3" table:formula="of:=[.B122]" office:value-type="float" office:value="233">
            <text:p>23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952, 233, 1758, 0, 0, 1);">
            <text:p>insert into game_score (id, matchid, squad, goals, points, time_type) values (952, 233, 1758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953">
            <text:p>953</text:p>
          </table:table-cell>
          <table:table-cell table:style-name="ce4" table:formula="of:=[.B122]+1" office:value-type="float" office:value="234">
            <text:p>23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953, 234, 1758, 4, 3, 2);">
            <text:p>insert into game_score (id, matchid, squad, goals, points, time_type) values (953, 234, 1758, 4, 3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954">
            <text:p>954</text:p>
          </table:table-cell>
          <table:table-cell table:style-name="ce4" table:formula="of:=[.B126]" office:value-type="float" office:value="234">
            <text:p>23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954, 234, 1758, null, 0, 1);">
            <text:p>insert into game_score (id, matchid, squad, goals, points, time_type) values (954, 234, 1758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955">
            <text:p>955</text:p>
          </table:table-cell>
          <table:table-cell table:style-name="ce4" table:formula="of:=[.B126]" office:value-type="float" office:value="234">
            <text:p>2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955, 234, 1473, 0, 0, 2);">
            <text:p>insert into game_score (id, matchid, squad, goals, points, time_type) values (955, 234, 1473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956">
            <text:p>956</text:p>
          </table:table-cell>
          <table:table-cell table:style-name="ce4" table:formula="of:=[.B126]" office:value-type="float" office:value="234">
            <text:p>2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956, 234, 1473, 0, 0, 1);">
            <text:p>insert into game_score (id, matchid, squad, goals, points, time_type) values (956, 234, 1473, 0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957">
            <text:p>957</text:p>
          </table:table-cell>
          <table:table-cell table:style-name="ce3" table:formula="of:=[.B126]+1" office:value-type="float" office:value="235">
            <text:p>235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957, 235, 1246, 1, 1, 2);">
            <text:p>insert into game_score (id, matchid, squad, goals, points, time_type) values (957, 235, 1246, 1, 1, 2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958">
            <text:p>958</text:p>
          </table:table-cell>
          <table:table-cell table:style-name="ce3" table:formula="of:=[.B130]" office:value-type="float" office:value="235">
            <text:p>235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958, 235, 1246, null, 0, 1);">
            <text:p>insert into game_score (id, matchid, squad, goals, points, time_type) values (958, 235, 1246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959">
            <text:p>959</text:p>
          </table:table-cell>
          <table:table-cell table:style-name="ce3" table:formula="of:=[.B130]" office:value-type="float" office:value="235">
            <text:p>235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959, 235, 1758, 1, 1, 2);">
            <text:p>insert into game_score (id, matchid, squad, goals, points, time_type) values (959, 235, 1758, 1, 1, 2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960">
            <text:p>960</text:p>
          </table:table-cell>
          <table:table-cell table:style-name="ce3" table:formula="of:=[.B130]" office:value-type="float" office:value="235">
            <text:p>23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960, 235, 1758, null, 0, 1);">
            <text:p>insert into game_score (id, matchid, squad, goals, points, time_type) values (960, 235, 1758, null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961">
            <text:p>961</text:p>
          </table:table-cell>
          <table:table-cell table:style-name="ce4" table:formula="of:=[.B130]+1" office:value-type="float" office:value="236">
            <text:p>236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961, 236, 1758, 2, 3, 2);">
            <text:p>insert into game_score (id, matchid, squad, goals, points, time_type) values (961, 236, 1758, 2, 3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962">
            <text:p>962</text:p>
          </table:table-cell>
          <table:table-cell table:style-name="ce4" table:formula="of:=[.B134]" office:value-type="float" office:value="236">
            <text:p>236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962, 236, 1758, null, 0, 1);">
            <text:p>insert into game_score (id, matchid, squad, goals, points, time_type) values (962, 236, 1758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963">
            <text:p>963</text:p>
          </table:table-cell>
          <table:table-cell table:style-name="ce4" table:formula="of:=[.B134]" office:value-type="float" office:value="236">
            <text:p>23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963, 236, 1246, 1, 0, 2);">
            <text:p>insert into game_score (id, matchid, squad, goals, points, time_type) values (963, 236, 1246, 1, 0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964">
            <text:p>964</text:p>
          </table:table-cell>
          <table:table-cell table:style-name="ce4" table:formula="of:=[.B134]" office:value-type="float" office:value="236">
            <text:p>23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964, 236, 1246, null, 0, 1);">
            <text:p>insert into game_score (id, matchid, squad, goals, points, time_type) values (964, 236, 1246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965">
            <text:p>965</text:p>
          </table:table-cell>
          <table:table-cell table:style-name="ce3" table:formula="of:=[.B134]+1" office:value-type="float" office:value="237">
            <text:p>237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965, 237, 1664, 3, 3, 2);">
            <text:p>insert into game_score (id, matchid, squad, goals, points, time_type) values (965, 237, 1664, 3, 3, 2);</text:p>
          </table:table-cell>
          <table:table-cell table:number-columns-repeated="1017"/>
        </table:table-row>
        <table:table-row table:style-name="ro1">
          <table:table-cell table:style-name="ce3" table:formula="of:=[.A138]+1" office:value-type="float" office:value="966">
            <text:p>966</text:p>
          </table:table-cell>
          <table:table-cell table:style-name="ce3" table:formula="of:=[.B138]" office:value-type="float" office:value="237">
            <text:p>237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66, 237, 1664, null, 0, 1);">
            <text:p>insert into game_score (id, matchid, squad, goals, points, time_type) values (966, 237, 1664, null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67">
            <text:p>967</text:p>
          </table:table-cell>
          <table:table-cell table:style-name="ce3" table:formula="of:=[.B138]" office:value-type="float" office:value="237">
            <text:p>237</text:p>
          </table:table-cell>
          <table:table-cell table:style-name="ce3" office:value-type="float" office:value="1264">
            <text:p>12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67, 237, 1264, 2, 0, 2);">
            <text:p>insert into game_score (id, matchid, squad, goals, points, time_type) values (967, 237, 1264, 2, 0, 2);</text:p>
          </table:table-cell>
          <table:table-cell table:number-columns-repeated="1017"/>
        </table:table-row>
        <table:table-row table:style-name="ro1">
          <table:table-cell table:style-name="ce3" table:formula="of:=[.A140]+1" office:value-type="float" office:value="968">
            <text:p>968</text:p>
          </table:table-cell>
          <table:table-cell table:style-name="ce3" table:formula="of:=[.B138]" office:value-type="float" office:value="237">
            <text:p>237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68, 237, 1264, null, 0, 1);">
            <text:p>insert into game_score (id, matchid, squad, goals, points, time_type) values (968, 237, 1264, null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969">
            <text:p>969</text:p>
          </table:table-cell>
          <table:table-cell table:style-name="ce4" table:formula="of:=[.B138]+1" office:value-type="float" office:value="238">
            <text:p>23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69, 238, 1264, 0, 0, 2);">
            <text:p>insert into game_score (id, matchid, squad, goals, points, time_type) values (969, 238, 1264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70">
            <text:p>970</text:p>
          </table:table-cell>
          <table:table-cell table:style-name="ce4" table:formula="of:=[.B142]" office:value-type="float" office:value="238">
            <text:p>238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70, 238, 1264, 0, 0, 1);">
            <text:p>insert into game_score (id, matchid, squad, goals, points, time_type) values (970, 238, 1264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71">
            <text:p>971</text:p>
          </table:table-cell>
          <table:table-cell table:style-name="ce4" table:formula="of:=[.B142]" office:value-type="float" office:value="238">
            <text:p>23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71, 238, 1664, 1, 3, 2);">
            <text:p>insert into game_score (id, matchid, squad, goals, points, time_type) values (971, 238, 1664, 1, 3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72">
            <text:p>972</text:p>
          </table:table-cell>
          <table:table-cell table:style-name="ce4" table:formula="of:=[.B142]" office:value-type="float" office:value="238">
            <text:p>23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72, 238, 1664, null, 0, 1);">
            <text:p>insert into game_score (id, matchid, squad, goals, points, time_type) values (972, 238, 1664, null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973">
            <text:p>973</text:p>
          </table:table-cell>
          <table:table-cell table:style-name="ce3" table:formula="of:=[.B142]+1" office:value-type="float" office:value="239">
            <text:p>23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73, 239, 1767, 0, 0, 2);">
            <text:p>insert into game_score (id, matchid, squad, goals, points, time_type) values (973, 239, 1767, 0, 0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74">
            <text:p>974</text:p>
          </table:table-cell>
          <table:table-cell table:style-name="ce3" table:formula="of:=[.B146]" office:value-type="float" office:value="239">
            <text:p>23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4, 239, 1767, 0, 0, 1);">
            <text:p>insert into game_score (id, matchid, squad, goals, points, time_type) values (974, 239, 1767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75">
            <text:p>975</text:p>
          </table:table-cell>
          <table:table-cell table:style-name="ce3" table:formula="of:=[.B146]" office:value-type="float" office:value="239">
            <text:p>239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75, 239, 1784, 1, 3, 2);">
            <text:p>insert into game_score (id, matchid, squad, goals, points, time_type) values (975, 239, 1784, 1, 3, 2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976">
            <text:p>976</text:p>
          </table:table-cell>
          <table:table-cell table:style-name="ce3" table:formula="of:=[.B146]" office:value-type="float" office:value="239">
            <text:p>239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76, 239, 1784, null, 0, 1);">
            <text:p>insert into game_score (id, matchid, squad, goals, points, time_type) values (976, 239, 1784, null, 0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977">
            <text:p>977</text:p>
          </table:table-cell>
          <table:table-cell table:style-name="ce4" table:formula="of:=[.B146]+1" office:value-type="float" office:value="240">
            <text:p>24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977, 240, 1784, 0, 1, 2);">
            <text:p>insert into game_score (id, matchid, squad, goals, points, time_type) values (977, 240, 1784, 0, 1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978">
            <text:p>978</text:p>
          </table:table-cell>
          <table:table-cell table:style-name="ce4" table:formula="of:=[.B150]" office:value-type="float" office:value="240">
            <text:p>24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978, 240, 1784, 0, 0, 1);">
            <text:p>insert into game_score (id, matchid, squad, goals, points, time_type) values (978, 240, 1784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979">
            <text:p>979</text:p>
          </table:table-cell>
          <table:table-cell table:style-name="ce4" table:formula="of:=[.B150]" office:value-type="float" office:value="240">
            <text:p>24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979, 240, 1767, 0, 1, 2);">
            <text:p>insert into game_score (id, matchid, squad, goals, points, time_type) values (979, 240, 1767, 0, 1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980">
            <text:p>980</text:p>
          </table:table-cell>
          <table:table-cell table:style-name="ce4" table:formula="of:=[.B150]" office:value-type="float" office:value="240">
            <text:p>240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980, 240, 1767, 0, 0, 1);">
            <text:p>insert into game_score (id, matchid, squad, goals, points, time_type) values (980, 240, 1767, 0, 0, 1);</text:p>
          </table:table-cell>
          <table:table-cell table:number-columns-repeated="1017"/>
        </table:table-row>
        <table:table-row table:style-name="ro2">
          <table:table-cell table:style-name="ce3" table:formula="of:=[.A153]+1" office:value-type="float" office:value="981">
            <text:p>981</text:p>
          </table:table-cell>
          <table:table-cell table:style-name="ce3" table:formula="of:=[.B150]+1" office:value-type="float" office:value="241">
            <text:p>24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981, 241, 1784, 9, 3, 2);">
            <text:p>insert into game_score (id, matchid, squad, goals, points, time_type) values (981, 241, 1784, 9, 3, 2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982">
            <text:p>982</text:p>
          </table:table-cell>
          <table:table-cell table:style-name="ce3" table:formula="of:=[.B154]" office:value-type="float" office:value="241">
            <text:p>24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982, 241, 1784, null, 0, 1);">
            <text:p>insert into game_score (id, matchid, squad, goals, points, time_type) values (982, 241, 1784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983">
            <text:p>983</text:p>
          </table:table-cell>
          <table:table-cell table:style-name="ce3" table:formula="of:=[.B154]" office:value-type="float" office:value="241">
            <text:p>24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983, 241, 1664, 0, 0, 2);">
            <text:p>insert into game_score (id, matchid, squad, goals, points, time_type) values (983, 241, 1664, 0, 0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984">
            <text:p>984</text:p>
          </table:table-cell>
          <table:table-cell table:style-name="ce3" table:formula="of:=[.B154]" office:value-type="float" office:value="241">
            <text:p>24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984, 241, 1664, 0, 0, 1);">
            <text:p>insert into game_score (id, matchid, squad, goals, points, time_type) values (984, 241, 1664, 0, 0, 1);</text:p>
          </table:table-cell>
          <table:table-cell table:number-columns-repeated="1017"/>
        </table:table-row>
        <table:table-row table:style-name="ro2">
          <table:table-cell table:style-name="ce4" table:formula="of:=[.A157]+1" office:value-type="float" office:value="985">
            <text:p>985</text:p>
          </table:table-cell>
          <table:table-cell table:style-name="ce4" table:formula="of:=[.B154]+1" office:value-type="float" office:value="242">
            <text:p>242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985, 242, 1664, 0, 0, 2);">
            <text:p>insert into game_score (id, matchid, squad, goals, points, time_type) values (985, 242, 1664, 0, 0, 2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986">
            <text:p>986</text:p>
          </table:table-cell>
          <table:table-cell table:style-name="ce4" table:formula="of:=[.B158]" office:value-type="float" office:value="242">
            <text:p>242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986, 242, 1664, 0, 0, 1);">
            <text:p>insert into game_score (id, matchid, squad, goals, points, time_type) values (986, 242, 1664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987">
            <text:p>987</text:p>
          </table:table-cell>
          <table:table-cell table:style-name="ce4" table:formula="of:=[.B158]" office:value-type="float" office:value="242">
            <text:p>242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987, 242, 1784, 11, 3, 2);">
            <text:p>insert into game_score (id, matchid, squad, goals, points, time_type) values (987, 242, 1784, 11, 3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988">
            <text:p>988</text:p>
          </table:table-cell>
          <table:table-cell table:style-name="ce4" table:formula="of:=[.B158]" office:value-type="float" office:value="242">
            <text:p>242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988, 242, 1784, null, 0, 1);">
            <text:p>insert into game_score (id, matchid, squad, goals, points, time_type) values (988, 242, 1784, null, 0, 1);</text:p>
          </table:table-cell>
          <table:table-cell table:number-columns-repeated="1017"/>
        </table:table-row>
        <table:table-row table:style-name="ro2">
          <table:table-cell table:style-name="ce3" table:formula="of:=[.A161]+1" office:value-type="float" office:value="989">
            <text:p>989</text:p>
          </table:table-cell>
          <table:table-cell table:style-name="ce3" table:formula="of:=[.B158]+1" office:value-type="float" office:value="243">
            <text:p>243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989, 243, 1721, 0, 0, 2);">
            <text:p>insert into game_score (id, matchid, squad, goals, points, time_type) values (989, 243, 1721, 0, 0, 2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990">
            <text:p>990</text:p>
          </table:table-cell>
          <table:table-cell table:style-name="ce3" table:formula="of:=[.B162]" office:value-type="float" office:value="243">
            <text:p>243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990, 243, 1721, 0, 0, 1);">
            <text:p>insert into game_score (id, matchid, squad, goals, points, time_type) values (990, 243, 1721, 0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991">
            <text:p>991</text:p>
          </table:table-cell>
          <table:table-cell table:style-name="ce3" table:formula="of:=[.B162]" office:value-type="float" office:value="243">
            <text:p>24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991, 243, 1869, 2, 3, 2);">
            <text:p>insert into game_score (id, matchid, squad, goals, points, time_type) values (991, 243, 1869, 2, 3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992">
            <text:p>992</text:p>
          </table:table-cell>
          <table:table-cell table:style-name="ce3" table:formula="of:=[.B162]" office:value-type="float" office:value="243">
            <text:p>24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992, 243, 1869, null, 0, 1);">
            <text:p>insert into game_score (id, matchid, squad, goals, points, time_type) values (992, 243, 1869, null, 0, 1);</text:p>
          </table:table-cell>
          <table:table-cell table:number-columns-repeated="1017"/>
        </table:table-row>
        <table:table-row table:style-name="ro2">
          <table:table-cell table:style-name="ce4" table:formula="of:=[.A165]+1" office:value-type="float" office:value="993">
            <text:p>993</text:p>
          </table:table-cell>
          <table:table-cell table:style-name="ce4" table:formula="of:=[.B162]+1" office:value-type="float" office:value="244">
            <text:p>244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993, 244, 1869, 0, 0, 2);">
            <text:p>insert into game_score (id, matchid, squad, goals, points, time_type) values (993, 244, 1869, 0, 0, 2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994">
            <text:p>994</text:p>
          </table:table-cell>
          <table:table-cell table:style-name="ce4" table:formula="of:=[.B166]" office:value-type="float" office:value="244">
            <text:p>244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994, 244, 1869, 0, 0, 1);">
            <text:p>insert into game_score (id, matchid, squad, goals, points, time_type) values (994, 244, 1869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995">
            <text:p>995</text:p>
          </table:table-cell>
          <table:table-cell table:style-name="ce4" table:formula="of:=[.B166]" office:value-type="float" office:value="244">
            <text:p>244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995, 244, 1721, 1, 3, 2);">
            <text:p>insert into game_score (id, matchid, squad, goals, points, time_type) values (995, 244, 1721, 1, 3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996">
            <text:p>996</text:p>
          </table:table-cell>
          <table:table-cell table:style-name="ce4" table:formula="of:=[.B166]" office:value-type="float" office:value="244">
            <text:p>244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996, 244, 1721, null, 0, 1);">
            <text:p>insert into game_score (id, matchid, squad, goals, points, time_type) values (996, 244, 1721, null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997">
            <text:p>997</text:p>
          </table:table-cell>
          <table:table-cell table:style-name="ce3" table:formula="of:=[.B166]+1" office:value-type="float" office:value="245">
            <text:p>24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997, 245, 1268, null, 0, 2);">
            <text:p>insert into game_score (id, matchid, squad, goals, points, time_type) values (997, 245, 1268, null, 0, 2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998">
            <text:p>998</text:p>
          </table:table-cell>
          <table:table-cell table:style-name="ce3" table:formula="of:=[.B170]" office:value-type="float" office:value="245">
            <text:p>24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998, 245, 1268, null, 0, 1);">
            <text:p>insert into game_score (id, matchid, squad, goals, points, time_type) values (998, 245, 1268, null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999">
            <text:p>999</text:p>
          </table:table-cell>
          <table:table-cell table:style-name="ce3" table:formula="of:=[.B170]" office:value-type="float" office:value="245">
            <text:p>245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999, 245, 1284, null, 0, 2);">
            <text:p>insert into game_score (id, matchid, squad, goals, points, time_type) values (999, 245, 1284, null, 0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1000">
            <text:p>1000</text:p>
          </table:table-cell>
          <table:table-cell table:style-name="ce3" table:formula="of:=[.B170]" office:value-type="float" office:value="245">
            <text:p>245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000, 245, 1284, null, 0, 1);">
            <text:p>insert into game_score (id, matchid, squad, goals, points, time_type) values (1000, 245, 1284, null, 0, 1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1001">
            <text:p>1001</text:p>
          </table:table-cell>
          <table:table-cell table:style-name="ce4" table:formula="of:=[.B170]+1" office:value-type="float" office:value="246">
            <text:p>246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001, 246, 1284, null, 0, 2);">
            <text:p>insert into game_score (id, matchid, squad, goals, points, time_type) values (1001, 246, 1284, null, 0, 2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1002">
            <text:p>1002</text:p>
          </table:table-cell>
          <table:table-cell table:style-name="ce4" table:formula="of:=[.B174]" office:value-type="float" office:value="246">
            <text:p>246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002, 246, 1284, null, 0, 1);">
            <text:p>insert into game_score (id, matchid, squad, goals, points, time_type) values (1002, 246, 1284, null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1003">
            <text:p>1003</text:p>
          </table:table-cell>
          <table:table-cell table:style-name="ce4" table:formula="of:=[.B174]" office:value-type="float" office:value="246">
            <text:p>246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003, 246, 1268, null, 0, 2);">
            <text:p>insert into game_score (id, matchid, squad, goals, points, time_type) values (1003, 246, 1268, null, 0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1004">
            <text:p>1004</text:p>
          </table:table-cell>
          <table:table-cell table:style-name="ce4" table:formula="of:=[.B174]" office:value-type="float" office:value="246">
            <text:p>246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004, 246, 1268, null, 0, 1);">
            <text:p>insert into game_score (id, matchid, squad, goals, points, time_type) values (1004, 246, 1268, null, 0, 1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1005">
            <text:p>1005</text:p>
          </table:table-cell>
          <table:table-cell table:style-name="ce3" table:formula="of:=[.B174]+1" office:value-type="float" office:value="247">
            <text:p>247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005, 247, 1869, 1, 1, 2);">
            <text:p>insert into game_score (id, matchid, squad, goals, points, time_type) values (1005, 247, 1869, 1, 1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1006">
            <text:p>1006</text:p>
          </table:table-cell>
          <table:table-cell table:style-name="ce3" table:formula="of:=[.B178]" office:value-type="float" office:value="247">
            <text:p>24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006, 247, 1869, null, 0, 1);">
            <text:p>insert into game_score (id, matchid, squad, goals, points, time_type) values (1006, 247, 1869, null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1007">
            <text:p>1007</text:p>
          </table:table-cell>
          <table:table-cell table:style-name="ce3" table:formula="of:=[.B178]" office:value-type="float" office:value="247">
            <text:p>247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007, 247, 1268, 1, 1, 2);">
            <text:p>insert into game_score (id, matchid, squad, goals, points, time_type) values (1007, 247, 1268, 1, 1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1008">
            <text:p>1008</text:p>
          </table:table-cell>
          <table:table-cell table:style-name="ce3" table:formula="of:=[.B178]" office:value-type="float" office:value="247">
            <text:p>247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008, 247, 1268, null, 0, 1);">
            <text:p>insert into game_score (id, matchid, squad, goals, points, time_type) values (1008, 247, 1268, null, 0, 1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1009">
            <text:p>1009</text:p>
          </table:table-cell>
          <table:table-cell table:style-name="ce4" table:formula="of:=[.B178]+1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009, 248, 1268, null, 0, 2);">
            <text:p>insert into game_score (id, matchid, squad, goals, points, time_type) values (1009, 248, 1268, null, 0, 2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1010">
            <text:p>1010</text:p>
          </table:table-cell>
          <table:table-cell table:style-name="ce4" table:formula="of:=[.B182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010, 248, 1268, null, 0, 1);">
            <text:p>insert into game_score (id, matchid, squad, goals, points, time_type) values (1010, 248, 1268, null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1011">
            <text:p>1011</text:p>
          </table:table-cell>
          <table:table-cell table:style-name="ce4" table:formula="of:=[.B182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011, 248, 1869, null, 0, 2);">
            <text:p>insert into game_score (id, matchid, squad, goals, points, time_type) values (1011, 248, 1869, null, 0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1012">
            <text:p>1012</text:p>
          </table:table-cell>
          <table:table-cell table:style-name="ce4" table:formula="of:=[.B182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012, 248, 1869, null, 0, 1);">
            <text:p>insert into game_score (id, matchid, squad, goals, points, time_type) values (1012, 248, 1869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1013">
            <text:p>1013</text:p>
          </table:table-cell>
          <table:table-cell table:style-name="ce4" table:formula="of:=[.B183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013, 248, 1268, 2, 1, 4);">
            <text:p>insert into game_score (id, matchid, squad, goals, points, time_type) values (1013, 248, 1268, 2, 1, 4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1014">
            <text:p>1014</text:p>
          </table:table-cell>
          <table:table-cell table:style-name="ce4" table:formula="of:=[.B184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014, 248, 1268, null, 0, 3);">
            <text:p>insert into game_score (id, matchid, squad, goals, points, time_type) values (1014, 248, 1268, null, 0, 3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1015">
            <text:p>1015</text:p>
          </table:table-cell>
          <table:table-cell table:style-name="ce4" table:formula="of:=[.B185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015, 248, 1869, 2, 1, 4);">
            <text:p>insert into game_score (id, matchid, squad, goals, points, time_type) values (1015, 248, 1869, 2, 1, 4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1016">
            <text:p>1016</text:p>
          </table:table-cell>
          <table:table-cell table:style-name="ce4" table:formula="of:=[.B186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016, 248, 1869, null, 0, 3);">
            <text:p>insert into game_score (id, matchid, squad, goals, points, time_type) values (1016, 248, 1869, null, 0, 3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1017">
            <text:p>1017</text:p>
          </table:table-cell>
          <table:table-cell table:style-name="ce4" table:formula="of:=[.B187]" office:value-type="float" office:value="248">
            <text:p>248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017, 248, 1268, 4, 0, 7);">
            <text:p>insert into game_score (id, matchid, squad, goals, points, time_type) values (1017, 248, 1268, 4, 0, 7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1018">
            <text:p>1018</text:p>
          </table:table-cell>
          <table:table-cell table:style-name="ce4" table:formula="of:=[.B188]" office:value-type="float" office:value="248">
            <text:p>24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018, 248, 1869, 3, 0, 7);">
            <text:p>insert into game_score (id, matchid, squad, goals, points, time_type) values (1018, 248, 1869, 3, 0, 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93] &amp; &quot;, &quot; &amp; [.B193] &amp; &quot;, '&quot; &amp; [.C193] &amp; &quot;', &quot; &amp; [.D19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4'.A147]+1" office:value-type="float" office:value="45">
            <text:p>45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94] &amp; &quot;, &quot; &amp; [.B194] &amp; &quot;, '&quot; &amp; [.C194] &amp; &quot;', &quot; &amp; [.D194] &amp;  &quot;);&quot;" office:value-type="string" office:string-value="insert into group_stage (id, tournament, group_code, squad) values (45, 1995, 'A', 1784);">
            <text:p>insert into group_stage (id, tournament, group_code, squad) values (45, 1995, 'A', 1784);</text:p>
          </table:table-cell>
          <table:table-cell table:number-columns-repeated="1017"/>
        </table:table-row>
        <table:table-row table:style-name="ro2">
          <table:table-cell table:formula="of:=[.A194]+1" office:value-type="float" office:value="46">
            <text:p>46</text:p>
          </table:table-cell>
          <table:table-cell table:formula="of:=[.B194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95] &amp; &quot;, &quot; &amp; [.B195] &amp; &quot;, '&quot; &amp; [.C195] &amp; &quot;', &quot; &amp; [.D195] &amp;  &quot;);&quot;" office:value-type="string" office:string-value="insert into group_stage (id, tournament, group_code, squad) values (46, 1995, 'A', 1345);">
            <text:p>insert into group_stage (id, tournament, group_code, squad) values (46, 1995, 'A', 1345);</text:p>
          </table:table-cell>
          <table:table-cell table:number-columns-repeated="1017"/>
        </table:table-row>
        <table:table-row table:style-name="ro2">
          <table:table-cell table:formula="of:=[.A195]+1" office:value-type="float" office:value="47">
            <text:p>47</text:p>
          </table:table-cell>
          <table:table-cell table:formula="of:=[.B195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96] &amp; &quot;, &quot; &amp; [.B196] &amp; &quot;, '&quot; &amp; [.C196] &amp; &quot;', &quot; &amp; [.D196] &amp;  &quot;);&quot;" office:value-type="string" office:string-value="insert into group_stage (id, tournament, group_code, squad) values (47, 1995, 'A', 1268);">
            <text:p>insert into group_stage (id, tournament, group_code, squad) values (47, 1995, 'A', 1268);</text:p>
          </table:table-cell>
          <table:table-cell table:number-columns-repeated="1017"/>
        </table:table-row>
        <table:table-row table:style-name="ro2">
          <table:table-cell table:formula="of:=[.A196]+1" office:value-type="float" office:value="48">
            <text:p>48</text:p>
          </table:table-cell>
          <table:table-cell table:formula="of:=[.B196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group_stage (id, tournament, group_code, squad) values (&quot; &amp; [.A197] &amp; &quot;, &quot; &amp; [.B197] &amp; &quot;, '&quot; &amp; [.C197] &amp; &quot;', &quot; &amp; [.D197] &amp;  &quot;);&quot;" office:value-type="string" office:string-value="insert into group_stage (id, tournament, group_code, squad) values (48, 1995, 'A', 594);">
            <text:p>insert into group_stage (id, tournament, group_code, squad) values (48, 1995, 'A', 594);</text:p>
          </table:table-cell>
          <table:table-cell table:number-columns-repeated="1017"/>
        </table:table-row>
        <table:table-row table:style-name="ro2">
          <table:table-cell table:formula="of:=[.A197]+1" office:value-type="float" office:value="49">
            <text:p>49</text:p>
          </table:table-cell>
          <table:table-cell table:formula="of:=[.B197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98] &amp; &quot;, &quot; &amp; [.B198] &amp; &quot;, '&quot; &amp; [.C198] &amp; &quot;', &quot; &amp; [.D198] &amp;  &quot;);&quot;" office:value-type="string" office:string-value="insert into group_stage (id, tournament, group_code, squad) values (49, 1995, 'B', 1868);">
            <text:p>insert into group_stage (id, tournament, group_code, squad) values (49, 1995, 'B', 1868);</text:p>
          </table:table-cell>
          <table:table-cell table:number-columns-repeated="1017"/>
        </table:table-row>
        <table:table-row table:style-name="ro2">
          <table:table-cell table:formula="of:=[.A198]+1" office:value-type="float" office:value="50">
            <text:p>50</text:p>
          </table:table-cell>
          <table:table-cell table:formula="of:=[.B198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99] &amp; &quot;, &quot; &amp; [.B199] &amp; &quot;, '&quot; &amp; [.C199] &amp; &quot;', &quot; &amp; [.D199] &amp;  &quot;);&quot;" office:value-type="string" office:string-value="insert into group_stage (id, tournament, group_code, squad) values (50, 1995, 'B', 53);">
            <text:p>insert into group_stage (id, tournament, group_code, squad) values (50, 1995, 'B', 53);</text:p>
          </table:table-cell>
          <table:table-cell table:number-columns-repeated="1017"/>
        </table:table-row>
        <table:table-row table:style-name="ro2">
          <table:table-cell table:formula="of:=[.A199]+1" office:value-type="float" office:value="51">
            <text:p>51</text:p>
          </table:table-cell>
          <table:table-cell table:formula="of:=[.B199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200] &amp; &quot;, &quot; &amp; [.B200] &amp; &quot;, '&quot; &amp; [.C200] &amp; &quot;', &quot; &amp; [.D200] &amp;  &quot;);&quot;" office:value-type="string" office:string-value="insert into group_stage (id, tournament, group_code, squad) values (51, 1995, 'B', 1876);">
            <text:p>insert into group_stage (id, tournament, group_code, squad) values (51, 1995, 'B', 1876);</text:p>
          </table:table-cell>
          <table:table-cell table:number-columns-repeated="1017"/>
        </table:table-row>
        <table:table-row table:style-name="ro2">
          <table:table-cell table:formula="of:=[.A200]+1" office:value-type="float" office:value="52">
            <text:p>52</text:p>
          </table:table-cell>
          <table:table-cell table:formula="of:=[.B200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201] &amp; &quot;, &quot; &amp; [.B201] &amp; &quot;, '&quot; &amp; [.C201] &amp; &quot;', &quot; &amp; [.D201] &amp;  &quot;);&quot;" office:value-type="string" office:string-value="insert into group_stage (id, tournament, group_code, squad) values (52, 1995, 'B', 1758);">
            <text:p>insert into group_stage (id, tournament, group_code, squad) values (52, 1995, 'B'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03] &amp; &quot;, '&quot; &amp; [.B203] &amp; &quot;', &quot; &amp; [.C203] &amp; &quot;, &quot; &amp; [.D20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55]+1" office:value-type="float" office:value="249">
            <text:p>249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4] &amp; &quot;, '&quot; &amp; [.B204] &amp; &quot;', &quot; &amp; [.C204] &amp; &quot;, &quot; &amp; [.D204] &amp;  &quot;);&quot;" office:value-type="string" office:string-value="insert into game (matchid, matchdate, game_type, country) values (249, '1995-06-21', 2, 1345);">
            <text:p>insert into game (matchid, matchdate, game_type, country) values (249, '1995-06-21', 2, 1345);</text:p>
          </table:table-cell>
          <table:table-cell table:number-columns-repeated="1017"/>
        </table:table-row>
        <table:table-row table:style-name="ro2">
          <table:table-cell table:formula="of:=+[.A204]+1" office:value-type="float" office:value="250">
            <text:p>250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5] &amp; &quot;, '&quot; &amp; [.B205] &amp; &quot;', &quot; &amp; [.C205] &amp; &quot;, &quot; &amp; [.D205] &amp;  &quot;);&quot;" office:value-type="string" office:string-value="insert into game (matchid, matchdate, game_type, country) values (250, '1995-06-21', 2, 1345);">
            <text:p>insert into game (matchid, matchdate, game_type, country) values (250, '1995-06-21', 2, 1345);</text:p>
          </table:table-cell>
          <table:table-cell table:number-columns-repeated="1017"/>
        </table:table-row>
        <table:table-row table:style-name="ro2">
          <table:table-cell table:formula="of:=+[.A205]+1" office:value-type="float" office:value="251">
            <text:p>251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06] &amp; &quot;, '&quot; &amp; [.B206] &amp; &quot;', &quot; &amp; [.C206] &amp; &quot;, &quot; &amp; [.D206] &amp;  &quot;);&quot;" office:value-type="string" office:string-value="insert into game (matchid, matchdate, game_type, country) values (251, '1995-06-23', 2, 1345);">
            <text:p>insert into game (matchid, matchdate, game_type, country) values (251, '1995-06-23', 2, 1345);</text:p>
          </table:table-cell>
          <table:table-cell table:number-columns-repeated="1017"/>
        </table:table-row>
        <table:table-row table:style-name="ro2">
          <table:table-cell table:formula="of:=+[.A206]+1" office:value-type="float" office:value="252">
            <text:p>252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07] &amp; &quot;, '&quot; &amp; [.B207] &amp; &quot;', &quot; &amp; [.C207] &amp; &quot;, &quot; &amp; [.D207] &amp;  &quot;);&quot;" office:value-type="string" office:string-value="insert into game (matchid, matchdate, game_type, country) values (252, '1995-06-23', 2, 1345);">
            <text:p>insert into game (matchid, matchdate, game_type, country) values (252, '1995-06-23', 2, 1345);</text:p>
          </table:table-cell>
          <table:table-cell table:number-columns-repeated="1017"/>
        </table:table-row>
        <table:table-row table:style-name="ro2">
          <table:table-cell table:formula="of:=+[.A207]+1" office:value-type="float" office:value="253">
            <text:p>253</text:p>
          </table:table-cell>
          <table:table-cell table:style-name="ce5" table:formula="of:=&quot;1995-06-25&quot;" office:value-type="string" office:string-value="1995-06-25">
            <text:p>1995-06-25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08] &amp; &quot;, '&quot; &amp; [.B208] &amp; &quot;', &quot; &amp; [.C208] &amp; &quot;, &quot; &amp; [.D208] &amp;  &quot;);&quot;" office:value-type="string" office:string-value="insert into game (matchid, matchdate, game_type, country) values (253, '1995-06-25', 2, 1345);">
            <text:p>insert into game (matchid, matchdate, game_type, country) values (253, '1995-06-25', 2, 1345);</text:p>
          </table:table-cell>
          <table:table-cell table:number-columns-repeated="1017"/>
        </table:table-row>
        <table:table-row table:style-name="ro2">
          <table:table-cell table:formula="of:=+[.A208]+1" office:value-type="float" office:value="254">
            <text:p>254</text:p>
          </table:table-cell>
          <table:table-cell table:style-name="ce5" table:formula="of:=&quot;1995-06-25&quot;" office:value-type="string" office:string-value="1995-06-25">
            <text:p>1995-06-25</text:p>
          </table:table-cell>
          <table:table-cell office:value-type="float" office:value="2">
            <text:p>2</text:p>
          </table:table-cell>
          <table:table-cell office:value-type="float" office:value="1345">
            <text:p>134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09] &amp; &quot;, '&quot; &amp; [.B209] &amp; &quot;', &quot; &amp; [.C209] &amp; &quot;, &quot; &amp; [.D209] &amp;  &quot;);&quot;" office:value-type="string" office:string-value="insert into game (matchid, matchdate, game_type, country) values (254, '1995-06-25', 2, 1345);">
            <text:p>insert into game (matchid, matchdate, game_type, country) values (254, '1995-06-25', 2, 1345);</text:p>
          </table:table-cell>
          <table:table-cell table:number-columns-repeated="1017"/>
        </table:table-row>
        <table:table-row table:style-name="ro2">
          <table:table-cell table:formula="of:=+[.A209]+1" office:value-type="float" office:value="255">
            <text:p>255</text:p>
          </table:table-cell>
          <table:table-cell table:style-name="ce5" table:formula="of:=&quot;1995-06-19&quot;" office:value-type="string" office:string-value="1995-06-19">
            <text:p>1995-06-19</text:p>
          </table:table-cell>
          <table:table-cell table:formula="of:=+[.C204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10] &amp; &quot;, '&quot; &amp; [.B210] &amp; &quot;', &quot; &amp; [.C210] &amp; &quot;, &quot; &amp; [.D210] &amp;  &quot;);&quot;" office:value-type="string" office:string-value="insert into game (matchid, matchdate, game_type, country) values (255, '1995-06-19', 2, 1876);">
            <text:p>insert into game (matchid, matchdate, game_type, country) values (255, '1995-06-19', 2, 1876);</text:p>
          </table:table-cell>
          <table:table-cell table:number-columns-repeated="1017"/>
        </table:table-row>
        <table:table-row table:style-name="ro2">
          <table:table-cell table:formula="of:=+[.A210]+1" office:value-type="float" office:value="256">
            <text:p>256</text:p>
          </table:table-cell>
          <table:table-cell table:style-name="ce5" table:formula="of:=&quot;1995-06-19&quot;" office:value-type="string" office:string-value="1995-06-19">
            <text:p>1995-06-19</text:p>
          </table:table-cell>
          <table:table-cell table:formula="of:=+[.C210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1] &amp; &quot;, '&quot; &amp; [.B211] &amp; &quot;', &quot; &amp; [.C211] &amp; &quot;, &quot; &amp; [.D211] &amp;  &quot;);&quot;" office:value-type="string" office:string-value="insert into game (matchid, matchdate, game_type, country) values (256, '1995-06-19', 2, 1876);">
            <text:p>insert into game (matchid, matchdate, game_type, country) values (256, '1995-06-19', 2, 1876);</text:p>
          </table:table-cell>
          <table:table-cell table:number-columns-repeated="1017"/>
        </table:table-row>
        <table:table-row table:style-name="ro2">
          <table:table-cell table:formula="of:=+[.A211]+1" office:value-type="float" office:value="257">
            <text:p>257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table:formula="of:=+[.C211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12] &amp; &quot;, '&quot; &amp; [.B212] &amp; &quot;', &quot; &amp; [.C212] &amp; &quot;, &quot; &amp; [.D212] &amp;  &quot;);&quot;" office:value-type="string" office:string-value="insert into game (matchid, matchdate, game_type, country) values (257, '1995-06-21', 2, 1876);">
            <text:p>insert into game (matchid, matchdate, game_type, country) values (257, '1995-06-21', 2, 1876);</text:p>
          </table:table-cell>
          <table:table-cell table:number-columns-repeated="1017"/>
        </table:table-row>
        <table:table-row table:style-name="ro2">
          <table:table-cell table:formula="of:=+[.A212]+1" office:value-type="float" office:value="258">
            <text:p>258</text:p>
          </table:table-cell>
          <table:table-cell table:style-name="ce5" table:formula="of:=&quot;1995-06-21&quot;" office:value-type="string" office:string-value="1995-06-21">
            <text:p>1995-06-21</text:p>
          </table:table-cell>
          <table:table-cell table:formula="of:=+[.C212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13] &amp; &quot;, '&quot; &amp; [.B213] &amp; &quot;', &quot; &amp; [.C213] &amp; &quot;, &quot; &amp; [.D213] &amp;  &quot;);&quot;" office:value-type="string" office:string-value="insert into game (matchid, matchdate, game_type, country) values (258, '1995-06-21', 2, 1876);">
            <text:p>insert into game (matchid, matchdate, game_type, country) values (258, '1995-06-21', 2, 1876);</text:p>
          </table:table-cell>
          <table:table-cell table:number-columns-repeated="1017"/>
        </table:table-row>
        <table:table-row table:style-name="ro2">
          <table:table-cell table:formula="of:=+[.A213]+1" office:value-type="float" office:value="259">
            <text:p>259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table:formula="of:=+[.C213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14] &amp; &quot;, '&quot; &amp; [.B214] &amp; &quot;', &quot; &amp; [.C214] &amp; &quot;, &quot; &amp; [.D214] &amp;  &quot;);&quot;" office:value-type="string" office:string-value="insert into game (matchid, matchdate, game_type, country) values (259, '1995-06-23', 2, 1876);">
            <text:p>insert into game (matchid, matchdate, game_type, country) values (259, '1995-06-23', 2, 1876);</text:p>
          </table:table-cell>
          <table:table-cell table:number-columns-repeated="1017"/>
        </table:table-row>
        <table:table-row table:style-name="ro2">
          <table:table-cell table:formula="of:=+[.A214]+1" office:value-type="float" office:value="260">
            <text:p>260</text:p>
          </table:table-cell>
          <table:table-cell table:style-name="ce5" table:formula="of:=&quot;1995-06-23&quot;" office:value-type="string" office:string-value="1995-06-23">
            <text:p>1995-06-23</text:p>
          </table:table-cell>
          <table:table-cell table:style-name="Default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15] &amp; &quot;, '&quot; &amp; [.B215] &amp; &quot;', &quot; &amp; [.C218] &amp; &quot;, &quot; &amp; [.D215] &amp;  &quot;);&quot;" office:value-type="string" office:string-value="insert into game (matchid, matchdate, game_type, country) values (260, '1995-06-23', 5, 1876);">
            <text:p>insert into game (matchid, matchdate, game_type, country) values (260, '1995-06-23', 5, 1876);</text:p>
          </table:table-cell>
          <table:table-cell table:number-columns-repeated="1017"/>
        </table:table-row>
        <table:table-row table:style-name="ro2">
          <table:table-cell table:formula="of:=+[.A215]+1" office:value-type="float" office:value="261">
            <text:p>261</text:p>
          </table:table-cell>
          <table:table-cell table:style-name="ce5" table:formula="of:=&quot;1995-06-27&quot;" office:value-type="string" office:string-value="1995-06-27">
            <text:p>1995-06-27</text:p>
          </table:table-cell>
          <table:table-cell table:style-name="Default" office:value-type="float" office:value="4">
            <text:p>4</text:p>
          </table:table-cell>
          <table:table-cell office:value-type="float" office:value="1345">
            <text:p>134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16] &amp; &quot;, '&quot; &amp; [.B216] &amp; &quot;', &quot; &amp; [.C219] &amp; &quot;, &quot; &amp; [.D216] &amp;  &quot;);&quot;" office:value-type="string" office:string-value="insert into game (matchid, matchdate, game_type, country) values (261, '1995-06-27', 6, 1345);">
            <text:p>insert into game (matchid, matchdate, game_type, country) values (261, '1995-06-27', 6, 1345);</text:p>
          </table:table-cell>
          <table:table-cell table:number-columns-repeated="1017"/>
        </table:table-row>
        <table:table-row table:style-name="ro2">
          <table:table-cell table:formula="of:=+[.A216]+1" office:value-type="float" office:value="262">
            <text:p>262</text:p>
          </table:table-cell>
          <table:table-cell table:style-name="ce5" table:formula="of:=&quot;1995-06-28&quot;" office:value-type="string" office:string-value="1995-06-28">
            <text:p>1995-06-28</text:p>
          </table:table-cell>
          <table:table-cell office:value-type="float" office:value="4">
            <text:p>4</text:p>
          </table:table-cell>
          <table:table-cell office:value-type="float" office:value="1345">
            <text:p>134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17] &amp; &quot;, '&quot; &amp; [.B217] &amp; &quot;', &quot; &amp; [.C220] &amp; &quot;, &quot; &amp; [.D217] &amp;  &quot;);&quot;" office:value-type="string" office:string-value="insert into game (matchid, matchdate, game_type, country) values (262, '1995-06-28', , 1345);">
            <text:p>insert into game (matchid, matchdate, game_type, country) values (262, '1995-06-28', , 1345);</text:p>
          </table:table-cell>
          <table:table-cell table:number-columns-repeated="1017"/>
        </table:table-row>
        <table:table-row table:style-name="ro2">
          <table:table-cell table:formula="of:=+[.A217]+1" office:value-type="float" office:value="263">
            <text:p>263</text:p>
          </table:table-cell>
          <table:table-cell table:style-name="ce5" table:formula="of:=&quot;1995-06-30&quot;" office:value-type="string" office:string-value="1995-06-30">
            <text:p>1995-06-30</text:p>
          </table:table-cell>
          <table:table-cell office:value-type="float" office:value="5">
            <text:p>5</text:p>
          </table:table-cell>
          <table:table-cell office:value-type="float" office:value="1345">
            <text:p>134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18] &amp; &quot;, '&quot; &amp; [.B218] &amp; &quot;', &quot; &amp; [.C221] &amp; &quot;, &quot; &amp; [.D218] &amp;  &quot;);&quot;" office:value-type="string" office:string-value="insert into game (matchid, matchdate, game_type, country) values (263, '1995-06-30', squad, 1345);">
            <text:p>insert into game (matchid, matchdate, game_type, country) values (263, '1995-06-30', squad, 1345);</text:p>
          </table:table-cell>
          <table:table-cell table:number-columns-repeated="1017"/>
        </table:table-row>
        <table:table-row table:style-name="ro2">
          <table:table-cell table:formula="of:=+[.A218]+1" office:value-type="float" office:value="264">
            <text:p>264</text:p>
          </table:table-cell>
          <table:table-cell table:style-name="ce5" table:formula="of:=&quot;1995-06-30&quot;" office:value-type="string" office:string-value="1995-06-30">
            <text:p>1995-06-30</text:p>
          </table:table-cell>
          <table:table-cell office:value-type="float" office:value="6">
            <text:p>6</text:p>
          </table:table-cell>
          <table:table-cell office:value-type="float" office:value="1345">
            <text:p>134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19] &amp; &quot;, '&quot; &amp; [.B219] &amp; &quot;', &quot; &amp; [.C222] &amp; &quot;, &quot; &amp; [.D219] &amp;  &quot;);&quot;" office:value-type="string" office:string-value="insert into game (matchid, matchdate, game_type, country) values (264, '1995-06-30', 1345, 1345);">
            <text:p>insert into game (matchid, matchdate, game_type, country) values (264, '1995-06-30', 1345, 1345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019">
            <text:p>1019</text:p>
          </table:table-cell>
          <table:table-cell table:style-name="ce3" table:formula="of:=[.A204]" office:value-type="float" office:value="249">
            <text:p>24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019, 249, 1345, 2, 3, 2);">
            <text:p>insert into game_score (id, matchid, squad, goals, points, time_type) values (1019, 249, 1345, 2, 3, 2);</text:p>
          </table:table-cell>
          <table:table-cell table:number-columns-repeated="1017"/>
        </table:table-row>
        <table:table-row table:style-name="ro1">
          <table:table-cell table:style-name="ce3" table:formula="of:=[.A222]+1" office:value-type="float" office:value="1020">
            <text:p>1020</text:p>
          </table:table-cell>
          <table:table-cell table:style-name="ce3" table:formula="of:=[.B222]" office:value-type="float" office:value="249">
            <text:p>249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020, 249, 1345, null, 0, 1);">
            <text:p>insert into game_score (id, matchid, squad, goals, points, time_type) values (1020, 249, 1345, null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1021">
            <text:p>1021</text:p>
          </table:table-cell>
          <table:table-cell table:style-name="ce3" table:formula="of:=[.B222]" office:value-type="float" office:value="249">
            <text:p>249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021, 249, 1268, 0, 0, 2);">
            <text:p>insert into game_score (id, matchid, squad, goals, points, time_type) values (1021, 249, 1268, 0, 0, 2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1022">
            <text:p>1022</text:p>
          </table:table-cell>
          <table:table-cell table:style-name="ce3" table:formula="of:=[.B222]" office:value-type="float" office:value="249">
            <text:p>249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022, 249, 1268, 0, 0, 1);">
            <text:p>insert into game_score (id, matchid, squad, goals, points, time_type) values (1022, 249, 1268, 0, 0, 1);</text:p>
          </table:table-cell>
          <table:table-cell table:number-columns-repeated="1017"/>
        </table:table-row>
        <table:table-row table:style-name="ro2">
          <table:table-cell table:style-name="ce4" table:formula="of:=[.A225]+1" office:value-type="float" office:value="1023">
            <text:p>1023</text:p>
          </table:table-cell>
          <table:table-cell table:style-name="ce4" table:formula="of:=[.B222]+1" office:value-type="float" office:value="250">
            <text:p>250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023, 250, 594, 1, 0, 2);">
            <text:p>insert into game_score (id, matchid, squad, goals, points, time_type) values (1023, 250, 594, 1, 0, 2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1024">
            <text:p>1024</text:p>
          </table:table-cell>
          <table:table-cell table:style-name="ce4" table:formula="of:=[.B226]" office:value-type="float" office:value="250">
            <text:p>250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024, 250, 594, null, 0, 1);">
            <text:p>insert into game_score (id, matchid, squad, goals, points, time_type) values (1024, 250, 594, null, 0, 1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1025">
            <text:p>1025</text:p>
          </table:table-cell>
          <table:table-cell table:style-name="ce4" table:formula="of:=[.B226]" office:value-type="float" office:value="250">
            <text:p>25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025, 250, 1784, 3, 3, 2);">
            <text:p>insert into game_score (id, matchid, squad, goals, points, time_type) values (1025, 250, 1784, 3, 3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1026">
            <text:p>1026</text:p>
          </table:table-cell>
          <table:table-cell table:style-name="ce4" table:formula="of:=[.B226]" office:value-type="float" office:value="250">
            <text:p>25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026, 250, 1784, null, 0, 1);">
            <text:p>insert into game_score (id, matchid, squad, goals, points, time_type) values (1026, 250, 1784, null, 0, 1);</text:p>
          </table:table-cell>
          <table:table-cell table:number-columns-repeated="1017"/>
        </table:table-row>
        <table:table-row table:style-name="ro2">
          <table:table-cell table:style-name="ce3" table:formula="of:=[.A229]+1" office:value-type="float" office:value="1027">
            <text:p>1027</text:p>
          </table:table-cell>
          <table:table-cell table:style-name="ce3" table:formula="of:=[.B226]+1" office:value-type="float" office:value="251">
            <text:p>25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027, 251, 1268, 1, 0, 2);">
            <text:p>insert into game_score (id, matchid, squad, goals, points, time_type) values (1027, 251, 1268, 1, 0, 2);</text:p>
          </table:table-cell>
          <table:table-cell table:number-columns-repeated="1017"/>
        </table:table-row>
        <table:table-row table:style-name="ro1">
          <table:table-cell table:style-name="ce3" table:formula="of:=[.A230]+1" office:value-type="float" office:value="1028">
            <text:p>1028</text:p>
          </table:table-cell>
          <table:table-cell table:style-name="ce3" table:formula="of:=[.B230]" office:value-type="float" office:value="251">
            <text:p>25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028, 251, 1268, null, 0, 1);">
            <text:p>insert into game_score (id, matchid, squad, goals, points, time_type) values (1028, 251, 1268, null, 0, 1);</text:p>
          </table:table-cell>
          <table:table-cell table:number-columns-repeated="1017"/>
        </table:table-row>
        <table:table-row table:style-name="ro2">
          <table:table-cell table:style-name="ce3" table:formula="of:=[.A231]+1" office:value-type="float" office:value="1029">
            <text:p>1029</text:p>
          </table:table-cell>
          <table:table-cell table:style-name="ce3" table:formula="of:=[.B230]" office:value-type="float" office:value="251">
            <text:p>25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029, 251, 1784, 5, 3, 2);">
            <text:p>insert into game_score (id, matchid, squad, goals, points, time_type) values (1029, 251, 1784, 5, 3, 2);</text:p>
          </table:table-cell>
          <table:table-cell table:number-columns-repeated="1017"/>
        </table:table-row>
        <table:table-row table:style-name="ro1">
          <table:table-cell table:style-name="ce3" table:formula="of:=[.A232]+1" office:value-type="float" office:value="1030">
            <text:p>1030</text:p>
          </table:table-cell>
          <table:table-cell table:style-name="ce3" table:formula="of:=[.B230]" office:value-type="float" office:value="251">
            <text:p>25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030, 251, 1784, null, 0, 1);">
            <text:p>insert into game_score (id, matchid, squad, goals, points, time_type) values (1030, 251, 1784, null, 0, 1);</text:p>
          </table:table-cell>
          <table:table-cell table:number-columns-repeated="1017"/>
        </table:table-row>
        <table:table-row table:style-name="ro2">
          <table:table-cell table:style-name="ce4" table:formula="of:=[.A233]+1" office:value-type="float" office:value="1031">
            <text:p>1031</text:p>
          </table:table-cell>
          <table:table-cell table:style-name="ce4" table:formula="of:=[.B230]+1" office:value-type="float" office:value="252">
            <text:p>25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031, 252, 1345, 1, 3, 2);">
            <text:p>insert into game_score (id, matchid, squad, goals, points, time_type) values (1031, 252, 1345, 1, 3, 2);</text:p>
          </table:table-cell>
          <table:table-cell table:number-columns-repeated="1017"/>
        </table:table-row>
        <table:table-row table:style-name="ro2">
          <table:table-cell table:style-name="ce4" table:formula="of:=[.A234]+1" office:value-type="float" office:value="1032">
            <text:p>1032</text:p>
          </table:table-cell>
          <table:table-cell table:style-name="ce4" table:formula="of:=[.B234]" office:value-type="float" office:value="252">
            <text:p>25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032, 252, 1345, null, 0, 1);">
            <text:p>insert into game_score (id, matchid, squad, goals, points, time_type) values (1032, 252, 1345, null, 0, 1);</text:p>
          </table:table-cell>
          <table:table-cell table:number-columns-repeated="1017"/>
        </table:table-row>
        <table:table-row table:style-name="ro2">
          <table:table-cell table:style-name="ce4" table:formula="of:=[.A235]+1" office:value-type="float" office:value="1033">
            <text:p>1033</text:p>
          </table:table-cell>
          <table:table-cell table:style-name="ce4" table:formula="of:=[.B234]" office:value-type="float" office:value="252">
            <text:p>25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033, 252, 594, 0, 0, 2);">
            <text:p>insert into game_score (id, matchid, squad, goals, points, time_type) values (1033, 252, 594, 0, 0, 2);</text:p>
          </table:table-cell>
          <table:table-cell table:number-columns-repeated="1017"/>
        </table:table-row>
        <table:table-row table:style-name="ro2">
          <table:table-cell table:style-name="ce4" table:formula="of:=[.A236]+1" office:value-type="float" office:value="1034">
            <text:p>1034</text:p>
          </table:table-cell>
          <table:table-cell table:style-name="ce4" table:formula="of:=[.B234]" office:value-type="float" office:value="252">
            <text:p>25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034, 252, 594, 0, 0, 1);">
            <text:p>insert into game_score (id, matchid, squad, goals, points, time_type) values (1034, 252, 594, 0, 0, 1);</text:p>
          </table:table-cell>
          <table:table-cell table:number-columns-repeated="1017"/>
        </table:table-row>
        <table:table-row table:style-name="ro2">
          <table:table-cell table:style-name="ce3" table:formula="of:=[.A237]+1" office:value-type="float" office:value="1035">
            <text:p>1035</text:p>
          </table:table-cell>
          <table:table-cell table:style-name="ce3" table:formula="of:=[.B234]+1" office:value-type="float" office:value="253">
            <text:p>253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035, 253, 1268, 2, 3, 2);">
            <text:p>insert into game_score (id, matchid, squad, goals, points, time_type) values (1035, 253, 1268, 2, 3, 2);</text:p>
          </table:table-cell>
          <table:table-cell table:number-columns-repeated="1017"/>
        </table:table-row>
        <table:table-row table:style-name="ro1">
          <table:table-cell table:style-name="ce3" table:formula="of:=[.A238]+1" office:value-type="float" office:value="1036">
            <text:p>1036</text:p>
          </table:table-cell>
          <table:table-cell table:style-name="ce3" table:formula="of:=[.B238]" office:value-type="float" office:value="253">
            <text:p>253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036, 253, 1268, null, 0, 1);">
            <text:p>insert into game_score (id, matchid, squad, goals, points, time_type) values (1036, 253, 1268, null, 0, 1);</text:p>
          </table:table-cell>
          <table:table-cell table:number-columns-repeated="1017"/>
        </table:table-row>
        <table:table-row table:style-name="ro2">
          <table:table-cell table:style-name="ce3" table:formula="of:=[.A239]+1" office:value-type="float" office:value="1037">
            <text:p>1037</text:p>
          </table:table-cell>
          <table:table-cell table:style-name="ce3" table:formula="of:=[.B238]" office:value-type="float" office:value="253">
            <text:p>253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037, 253, 594, 1, 0, 2);">
            <text:p>insert into game_score (id, matchid, squad, goals, points, time_type) values (1037, 253, 594, 1, 0, 2);</text:p>
          </table:table-cell>
          <table:table-cell table:number-columns-repeated="1017"/>
        </table:table-row>
        <table:table-row table:style-name="ro1">
          <table:table-cell table:style-name="ce3" table:formula="of:=[.A240]+1" office:value-type="float" office:value="1038">
            <text:p>1038</text:p>
          </table:table-cell>
          <table:table-cell table:style-name="ce3" table:formula="of:=[.B238]" office:value-type="float" office:value="253">
            <text:p>253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038, 253, 594, null, 0, 1);">
            <text:p>insert into game_score (id, matchid, squad, goals, points, time_type) values (1038, 253, 594, null, 0, 1);</text:p>
          </table:table-cell>
          <table:table-cell table:number-columns-repeated="1017"/>
        </table:table-row>
        <table:table-row table:style-name="ro2">
          <table:table-cell table:style-name="ce4" table:formula="of:=[.A241]+1" office:value-type="float" office:value="1039">
            <text:p>1039</text:p>
          </table:table-cell>
          <table:table-cell table:style-name="ce4" table:formula="of:=[.B238]+1" office:value-type="float" office:value="254">
            <text:p>25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039, 254, 1345, 2, 1, 2);">
            <text:p>insert into game_score (id, matchid, squad, goals, points, time_type) values (1039, 254, 1345, 2, 1, 2);</text:p>
          </table:table-cell>
          <table:table-cell table:number-columns-repeated="1017"/>
        </table:table-row>
        <table:table-row table:style-name="ro2">
          <table:table-cell table:style-name="ce4" table:formula="of:=[.A242]+1" office:value-type="float" office:value="1040">
            <text:p>1040</text:p>
          </table:table-cell>
          <table:table-cell table:style-name="ce4" table:formula="of:=[.B242]" office:value-type="float" office:value="254">
            <text:p>25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040, 254, 1345, null, 0, 1);">
            <text:p>insert into game_score (id, matchid, squad, goals, points, time_type) values (1040, 254, 1345, null, 0, 1);</text:p>
          </table:table-cell>
          <table:table-cell table:number-columns-repeated="1017"/>
        </table:table-row>
        <table:table-row table:style-name="ro2">
          <table:table-cell table:style-name="ce4" table:formula="of:=[.A243]+1" office:value-type="float" office:value="1041">
            <text:p>1041</text:p>
          </table:table-cell>
          <table:table-cell table:style-name="ce4" table:formula="of:=[.B242]" office:value-type="float" office:value="254">
            <text:p>25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041, 254, 1784, 2, 1, 2);">
            <text:p>insert into game_score (id, matchid, squad, goals, points, time_type) values (1041, 254, 1784, 2, 1, 2);</text:p>
          </table:table-cell>
          <table:table-cell table:number-columns-repeated="1017"/>
        </table:table-row>
        <table:table-row table:style-name="ro2">
          <table:table-cell table:style-name="ce4" table:formula="of:=[.A244]+1" office:value-type="float" office:value="1042">
            <text:p>1042</text:p>
          </table:table-cell>
          <table:table-cell table:style-name="ce4" table:formula="of:=[.B242]" office:value-type="float" office:value="254">
            <text:p>25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042, 254, 1784, null, 0, 1);">
            <text:p>insert into game_score (id, matchid, squad, goals, points, time_type) values (1042, 254, 1784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1043">
            <text:p>1043</text:p>
          </table:table-cell>
          <table:table-cell table:style-name="ce3" table:formula="of:=[.B242]+1" office:value-type="float" office:value="255">
            <text:p>25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1043, 255, 1876, 2, 3, 2);">
            <text:p>insert into game_score (id, matchid, squad, goals, points, time_type) values (1043, 255, 1876, 2, 3, 2);</text:p>
          </table:table-cell>
          <table:table-cell table:number-columns-repeated="1017"/>
        </table:table-row>
        <table:table-row table:style-name="ro2">
          <table:table-cell table:style-name="ce3" table:formula="of:=[.A246]+1" office:value-type="float" office:value="1044">
            <text:p>1044</text:p>
          </table:table-cell>
          <table:table-cell table:style-name="ce3" table:formula="of:=[.B246]" office:value-type="float" office:value="255">
            <text:p>25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1044, 255, 1876, 1, 0, 1);">
            <text:p>insert into game_score (id, matchid, squad, goals, points, time_type) values (1044, 255, 1876, 1, 0, 1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1045">
            <text:p>1045</text:p>
          </table:table-cell>
          <table:table-cell table:style-name="ce3" table:formula="of:=[.B246]" office:value-type="float" office:value="255">
            <text:p>255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1045, 255, 1758, 1, 0, 2);">
            <text:p>insert into game_score (id, matchid, squad, goals, points, time_type) values (1045, 255, 1758, 1, 0, 2);</text:p>
          </table:table-cell>
          <table:table-cell table:number-columns-repeated="1017"/>
        </table:table-row>
        <table:table-row table:style-name="ro2">
          <table:table-cell table:style-name="ce3" table:formula="of:=[.A248]+1" office:value-type="float" office:value="1046">
            <text:p>1046</text:p>
          </table:table-cell>
          <table:table-cell table:style-name="ce3" table:formula="of:=[.B246]" office:value-type="float" office:value="255">
            <text:p>255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046, 255, 1758, 1, 0, 1);">
            <text:p>insert into game_score (id, matchid, squad, goals, points, time_type) values (1046, 255, 1758, 1, 0, 1);</text:p>
          </table:table-cell>
          <table:table-cell table:number-columns-repeated="1017"/>
        </table:table-row>
        <table:table-row table:style-name="ro2">
          <table:table-cell table:style-name="ce4" table:formula="of:=[.A249]+1" office:value-type="float" office:value="1047">
            <text:p>1047</text:p>
          </table:table-cell>
          <table:table-cell table:style-name="ce4" table:formula="of:=[.B246]+1" office:value-type="float" office:value="256">
            <text:p>256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047, 256, 53, 0, 0, 2);">
            <text:p>insert into game_score (id, matchid, squad, goals, points, time_type) values (1047, 256, 53, 0, 0, 2);</text:p>
          </table:table-cell>
          <table:table-cell table:number-columns-repeated="1017"/>
        </table:table-row>
        <table:table-row table:style-name="ro2">
          <table:table-cell table:style-name="ce4" table:formula="of:=[.A250]+1" office:value-type="float" office:value="1048">
            <text:p>1048</text:p>
          </table:table-cell>
          <table:table-cell table:style-name="ce4" table:formula="of:=[.B250]" office:value-type="float" office:value="256">
            <text:p>256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048, 256, 53, 0, 0, 1);">
            <text:p>insert into game_score (id, matchid, squad, goals, points, time_type) values (1048, 256, 53, 0, 0, 1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1049">
            <text:p>1049</text:p>
          </table:table-cell>
          <table:table-cell table:style-name="ce4" table:formula="of:=[.B250]" office:value-type="float" office:value="256">
            <text:p>25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049, 256, 1868, 2, 3, 2);">
            <text:p>insert into game_score (id, matchid, squad, goals, points, time_type) values (1049, 256, 1868, 2, 3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1050">
            <text:p>1050</text:p>
          </table:table-cell>
          <table:table-cell table:style-name="ce4" table:formula="of:=[.B250]" office:value-type="float" office:value="256">
            <text:p>25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050, 256, 1868, 1, 0, 1);">
            <text:p>insert into game_score (id, matchid, squad, goals, points, time_type) values (1050, 256, 1868, 1, 0, 1);</text:p>
          </table:table-cell>
          <table:table-cell table:number-columns-repeated="1017"/>
        </table:table-row>
        <table:table-row table:style-name="ro2">
          <table:table-cell table:style-name="ce3" table:formula="of:=[.A253]+1" office:value-type="float" office:value="1051">
            <text:p>1051</text:p>
          </table:table-cell>
          <table:table-cell table:style-name="ce3" table:formula="of:=[.B250]+1" office:value-type="float" office:value="257">
            <text:p>25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051, 257, 1876, 1, 0, 2);">
            <text:p>insert into game_score (id, matchid, squad, goals, points, time_type) values (1051, 257, 1876, 1, 0, 2);</text:p>
          </table:table-cell>
          <table:table-cell table:number-columns-repeated="1017"/>
        </table:table-row>
        <table:table-row table:style-name="ro1">
          <table:table-cell table:style-name="ce3" table:formula="of:=[.A254]+1" office:value-type="float" office:value="1052">
            <text:p>1052</text:p>
          </table:table-cell>
          <table:table-cell table:style-name="ce3" table:formula="of:=[.B254]" office:value-type="float" office:value="257">
            <text:p>257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052, 257, 1876, null, 0, 1);">
            <text:p>insert into game_score (id, matchid, squad, goals, points, time_type) values (1052, 257, 1876, null, 0, 1);</text:p>
          </table:table-cell>
          <table:table-cell table:number-columns-repeated="1017"/>
        </table:table-row>
        <table:table-row table:style-name="ro2">
          <table:table-cell table:style-name="ce3" table:formula="of:=[.A255]+1" office:value-type="float" office:value="1053">
            <text:p>1053</text:p>
          </table:table-cell>
          <table:table-cell table:style-name="ce3" table:formula="of:=[.B254]" office:value-type="float" office:value="257">
            <text:p>257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053, 257, 53, 2, 3, 2);">
            <text:p>insert into game_score (id, matchid, squad, goals, points, time_type) values (1053, 257, 53, 2, 3, 2);</text:p>
          </table:table-cell>
          <table:table-cell table:number-columns-repeated="1017"/>
        </table:table-row>
        <table:table-row table:style-name="ro1">
          <table:table-cell table:style-name="ce3" table:formula="of:=[.A256]+1" office:value-type="float" office:value="1054">
            <text:p>1054</text:p>
          </table:table-cell>
          <table:table-cell table:style-name="ce3" table:formula="of:=[.B254]" office:value-type="float" office:value="257">
            <text:p>257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054, 257, 53, null, 0, 1);">
            <text:p>insert into game_score (id, matchid, squad, goals, points, time_type) values (1054, 257, 53, null, 0, 1);</text:p>
          </table:table-cell>
          <table:table-cell table:number-columns-repeated="1017"/>
        </table:table-row>
        <table:table-row table:style-name="ro2">
          <table:table-cell table:style-name="ce4" table:formula="of:=[.A257]+1" office:value-type="float" office:value="1055">
            <text:p>1055</text:p>
          </table:table-cell>
          <table:table-cell table:style-name="ce4" table:formula="of:=[.B254]+1" office:value-type="float" office:value="258">
            <text:p>258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055, 258, 1758, 0, 0, 2);">
            <text:p>insert into game_score (id, matchid, squad, goals, points, time_type) values (1055, 258, 1758, 0, 0, 2);</text:p>
          </table:table-cell>
          <table:table-cell table:number-columns-repeated="1017"/>
        </table:table-row>
        <table:table-row table:style-name="ro2">
          <table:table-cell table:style-name="ce4" table:formula="of:=[.A258]+1" office:value-type="float" office:value="1056">
            <text:p>1056</text:p>
          </table:table-cell>
          <table:table-cell table:style-name="ce4" table:formula="of:=[.B258]" office:value-type="float" office:value="258">
            <text:p>258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056, 258, 1758, 0, 0, 1);">
            <text:p>insert into game_score (id, matchid, squad, goals, points, time_type) values (1056, 258, 1758, 0, 0, 1);</text:p>
          </table:table-cell>
          <table:table-cell table:number-columns-repeated="1017"/>
        </table:table-row>
        <table:table-row table:style-name="ro2">
          <table:table-cell table:style-name="ce4" table:formula="of:=[.A259]+1" office:value-type="float" office:value="1057">
            <text:p>1057</text:p>
          </table:table-cell>
          <table:table-cell table:style-name="ce4" table:formula="of:=[.B258]" office:value-type="float" office:value="258">
            <text:p>258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057, 258, 1868, 5, 3, 2);">
            <text:p>insert into game_score (id, matchid, squad, goals, points, time_type) values (1057, 258, 1868, 5, 3, 2);</text:p>
          </table:table-cell>
          <table:table-cell table:number-columns-repeated="1017"/>
        </table:table-row>
        <table:table-row table:style-name="ro2">
          <table:table-cell table:style-name="ce4" table:formula="of:=[.A260]+1" office:value-type="float" office:value="1058">
            <text:p>1058</text:p>
          </table:table-cell>
          <table:table-cell table:style-name="ce4" table:formula="of:=[.B258]" office:value-type="float" office:value="258">
            <text:p>258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058, 258, 1868, null, 0, 1);">
            <text:p>insert into game_score (id, matchid, squad, goals, points, time_type) values (1058, 258, 1868, null, 0, 1);</text:p>
          </table:table-cell>
          <table:table-cell table:number-columns-repeated="1017"/>
        </table:table-row>
        <table:table-row table:style-name="ro2">
          <table:table-cell table:style-name="ce3" table:formula="of:=[.A261]+1" office:value-type="float" office:value="1059">
            <text:p>1059</text:p>
          </table:table-cell>
          <table:table-cell table:style-name="ce3" table:formula="of:=[.B258]+1" office:value-type="float" office:value="259">
            <text:p>25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059, 259, 53, 2, 3, 2);">
            <text:p>insert into game_score (id, matchid, squad, goals, points, time_type) values (1059, 259, 53, 2, 3, 2);</text:p>
          </table:table-cell>
          <table:table-cell table:number-columns-repeated="1017"/>
        </table:table-row>
        <table:table-row table:style-name="ro1">
          <table:table-cell table:style-name="ce3" table:formula="of:=[.A262]+1" office:value-type="float" office:value="1060">
            <text:p>1060</text:p>
          </table:table-cell>
          <table:table-cell table:style-name="ce3" table:formula="of:=[.B262]" office:value-type="float" office:value="259">
            <text:p>259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060, 259, 53, null, 0, 1);">
            <text:p>insert into game_score (id, matchid, squad, goals, points, time_type) values (1060, 259, 53, null, 0, 1);</text:p>
          </table:table-cell>
          <table:table-cell table:number-columns-repeated="1017"/>
        </table:table-row>
        <table:table-row table:style-name="ro2">
          <table:table-cell table:style-name="ce3" table:formula="of:=[.A263]+1" office:value-type="float" office:value="1061">
            <text:p>1061</text:p>
          </table:table-cell>
          <table:table-cell table:style-name="ce3" table:formula="of:=[.B262]" office:value-type="float" office:value="259">
            <text:p>25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061, 259, 1758, 0, 0, 2);">
            <text:p>insert into game_score (id, matchid, squad, goals, points, time_type) values (1061, 259, 1758, 0, 0, 2);</text:p>
          </table:table-cell>
          <table:table-cell table:number-columns-repeated="1017"/>
        </table:table-row>
        <table:table-row table:style-name="ro2">
          <table:table-cell table:style-name="ce3" table:formula="of:=[.A264]+1" office:value-type="float" office:value="1062">
            <text:p>1062</text:p>
          </table:table-cell>
          <table:table-cell table:style-name="ce3" table:formula="of:=[.B262]" office:value-type="float" office:value="259">
            <text:p>25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062, 259, 1758, 0, 0, 1);">
            <text:p>insert into game_score (id, matchid, squad, goals, points, time_type) values (1062, 259, 1758, 0, 0, 1);</text:p>
          </table:table-cell>
          <table:table-cell table:number-columns-repeated="1017"/>
        </table:table-row>
        <table:table-row table:style-name="ro2">
          <table:table-cell table:style-name="ce4" table:formula="of:=[.A265]+1" office:value-type="float" office:value="1063">
            <text:p>1063</text:p>
          </table:table-cell>
          <table:table-cell table:style-name="ce4" table:formula="of:=[.B262]+1" office:value-type="float" office:value="260">
            <text:p>26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063, 260, 1876, 1, 3, 2);">
            <text:p>insert into game_score (id, matchid, squad, goals, points, time_type) values (1063, 260, 1876, 1, 3, 2);</text:p>
          </table:table-cell>
          <table:table-cell table:number-columns-repeated="1017"/>
        </table:table-row>
        <table:table-row table:style-name="ro2">
          <table:table-cell table:style-name="ce4" table:formula="of:=[.A266]+1" office:value-type="float" office:value="1064">
            <text:p>1064</text:p>
          </table:table-cell>
          <table:table-cell table:style-name="ce4" table:formula="of:=[.B266]" office:value-type="float" office:value="260">
            <text:p>26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064, 260, 1876, null, 0, 1);">
            <text:p>insert into game_score (id, matchid, squad, goals, points, time_type) values (1064, 260, 1876, null, 0, 1);</text:p>
          </table:table-cell>
          <table:table-cell table:number-columns-repeated="1017"/>
        </table:table-row>
        <table:table-row table:style-name="ro2">
          <table:table-cell table:style-name="ce4" table:formula="of:=[.A267]+1" office:value-type="float" office:value="1065">
            <text:p>1065</text:p>
          </table:table-cell>
          <table:table-cell table:style-name="ce4" table:formula="of:=[.B266]" office:value-type="float" office:value="260">
            <text:p>260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1065, 260, 1868, 0, 0, 2);">
            <text:p>insert into game_score (id, matchid, squad, goals, points, time_type) values (1065, 260, 1868, 0, 0, 2);</text:p>
          </table:table-cell>
          <table:table-cell table:number-columns-repeated="1017"/>
        </table:table-row>
        <table:table-row table:style-name="ro2">
          <table:table-cell table:style-name="ce4" table:formula="of:=[.A268]+1" office:value-type="float" office:value="1066">
            <text:p>1066</text:p>
          </table:table-cell>
          <table:table-cell table:style-name="ce4" table:formula="of:=[.B266]" office:value-type="float" office:value="260">
            <text:p>260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1066, 260, 1868, 0, 0, 1);">
            <text:p>insert into game_score (id, matchid, squad, goals, points, time_type) values (1066, 260, 1868, 0, 0, 1);</text:p>
          </table:table-cell>
          <table:table-cell table:number-columns-repeated="1017"/>
        </table:table-row>
        <table:table-row table:style-name="ro2">
          <table:table-cell table:style-name="ce3" table:formula="of:=[.A269]+1" office:value-type="float" office:value="1067">
            <text:p>1067</text:p>
          </table:table-cell>
          <table:table-cell table:style-name="ce3" table:formula="of:=[.B266]+1" office:value-type="float" office:value="261">
            <text:p>26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1067, 261, 1784, 3, 3, 2);">
            <text:p>insert into game_score (id, matchid, squad, goals, points, time_type) values (1067, 261, 1784, 3, 3, 2);</text:p>
          </table:table-cell>
          <table:table-cell table:number-columns-repeated="1017"/>
        </table:table-row>
        <table:table-row table:style-name="ro2">
          <table:table-cell table:style-name="ce3" table:formula="of:=[.A270]+1" office:value-type="float" office:value="1068">
            <text:p>1068</text:p>
          </table:table-cell>
          <table:table-cell table:style-name="ce3" table:formula="of:=[.B270]" office:value-type="float" office:value="261">
            <text:p>26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1068, 261, 1784, 0, 0, 1);">
            <text:p>insert into game_score (id, matchid, squad, goals, points, time_type) values (1068, 261, 1784, 0, 0, 1);</text:p>
          </table:table-cell>
          <table:table-cell table:number-columns-repeated="1017"/>
        </table:table-row>
        <table:table-row table:style-name="ro2">
          <table:table-cell table:style-name="ce3" table:formula="of:=[.A271]+1" office:value-type="float" office:value="1069">
            <text:p>1069</text:p>
          </table:table-cell>
          <table:table-cell table:style-name="ce3" table:formula="of:=[.B270]" office:value-type="float" office:value="261">
            <text:p>26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1069, 261, 53, 2, 0, 2);">
            <text:p>insert into game_score (id, matchid, squad, goals, points, time_type) values (1069, 261, 53, 2, 0, 2);</text:p>
          </table:table-cell>
          <table:table-cell table:number-columns-repeated="1017"/>
        </table:table-row>
        <table:table-row table:style-name="ro2">
          <table:table-cell table:style-name="ce3" table:formula="of:=[.A272]+1" office:value-type="float" office:value="1070">
            <text:p>1070</text:p>
          </table:table-cell>
          <table:table-cell table:style-name="ce3" table:formula="of:=[.B270]" office:value-type="float" office:value="261">
            <text:p>26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1070, 261, 53, 1, 0, 1);">
            <text:p>insert into game_score (id, matchid, squad, goals, points, time_type) values (1070, 261, 53, 1, 0, 1);</text:p>
          </table:table-cell>
          <table:table-cell table:number-columns-repeated="1017"/>
        </table:table-row>
        <table:table-row table:style-name="ro2">
          <table:table-cell table:style-name="ce4" table:formula="of:=[.A273]+1" office:value-type="float" office:value="1071">
            <text:p>1071</text:p>
          </table:table-cell>
          <table:table-cell table:style-name="ce4" table:formula="of:=[.B270]+1" office:value-type="float" office:value="262">
            <text:p>26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1071, 262, 1345, 2, 0, 2);">
            <text:p>insert into game_score (id, matchid, squad, goals, points, time_type) values (1071, 262, 1345, 2, 0, 2);</text:p>
          </table:table-cell>
          <table:table-cell table:number-columns-repeated="1017"/>
        </table:table-row>
        <table:table-row table:style-name="ro2">
          <table:table-cell table:style-name="ce4" table:formula="of:=[.A274]+1" office:value-type="float" office:value="1072">
            <text:p>1072</text:p>
          </table:table-cell>
          <table:table-cell table:style-name="ce4" table:formula="of:=[.B274]" office:value-type="float" office:value="262">
            <text:p>262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1072, 262, 1345, null, 0, 1);">
            <text:p>insert into game_score (id, matchid, squad, goals, points, time_type) values (1072, 262, 1345, null, 0, 1);</text:p>
          </table:table-cell>
          <table:table-cell table:number-columns-repeated="1017"/>
        </table:table-row>
        <table:table-row table:style-name="ro2">
          <table:table-cell table:style-name="ce4" table:formula="of:=[.A275]+1" office:value-type="float" office:value="1073">
            <text:p>1073</text:p>
          </table:table-cell>
          <table:table-cell table:style-name="ce4" table:formula="of:=[.B274]" office:value-type="float" office:value="262">
            <text:p>26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1073, 262, 1868, 9, 3, 2);">
            <text:p>insert into game_score (id, matchid, squad, goals, points, time_type) values (1073, 262, 1868, 9, 3, 2);</text:p>
          </table:table-cell>
          <table:table-cell table:number-columns-repeated="1017"/>
        </table:table-row>
        <table:table-row table:style-name="ro2">
          <table:table-cell table:style-name="ce4" table:formula="of:=[.A276]+1" office:value-type="float" office:value="1074">
            <text:p>1074</text:p>
          </table:table-cell>
          <table:table-cell table:style-name="ce4" table:formula="of:=[.B274]" office:value-type="float" office:value="262">
            <text:p>26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1074, 262, 1868, null, 0, 1);">
            <text:p>insert into game_score (id, matchid, squad, goals, points, time_type) values (1074, 262, 1868, null, 0, 1);</text:p>
          </table:table-cell>
          <table:table-cell table:number-columns-repeated="1017"/>
        </table:table-row>
        <table:table-row table:style-name="ro2">
          <table:table-cell table:style-name="ce3" table:formula="of:=[.A277]+1" office:value-type="float" office:value="1075">
            <text:p>1075</text:p>
          </table:table-cell>
          <table:table-cell table:style-name="ce3" table:formula="of:=[.B274]+1" office:value-type="float" office:value="263">
            <text:p>263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1075, 263, 1345, 0, 0, 2);">
            <text:p>insert into game_score (id, matchid, squad, goals, points, time_type) values (1075, 263, 1345, 0, 0, 2);</text:p>
          </table:table-cell>
          <table:table-cell table:number-columns-repeated="1017"/>
        </table:table-row>
        <table:table-row table:style-name="ro2">
          <table:table-cell table:style-name="ce3" table:formula="of:=[.A278]+1" office:value-type="float" office:value="1076">
            <text:p>1076</text:p>
          </table:table-cell>
          <table:table-cell table:style-name="ce3" table:formula="of:=[.B278]" office:value-type="float" office:value="263">
            <text:p>263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1076, 263, 1345, 0, 0, 1);">
            <text:p>insert into game_score (id, matchid, squad, goals, points, time_type) values (1076, 263, 1345, 0, 0, 1);</text:p>
          </table:table-cell>
          <table:table-cell table:number-columns-repeated="1017"/>
        </table:table-row>
        <table:table-row table:style-name="ro2">
          <table:table-cell table:style-name="ce3" table:formula="of:=[.A279]+1" office:value-type="float" office:value="1077">
            <text:p>1077</text:p>
          </table:table-cell>
          <table:table-cell table:style-name="ce3" table:formula="of:=[.B278]" office:value-type="float" office:value="263">
            <text:p>263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1077, 263, 53, 3, 3, 2);">
            <text:p>insert into game_score (id, matchid, squad, goals, points, time_type) values (1077, 263, 53, 3, 3, 2);</text:p>
          </table:table-cell>
          <table:table-cell table:number-columns-repeated="1017"/>
        </table:table-row>
        <table:table-row table:style-name="ro1">
          <table:table-cell table:style-name="ce3" table:formula="of:=[.A280]+1" office:value-type="float" office:value="1078">
            <text:p>1078</text:p>
          </table:table-cell>
          <table:table-cell table:style-name="ce3" table:formula="of:=[.B278]" office:value-type="float" office:value="263">
            <text:p>263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1078, 263, 53, null, 0, 1);">
            <text:p>insert into game_score (id, matchid, squad, goals, points, time_type) values (1078, 263, 53, null, 0, 1);</text:p>
          </table:table-cell>
          <table:table-cell table:number-columns-repeated="1017"/>
        </table:table-row>
        <table:table-row table:style-name="ro2">
          <table:table-cell table:style-name="ce4" table:formula="of:=[.A281]+1" office:value-type="float" office:value="1079">
            <text:p>1079</text:p>
          </table:table-cell>
          <table:table-cell table:style-name="ce4" table:formula="of:=[.B278]+1" office:value-type="float" office:value="264">
            <text:p>26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1079, 264, 1868, 5, 3, 2);">
            <text:p>insert into game_score (id, matchid, squad, goals, points, time_type) values (1079, 264, 1868, 5, 3, 2);</text:p>
          </table:table-cell>
          <table:table-cell table:number-columns-repeated="1017"/>
        </table:table-row>
        <table:table-row table:style-name="ro2">
          <table:table-cell table:style-name="ce4" table:formula="of:=[.A282]+1" office:value-type="float" office:value="1080">
            <text:p>1080</text:p>
          </table:table-cell>
          <table:table-cell table:style-name="ce4" table:formula="of:=[.B282]" office:value-type="float" office:value="264">
            <text:p>26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1080, 264, 1868, 3, 0, 1);">
            <text:p>insert into game_score (id, matchid, squad, goals, points, time_type) values (1080, 264, 1868, 3, 0, 1);</text:p>
          </table:table-cell>
          <table:table-cell table:number-columns-repeated="1017"/>
        </table:table-row>
        <table:table-row table:style-name="ro2">
          <table:table-cell table:style-name="ce4" table:formula="of:=[.A283]+1" office:value-type="float" office:value="1081">
            <text:p>1081</text:p>
          </table:table-cell>
          <table:table-cell table:style-name="ce4" table:formula="of:=[.B282]" office:value-type="float" office:value="264">
            <text:p>26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1081, 264, 1784, 0, 0, 2);">
            <text:p>insert into game_score (id, matchid, squad, goals, points, time_type) values (1081, 264, 1784, 0, 0, 2);</text:p>
          </table:table-cell>
          <table:table-cell table:number-columns-repeated="1017"/>
        </table:table-row>
        <table:table-row table:style-name="ro2">
          <table:table-cell table:style-name="ce4" table:formula="of:=[.A284]+1" office:value-type="float" office:value="1082">
            <text:p>1082</text:p>
          </table:table-cell>
          <table:table-cell table:style-name="ce4" table:formula="of:=[.B282]" office:value-type="float" office:value="264">
            <text:p>26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1082, 264, 1784, 0, 0, 1);">
            <text:p>insert into game_score (id, matchid, squad, goals, points, time_type) values (1082, 264, 1784, 0, 0, 1);</text:p>
          </table:table-cell>
          <table:table-cell table:number-columns-repeated="1017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6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5'.A21]+1" office:value-type="float" office:value="128">
            <text:p>128</text:p>
          </table:table-cell>
          <table:table-cell office:value-type="float" office:value="1996">
            <text:p>1996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128, 1996, '1', );">
            <text:p>insert into qualifying_group_stage (id, tournament, group_code, squad) values (128, 1996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29">
            <text:p>129</text:p>
          </table:table-cell>
          <table:table-cell table:formula="of:=[.B2]" office:value-type="float" office:value="1996">
            <text:p>1996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29, 1996, '1', );">
            <text:p>insert into qualifying_group_stage (id, tournament, group_code, squad) values (129, 1996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30">
            <text:p>130</text:p>
          </table:table-cell>
          <table:table-cell table:formula="of:=[.B3]" office:value-type="float" office:value="1996">
            <text:p>1996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130, 1996, '1', );">
            <text:p>insert into qualifying_group_stage (id, tournament, group_code, squad) values (130, 1996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31">
            <text:p>131</text:p>
          </table:table-cell>
          <table:table-cell table:formula="of:=[.B4]" office:value-type="float" office:value="1996">
            <text:p>1996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131, 1996, '2', );">
            <text:p>insert into qualifying_group_stage (id, tournament, group_code, squad) values (131, 1996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32">
            <text:p>132</text:p>
          </table:table-cell>
          <table:table-cell table:formula="of:=[.B5]" office:value-type="float" office:value="1996">
            <text:p>1996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32, 1996, '2', );">
            <text:p>insert into qualifying_group_stage (id, tournament, group_code, squad) values (132, 1996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33">
            <text:p>133</text:p>
          </table:table-cell>
          <table:table-cell table:formula="of:=[.B6]" office:value-type="float" office:value="1996">
            <text:p>1996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133, 1996, '3', );">
            <text:p>insert into qualifying_group_stage (id, tournament, group_code, squad) values (133, 1996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4">
            <text:p>134</text:p>
          </table:table-cell>
          <table:table-cell table:formula="of:=[.B7]" office:value-type="float" office:value="1996">
            <text:p>1996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134, 1996, '3', );">
            <text:p>insert into qualifying_group_stage (id, tournament, group_code, squad) values (134, 1996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35">
            <text:p>135</text:p>
          </table:table-cell>
          <table:table-cell table:formula="of:=[.B8]" office:value-type="float" office:value="1996">
            <text:p>1996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135, 1996, '4', );">
            <text:p>insert into qualifying_group_stage (id, tournament, group_code, squad) values (135, 1996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36">
            <text:p>136</text:p>
          </table:table-cell>
          <table:table-cell table:formula="of:=[.B9]" office:value-type="float" office:value="1996">
            <text:p>1996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136, 1996, '4', );">
            <text:p>insert into qualifying_group_stage (id, tournament, group_code, squad) values (136, 1996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37">
            <text:p>137</text:p>
          </table:table-cell>
          <table:table-cell table:formula="of:=[.B10]" office:value-type="float" office:value="1996">
            <text:p>1996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137, 1996, '5', );">
            <text:p>insert into qualifying_group_stage (id, tournament, group_code, squad) values (137, 1996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38">
            <text:p>138</text:p>
          </table:table-cell>
          <table:table-cell table:formula="of:=[.B11]" office:value-type="float" office:value="1996">
            <text:p>1996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138, 1996, '5', );">
            <text:p>insert into qualifying_group_stage (id, tournament, group_code, squad) values (138, 1996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39">
            <text:p>139</text:p>
          </table:table-cell>
          <table:table-cell table:formula="of:=[.B12]" office:value-type="float" office:value="1996">
            <text:p>1996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139, 1996, '5', );">
            <text:p>insert into qualifying_group_stage (id, tournament, group_code, squad) values (139, 1996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40">
            <text:p>140</text:p>
          </table:table-cell>
          <table:table-cell table:formula="of:=[.B13]" office:value-type="float" office:value="1996">
            <text:p>1996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40, 1996, '6', );">
            <text:p>insert into qualifying_group_stage (id, tournament, group_code, squad) values (140, 1996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1">
            <text:p>141</text:p>
          </table:table-cell>
          <table:table-cell table:formula="of:=[.B14]" office:value-type="float" office:value="1996">
            <text:p>1996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41, 1996, '6', );">
            <text:p>insert into qualifying_group_stage (id, tournament, group_code, squad) values (141, 1996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42">
            <text:p>142</text:p>
          </table:table-cell>
          <table:table-cell table:formula="of:=[.B15]" office:value-type="float" office:value="1996">
            <text:p>1996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42, 1996, '6', );">
            <text:p>insert into qualifying_group_stage (id, tournament, group_code, squad) values (142, 1996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43">
            <text:p>143</text:p>
          </table:table-cell>
          <table:table-cell table:formula="of:=[.B16]" office:value-type="float" office:value="1996">
            <text:p>1996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43, 1996, '6', );">
            <text:p>insert into qualifying_group_stage (id, tournament, group_code, squad) values (143, 1996, '6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44">
            <text:p>144</text:p>
          </table:table-cell>
          <table:table-cell table:formula="of:=[.B17]" office:value-type="float" office:value="1996">
            <text:p>1996</text:p>
          </table:table-cell>
          <table:table-cell table:formula="of:=&quot;7&quot;" office:value-type="string" office:string-value="7">
            <text:p>7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44, 1996, '7', );">
            <text:p>insert into qualifying_group_stage (id, tournament, group_code, squad) values (144, 1996, '7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45">
            <text:p>145</text:p>
          </table:table-cell>
          <table:table-cell table:formula="of:=[.B18]" office:value-type="float" office:value="1996">
            <text:p>1996</text:p>
          </table:table-cell>
          <table:table-cell table:formula="of:=&quot;7&quot;" office:value-type="string" office:string-value="7">
            <text:p>7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45, 1996, '7', );">
            <text:p>insert into qualifying_group_stage (id, tournament, group_code, squad) values (145, 1996, '7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46">
            <text:p>146</text:p>
          </table:table-cell>
          <table:table-cell table:formula="of:=[.B19]" office:value-type="float" office:value="1996">
            <text:p>1996</text:p>
          </table:table-cell>
          <table:table-cell table:formula="of:=&quot;7&quot;" office:value-type="string" office:string-value="7">
            <text:p>7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46, 1996, '7', );">
            <text:p>insert into qualifying_group_stage (id, tournament, group_code, squad) values (146, 1996, '7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5'.A219]+1" office:value-type="float" office:value="265">
            <text:p>265</text:p>
          </table:table-cell>
          <table:table-cell table:style-name="ce5" table:formula="of:=&quot;1996-03-23&quot;" office:value-type="string" office:string-value="1996-03-23">
            <text:p>1996-03-23</text:p>
          </table:table-cell>
          <table:table-cell office:value-type="float" office:value="25">
            <text:p>25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65, '1996-03-23', 25, 599);">
            <text:p>insert into game (matchid, matchdate, game_type, country) values (265, '1996-03-23', 25, 59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66">
            <text:p>266</text:p>
          </table:table-cell>
          <table:table-cell table:style-name="ce5" table:formula="of:=&quot;1996-??-??&quot;" office:value-type="string" office:string-value="1996-??-??">
            <text:p>1996-??-??</text:p>
          </table:table-cell>
          <table:table-cell table:formula="of:=+[.C23]"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66, '1996-??-??', 25, null);">
            <text:p>insert into game (matchid, matchdate, game_type, country) values (266, '1996-??-??', 25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7">
            <text:p>267</text:p>
          </table:table-cell>
          <table:table-cell table:style-name="ce5" table:formula="of:=&quot;1996-04-24&quot;" office:value-type="string" office:string-value="1996-04-24">
            <text:p>1996-04-24</text:p>
          </table:table-cell>
          <table:table-cell office:value-type="float" office:value="26">
            <text:p>26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7, '1996-04-24', 26, 1473);">
            <text:p>insert into game (matchid, matchdate, game_type, country) values (267, '1996-04-24', 26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68">
            <text:p>268</text:p>
          </table:table-cell>
          <table:table-cell table:style-name="ce5" table:formula="of:=&quot;1996-04-28&quot;" office:value-type="string" office:string-value="1996-04-28">
            <text:p>1996-04-28</text:p>
          </table:table-cell>
          <table:table-cell table:formula="of:=+[.C25]" office:value-type="float" office:value="26">
            <text:p>26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68, '1996-04-28', 26, 1784);">
            <text:p>insert into game (matchid, matchdate, game_type, country) values (268, '1996-04-28', 26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69">
            <text:p>269</text:p>
          </table:table-cell>
          <table:table-cell table:style-name="ce5" table:formula="of:=&quot;1996-04-27&quot;" office:value-type="string" office:string-value="1996-04-27">
            <text:p>1996-04-27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69, '1996-04-27', 1, 1869);">
            <text:p>insert into game (matchid, matchdate, game_type, country) values (269, '1996-04-27', 1, 1869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70">
            <text:p>270</text:p>
          </table:table-cell>
          <table:table-cell table:style-name="ce5" table:formula="of:=&quot;1996-04-29&quot;" office:value-type="string" office:string-value="1996-04-29">
            <text:p>1996-04-29</text:p>
          </table:table-cell>
          <table:table-cell table:formula="of:=+[.C27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270, '1996-04-29', 1, 1869);">
            <text:p>insert into game (matchid, matchdate, game_type, country) values (270, '1996-04-29', 1, 1869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71">
            <text:p>271</text:p>
          </table:table-cell>
          <table:table-cell table:style-name="ce5" table:formula="of:=&quot;1996-04-31&quot;" office:value-type="string" office:string-value="1996-04-31">
            <text:p>1996-04-31</text:p>
          </table:table-cell>
          <table:table-cell table:formula="of:=+[.C2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271, '1996-04-31', 1, 1869);">
            <text:p>insert into game (matchid, matchdate, game_type, country) values (271, '1996-04-31', 1, 1869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72">
            <text:p>272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29]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272, '1996-04-26', 1, 509);">
            <text:p>insert into game (matchid, matchdate, game_type, country) values (272, '1996-04-26', 1, 50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273">
            <text:p>273</text:p>
          </table:table-cell>
          <table:table-cell table:style-name="ce5" table:formula="of:=&quot;1996-04-28&quot;" office:value-type="string" office:string-value="1996-04-28">
            <text:p>1996-04-28</text:p>
          </table:table-cell>
          <table:table-cell table:formula="of:=+[.C30]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273, '1996-04-28', 1, 509);">
            <text:p>insert into game (matchid, matchdate, game_type, country) values (273, '1996-04-28', 1, 509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274">
            <text:p>274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31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274, '1996-04-26', 1, 1345);">
            <text:p>insert into game (matchid, matchdate, game_type, country) values (274, '1996-04-26', 1, 1345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275">
            <text:p>275</text:p>
          </table:table-cell>
          <table:table-cell table:style-name="ce5" table:formula="of:=&quot;1996-??-??&quot;" office:value-type="string" office:string-value="1996-??-??">
            <text:p>1996-??-??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275, '1996-??-??', 1, null);">
            <text:p>insert into game (matchid, matchdate, game_type, country) values (275, '1996-??-??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276">
            <text:p>276</text:p>
          </table:table-cell>
          <table:table-cell table:style-name="ce5" table:formula="of:=&quot;1996-03-03&quot;" office:value-type="string" office:string-value="1996-03-03">
            <text:p>1996-03-03</text:p>
          </table:table-cell>
          <table:table-cell office:value-type="float" office:value="25">
            <text:p>25</text:p>
          </table:table-cell>
          <table:table-cell office:value-type="float" office:value="1767">
            <text:p>176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276, '1996-03-03', 25, 1767);">
            <text:p>insert into game (matchid, matchdate, game_type, country) values (276, '1996-03-03', 25, 176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277">
            <text:p>277</text:p>
          </table:table-cell>
          <table:table-cell table:style-name="ce5" table:formula="of:=&quot;1996-03-21&quot;" office:value-type="string" office:string-value="1996-03-21">
            <text:p>1996-03-21</text:p>
          </table:table-cell>
          <table:table-cell table:formula="of:=+[.C34]" office:value-type="float" office:value="25">
            <text:p>25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277, '1996-03-21', 25, 1758);">
            <text:p>insert into game (matchid, matchdate, game_type, country) values (277, '1996-03-21', 25, 1758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278">
            <text:p>278</text:p>
          </table:table-cell>
          <table:table-cell table:style-name="ce5" table:formula="of:=&quot;1996-04-24&quot;" office:value-type="string" office:string-value="1996-04-24">
            <text:p>1996-04-24</text:p>
          </table:table-cell>
          <table:table-cell office:value-type="float" office:value="26">
            <text:p>26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278, '1996-04-24', 26, 596);">
            <text:p>insert into game (matchid, matchdate, game_type, country) values (278, '1996-04-24', 26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279">
            <text:p>279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36]" office:value-type="float" office:value="26">
            <text:p>26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279, '1996-04-26', 26, 1758);">
            <text:p>insert into game (matchid, matchdate, game_type, country) values (279, '1996-04-26', 26, 1758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80">
            <text:p>280</text:p>
          </table:table-cell>
          <table:table-cell table:style-name="ce5" table:formula="of:=&quot;1996-04-24&quot;" office:value-type="string" office:string-value="1996-04-24">
            <text:p>1996-04-24</text:p>
          </table:table-cell>
          <table:table-cell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80, '1996-04-24', 1, 1876);">
            <text:p>insert into game (matchid, matchdate, game_type, country) values (280, '1996-04-24', 1, 1876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81">
            <text:p>281</text:p>
          </table:table-cell>
          <table:table-cell table:style-name="ce5" table:formula="of:=&quot;1996-04-26&quot;" office:value-type="string" office:string-value="1996-04-26">
            <text:p>1996-04-26</text:p>
          </table:table-cell>
          <table:table-cell table:formula="of:=+[.C3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81, '1996-04-26', 1, 1246);">
            <text:p>insert into game (matchid, matchdate, game_type, country) values (281, '1996-04-26', 1, 1246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82">
            <text:p>282</text:p>
          </table:table-cell>
          <table:table-cell table:style-name="ce5" table:formula="of:=&quot;1996-03-24&quot;" office:value-type="string" office:string-value="1996-03-24">
            <text:p>1996-03-24</text:p>
          </table:table-cell>
          <table:table-cell office:value-type="float" office:value="25">
            <text:p>25</text:p>
          </table:table-cell>
          <table:table-cell office:value-type="float" office:value="594">
            <text:p>594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82, '1996-03-24', 25, 594);">
            <text:p>insert into game (matchid, matchdate, game_type, country) values (282, '1996-03-24', 25, 594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83">
            <text:p>283</text:p>
          </table:table-cell>
          <table:table-cell table:style-name="ce5" table:formula="of:=&quot;1996-04-14&quot;" office:value-type="string" office:string-value="1996-04-14">
            <text:p>1996-04-14</text:p>
          </table:table-cell>
          <table:table-cell table:formula="of:=+[.C40]" office:value-type="float" office:value="25">
            <text:p>25</text:p>
          </table:table-cell>
          <table:table-cell office:value-type="float" office:value="597">
            <text:p>597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83, '1996-04-14', 25, 597);">
            <text:p>insert into game (matchid, matchdate, game_type, country) values (283, '1996-04-14', 25, 597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84">
            <text:p>284</text:p>
          </table:table-cell>
          <table:table-cell table:style-name="ce5" table:formula="of:=&quot;1996-04-28&quot;" office:value-type="string" office:string-value="1996-04-28">
            <text:p>1996-04-28</text:p>
          </table:table-cell>
          <table:table-cell office:value-type="float" office:value="26">
            <text:p>26</text:p>
          </table:table-cell>
          <table:table-cell office:value-type="float" office:value="597">
            <text:p>597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84, '1996-04-28', 26, 597);">
            <text:p>insert into game (matchid, matchdate, game_type, country) values (284, '1996-04-28', 26, 597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85">
            <text:p>285</text:p>
          </table:table-cell>
          <table:table-cell table:style-name="ce5" table:formula="of:=&quot;1996-05-05&quot;" office:value-type="string" office:string-value="1996-05-05">
            <text:p>1996-05-05</text:p>
          </table:table-cell>
          <table:table-cell table:formula="of:=+[.C42]" office:value-type="float" office:value="26">
            <text:p>26</text:p>
          </table:table-cell>
          <table:table-cell office:value-type="float" office:value="592">
            <text:p>592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85, '1996-05-05', 26, 592);">
            <text:p>insert into game (matchid, matchdate, game_type, country) values (285, '1996-05-05', 26, 59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5'.A285]+1" office:value-type="float" office:value="1083">
            <text:p>1083</text:p>
          </table:table-cell>
          <table:table-cell table:style-name="ce3" table:formula="of:=[.A23]" office:value-type="float" office:value="265">
            <text:p>26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083, 265, 599, 0, 0, 2);">
            <text:p>insert into game_score (id, matchid, squad, goals, points, time_type) values (1083, 265, 599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084">
            <text:p>1084</text:p>
          </table:table-cell>
          <table:table-cell table:style-name="ce3" table:formula="of:=[.B46]" office:value-type="float" office:value="265">
            <text:p>26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084, 265, 599, 0, 0, 1);">
            <text:p>insert into game_score (id, matchid, squad, goals, points, time_type) values (1084, 265, 59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085">
            <text:p>1085</text:p>
          </table:table-cell>
          <table:table-cell table:style-name="ce3" table:formula="of:=[.B46]" office:value-type="float" office:value="265">
            <text:p>26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085, 265, 1473, 1, 3, 2);">
            <text:p>insert into game_score (id, matchid, squad, goals, points, time_type) values (1085, 265, 1473, 1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086">
            <text:p>1086</text:p>
          </table:table-cell>
          <table:table-cell table:style-name="ce3" table:formula="of:=[.B47]" office:value-type="float" office:value="265">
            <text:p>265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086, 265, 1473, null, 0, 1);">
            <text:p>insert into game_score (id, matchid, squad, goals, points, time_type) values (1086, 265, 1473, null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087">
            <text:p>1087</text:p>
          </table:table-cell>
          <table:table-cell table:style-name="ce4" table:formula="of:=[.B46]+1" office:value-type="float" office:value="266">
            <text:p>26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087, 266, 1473, null, 0, 2);">
            <text:p>insert into game_score (id, matchid, squad, goals, points, time_type) values (1087, 266, 1473, null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088">
            <text:p>1088</text:p>
          </table:table-cell>
          <table:table-cell table:style-name="ce4" table:formula="of:=[.B50]" office:value-type="float" office:value="266">
            <text:p>26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088, 266, 1473, null, 0, 1);">
            <text:p>insert into game_score (id, matchid, squad, goals, points, time_type) values (1088, 266, 1473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089">
            <text:p>1089</text:p>
          </table:table-cell>
          <table:table-cell table:style-name="ce4" table:formula="of:=[.B50]" office:value-type="float" office:value="266">
            <text:p>26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089, 266, 599, null, 0, 2);">
            <text:p>insert into game_score (id, matchid, squad, goals, points, time_type) values (1089, 266, 599, null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090">
            <text:p>1090</text:p>
          </table:table-cell>
          <table:table-cell table:style-name="ce4" table:formula="of:=[.B50]" office:value-type="float" office:value="266">
            <text:p>26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090, 266, 599, null, 0, 1);">
            <text:p>insert into game_score (id, matchid, squad, goals, points, time_type) values (1090, 266, 599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091">
            <text:p>1091</text:p>
          </table:table-cell>
          <table:table-cell table:style-name="ce3" table:formula="of:=[.B50]+1" office:value-type="float" office:value="267">
            <text:p>26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091, 267, 1473, 1, 1, 2);">
            <text:p>insert into game_score (id, matchid, squad, goals, points, time_type) values (1091, 267, 1473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092">
            <text:p>1092</text:p>
          </table:table-cell>
          <table:table-cell table:style-name="ce3" table:formula="of:=[.B54]" office:value-type="float" office:value="267">
            <text:p>26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092, 267, 1473, null, 0, 1);">
            <text:p>insert into game_score (id, matchid, squad, goals, points, time_type) values (1092, 267, 1473, null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093">
            <text:p>1093</text:p>
          </table:table-cell>
          <table:table-cell table:style-name="ce3" table:formula="of:=[.B54]" office:value-type="float" office:value="267">
            <text:p>267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093, 267, 1784, 1, 1, 2);">
            <text:p>insert into game_score (id, matchid, squad, goals, points, time_type) values (1093, 267, 1784, 1, 1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094">
            <text:p>1094</text:p>
          </table:table-cell>
          <table:table-cell table:style-name="ce3" table:formula="of:=[.B54]" office:value-type="float" office:value="267">
            <text:p>267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094, 267, 1784, null, 0, 1);">
            <text:p>insert into game_score (id, matchid, squad, goals, points, time_type) values (1094, 267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095">
            <text:p>1095</text:p>
          </table:table-cell>
          <table:table-cell table:style-name="ce4" table:formula="of:=[.B54]+1" office:value-type="float" office:value="268">
            <text:p>268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095, 268, 1784, 3, 3, 2);">
            <text:p>insert into game_score (id, matchid, squad, goals, points, time_type) values (1095, 268, 1784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096">
            <text:p>1096</text:p>
          </table:table-cell>
          <table:table-cell table:style-name="ce4" table:formula="of:=[.B58]" office:value-type="float" office:value="268">
            <text:p>268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096, 268, 1784, null, 0, 1);">
            <text:p>insert into game_score (id, matchid, squad, goals, points, time_type) values (1096, 268, 1784, null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097">
            <text:p>1097</text:p>
          </table:table-cell>
          <table:table-cell table:style-name="ce4" table:formula="of:=[.B58]" office:value-type="float" office:value="268">
            <text:p>268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97, 268, 1473, 1, 0, 2);">
            <text:p>insert into game_score (id, matchid, squad, goals, points, time_type) values (1097, 268, 1473, 1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098">
            <text:p>1098</text:p>
          </table:table-cell>
          <table:table-cell table:style-name="ce4" table:formula="of:=[.B58]" office:value-type="float" office:value="268">
            <text:p>268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098, 268, 1473, null, 0, 1);">
            <text:p>insert into game_score (id, matchid, squad, goals, points, time_type) values (1098, 268, 1473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099">
            <text:p>1099</text:p>
          </table:table-cell>
          <table:table-cell table:style-name="ce3" table:formula="of:=[.B58]+1" office:value-type="float" office:value="269">
            <text:p>26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099, 269, 1869, 8, 3, 2);">
            <text:p>insert into game_score (id, matchid, squad, goals, points, time_type) values (1099, 269, 1869, 8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100">
            <text:p>1100</text:p>
          </table:table-cell>
          <table:table-cell table:style-name="ce3" table:formula="of:=[.B62]" office:value-type="float" office:value="269">
            <text:p>26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100, 269, 1869, null, 0, 1);">
            <text:p>insert into game_score (id, matchid, squad, goals, points, time_type) values (1100, 269, 1869, null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101">
            <text:p>1101</text:p>
          </table:table-cell>
          <table:table-cell table:style-name="ce3" table:formula="of:=[.B62]" office:value-type="float" office:value="269">
            <text:p>269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101, 269, 1264, 0, 0, 2);">
            <text:p>insert into game_score (id, matchid, squad, goals, points, time_type) values (1101, 269, 12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102">
            <text:p>1102</text:p>
          </table:table-cell>
          <table:table-cell table:style-name="ce3" table:formula="of:=[.B62]" office:value-type="float" office:value="269">
            <text:p>269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102, 269, 1264, 0, 0, 1);">
            <text:p>insert into game_score (id, matchid, squad, goals, points, time_type) values (1102, 269, 12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103">
            <text:p>1103</text:p>
          </table:table-cell>
          <table:table-cell table:style-name="ce4" table:formula="of:=[.B62]+1" office:value-type="float" office:value="270">
            <text:p>270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103, 270, 1721, 4, 3, 2);">
            <text:p>insert into game_score (id, matchid, squad, goals, points, time_type) values (1103, 270, 1721, 4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104">
            <text:p>1104</text:p>
          </table:table-cell>
          <table:table-cell table:style-name="ce4" table:formula="of:=[.B66]" office:value-type="float" office:value="270">
            <text:p>270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104, 270, 1721, null, 0, 1);">
            <text:p>insert into game_score (id, matchid, squad, goals, points, time_type) values (1104, 270, 1721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105">
            <text:p>1105</text:p>
          </table:table-cell>
          <table:table-cell table:style-name="ce4" table:formula="of:=[.B66]" office:value-type="float" office:value="270">
            <text:p>270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105, 270, 1264, 0, 0, 2);">
            <text:p>insert into game_score (id, matchid, squad, goals, points, time_type) values (1105, 270, 1264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106">
            <text:p>1106</text:p>
          </table:table-cell>
          <table:table-cell table:style-name="ce4" table:formula="of:=[.B66]" office:value-type="float" office:value="270">
            <text:p>270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106, 270, 1264, 0, 0, 1);">
            <text:p>insert into game_score (id, matchid, squad, goals, points, time_type) values (1106, 270, 1264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107">
            <text:p>1107</text:p>
          </table:table-cell>
          <table:table-cell table:style-name="ce3" table:formula="of:=[.B66]+1" office:value-type="float" office:value="271">
            <text:p>271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107, 271, 1869, 3, 3, 2);">
            <text:p>insert into game_score (id, matchid, squad, goals, points, time_type) values (1107, 271, 1869, 3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108">
            <text:p>1108</text:p>
          </table:table-cell>
          <table:table-cell table:style-name="ce3" table:formula="of:=[.B70]" office:value-type="float" office:value="271">
            <text:p>271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108, 271, 1869, null, 0, 1);">
            <text:p>insert into game_score (id, matchid, squad, goals, points, time_type) values (1108, 271, 1869, null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109">
            <text:p>1109</text:p>
          </table:table-cell>
          <table:table-cell table:style-name="ce3" table:formula="of:=[.B70]" office:value-type="float" office:value="271">
            <text:p>271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109, 271, 1721, 0, 0, 2);">
            <text:p>insert into game_score (id, matchid, squad, goals, points, time_type) values (1109, 271, 1721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110">
            <text:p>1110</text:p>
          </table:table-cell>
          <table:table-cell table:style-name="ce3" table:formula="of:=[.B70]" office:value-type="float" office:value="271">
            <text:p>271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110, 271, 1721, 0, 0, 1);">
            <text:p>insert into game_score (id, matchid, squad, goals, points, time_type) values (1110, 271, 172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111">
            <text:p>1111</text:p>
          </table:table-cell>
          <table:table-cell table:style-name="ce4" table:formula="of:=[.B70]+1" office:value-type="float" office:value="272">
            <text:p>272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111, 272, 509, 8, 3, 2);">
            <text:p>insert into game_score (id, matchid, squad, goals, points, time_type) values (1111, 272, 509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112">
            <text:p>1112</text:p>
          </table:table-cell>
          <table:table-cell table:style-name="ce4" table:formula="of:=[.B74]" office:value-type="float" office:value="272">
            <text:p>272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112, 272, 509, null, 0, 1);">
            <text:p>insert into game_score (id, matchid, squad, goals, points, time_type) values (1112, 272, 509, null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113">
            <text:p>1113</text:p>
          </table:table-cell>
          <table:table-cell table:style-name="ce4" table:formula="of:=[.B74]" office:value-type="float" office:value="272">
            <text:p>272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113, 272, 1809, 0, 0, 2);">
            <text:p>insert into game_score (id, matchid, squad, goals, points, time_type) values (1113, 272, 180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114">
            <text:p>1114</text:p>
          </table:table-cell>
          <table:table-cell table:style-name="ce4" table:formula="of:=[.B74]" office:value-type="float" office:value="272">
            <text:p>272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114, 272, 1809, 0, 0, 1);">
            <text:p>insert into game_score (id, matchid, squad, goals, points, time_type) values (1114, 272, 180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115">
            <text:p>1115</text:p>
          </table:table-cell>
          <table:table-cell table:style-name="ce3" table:formula="of:=[.B74]+1" office:value-type="float" office:value="273">
            <text:p>273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115, 273, 509, 1, 3, 2);">
            <text:p>insert into game_score (id, matchid, squad, goals, points, time_type) values (1115, 273, 509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16">
            <text:p>1116</text:p>
          </table:table-cell>
          <table:table-cell table:style-name="ce3" table:formula="of:=[.B78]" office:value-type="float" office:value="273">
            <text:p>273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16, 273, 509, null, 0, 1);">
            <text:p>insert into game_score (id, matchid, squad, goals, points, time_type) values (1116, 273, 509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7">
            <text:p>1117</text:p>
          </table:table-cell>
          <table:table-cell table:style-name="ce3" table:formula="of:=[.B78]" office:value-type="float" office:value="273">
            <text:p>27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7, 273, 1809, 1, 0, 2);">
            <text:p>insert into game_score (id, matchid, squad, goals, points, time_type) values (1117, 273, 1809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18">
            <text:p>1118</text:p>
          </table:table-cell>
          <table:table-cell table:style-name="ce3" table:formula="of:=[.B78]" office:value-type="float" office:value="273">
            <text:p>273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18, 273, 1809, null, 0, 1);">
            <text:p>insert into game_score (id, matchid, squad, goals, points, time_type) values (1118, 273, 1809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19">
            <text:p>1119</text:p>
          </table:table-cell>
          <table:table-cell table:style-name="ce4" table:formula="of:=[.B78]+1" office:value-type="float" office:value="274">
            <text:p>274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19, 274, 1345, 0, 0, 2);">
            <text:p>insert into game_score (id, matchid, squad, goals, points, time_type) values (1119, 274, 1345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20">
            <text:p>1120</text:p>
          </table:table-cell>
          <table:table-cell table:style-name="ce4" table:formula="of:=[.B82]" office:value-type="float" office:value="274">
            <text:p>274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20, 274, 1345, 0, 0, 1);">
            <text:p>insert into game_score (id, matchid, squad, goals, points, time_type) values (1120, 274, 134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21">
            <text:p>1121</text:p>
          </table:table-cell>
          <table:table-cell table:style-name="ce4" table:formula="of:=[.B82]" office:value-type="float" office:value="274">
            <text:p>27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21, 274, 53, 4, 3, 2);">
            <text:p>insert into game_score (id, matchid, squad, goals, points, time_type) values (1121, 274, 53, 4, 3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22">
            <text:p>1122</text:p>
          </table:table-cell>
          <table:table-cell table:style-name="ce4" table:formula="of:=[.B82]" office:value-type="float" office:value="274">
            <text:p>274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22, 274, 53, null, 0, 1);">
            <text:p>insert into game_score (id, matchid, squad, goals, points, time_type) values (1122, 274, 53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1123">
            <text:p>1123</text:p>
          </table:table-cell>
          <table:table-cell table:style-name="ce3" table:formula="of:=[.B82]+1" office:value-type="float" office:value="275">
            <text:p>275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23, 275, 53, null, 0, 2);">
            <text:p>insert into game_score (id, matchid, squad, goals, points, time_type) values (1123, 275, 53, null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1124">
            <text:p>1124</text:p>
          </table:table-cell>
          <table:table-cell table:style-name="ce3" table:formula="of:=[.B86]" office:value-type="float" office:value="275">
            <text:p>275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24, 275, 53, null, 0, 1);">
            <text:p>insert into game_score (id, matchid, squad, goals, points, time_type) values (1124, 275, 53, null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125">
            <text:p>1125</text:p>
          </table:table-cell>
          <table:table-cell table:style-name="ce3" table:formula="of:=[.B86]" office:value-type="float" office:value="275">
            <text:p>275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25, 275, 1345, null, 0, 2);">
            <text:p>insert into game_score (id, matchid, squad, goals, points, time_type) values (1125, 275, 1345, null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126">
            <text:p>1126</text:p>
          </table:table-cell>
          <table:table-cell table:style-name="ce3" table:formula="of:=[.B86]" office:value-type="float" office:value="275">
            <text:p>275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126, 275, 1345, null, 0, 1);">
            <text:p>insert into game_score (id, matchid, squad, goals, points, time_type) values (1126, 275, 1345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1127">
            <text:p>1127</text:p>
          </table:table-cell>
          <table:table-cell table:style-name="ce4" table:formula="of:=[.B86]+1" office:value-type="float" office:value="276">
            <text:p>276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127, 276, 1767, 0, 0, 2);">
            <text:p>insert into game_score (id, matchid, squad, goals, points, time_type) values (1127, 276, 176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1128">
            <text:p>1128</text:p>
          </table:table-cell>
          <table:table-cell table:style-name="ce4" table:formula="of:=[.B90]" office:value-type="float" office:value="276">
            <text:p>276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128, 276, 1767, 0, 0, 1);">
            <text:p>insert into game_score (id, matchid, squad, goals, points, time_type) values (1128, 276, 176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129">
            <text:p>1129</text:p>
          </table:table-cell>
          <table:table-cell table:style-name="ce4" table:formula="of:=[.B90]" office:value-type="float" office:value="276">
            <text:p>276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129, 276, 1758, 1, 3, 2);">
            <text:p>insert into game_score (id, matchid, squad, goals, points, time_type) values (1129, 276, 1758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130">
            <text:p>1130</text:p>
          </table:table-cell>
          <table:table-cell table:style-name="ce4" table:formula="of:=[.B90]" office:value-type="float" office:value="276">
            <text:p>276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130, 276, 1758, null, 0, 1);">
            <text:p>insert into game_score (id, matchid, squad, goals, points, time_type) values (1130, 276, 1758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1131">
            <text:p>1131</text:p>
          </table:table-cell>
          <table:table-cell table:style-name="ce3" table:formula="of:=[.B90]+1" office:value-type="float" office:value="277">
            <text:p>27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131, 277, 1758, 1, 1, 2);">
            <text:p>insert into game_score (id, matchid, squad, goals, points, time_type) values (1131, 277, 1758, 1, 1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1132">
            <text:p>1132</text:p>
          </table:table-cell>
          <table:table-cell table:style-name="ce3" table:formula="of:=[.B94]" office:value-type="float" office:value="277">
            <text:p>27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132, 277, 1758, null, 0, 1);">
            <text:p>insert into game_score (id, matchid, squad, goals, points, time_type) values (1132, 277, 1758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133">
            <text:p>1133</text:p>
          </table:table-cell>
          <table:table-cell table:style-name="ce3" table:formula="of:=[.B94]" office:value-type="float" office:value="277">
            <text:p>277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133, 277, 1767, 1, 1, 2);">
            <text:p>insert into game_score (id, matchid, squad, goals, points, time_type) values (1133, 277, 1767, 1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134">
            <text:p>1134</text:p>
          </table:table-cell>
          <table:table-cell table:style-name="ce3" table:formula="of:=[.B94]" office:value-type="float" office:value="277">
            <text:p>277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134, 277, 1767, null, 0, 1);">
            <text:p>insert into game_score (id, matchid, squad, goals, points, time_type) values (1134, 277, 176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1135">
            <text:p>1135</text:p>
          </table:table-cell>
          <table:table-cell table:style-name="ce4" table:formula="of:=[.B94]+1" office:value-type="float" office:value="278">
            <text:p>27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135, 278, 596, 1, 3, 2);">
            <text:p>insert into game_score (id, matchid, squad, goals, points, time_type) values (1135, 278, 596, 1, 3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1136">
            <text:p>1136</text:p>
          </table:table-cell>
          <table:table-cell table:style-name="ce4" table:formula="of:=[.B98]" office:value-type="float" office:value="278">
            <text:p>27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136, 278, 596, null, 0, 1);">
            <text:p>insert into game_score (id, matchid, squad, goals, points, time_type) values (1136, 278, 596, null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1137">
            <text:p>1137</text:p>
          </table:table-cell>
          <table:table-cell table:style-name="ce4" table:formula="of:=[.B98]" office:value-type="float" office:value="278">
            <text:p>278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137, 278, 1758, 0, 0, 2);">
            <text:p>insert into game_score (id, matchid, squad, goals, points, time_type) values (1137, 278, 1758, 0, 0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1138">
            <text:p>1138</text:p>
          </table:table-cell>
          <table:table-cell table:style-name="ce4" table:formula="of:=[.B98]" office:value-type="float" office:value="278">
            <text:p>278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138, 278, 1758, 0, 0, 1);">
            <text:p>insert into game_score (id, matchid, squad, goals, points, time_type) values (1138, 278, 1758, 0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1139">
            <text:p>1139</text:p>
          </table:table-cell>
          <table:table-cell table:style-name="ce3" table:formula="of:=[.B98]+1" office:value-type="float" office:value="279">
            <text:p>279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139, 279, 1758, 1, 3, 2);">
            <text:p>insert into game_score (id, matchid, squad, goals, points, time_type) values (1139, 279, 1758, 1, 3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1140">
            <text:p>1140</text:p>
          </table:table-cell>
          <table:table-cell table:style-name="ce3" table:formula="of:=[.B102]" office:value-type="float" office:value="279">
            <text:p>279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140, 279, 1758, null, 0, 1);">
            <text:p>insert into game_score (id, matchid, squad, goals, points, time_type) values (1140, 279, 1758, null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1141">
            <text:p>1141</text:p>
          </table:table-cell>
          <table:table-cell table:style-name="ce3" table:formula="of:=[.B102]" office:value-type="float" office:value="279">
            <text:p>279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141, 279, 596, 0, 0, 2);">
            <text:p>insert into game_score (id, matchid, squad, goals, points, time_type) values (1141, 279, 596, 0, 0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1142">
            <text:p>1142</text:p>
          </table:table-cell>
          <table:table-cell table:style-name="ce3" table:formula="of:=[.B102]" office:value-type="float" office:value="279">
            <text:p>279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142, 279, 596, 0, 0, 1);">
            <text:p>insert into game_score (id, matchid, squad, goals, points, time_type) values (1142, 279, 596, 0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1143">
            <text:p>1143</text:p>
          </table:table-cell>
          <table:table-cell table:style-name="ce4" table:formula="of:=[.B102]+1" office:value-type="float" office:value="280">
            <text:p>28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143, 280, 1876, 2, 3, 2);">
            <text:p>insert into game_score (id, matchid, squad, goals, points, time_type) values (1143, 280, 1876, 2, 3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1144">
            <text:p>1144</text:p>
          </table:table-cell>
          <table:table-cell table:style-name="ce4" table:formula="of:=[.B106]" office:value-type="float" office:value="280">
            <text:p>28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144, 280, 1876, 1, 0, 1);">
            <text:p>insert into game_score (id, matchid, squad, goals, points, time_type) values (1144, 280, 1876, 1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1145">
            <text:p>1145</text:p>
          </table:table-cell>
          <table:table-cell table:style-name="ce4" table:formula="of:=[.B106]" office:value-type="float" office:value="280">
            <text:p>280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145, 280, 1246, 0, 0, 2);">
            <text:p>insert into game_score (id, matchid, squad, goals, points, time_type) values (1145, 280, 1246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1146">
            <text:p>1146</text:p>
          </table:table-cell>
          <table:table-cell table:style-name="ce4" table:formula="of:=[.B106]" office:value-type="float" office:value="280">
            <text:p>280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146, 280, 1246, 0, 0, 1);">
            <text:p>insert into game_score (id, matchid, squad, goals, points, time_type) values (1146, 280, 1246, 0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1147">
            <text:p>1147</text:p>
          </table:table-cell>
          <table:table-cell table:style-name="ce3" table:formula="of:=[.B106]+1" office:value-type="float" office:value="281">
            <text:p>28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147, 281, 1246, 2, 0, 2);">
            <text:p>insert into game_score (id, matchid, squad, goals, points, time_type) values (1147, 281, 1246, 2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1148">
            <text:p>1148</text:p>
          </table:table-cell>
          <table:table-cell table:style-name="ce3" table:formula="of:=[.B110]" office:value-type="float" office:value="281">
            <text:p>281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148, 281, 1246, 0, 0, 1);">
            <text:p>insert into game_score (id, matchid, squad, goals, points, time_type) values (1148, 281, 1246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1149">
            <text:p>1149</text:p>
          </table:table-cell>
          <table:table-cell table:style-name="ce3" table:formula="of:=[.B110]" office:value-type="float" office:value="281">
            <text:p>28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149, 281, 1876, 0, 0, 2);">
            <text:p>insert into game_score (id, matchid, squad, goals, points, time_type) values (1149, 281, 1876, 0, 0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1150">
            <text:p>1150</text:p>
          </table:table-cell>
          <table:table-cell table:style-name="ce3" table:formula="of:=[.B110]" office:value-type="float" office:value="281">
            <text:p>28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150, 281, 1876, 0, 0, 1);">
            <text:p>insert into game_score (id, matchid, squad, goals, points, time_type) values (1150, 281, 1876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1151">
            <text:p>1151</text:p>
          </table:table-cell>
          <table:table-cell table:style-name="ce3" table:formula="of:=[.B111]" office:value-type="float" office:value="281">
            <text:p>28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151, 281, 1246, 2, 3, 4);">
            <text:p>insert into game_score (id, matchid, squad, goals, points, time_type) values (1151, 281, 1246, 2, 3, 4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1152">
            <text:p>1152</text:p>
          </table:table-cell>
          <table:table-cell table:style-name="ce3" table:formula="of:=[.B112]" office:value-type="float" office:value="281">
            <text:p>28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152, 281, 1246, 2, 0, 3);">
            <text:p>insert into game_score (id, matchid, squad, goals, points, time_type) values (1152, 281, 1246, 2, 0, 3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1153">
            <text:p>1153</text:p>
          </table:table-cell>
          <table:table-cell table:style-name="ce3" table:formula="of:=[.B113]" office:value-type="float" office:value="281">
            <text:p>28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153, 281, 1876, 0, 0, 4);">
            <text:p>insert into game_score (id, matchid, squad, goals, points, time_type) values (1153, 281, 1876, 0, 0, 4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1154">
            <text:p>1154</text:p>
          </table:table-cell>
          <table:table-cell table:style-name="ce3" table:formula="of:=[.B114]" office:value-type="float" office:value="281">
            <text:p>28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154, 281, 1876, 0, 0, 3);">
            <text:p>insert into game_score (id, matchid, squad, goals, points, time_type) values (1154, 281, 1876, 0, 0, 3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1155">
            <text:p>1155</text:p>
          </table:table-cell>
          <table:table-cell table:style-name="ce3" table:formula="of:=[.B115]" office:value-type="float" office:value="281">
            <text:p>28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155, 281, 1246, 3, 0, 7);">
            <text:p>insert into game_score (id, matchid, squad, goals, points, time_type) values (1155, 281, 1246, 3, 0, 7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1156">
            <text:p>1156</text:p>
          </table:table-cell>
          <table:table-cell table:style-name="ce3" table:formula="of:=[.B116]" office:value-type="float" office:value="281">
            <text:p>281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156, 281, 1876, 4, 0, 7);">
            <text:p>insert into game_score (id, matchid, squad, goals, points, time_type) values (1156, 281, 1876, 4, 0, 7);</text:p>
          </table:table-cell>
          <table:table-cell table:number-columns-repeated="1017"/>
        </table:table-row>
        <table:table-row table:style-name="ro2">
          <table:table-cell table:style-name="Default" table:formula="of:=[.A119]+1" office:value-type="float" office:value="1157">
            <text:p>1157</text:p>
          </table:table-cell>
          <table:table-cell table:style-name="ce4" table:formula="of:=[.B110]+1" office:value-type="float" office:value="282">
            <text:p>282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157, 282, 594, 1, 0, 2);">
            <text:p>insert into game_score (id, matchid, squad, goals, points, time_type) values (1157, 282, 594, 1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1158">
            <text:p>1158</text:p>
          </table:table-cell>
          <table:table-cell table:style-name="ce4" table:formula="of:=[.B120]" office:value-type="float" office:value="282">
            <text:p>282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158, 282, 594, null, 0, 1);">
            <text:p>insert into game_score (id, matchid, squad, goals, points, time_type) values (1158, 282, 594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1159">
            <text:p>1159</text:p>
          </table:table-cell>
          <table:table-cell table:style-name="ce4" table:formula="of:=[.B120]" office:value-type="float" office:value="282">
            <text:p>282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159, 282, 597, 2, 3, 2);">
            <text:p>insert into game_score (id, matchid, squad, goals, points, time_type) values (1159, 282, 597, 2, 3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1160">
            <text:p>1160</text:p>
          </table:table-cell>
          <table:table-cell table:style-name="ce4" table:formula="of:=[.B120]" office:value-type="float" office:value="282">
            <text:p>282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160, 282, 597, null, 0, 1);">
            <text:p>insert into game_score (id, matchid, squad, goals, points, time_type) values (1160, 282, 597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1161">
            <text:p>1161</text:p>
          </table:table-cell>
          <table:table-cell table:style-name="ce3" table:formula="of:=[.B120]+1" office:value-type="float" office:value="283">
            <text:p>283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161, 283, 597, 1, 1, 2);">
            <text:p>insert into game_score (id, matchid, squad, goals, points, time_type) values (1161, 283, 597, 1, 1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1162">
            <text:p>1162</text:p>
          </table:table-cell>
          <table:table-cell table:style-name="ce3" table:formula="of:=[.B124]" office:value-type="float" office:value="283">
            <text:p>283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162, 283, 597, null, 0, 1);">
            <text:p>insert into game_score (id, matchid, squad, goals, points, time_type) values (1162, 283, 597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1163">
            <text:p>1163</text:p>
          </table:table-cell>
          <table:table-cell table:style-name="ce3" table:formula="of:=[.B124]" office:value-type="float" office:value="283">
            <text:p>283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163, 283, 594, 1, 1, 2);">
            <text:p>insert into game_score (id, matchid, squad, goals, points, time_type) values (1163, 283, 594, 1, 1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1164">
            <text:p>1164</text:p>
          </table:table-cell>
          <table:table-cell table:style-name="ce3" table:formula="of:=[.B124]" office:value-type="float" office:value="283">
            <text:p>283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164, 283, 594, null, 0, 1);">
            <text:p>insert into game_score (id, matchid, squad, goals, points, time_type) values (1164, 283, 594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1165">
            <text:p>1165</text:p>
          </table:table-cell>
          <table:table-cell table:style-name="ce4" table:formula="of:=[.B124]+1" office:value-type="float" office:value="284">
            <text:p>284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165, 284, 597, 2, 3, 2);">
            <text:p>insert into game_score (id, matchid, squad, goals, points, time_type) values (1165, 284, 597, 2, 3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1166">
            <text:p>1166</text:p>
          </table:table-cell>
          <table:table-cell table:style-name="ce4" table:formula="of:=[.B128]" office:value-type="float" office:value="284">
            <text:p>284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166, 284, 597, null, 0, 1);">
            <text:p>insert into game_score (id, matchid, squad, goals, points, time_type) values (1166, 284, 597, null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1167">
            <text:p>1167</text:p>
          </table:table-cell>
          <table:table-cell table:style-name="ce4" table:formula="of:=[.B128]" office:value-type="float" office:value="284">
            <text:p>284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167, 284, 592, 1, 0, 2);">
            <text:p>insert into game_score (id, matchid, squad, goals, points, time_type) values (1167, 284, 592, 1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1168">
            <text:p>1168</text:p>
          </table:table-cell>
          <table:table-cell table:style-name="ce4" table:formula="of:=[.B128]" office:value-type="float" office:value="284">
            <text:p>284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168, 284, 592, null, 0, 1);">
            <text:p>insert into game_score (id, matchid, squad, goals, points, time_type) values (1168, 284, 592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1169">
            <text:p>1169</text:p>
          </table:table-cell>
          <table:table-cell table:style-name="ce3" table:formula="of:=[.B128]+1" office:value-type="float" office:value="285">
            <text:p>285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169, 285, 592, 2, 0, 2);">
            <text:p>insert into game_score (id, matchid, squad, goals, points, time_type) values (1169, 285, 592, 2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1170">
            <text:p>1170</text:p>
          </table:table-cell>
          <table:table-cell table:style-name="ce3" table:formula="of:=[.B132]" office:value-type="float" office:value="285">
            <text:p>285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170, 285, 592, null, 0, 1);">
            <text:p>insert into game_score (id, matchid, squad, goals, points, time_type) values (1170, 285, 592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1171">
            <text:p>1171</text:p>
          </table:table-cell>
          <table:table-cell table:style-name="ce3" table:formula="of:=[.B132]" office:value-type="float" office:value="285">
            <text:p>2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171, 285, 597, 1, 0, 2);">
            <text:p>insert into game_score (id, matchid, squad, goals, points, time_type) values (1171, 285, 597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1172">
            <text:p>1172</text:p>
          </table:table-cell>
          <table:table-cell table:style-name="ce3" table:formula="of:=[.B132]" office:value-type="float" office:value="285">
            <text:p>285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172, 285, 597, null, 0, 1);">
            <text:p>insert into game_score (id, matchid, squad, goals, points, time_type) values (1172, 285, 597, null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1173">
            <text:p>1173</text:p>
          </table:table-cell>
          <table:table-cell table:style-name="ce3" table:formula="of:=[.B133]" office:value-type="float" office:value="285">
            <text:p>285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173, 285, 592, 2, 3, 4);">
            <text:p>insert into game_score (id, matchid, squad, goals, points, time_type) values (1173, 285, 592, 2, 3, 4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1174">
            <text:p>1174</text:p>
          </table:table-cell>
          <table:table-cell table:style-name="ce3" table:formula="of:=[.B134]" office:value-type="float" office:value="285">
            <text:p>285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174, 285, 592, 2, 0, 3);">
            <text:p>insert into game_score (id, matchid, squad, goals, points, time_type) values (1174, 285, 592, 2, 0, 3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1175">
            <text:p>1175</text:p>
          </table:table-cell>
          <table:table-cell table:style-name="ce3" table:formula="of:=[.B135]" office:value-type="float" office:value="285">
            <text:p>2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175, 285, 597, 1, 0, 4);">
            <text:p>insert into game_score (id, matchid, squad, goals, points, time_type) values (1175, 285, 597, 1, 0, 4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1176">
            <text:p>1176</text:p>
          </table:table-cell>
          <table:table-cell table:style-name="ce3" table:formula="of:=[.B136]" office:value-type="float" office:value="285">
            <text:p>2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176, 285, 597, 1, 0, 3);">
            <text:p>insert into game_score (id, matchid, squad, goals, points, time_type) values (1176, 285, 597, 1, 0, 3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1177">
            <text:p>1177</text:p>
          </table:table-cell>
          <table:table-cell table:style-name="ce3" table:formula="of:=[.B137]" office:value-type="float" office:value="285">
            <text:p>285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177, 285, 592, 3, 0, 7);">
            <text:p>insert into game_score (id, matchid, squad, goals, points, time_type) values (1177, 285, 592, 3, 0, 7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1178">
            <text:p>1178</text:p>
          </table:table-cell>
          <table:table-cell table:style-name="ce3" table:formula="of:=[.B138]" office:value-type="float" office:value="285">
            <text:p>2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178, 285, 597, 5, 0, 7);">
            <text:p>insert into game_score (id, matchid, squad, goals, points, time_type) values (1178, 285, 597, 5, 0, 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43] &amp; &quot;, &quot; &amp; [.B143] &amp; &quot;, '&quot; &amp; [.C143] &amp; &quot;', &quot; &amp; [.D14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5'.A201]+1" office:value-type="float" office:value="53">
            <text:p>53</text:p>
          </table:table-cell>
          <table:table-cell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44] &amp; &quot;, &quot; &amp; [.B144] &amp; &quot;, '&quot; &amp; [.C144] &amp; &quot;', &quot; &amp; [.D144] &amp;  &quot;);&quot;" office:value-type="string" office:string-value="insert into group_stage (id, tournament, group_code, squad) values (53, 1996, 'A', 1868);">
            <text:p>insert into group_stage (id, tournament, group_code, squad) values (53, 1996, 'A', 1868);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54">
            <text:p>54</text:p>
          </table:table-cell>
          <table:table-cell table:formula="of:=[.B144]"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45] &amp; &quot;, &quot; &amp; [.B145] &amp; &quot;, '&quot; &amp; [.C145] &amp; &quot;', &quot; &amp; [.D145] &amp;  &quot;);&quot;" office:value-type="string" office:string-value="insert into group_stage (id, tournament, group_code, squad) values (54, 1996, 'A', 597);">
            <text:p>insert into group_stage (id, tournament, group_code, squad) values (54, 1996, 'A', 597);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55">
            <text:p>55</text:p>
          </table:table-cell>
          <table:table-cell table:formula="of:=[.B145]"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46] &amp; &quot;, &quot; &amp; [.B146] &amp; &quot;, '&quot; &amp; [.C146] &amp; &quot;', &quot; &amp; [.D146] &amp;  &quot;);&quot;" office:value-type="string" office:string-value="insert into group_stage (id, tournament, group_code, squad) values (55, 1996, 'A', 1876);">
            <text:p>insert into group_stage (id, tournament, group_code, squad) values (55, 1996, 'A', 1876);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56">
            <text:p>56</text:p>
          </table:table-cell>
          <table:table-cell table:formula="of:=[.B146]" office:value-type="float" office:value="1996">
            <text:p>1996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47] &amp; &quot;, &quot; &amp; [.B147] &amp; &quot;, '&quot; &amp; [.C147] &amp; &quot;', &quot; &amp; [.D147] &amp;  &quot;);&quot;" office:value-type="string" office:string-value="insert into group_stage (id, tournament, group_code, squad) values (56, 1996, 'A', 1869);">
            <text:p>insert into group_stage (id, tournament, group_code, squad) values (56, 1996, 'A', 1869);</text:p>
          </table:table-cell>
          <table:table-cell table:number-columns-repeated="1017"/>
        </table:table-row>
        <table:table-row table:style-name="ro2">
          <table:table-cell table:formula="of:=[.A147]+1" office:value-type="float" office:value="57">
            <text:p>57</text:p>
          </table:table-cell>
          <table:table-cell table:formula="of:=[.B147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48] &amp; &quot;, &quot; &amp; [.B148] &amp; &quot;, '&quot; &amp; [.C148] &amp; &quot;', &quot; &amp; [.D148] &amp;  &quot;);&quot;" office:value-type="string" office:string-value="insert into group_stage (id, tournament, group_code, squad) values (57, 1996, 'B', 53);">
            <text:p>insert into group_stage (id, tournament, group_code, squad) values (57, 1996, 'B', 53);</text:p>
          </table:table-cell>
          <table:table-cell table:number-columns-repeated="1017"/>
        </table:table-row>
        <table:table-row table:style-name="ro2">
          <table:table-cell table:formula="of:=[.A148]+1" office:value-type="float" office:value="58">
            <text:p>58</text:p>
          </table:table-cell>
          <table:table-cell table:formula="of:=[.B148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9] &amp; &quot;, &quot; &amp; [.B149] &amp; &quot;, '&quot; &amp; [.C149] &amp; &quot;', &quot; &amp; [.D149] &amp;  &quot;);&quot;" office:value-type="string" office:string-value="insert into group_stage (id, tournament, group_code, squad) values (58, 1996, 'B', 596);">
            <text:p>insert into group_stage (id, tournament, group_code, squad) values (58, 1996, 'B', 596);</text:p>
          </table:table-cell>
          <table:table-cell table:number-columns-repeated="1017"/>
        </table:table-row>
        <table:table-row table:style-name="ro2">
          <table:table-cell table:formula="of:=[.A149]+1" office:value-type="float" office:value="59">
            <text:p>59</text:p>
          </table:table-cell>
          <table:table-cell table:formula="of:=[.B149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509">
            <text:p>509</text:p>
          </table:table-cell>
          <table:table-cell table:number-columns-repeated="2"/>
          <table:table-cell table:formula="of:=&quot;insert into group_stage (id, tournament, group_code, squad) values (&quot; &amp; [.A150] &amp; &quot;, &quot; &amp; [.B150] &amp; &quot;, '&quot; &amp; [.C150] &amp; &quot;', &quot; &amp; [.D150] &amp;  &quot;);&quot;" office:value-type="string" office:string-value="insert into group_stage (id, tournament, group_code, squad) values (59, 1996, 'B', 509);">
            <text:p>insert into group_stage (id, tournament, group_code, squad) values (59, 1996, 'B', 509);</text:p>
          </table:table-cell>
          <table:table-cell table:number-columns-repeated="1017"/>
        </table:table-row>
        <table:table-row table:style-name="ro2">
          <table:table-cell table:formula="of:=[.A150]+1" office:value-type="float" office:value="60">
            <text:p>60</text:p>
          </table:table-cell>
          <table:table-cell table:formula="of:=[.B150]" office:value-type="float" office:value="1996">
            <text:p>1996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1] &amp; &quot;, &quot; &amp; [.B151] &amp; &quot;, '&quot; &amp; [.C151] &amp; &quot;', &quot; &amp; [.D151] &amp;  &quot;);&quot;" office:value-type="string" office:string-value="insert into group_stage (id, tournament, group_code, squad) values (60, 1996, 'B', 1784);">
            <text:p>insert into group_stage (id, tournament, group_code, squad) values (60, 1996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86">
            <text:p>286</text:p>
          </table:table-cell>
          <table:table-cell table:style-name="ce5" table:formula="of:=&quot;1996-05-24&quot;" office:value-type="string" office:string-value="1996-05-24">
            <text:p>1996-05-24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54] &amp; &quot;, '&quot; &amp; [.B154] &amp; &quot;', &quot; &amp; [.C154] &amp; &quot;, &quot; &amp; [.D154] &amp;  &quot;);&quot;" office:value-type="string" office:string-value="insert into game (matchid, matchdate, game_type, country) values (286, '1996-05-24', 2, 1868);">
            <text:p>insert into game (matchid, matchdate, game_type, country) values (286, '1996-05-24', 2, 1868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287">
            <text:p>287</text:p>
          </table:table-cell>
          <table:table-cell table:style-name="ce5" table:formula="of:=&quot;1996-05-26&quot;" office:value-type="string" office:string-value="1996-05-26">
            <text:p>1996-05-26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55] &amp; &quot;, '&quot; &amp; [.B155] &amp; &quot;', &quot; &amp; [.C155] &amp; &quot;, &quot; &amp; [.D155] &amp;  &quot;);&quot;" office:value-type="string" office:string-value="insert into game (matchid, matchdate, game_type, country) values (287, '1996-05-26', 2, 1868);">
            <text:p>insert into game (matchid, matchdate, game_type, country) values (287, '1996-05-26', 2, 1868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288">
            <text:p>288</text:p>
          </table:table-cell>
          <table:table-cell table:style-name="ce5" table:formula="of:=&quot;1996-05-26&quot;" office:value-type="string" office:string-value="1996-05-26">
            <text:p>1996-05-26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56] &amp; &quot;, '&quot; &amp; [.B156] &amp; &quot;', &quot; &amp; [.C156] &amp; &quot;, &quot; &amp; [.D156] &amp;  &quot;);&quot;" office:value-type="string" office:string-value="insert into game (matchid, matchdate, game_type, country) values (288, '1996-05-26', 2, 1868);">
            <text:p>insert into game (matchid, matchdate, game_type, country) values (288, '1996-05-26', 2, 1868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289">
            <text:p>289</text:p>
          </table:table-cell>
          <table:table-cell table:style-name="ce5" table:formula="of:=&quot;1996-05-28&quot;" office:value-type="string" office:string-value="1996-05-28">
            <text:p>1996-05-28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57] &amp; &quot;, '&quot; &amp; [.B157] &amp; &quot;', &quot; &amp; [.C157] &amp; &quot;, &quot; &amp; [.D157] &amp;  &quot;);&quot;" office:value-type="string" office:string-value="insert into game (matchid, matchdate, game_type, country) values (289, '1996-05-28', 2, 1868);">
            <text:p>insert into game (matchid, matchdate, game_type, country) values (289, '1996-05-28', 2, 1868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290">
            <text:p>290</text:p>
          </table:table-cell>
          <table:table-cell table:style-name="ce5" table:formula="of:=&quot;1996-05-28&quot;" office:value-type="string" office:string-value="1996-05-28">
            <text:p>1996-05-28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58] &amp; &quot;, '&quot; &amp; [.B158] &amp; &quot;', &quot; &amp; [.C158] &amp; &quot;, &quot; &amp; [.D158] &amp;  &quot;);&quot;" office:value-type="string" office:string-value="insert into game (matchid, matchdate, game_type, country) values (290, '1996-05-28', 2, 1868);">
            <text:p>insert into game (matchid, matchdate, game_type, country) values (290, '1996-05-28', 2, 1868);</text:p>
          </table:table-cell>
          <table:table-cell table:number-columns-repeated="1017"/>
        </table:table-row>
        <table:table-row table:style-name="ro2">
          <table:table-cell table:formula="of:=+[.A158]+1" office:value-type="float" office:value="291">
            <text:p>291</text:p>
          </table:table-cell>
          <table:table-cell table:style-name="ce5" table:formula="of:=&quot;1996-05-30&quot;" office:value-type="string" office:string-value="1996-05-30">
            <text:p>1996-05-30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9] &amp; &quot;, '&quot; &amp; [.B159] &amp; &quot;', &quot; &amp; [.C159] &amp; &quot;, &quot; &amp; [.D159] &amp;  &quot;);&quot;" office:value-type="string" office:string-value="insert into game (matchid, matchdate, game_type, country) values (291, '1996-05-30', 2, 1868);">
            <text:p>insert into game (matchid, matchdate, game_type, country) values (291, '1996-05-30', 2, 1868);</text:p>
          </table:table-cell>
          <table:table-cell table:number-columns-repeated="1017"/>
        </table:table-row>
        <table:table-row table:style-name="ro2">
          <table:table-cell table:formula="of:=+[.A159]+1" office:value-type="float" office:value="292">
            <text:p>292</text:p>
          </table:table-cell>
          <table:table-cell table:style-name="ce5" table:formula="of:=&quot;1996-05-25&quot;" office:value-type="string" office:string-value="1996-05-25">
            <text:p>1996-05-25</text:p>
          </table:table-cell>
          <table:table-cell table:formula="of:=+[.C15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0] &amp; &quot;, '&quot; &amp; [.B160] &amp; &quot;', &quot; &amp; [.C160] &amp; &quot;, &quot; &amp; [.D160] &amp;  &quot;);&quot;" office:value-type="string" office:string-value="insert into game (matchid, matchdate, game_type, country) values (292, '1996-05-25', 2, 1868);">
            <text:p>insert into game (matchid, matchdate, game_type, country) values (292, '1996-05-25', 2, 1868);</text:p>
          </table:table-cell>
          <table:table-cell table:number-columns-repeated="1017"/>
        </table:table-row>
        <table:table-row table:style-name="ro2">
          <table:table-cell table:formula="of:=+[.A160]+1" office:value-type="float" office:value="293">
            <text:p>293</text:p>
          </table:table-cell>
          <table:table-cell table:style-name="ce5" table:formula="of:=&quot;1996-05-25&quot;" office:value-type="string" office:string-value="1996-05-25">
            <text:p>1996-05-25</text:p>
          </table:table-cell>
          <table:table-cell table:formula="of:=+[.C160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293, '1996-05-25', 2, 1868);">
            <text:p>insert into game (matchid, matchdate, game_type, country) values (293, '1996-05-25', 2, 1868);</text:p>
          </table:table-cell>
          <table:table-cell table:number-columns-repeated="1017"/>
        </table:table-row>
        <table:table-row table:style-name="ro2">
          <table:table-cell table:formula="of:=+[.A161]+1" office:value-type="float" office:value="294">
            <text:p>294</text:p>
          </table:table-cell>
          <table:table-cell table:style-name="ce5" table:formula="of:=&quot;1996-05-27&quot;" office:value-type="string" office:string-value="1996-05-27">
            <text:p>1996-05-27</text:p>
          </table:table-cell>
          <table:table-cell table:formula="of:=+[.C161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294, '1996-05-27', 2, 1868);">
            <text:p>insert into game (matchid, matchdate, game_type, country) values (294, '1996-05-27', 2, 1868);</text:p>
          </table:table-cell>
          <table:table-cell table:number-columns-repeated="1017"/>
        </table:table-row>
        <table:table-row table:style-name="ro2">
          <table:table-cell table:formula="of:=+[.A162]+1" office:value-type="float" office:value="295">
            <text:p>295</text:p>
          </table:table-cell>
          <table:table-cell table:style-name="ce5" table:formula="of:=&quot;1996-05-27&quot;" office:value-type="string" office:string-value="1996-05-27">
            <text:p>1996-05-27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295, '1996-05-27', 2, 1868);">
            <text:p>insert into game (matchid, matchdate, game_type, country) values (295, '1996-05-27', 2, 1868);</text:p>
          </table:table-cell>
          <table:table-cell table:number-columns-repeated="1017"/>
        </table:table-row>
        <table:table-row table:style-name="ro2">
          <table:table-cell table:formula="of:=+[.A163]+1" office:value-type="float" office:value="296">
            <text:p>296</text:p>
          </table:table-cell>
          <table:table-cell table:style-name="ce5" table:formula="of:=&quot;1996-05-29&quot;" office:value-type="string" office:string-value="1996-05-29">
            <text:p>1996-05-29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296, '1996-05-29', 2, 1868);">
            <text:p>insert into game (matchid, matchdate, game_type, country) values (296, '1996-05-29', 2, 1868);</text:p>
          </table:table-cell>
          <table:table-cell table:number-columns-repeated="1017"/>
        </table:table-row>
        <table:table-row table:style-name="ro2">
          <table:table-cell table:formula="of:=+[.A164]+1" office:value-type="float" office:value="297">
            <text:p>297</text:p>
          </table:table-cell>
          <table:table-cell table:style-name="ce5" table:formula="of:=&quot;1996-05-29&quot;" office:value-type="string" office:string-value="1996-05-29">
            <text:p>1996-05-29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65] &amp; &quot;, '&quot; &amp; [.B165] &amp; &quot;', &quot; &amp; [.C168] &amp; &quot;, &quot; &amp; [.D165] &amp;  &quot;);&quot;" office:value-type="string" office:string-value="insert into game (matchid, matchdate, game_type, country) values (297, '1996-05-29', 5, 1868);">
            <text:p>insert into game (matchid, matchdate, game_type, country) values (297, '1996-05-29', 5, 1868);</text:p>
          </table:table-cell>
          <table:table-cell table:number-columns-repeated="1017"/>
        </table:table-row>
        <table:table-row table:style-name="ro2">
          <table:table-cell table:formula="of:=+[.A165]+1" office:value-type="float" office:value="298">
            <text:p>298</text:p>
          </table:table-cell>
          <table:table-cell table:style-name="ce5" table:formula="of:=&quot;1996-06-03&quot;" office:value-type="string" office:string-value="1996-06-03">
            <text:p>1996-06-03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66] &amp; &quot;, '&quot; &amp; [.B166] &amp; &quot;', &quot; &amp; [.C169] &amp; &quot;, &quot; &amp; [.D166] &amp;  &quot;);&quot;" office:value-type="string" office:string-value="insert into game (matchid, matchdate, game_type, country) values (298, '1996-06-03', 6, 1868);">
            <text:p>insert into game (matchid, matchdate, game_type, country) values (298, '1996-06-03', 6, 1868);</text:p>
          </table:table-cell>
          <table:table-cell table:number-columns-repeated="1017"/>
        </table:table-row>
        <table:table-row table:style-name="ro2">
          <table:table-cell table:formula="of:=+[.A166]+1" office:value-type="float" office:value="299">
            <text:p>299</text:p>
          </table:table-cell>
          <table:table-cell table:style-name="ce5" table:formula="of:=&quot;1996-06-03&quot;" office:value-type="string" office:string-value="1996-06-03">
            <text:p>1996-06-03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67] &amp; &quot;, '&quot; &amp; [.B167] &amp; &quot;', &quot; &amp; [.C170] &amp; &quot;, &quot; &amp; [.D167] &amp;  &quot;);&quot;" office:value-type="string" office:string-value="insert into game (matchid, matchdate, game_type, country) values (299, '1996-06-03', , 1868);">
            <text:p>insert into game (matchid, matchdate, game_type, country) values (299, '1996-06-03', , 1868);</text:p>
          </table:table-cell>
          <table:table-cell table:number-columns-repeated="1017"/>
        </table:table-row>
        <table:table-row table:style-name="ro2">
          <table:table-cell table:formula="of:=+[.A167]+1" office:value-type="float" office:value="300">
            <text:p>300</text:p>
          </table:table-cell>
          <table:table-cell table:style-name="ce5" table:formula="of:=&quot;1996-06-05&quot;" office:value-type="string" office:string-value="1996-06-05">
            <text:p>1996-06-05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68] &amp; &quot;, '&quot; &amp; [.B168] &amp; &quot;', &quot; &amp; [.C171] &amp; &quot;, &quot; &amp; [.D168] &amp;  &quot;);&quot;" office:value-type="string" office:string-value="insert into game (matchid, matchdate, game_type, country) values (300, '1996-06-05', squad, 1868);">
            <text:p>insert into game (matchid, matchdate, game_type, country) values (300, '1996-06-05', squad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301">
            <text:p>301</text:p>
          </table:table-cell>
          <table:table-cell table:style-name="ce5" table:formula="of:=&quot;1996-06-07&quot;" office:value-type="string" office:string-value="1996-06-07">
            <text:p>1996-06-0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69] &amp; &quot;, '&quot; &amp; [.B169] &amp; &quot;', &quot; &amp; [.C172] &amp; &quot;, &quot; &amp; [.D169] &amp;  &quot;);&quot;" office:value-type="string" office:string-value="insert into game (matchid, matchdate, game_type, country) values (301, '1996-06-07', 1868, 1868);">
            <text:p>insert into game (matchid, matchdate, game_type, country) values (301, '1996-06-07', 1868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1179">
            <text:p>1179</text:p>
          </table:table-cell>
          <table:table-cell table:style-name="ce3" table:formula="of:=[.A154]" office:value-type="float" office:value="286">
            <text:p>28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179, 286, 1868, 1, 3, 2);">
            <text:p>insert into game_score (id, matchid, squad, goals, points, time_type) values (1179, 286, 1868, 1, 3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1180">
            <text:p>1180</text:p>
          </table:table-cell>
          <table:table-cell table:style-name="ce3" table:formula="of:=[.B172]" office:value-type="float" office:value="286">
            <text:p>28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180, 286, 1868, 1, 0, 1);">
            <text:p>insert into game_score (id, matchid, squad, goals, points, time_type) values (1180, 286, 1868, 1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1181">
            <text:p>1181</text:p>
          </table:table-cell>
          <table:table-cell table:style-name="ce3" table:formula="of:=[.B172]" office:value-type="float" office:value="286">
            <text:p>28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181, 286, 1876, 0, 0, 2);">
            <text:p>insert into game_score (id, matchid, squad, goals, points, time_type) values (1181, 286, 1876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1182">
            <text:p>1182</text:p>
          </table:table-cell>
          <table:table-cell table:style-name="ce3" table:formula="of:=[.B172]" office:value-type="float" office:value="286">
            <text:p>28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182, 286, 1876, 0, 0, 1);">
            <text:p>insert into game_score (id, matchid, squad, goals, points, time_type) values (1182, 286, 1876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1183">
            <text:p>1183</text:p>
          </table:table-cell>
          <table:table-cell table:style-name="ce4" table:formula="of:=[.B172]+1" office:value-type="float" office:value="287">
            <text:p>28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183, 287, 1876, 4, 3, 2);">
            <text:p>insert into game_score (id, matchid, squad, goals, points, time_type) values (1183, 287, 1876, 4, 3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1184">
            <text:p>1184</text:p>
          </table:table-cell>
          <table:table-cell table:style-name="ce4" table:formula="of:=[.B176]" office:value-type="float" office:value="287">
            <text:p>28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184, 287, 1876, 1, 0, 1);">
            <text:p>insert into game_score (id, matchid, squad, goals, points, time_type) values (1184, 287, 1876, 1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1185">
            <text:p>1185</text:p>
          </table:table-cell>
          <table:table-cell table:style-name="ce4" table:formula="of:=[.B176]" office:value-type="float" office:value="287">
            <text:p>28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185, 287, 1869, 1, 0, 2);">
            <text:p>insert into game_score (id, matchid, squad, goals, points, time_type) values (1185, 287, 1869, 1, 0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1186">
            <text:p>1186</text:p>
          </table:table-cell>
          <table:table-cell table:style-name="ce4" table:formula="of:=[.B176]" office:value-type="float" office:value="287">
            <text:p>287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186, 287, 1869, 0, 0, 1);">
            <text:p>insert into game_score (id, matchid, squad, goals, points, time_type) values (1186, 287, 1869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1187">
            <text:p>1187</text:p>
          </table:table-cell>
          <table:table-cell table:style-name="ce3" table:formula="of:=[.B176]+1" office:value-type="float" office:value="288">
            <text:p>288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187, 288, 1868, 3, 3, 2);">
            <text:p>insert into game_score (id, matchid, squad, goals, points, time_type) values (1187, 288, 1868, 3, 3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1188">
            <text:p>1188</text:p>
          </table:table-cell>
          <table:table-cell table:style-name="ce3" table:formula="of:=[.B180]" office:value-type="float" office:value="288">
            <text:p>288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188, 288, 1868, 0, 0, 1);">
            <text:p>insert into game_score (id, matchid, squad, goals, points, time_type) values (1188, 288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1189">
            <text:p>1189</text:p>
          </table:table-cell>
          <table:table-cell table:style-name="ce3" table:formula="of:=[.B180]" office:value-type="float" office:value="288">
            <text:p>288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189, 288, 597, 0, 0, 2);">
            <text:p>insert into game_score (id, matchid, squad, goals, points, time_type) values (1189, 288, 597, 0, 0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1190">
            <text:p>1190</text:p>
          </table:table-cell>
          <table:table-cell table:style-name="ce3" table:formula="of:=[.B180]" office:value-type="float" office:value="288">
            <text:p>288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190, 288, 597, 0, 0, 1);">
            <text:p>insert into game_score (id, matchid, squad, goals, points, time_type) values (1190, 288, 597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1191">
            <text:p>1191</text:p>
          </table:table-cell>
          <table:table-cell table:style-name="ce4" table:formula="of:=[.B180]+1" office:value-type="float" office:value="289">
            <text:p>28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191, 289, 597, 3, 3, 2);">
            <text:p>insert into game_score (id, matchid, squad, goals, points, time_type) values (1191, 289, 597, 3, 3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1192">
            <text:p>1192</text:p>
          </table:table-cell>
          <table:table-cell table:style-name="ce4" table:formula="of:=[.B184]" office:value-type="float" office:value="289">
            <text:p>28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192, 289, 597, 3, 0, 1);">
            <text:p>insert into game_score (id, matchid, squad, goals, points, time_type) values (1192, 289, 597, 3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1193">
            <text:p>1193</text:p>
          </table:table-cell>
          <table:table-cell table:style-name="ce4" table:formula="of:=[.B184]" office:value-type="float" office:value="289">
            <text:p>289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193, 289, 1876, 1, 0, 2);">
            <text:p>insert into game_score (id, matchid, squad, goals, points, time_type) values (1193, 289, 1876, 1, 0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1194">
            <text:p>1194</text:p>
          </table:table-cell>
          <table:table-cell table:style-name="ce4" table:formula="of:=[.B184]" office:value-type="float" office:value="289">
            <text:p>289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194, 289, 1876, 1, 0, 1);">
            <text:p>insert into game_score (id, matchid, squad, goals, points, time_type) values (1194, 289, 187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1195">
            <text:p>1195</text:p>
          </table:table-cell>
          <table:table-cell table:style-name="ce3" table:formula="of:=[.B184]+1" office:value-type="float" office:value="290">
            <text:p>290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195, 290, 1868, 5, 3, 2);">
            <text:p>insert into game_score (id, matchid, squad, goals, points, time_type) values (1195, 290, 1868, 5, 3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1196">
            <text:p>1196</text:p>
          </table:table-cell>
          <table:table-cell table:style-name="ce3" table:formula="of:=[.B188]" office:value-type="float" office:value="290">
            <text:p>290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196, 290, 1868, 3, 0, 1);">
            <text:p>insert into game_score (id, matchid, squad, goals, points, time_type) values (1196, 290, 1868, 3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1197">
            <text:p>1197</text:p>
          </table:table-cell>
          <table:table-cell table:style-name="ce3" table:formula="of:=[.B188]" office:value-type="float" office:value="290">
            <text:p>29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197, 290, 1869, 1, 0, 2);">
            <text:p>insert into game_score (id, matchid, squad, goals, points, time_type) values (1197, 290, 1869, 1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1198">
            <text:p>1198</text:p>
          </table:table-cell>
          <table:table-cell table:style-name="ce3" table:formula="of:=[.B188]" office:value-type="float" office:value="290">
            <text:p>290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198, 290, 1869, 0, 0, 1);">
            <text:p>insert into game_score (id, matchid, squad, goals, points, time_type) values (1198, 290, 1869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1199">
            <text:p>1199</text:p>
          </table:table-cell>
          <table:table-cell table:style-name="ce4" table:formula="of:=[.B188]+1" office:value-type="float" office:value="291">
            <text:p>291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199, 291, 597, 1, 1, 2);">
            <text:p>insert into game_score (id, matchid, squad, goals, points, time_type) values (1199, 291, 597, 1, 1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1200">
            <text:p>1200</text:p>
          </table:table-cell>
          <table:table-cell table:style-name="ce4" table:formula="of:=[.B192]" office:value-type="float" office:value="291">
            <text:p>291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00, 291, 597, 0, 0, 1);">
            <text:p>insert into game_score (id, matchid, squad, goals, points, time_type) values (1200, 291, 597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01">
            <text:p>1201</text:p>
          </table:table-cell>
          <table:table-cell table:style-name="ce4" table:formula="of:=[.B192]" office:value-type="float" office:value="291">
            <text:p>291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01, 291, 1869, 1, 1, 2);">
            <text:p>insert into game_score (id, matchid, squad, goals, points, time_type) values (1201, 291, 1869, 1, 1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02">
            <text:p>1202</text:p>
          </table:table-cell>
          <table:table-cell table:style-name="ce4" table:formula="of:=[.B192]" office:value-type="float" office:value="291">
            <text:p>291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02, 291, 1869, 0, 0, 1);">
            <text:p>insert into game_score (id, matchid, squad, goals, points, time_type) values (1202, 291, 1869, 0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1203">
            <text:p>1203</text:p>
          </table:table-cell>
          <table:table-cell table:style-name="ce3" table:formula="of:=[.B192]+1" office:value-type="float" office:value="292">
            <text:p>29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03, 292, 53, 2, 3, 2);">
            <text:p>insert into game_score (id, matchid, squad, goals, points, time_type) values (1203, 292, 53, 2, 3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1204">
            <text:p>1204</text:p>
          </table:table-cell>
          <table:table-cell table:style-name="ce3" table:formula="of:=[.B196]" office:value-type="float" office:value="292">
            <text:p>292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04, 292, 53, 0, 0, 1);">
            <text:p>insert into game_score (id, matchid, squad, goals, points, time_type) values (1204, 292, 53, 0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05">
            <text:p>1205</text:p>
          </table:table-cell>
          <table:table-cell table:style-name="ce3" table:formula="of:=[.B196]" office:value-type="float" office:value="292">
            <text:p>29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05, 292, 1784, 0, 0, 2);">
            <text:p>insert into game_score (id, matchid, squad, goals, points, time_type) values (1205, 292, 1784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206">
            <text:p>1206</text:p>
          </table:table-cell>
          <table:table-cell table:style-name="ce3" table:formula="of:=[.B196]" office:value-type="float" office:value="292">
            <text:p>29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206, 292, 1784, 0, 0, 1);">
            <text:p>insert into game_score (id, matchid, squad, goals, points, time_type) values (1206, 292, 1784, 0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1207">
            <text:p>1207</text:p>
          </table:table-cell>
          <table:table-cell table:style-name="ce4" table:formula="of:=[.B196]+1" office:value-type="float" office:value="293">
            <text:p>293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207, 293, 596, 1, 3, 2);">
            <text:p>insert into game_score (id, matchid, squad, goals, points, time_type) values (1207, 293, 596, 1, 3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1208">
            <text:p>1208</text:p>
          </table:table-cell>
          <table:table-cell table:style-name="ce4" table:formula="of:=[.B200]" office:value-type="float" office:value="293">
            <text:p>293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208, 293, 596, 0, 0, 1);">
            <text:p>insert into game_score (id, matchid, squad, goals, points, time_type) values (1208, 293, 596, 0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209">
            <text:p>1209</text:p>
          </table:table-cell>
          <table:table-cell table:style-name="ce4" table:formula="of:=[.B200]" office:value-type="float" office:value="293">
            <text:p>29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209, 293, 509, 0, 0, 2);">
            <text:p>insert into game_score (id, matchid, squad, goals, points, time_type) values (1209, 293, 509, 0, 0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210">
            <text:p>1210</text:p>
          </table:table-cell>
          <table:table-cell table:style-name="ce4" table:formula="of:=[.B200]" office:value-type="float" office:value="293">
            <text:p>29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210, 293, 509, 0, 0, 1);">
            <text:p>insert into game_score (id, matchid, squad, goals, points, time_type) values (1210, 293, 509, 0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1211">
            <text:p>1211</text:p>
          </table:table-cell>
          <table:table-cell table:style-name="ce3" table:formula="of:=[.B200]+1" office:value-type="float" office:value="294">
            <text:p>294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211, 294, 509, 2, 1, 2);">
            <text:p>insert into game_score (id, matchid, squad, goals, points, time_type) values (1211, 294, 509, 2, 1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1212">
            <text:p>1212</text:p>
          </table:table-cell>
          <table:table-cell table:style-name="ce3" table:formula="of:=[.B204]" office:value-type="float" office:value="294">
            <text:p>294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212, 294, 509, 0, 0, 1);">
            <text:p>insert into game_score (id, matchid, squad, goals, points, time_type) values (1212, 294, 509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213">
            <text:p>1213</text:p>
          </table:table-cell>
          <table:table-cell table:style-name="ce3" table:formula="of:=[.B204]" office:value-type="float" office:value="294">
            <text:p>29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213, 294, 1784, 2, 1, 2);">
            <text:p>insert into game_score (id, matchid, squad, goals, points, time_type) values (1213, 294, 1784, 2, 1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1214">
            <text:p>1214</text:p>
          </table:table-cell>
          <table:table-cell table:style-name="ce3" table:formula="of:=[.B204]" office:value-type="float" office:value="294">
            <text:p>294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214, 294, 1784, 0, 0, 1);">
            <text:p>insert into game_score (id, matchid, squad, goals, points, time_type) values (1214, 294, 1784, 0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1215">
            <text:p>1215</text:p>
          </table:table-cell>
          <table:table-cell table:style-name="ce4" table:formula="of:=[.B204]+1" office:value-type="float" office:value="295">
            <text:p>29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215, 295, 53, 1, 3, 2);">
            <text:p>insert into game_score (id, matchid, squad, goals, points, time_type) values (1215, 295, 53, 1, 3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1216">
            <text:p>1216</text:p>
          </table:table-cell>
          <table:table-cell table:style-name="ce4" table:formula="of:=[.B208]" office:value-type="float" office:value="295">
            <text:p>295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216, 295, 53, 0, 0, 1);">
            <text:p>insert into game_score (id, matchid, squad, goals, points, time_type) values (1216, 295, 53, 0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217">
            <text:p>1217</text:p>
          </table:table-cell>
          <table:table-cell table:style-name="ce4" table:formula="of:=[.B208]" office:value-type="float" office:value="295">
            <text:p>295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217, 295, 596, 0, 0, 2);">
            <text:p>insert into game_score (id, matchid, squad, goals, points, time_type) values (1217, 295, 596, 0, 0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218">
            <text:p>1218</text:p>
          </table:table-cell>
          <table:table-cell table:style-name="ce4" table:formula="of:=[.B208]" office:value-type="float" office:value="295">
            <text:p>295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218, 295, 596, 0, 0, 1);">
            <text:p>insert into game_score (id, matchid, squad, goals, points, time_type) values (1218, 295, 596, 0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1219">
            <text:p>1219</text:p>
          </table:table-cell>
          <table:table-cell table:style-name="ce3" table:formula="of:=[.B208]+1" office:value-type="float" office:value="296">
            <text:p>296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219, 296, 509, 0, 1, 2);">
            <text:p>insert into game_score (id, matchid, squad, goals, points, time_type) values (1219, 296, 509, 0, 1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1220">
            <text:p>1220</text:p>
          </table:table-cell>
          <table:table-cell table:style-name="ce3" table:formula="of:=[.B212]" office:value-type="float" office:value="296">
            <text:p>296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220, 296, 509, 0, 0, 1);">
            <text:p>insert into game_score (id, matchid, squad, goals, points, time_type) values (1220, 296, 509, 0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221">
            <text:p>1221</text:p>
          </table:table-cell>
          <table:table-cell table:style-name="ce3" table:formula="of:=[.B212]" office:value-type="float" office:value="296">
            <text:p>296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221, 296, 53, 0, 1, 2);">
            <text:p>insert into game_score (id, matchid, squad, goals, points, time_type) values (1221, 296, 53, 0, 1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222">
            <text:p>1222</text:p>
          </table:table-cell>
          <table:table-cell table:style-name="ce3" table:formula="of:=[.B212]" office:value-type="float" office:value="296">
            <text:p>296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222, 296, 53, 0, 0, 1);">
            <text:p>insert into game_score (id, matchid, squad, goals, points, time_type) values (1222, 296, 53, 0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1223">
            <text:p>1223</text:p>
          </table:table-cell>
          <table:table-cell table:style-name="ce4" table:formula="of:=[.B212]+1" office:value-type="float" office:value="297">
            <text:p>29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223, 297, 596, 3, 3, 2);">
            <text:p>insert into game_score (id, matchid, squad, goals, points, time_type) values (1223, 297, 596, 3, 3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1224">
            <text:p>1224</text:p>
          </table:table-cell>
          <table:table-cell table:style-name="ce4" table:formula="of:=[.B216]" office:value-type="float" office:value="297">
            <text:p>29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224, 297, 596, 3, 0, 1);">
            <text:p>insert into game_score (id, matchid, squad, goals, points, time_type) values (1224, 297, 596, 3, 0, 1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1225">
            <text:p>1225</text:p>
          </table:table-cell>
          <table:table-cell table:style-name="ce4" table:formula="of:=[.B216]" office:value-type="float" office:value="297">
            <text:p>297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225, 297, 1784, 0, 0, 2);">
            <text:p>insert into game_score (id, matchid, squad, goals, points, time_type) values (1225, 297, 1784, 0, 0, 2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1226">
            <text:p>1226</text:p>
          </table:table-cell>
          <table:table-cell table:style-name="ce4" table:formula="of:=[.B216]" office:value-type="float" office:value="297">
            <text:p>297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226, 297, 1784, 0, 0, 1);">
            <text:p>insert into game_score (id, matchid, squad, goals, points, time_type) values (1226, 297, 1784, 0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1227">
            <text:p>1227</text:p>
          </table:table-cell>
          <table:table-cell table:style-name="ce3" table:formula="of:=[.B216]+1" office:value-type="float" office:value="298">
            <text:p>29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227, 298, 1868, 1, 0, 2);">
            <text:p>insert into game_score (id, matchid, squad, goals, points, time_type) values (1227, 298, 1868, 1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1228">
            <text:p>1228</text:p>
          </table:table-cell>
          <table:table-cell table:style-name="ce3" table:formula="of:=[.B220]" office:value-type="float" office:value="298">
            <text:p>298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228, 298, 1868, 0, 0, 1);">
            <text:p>insert into game_score (id, matchid, squad, goals, points, time_type) values (1228, 298, 1868, 0, 0, 1);</text:p>
          </table:table-cell>
          <table:table-cell table:number-columns-repeated="1017"/>
        </table:table-row>
        <table:table-row table:style-name="ro2">
          <table:table-cell table:style-name="ce3" table:formula="of:=[.A221]+1" office:value-type="float" office:value="1229">
            <text:p>1229</text:p>
          </table:table-cell>
          <table:table-cell table:style-name="ce3" table:formula="of:=[.B220]" office:value-type="float" office:value="298">
            <text:p>29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229, 298, 596, 1, 0, 2);">
            <text:p>insert into game_score (id, matchid, squad, goals, points, time_type) values (1229, 298, 596, 1, 0, 2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1230">
            <text:p>1230</text:p>
          </table:table-cell>
          <table:table-cell table:style-name="ce3" table:formula="of:=[.B220]" office:value-type="float" office:value="298">
            <text:p>29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230, 298, 596, 0, 0, 1);">
            <text:p>insert into game_score (id, matchid, squad, goals, points, time_type) values (1230, 298, 596, 0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1231">
            <text:p>1231</text:p>
          </table:table-cell>
          <table:table-cell table:style-name="ce3" table:formula="of:=[.B221]" office:value-type="float" office:value="298">
            <text:p>29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231, 298, 1868, 2, 3, 4);">
            <text:p>insert into game_score (id, matchid, squad, goals, points, time_type) values (1231, 298, 1868, 2, 3, 4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1232">
            <text:p>1232</text:p>
          </table:table-cell>
          <table:table-cell table:style-name="ce3" table:formula="of:=[.B222]" office:value-type="float" office:value="298">
            <text:p>29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232, 298, 1868, 1, 0, 3);">
            <text:p>insert into game_score (id, matchid, squad, goals, points, time_type) values (1232, 298, 1868, 1, 0, 3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1233">
            <text:p>1233</text:p>
          </table:table-cell>
          <table:table-cell table:style-name="ce3" table:formula="of:=[.B223]" office:value-type="float" office:value="298">
            <text:p>29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233, 298, 596, 1, 0, 4);">
            <text:p>insert into game_score (id, matchid, squad, goals, points, time_type) values (1233, 298, 596, 1, 0, 4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1234">
            <text:p>1234</text:p>
          </table:table-cell>
          <table:table-cell table:style-name="ce3" table:formula="of:=[.B224]" office:value-type="float" office:value="298">
            <text:p>29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234, 298, 596, 1, 0, 3);">
            <text:p>insert into game_score (id, matchid, squad, goals, points, time_type) values (1234, 298, 596, 1, 0, 3);</text:p>
          </table:table-cell>
          <table:table-cell table:number-columns-repeated="1017"/>
        </table:table-row>
        <table:table-row table:style-name="ro2">
          <table:table-cell table:style-name="Default" table:formula="of:=[.A227]+1" office:value-type="float" office:value="1235">
            <text:p>1235</text:p>
          </table:table-cell>
          <table:table-cell table:style-name="ce4" table:formula="of:=[.B220]+1" office:value-type="float" office:value="299">
            <text:p>29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235, 299, 53, 4, 3, 2);">
            <text:p>insert into game_score (id, matchid, squad, goals, points, time_type) values (1235, 299, 53, 4, 3, 2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1236">
            <text:p>1236</text:p>
          </table:table-cell>
          <table:table-cell table:style-name="ce4" table:formula="of:=[.B228]" office:value-type="float" office:value="299">
            <text:p>29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236, 299, 53, 1, 0, 1);">
            <text:p>insert into game_score (id, matchid, squad, goals, points, time_type) values (1236, 299, 53, 1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1237">
            <text:p>1237</text:p>
          </table:table-cell>
          <table:table-cell table:style-name="ce4" table:formula="of:=[.B228]" office:value-type="float" office:value="299">
            <text:p>29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237, 299, 597, 0, 0, 2);">
            <text:p>insert into game_score (id, matchid, squad, goals, points, time_type) values (1237, 299, 597, 0, 0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1238">
            <text:p>1238</text:p>
          </table:table-cell>
          <table:table-cell table:style-name="ce4" table:formula="of:=[.B228]" office:value-type="float" office:value="299">
            <text:p>29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238, 299, 597, 0, 0, 1);">
            <text:p>insert into game_score (id, matchid, squad, goals, points, time_type) values (1238, 299, 597, 0, 0, 1);</text:p>
          </table:table-cell>
          <table:table-cell table:number-columns-repeated="1017"/>
        </table:table-row>
        <table:table-row table:style-name="ro2">
          <table:table-cell table:style-name="ce3" table:formula="of:=[.A231]+1" office:value-type="float" office:value="1239">
            <text:p>1239</text:p>
          </table:table-cell>
          <table:table-cell table:style-name="ce3" table:formula="of:=[.B228]+1" office:value-type="float" office:value="300">
            <text:p>30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239, 300, 596, 1, 0, 2);">
            <text:p>insert into game_score (id, matchid, squad, goals, points, time_type) values (1239, 300, 596, 1, 0, 2);</text:p>
          </table:table-cell>
          <table:table-cell table:number-columns-repeated="1017"/>
        </table:table-row>
        <table:table-row table:style-name="ro2">
          <table:table-cell table:style-name="ce3" table:formula="of:=[.A232]+1" office:value-type="float" office:value="1240">
            <text:p>1240</text:p>
          </table:table-cell>
          <table:table-cell table:style-name="ce3" table:formula="of:=[.B232]" office:value-type="float" office:value="300">
            <text:p>30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240, 300, 596, 1, 0, 1);">
            <text:p>insert into game_score (id, matchid, squad, goals, points, time_type) values (1240, 300, 596, 1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1241">
            <text:p>1241</text:p>
          </table:table-cell>
          <table:table-cell table:style-name="ce3" table:formula="of:=[.B232]" office:value-type="float" office:value="300">
            <text:p>30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241, 300, 597, 1, 0, 2);">
            <text:p>insert into game_score (id, matchid, squad, goals, points, time_type) values (1241, 300, 597, 1, 0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1242">
            <text:p>1242</text:p>
          </table:table-cell>
          <table:table-cell table:style-name="ce3" table:formula="of:=[.B232]" office:value-type="float" office:value="300">
            <text:p>30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242, 300, 597, 0, 0, 1);">
            <text:p>insert into game_score (id, matchid, squad, goals, points, time_type) values (1242, 300, 597, 0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1243">
            <text:p>1243</text:p>
          </table:table-cell>
          <table:table-cell table:style-name="ce3" table:formula="of:=[.B233]" office:value-type="float" office:value="300">
            <text:p>300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243, 300, 596, 1, 1, 4);">
            <text:p>insert into game_score (id, matchid, squad, goals, points, time_type) values (1243, 300, 596, 1, 1, 4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1244">
            <text:p>1244</text:p>
          </table:table-cell>
          <table:table-cell table:style-name="ce3" table:formula="of:=[.B234]" office:value-type="float" office:value="300">
            <text:p>30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244, 300, 596, 1, 0, 3);">
            <text:p>insert into game_score (id, matchid, squad, goals, points, time_type) values (1244, 300, 596, 1, 0, 3);</text:p>
          </table:table-cell>
          <table:table-cell table:number-columns-repeated="1017"/>
        </table:table-row>
        <table:table-row table:style-name="ro2">
          <table:table-cell table:style-name="ce3" table:formula="of:=[.A237]+1" office:value-type="float" office:value="1245">
            <text:p>1245</text:p>
          </table:table-cell>
          <table:table-cell table:style-name="ce3" table:formula="of:=[.B235]" office:value-type="float" office:value="300">
            <text:p>30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245, 300, 597, 1, 1, 4);">
            <text:p>insert into game_score (id, matchid, squad, goals, points, time_type) values (1245, 300, 597, 1, 1, 4);</text:p>
          </table:table-cell>
          <table:table-cell table:number-columns-repeated="1017"/>
        </table:table-row>
        <table:table-row table:style-name="ro2">
          <table:table-cell table:style-name="ce3" table:formula="of:=[.A238]+1" office:value-type="float" office:value="1246">
            <text:p>1246</text:p>
          </table:table-cell>
          <table:table-cell table:style-name="ce3" table:formula="of:=[.B236]" office:value-type="float" office:value="300">
            <text:p>30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246, 300, 597, 1, 0, 3);">
            <text:p>insert into game_score (id, matchid, squad, goals, points, time_type) values (1246, 300, 597, 1, 0, 3);</text:p>
          </table:table-cell>
          <table:table-cell table:number-columns-repeated="1017"/>
        </table:table-row>
        <table:table-row table:style-name="ro2">
          <table:table-cell table:style-name="ce3" table:formula="of:=[.A239]+1" office:value-type="float" office:value="1247">
            <text:p>1247</text:p>
          </table:table-cell>
          <table:table-cell table:style-name="ce3" table:formula="of:=[.B237]" office:value-type="float" office:value="300">
            <text:p>30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247, 300, 596, 3, 0, 7);">
            <text:p>insert into game_score (id, matchid, squad, goals, points, time_type) values (1247, 300, 596, 3, 0, 7);</text:p>
          </table:table-cell>
          <table:table-cell table:number-columns-repeated="1017"/>
        </table:table-row>
        <table:table-row table:style-name="ro2">
          <table:table-cell table:style-name="ce3" table:formula="of:=[.A240]+1" office:value-type="float" office:value="1248">
            <text:p>1248</text:p>
          </table:table-cell>
          <table:table-cell table:style-name="ce3" table:formula="of:=[.B238]" office:value-type="float" office:value="300">
            <text:p>30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248, 300, 597, 2, 0, 7);">
            <text:p>insert into game_score (id, matchid, squad, goals, points, time_type) values (1248, 300, 597, 2, 0, 7);</text:p>
          </table:table-cell>
          <table:table-cell table:number-columns-repeated="1017"/>
        </table:table-row>
        <table:table-row table:style-name="ro2">
          <table:table-cell table:style-name="Default" table:formula="of:=[.A241]+1" office:value-type="float" office:value="1249">
            <text:p>1249</text:p>
          </table:table-cell>
          <table:table-cell table:style-name="ce4" table:formula="of:=[.B232]+1" office:value-type="float" office:value="301">
            <text:p>30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249, 301, 1868, 2, 3, 2);">
            <text:p>insert into game_score (id, matchid, squad, goals, points, time_type) values (1249, 301, 1868, 2, 3, 2);</text:p>
          </table:table-cell>
          <table:table-cell table:number-columns-repeated="1017"/>
        </table:table-row>
        <table:table-row table:style-name="ro2">
          <table:table-cell table:style-name="ce4" table:formula="of:=[.A242]+1" office:value-type="float" office:value="1250">
            <text:p>1250</text:p>
          </table:table-cell>
          <table:table-cell table:style-name="ce4" table:formula="of:=[.B242]" office:value-type="float" office:value="301">
            <text:p>30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250, 301, 1868, null, 0, 1);">
            <text:p>insert into game_score (id, matchid, squad, goals, points, time_type) values (1250, 301, 1868, null, 0, 1);</text:p>
          </table:table-cell>
          <table:table-cell table:number-columns-repeated="1017"/>
        </table:table-row>
        <table:table-row table:style-name="ro2">
          <table:table-cell table:style-name="ce4" table:formula="of:=[.A243]+1" office:value-type="float" office:value="1251">
            <text:p>1251</text:p>
          </table:table-cell>
          <table:table-cell table:style-name="ce4" table:formula="of:=[.B242]" office:value-type="float" office:value="301">
            <text:p>301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251, 301, 53, 0, 0, 2);">
            <text:p>insert into game_score (id, matchid, squad, goals, points, time_type) values (1251, 301, 53, 0, 0, 2);</text:p>
          </table:table-cell>
          <table:table-cell table:number-columns-repeated="1017"/>
        </table:table-row>
        <table:table-row table:style-name="ro2">
          <table:table-cell table:style-name="ce4" table:formula="of:=[.A244]+1" office:value-type="float" office:value="1252">
            <text:p>1252</text:p>
          </table:table-cell>
          <table:table-cell table:style-name="ce4" table:formula="of:=[.B242]" office:value-type="float" office:value="301">
            <text:p>301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252, 301, 53, 0, 0, 1);">
            <text:p>insert into game_score (id, matchid, squad, goals, points, time_type) values (1252, 301, 53, 0, 0, 1);</text:p>
          </table:table-cell>
          <table:table-cell table:number-columns-repeated="1017"/>
        </table:table-row>
        <table:table-row table:style-name="ro2" table:number-rows-repeated="10483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6'.A20]+1" office:value-type="float" office:value="147">
            <text:p>147</text:p>
          </table:table-cell>
          <table:table-cell office:value-type="float" office:value="1997">
            <text:p>1997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147, 1997, '1', );">
            <text:p>insert into qualifying_group_stage (id, tournament, group_code, squad) values (147, 1997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48">
            <text:p>148</text:p>
          </table:table-cell>
          <table:table-cell table:formula="of:=[.B2]" office:value-type="float" office:value="1997">
            <text:p>1997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48, 1997, '1', );">
            <text:p>insert into qualifying_group_stage (id, tournament, group_code, squad) values (148, 1997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49">
            <text:p>149</text:p>
          </table:table-cell>
          <table:table-cell table:formula="of:=[.B3]" office:value-type="float" office:value="1997">
            <text:p>1997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149, 1997, '1', );">
            <text:p>insert into qualifying_group_stage (id, tournament, group_code, squad) values (149, 1997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50">
            <text:p>150</text:p>
          </table:table-cell>
          <table:table-cell table:formula="of:=[.B4]" office:value-type="float" office:value="1997">
            <text:p>1997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150, 1997, '2', );">
            <text:p>insert into qualifying_group_stage (id, tournament, group_code, squad) values (150, 1997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51">
            <text:p>151</text:p>
          </table:table-cell>
          <table:table-cell table:formula="of:=[.B5]" office:value-type="float" office:value="1997">
            <text:p>1997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51, 1997, '2', );">
            <text:p>insert into qualifying_group_stage (id, tournament, group_code, squad) values (151, 1997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52">
            <text:p>152</text:p>
          </table:table-cell>
          <table:table-cell table:formula="of:=[.B6]" office:value-type="float" office:value="1997">
            <text:p>1997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152, 1997, '2', );">
            <text:p>insert into qualifying_group_stage (id, tournament, group_code, squad) values (152, 1997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53">
            <text:p>153</text:p>
          </table:table-cell>
          <table:table-cell table:formula="of:=[.B7]" office:value-type="float" office:value="1997">
            <text:p>1997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153, 1997, '3', );">
            <text:p>insert into qualifying_group_stage (id, tournament, group_code, squad) values (153, 1997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54">
            <text:p>154</text:p>
          </table:table-cell>
          <table:table-cell table:formula="of:=[.B8]" office:value-type="float" office:value="1997">
            <text:p>1997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154, 1997, '3', );">
            <text:p>insert into qualifying_group_stage (id, tournament, group_code, squad) values (154, 1997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55">
            <text:p>155</text:p>
          </table:table-cell>
          <table:table-cell table:formula="of:=[.B9]" office:value-type="float" office:value="1997">
            <text:p>1997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155, 1997, '3', );">
            <text:p>insert into qualifying_group_stage (id, tournament, group_code, squad) values (155, 1997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56">
            <text:p>156</text:p>
          </table:table-cell>
          <table:table-cell table:formula="of:=[.B10]" office:value-type="float" office:value="1997">
            <text:p>1997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156, 1997, '3', );">
            <text:p>insert into qualifying_group_stage (id, tournament, group_code, squad) values (156, 1997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57">
            <text:p>157</text:p>
          </table:table-cell>
          <table:table-cell table:formula="of:=[.B11]" office:value-type="float" office:value="1997">
            <text:p>1997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157, 1997, '4', );">
            <text:p>insert into qualifying_group_stage (id, tournament, group_code, squad) values (157, 1997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58">
            <text:p>158</text:p>
          </table:table-cell>
          <table:table-cell table:formula="of:=[.B12]" office:value-type="float" office:value="1997">
            <text:p>1997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158, 1997, '4', );">
            <text:p>insert into qualifying_group_stage (id, tournament, group_code, squad) values (158, 1997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9">
            <text:p>159</text:p>
          </table:table-cell>
          <table:table-cell table:formula="of:=[.B13]" office:value-type="float" office:value="1997">
            <text:p>1997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59, 1997, '4', );">
            <text:p>insert into qualifying_group_stage (id, tournament, group_code, squad) values (159, 1997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0">
            <text:p>160</text:p>
          </table:table-cell>
          <table:table-cell table:formula="of:=[.B14]" office:value-type="float" office:value="1997">
            <text:p>1997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60, 1997, '4', );">
            <text:p>insert into qualifying_group_stage (id, tournament, group_code, squad) values (160, 1997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61">
            <text:p>161</text:p>
          </table:table-cell>
          <table:table-cell table:formula="of:=[.B15]" office:value-type="float" office:value="1997">
            <text:p>1997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61, 1997, '4', );">
            <text:p>insert into qualifying_group_stage (id, tournament, group_code, squad) values (161, 1997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62">
            <text:p>162</text:p>
          </table:table-cell>
          <table:table-cell table:formula="of:=[.B16]" office:value-type="float" office:value="1997">
            <text:p>1997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62, 1997, '5', );">
            <text:p>insert into qualifying_group_stage (id, tournament, group_code, squad) values (162, 1997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63">
            <text:p>163</text:p>
          </table:table-cell>
          <table:table-cell table:formula="of:=[.B17]" office:value-type="float" office:value="1997">
            <text:p>1997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63, 1997, '5', );">
            <text:p>insert into qualifying_group_stage (id, tournament, group_code, squad) values (163, 1997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64">
            <text:p>164</text:p>
          </table:table-cell>
          <table:table-cell table:formula="of:=[.B18]" office:value-type="float" office:value="1997">
            <text:p>1997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64, 1997, '5', );">
            <text:p>insert into qualifying_group_stage (id, tournament, group_code, squad) values (164, 1997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65">
            <text:p>165</text:p>
          </table:table-cell>
          <table:table-cell table:formula="of:=[.B19]" office:value-type="float" office:value="1997">
            <text:p>1997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65, 1997, '5', );">
            <text:p>insert into qualifying_group_stage (id, tournament, group_code, squad) values (165, 1997, '5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6'.A169]+1" office:value-type="float" office:value="302">
            <text:p>302</text:p>
          </table:table-cell>
          <table:table-cell table:style-name="ce5" table:formula="of:=&quot;1997-03-12&quot;" office:value-type="string" office:string-value="1997-03-12">
            <text:p>1997-03-12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302, '1997-03-12', 1, 596);">
            <text:p>insert into game (matchid, matchdate, game_type, country) values (302, '1997-03-12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303">
            <text:p>303</text:p>
          </table:table-cell>
          <table:table-cell table:style-name="ce5" table:formula="of:=&quot;1997-03-14&quot;" office:value-type="string" office:string-value="1997-03-14">
            <text:p>1997-03-14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303, '1997-03-14', 1, 596);">
            <text:p>insert into game (matchid, matchdate, game_type, country) values (303, '1997-03-14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304">
            <text:p>304</text:p>
          </table:table-cell>
          <table:table-cell table:style-name="ce5" table:formula="of:=&quot;1997-03-16&quot;" office:value-type="string" office:string-value="1997-03-16">
            <text:p>1997-03-16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304, '1997-03-16', 1, 596);">
            <text:p>insert into game (matchid, matchdate, game_type, country) values (304, '1997-03-16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305">
            <text:p>305</text:p>
          </table:table-cell>
          <table:table-cell table:style-name="ce5" table:formula="of:=&quot;1997-02-21&quot;" office:value-type="string" office:string-value="1997-02-21">
            <text:p>1997-02-21</text:p>
          </table:table-cell>
          <table:table-cell table:formula="of:=+[.C25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305, '1997-02-21', 1, 1876);">
            <text:p>insert into game (matchid, matchdate, game_type, country) values (305, '1997-02-21', 1, 187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306">
            <text:p>306</text:p>
          </table:table-cell>
          <table:table-cell table:style-name="ce5" table:formula="of:=&quot;1997-02-27&quot;" office:value-type="string" office:string-value="1997-02-27">
            <text:p>1997-02-27</text:p>
          </table:table-cell>
          <table:table-cell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306, '1997-02-27', 1, 1876);">
            <text:p>insert into game (matchid, matchdate, game_type, country) values (306, '1997-02-27', 1, 187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307">
            <text:p>307</text:p>
          </table:table-cell>
          <table:table-cell table:style-name="ce5" table:formula="of:=&quot;1997-02-19&quot;" office:value-type="string" office:string-value="1997-02-19">
            <text:p>1997-02-19</text:p>
          </table:table-cell>
          <table:table-cell office:value-type="float" office:value="25">
            <text:p>25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307, '1997-02-19', 25, 592);">
            <text:p>insert into game (matchid, matchdate, game_type, country) values (307, '1997-02-19', 25, 592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308">
            <text:p>308</text:p>
          </table:table-cell>
          <table:table-cell table:style-name="ce5" table:formula="of:=&quot;1997-02-23&quot;" office:value-type="string" office:string-value="1997-02-23">
            <text:p>1997-02-23</text:p>
          </table:table-cell>
          <table:table-cell table:formula="of:=+[.C28]" office:value-type="float" office:value="25">
            <text:p>25</text:p>
          </table:table-cell>
          <table:table-cell office:value-type="float" office:value="592">
            <text:p>59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308, '1997-02-23', 25, 592);">
            <text:p>insert into game (matchid, matchdate, game_type, country) values (308, '1997-02-23', 25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309">
            <text:p>309</text:p>
          </table:table-cell>
          <table:table-cell table:style-name="ce5" table:formula="of:=&quot;1997-04-02&quot;" office:value-type="string" office:string-value="1997-04-02">
            <text:p>1997-04-02</text:p>
          </table:table-cell>
          <table:table-cell office:value-type="float" office:value="26">
            <text:p>26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09, '1997-04-02', 26, 1868);">
            <text:p>insert into game (matchid, matchdate, game_type, country) values (309, '1997-04-02', 26, 1868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310">
            <text:p>310</text:p>
          </table:table-cell>
          <table:table-cell table:style-name="ce5" table:formula="of:=&quot;1997-04-04&quot;" office:value-type="string" office:string-value="1997-04-04">
            <text:p>1997-04-04</text:p>
          </table:table-cell>
          <table:table-cell table:formula="of:=+[.C30]" office:value-type="float" office:value="26">
            <text:p>26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310, '1997-04-04', 26, 1868);">
            <text:p>insert into game (matchid, matchdate, game_type, country) values (310, '1997-04-04', 26, 1868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311">
            <text:p>311</text:p>
          </table:table-cell>
          <table:table-cell table:style-name="ce5" table:formula="of:=&quot;1997-04-06&quot;" office:value-type="string" office:string-value="1997-04-06">
            <text:p>1997-04-06</text:p>
          </table:table-cell>
          <table:table-cell office:value-type="float" office:value="26">
            <text:p>26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311, '1997-04-06', 26, 1868);">
            <text:p>insert into game (matchid, matchdate, game_type, country) values (311, '1997-04-06', 26, 186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312">
            <text:p>312</text:p>
          </table:table-cell>
          <table:table-cell table:style-name="ce5" table:formula="of:=&quot;1997-04-02&quot;" office:value-type="string" office:string-value="1997-04-02">
            <text:p>1997-04-02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312, '1997-04-02', 1, 1767);">
            <text:p>insert into game (matchid, matchdate, game_type, country) values (312, '1997-04-02', 1, 176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313">
            <text:p>313</text:p>
          </table:table-cell>
          <table:table-cell table:style-name="ce5" table:formula="of:=&quot;1997-04-02&quot;" office:value-type="string" office:string-value="1997-04-02">
            <text:p>1997-04-02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313, '1997-04-02', 1, 1767);">
            <text:p>insert into game (matchid, matchdate, game_type, country) values (313, '1997-04-02', 1, 176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14">
            <text:p>314</text:p>
          </table:table-cell>
          <table:table-cell table:style-name="ce5" table:formula="of:=&quot;1997-04-03&quot;" office:value-type="string" office:string-value="1997-04-03">
            <text:p>1997-04-03</text:p>
          </table:table-cell>
          <table:table-cell table:formula="of:=+[.C34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314, '1997-04-03', 1, 1767);">
            <text:p>insert into game (matchid, matchdate, game_type, country) values (314, '1997-04-03', 1, 176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315">
            <text:p>315</text:p>
          </table:table-cell>
          <table:table-cell table:style-name="ce5" table:formula="of:=&quot;1997-04-04&quot;" office:value-type="string" office:string-value="1997-04-04">
            <text:p>1997-04-04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315, '1997-04-04', 1, 1767);">
            <text:p>insert into game (matchid, matchdate, game_type, country) values (315, '1997-04-04', 1, 176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316">
            <text:p>316</text:p>
          </table:table-cell>
          <table:table-cell table:style-name="ce5" table:formula="of:=&quot;1997-04-06&quot;" office:value-type="string" office:string-value="1997-04-06">
            <text:p>1997-04-06</text:p>
          </table:table-cell>
          <table:table-cell table:formula="of:=+[.C36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316, '1997-04-06', 1, 1767);">
            <text:p>insert into game (matchid, matchdate, game_type, country) values (316, '1997-04-06', 1, 176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317">
            <text:p>317</text:p>
          </table:table-cell>
          <table:table-cell table:style-name="ce5" table:formula="of:=&quot;1997-04-06&quot;" office:value-type="string" office:string-value="1997-04-06">
            <text:p>1997-04-06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317, '1997-04-06', 1, 1767);">
            <text:p>insert into game (matchid, matchdate, game_type, country) values (317, '1997-04-06', 1, 176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318">
            <text:p>318</text:p>
          </table:table-cell>
          <table:table-cell table:style-name="ce5" table:formula="of:=&quot;1997-04-02&quot;" office:value-type="string" office:string-value="1997-04-02">
            <text:p>1997-04-02</text:p>
          </table:table-cell>
          <table:table-cell table:formula="of:=+[.C38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318, '1997-04-02', 1, 297);">
            <text:p>insert into game (matchid, matchdate, game_type, country) values (318, '1997-04-02', 1, 297);</text:p>
          </table:table-cell>
          <table:table-cell table:number-columns-repeated="1017"/>
        </table:table-row>
        <table:table-row table:style-name="ro3">
          <table:table-cell table:formula="of:=[.A39]+1" office:value-type="float" office:value="319">
            <text:p>319</text:p>
          </table:table-cell>
          <table:table-cell table:style-name="ce5" table:formula="of:=&quot;1997-??-??&quot;" office:value-type="string" office:string-value="1997-??-??">
            <text:p>1997-??-??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319, '1997-??-??', 1, null);">
            <text:p>insert into game (matchid, matchdate, game_type, country) values (319, '1997-??-??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320">
            <text:p>320</text:p>
          </table:table-cell>
          <table:table-cell table:style-name="ce5" table:formula="of:=&quot;1997-04-27&quot;" office:value-type="string" office:string-value="1997-04-27">
            <text:p>1997-04-27</text:p>
          </table:table-cell>
          <table:table-cell office:value-type="float" office:value="27">
            <text:p>27</text:p>
          </table:table-cell>
          <table:table-cell office:value-type="float" office:value="1767">
            <text:p>1767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320, '1997-04-27', 27, 1767);">
            <text:p>insert into game (matchid, matchdate, game_type, country) values (320, '1997-04-27', 27, 1767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321">
            <text:p>321</text:p>
          </table:table-cell>
          <table:table-cell table:style-name="ce5" table:formula="of:=&quot;1997-05-04&quot;" office:value-type="string" office:string-value="1997-05-04">
            <text:p>1997-05-04</text:p>
          </table:table-cell>
          <table:table-cell office:value-type="float" office:value="27">
            <text:p>27</text:p>
          </table:table-cell>
          <table:table-cell office:value-type="float" office:value="596">
            <text:p>59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321, '1997-05-04', 27, 596);">
            <text:p>insert into game (matchid, matchdate, game_type, country) values (321, '1997-05-04', 27, 59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322">
            <text:p>322</text:p>
          </table:table-cell>
          <table:table-cell table:style-name="ce5" table:formula="of:=&quot;1997-05-04&quot;" office:value-type="string" office:string-value="1997-05-04">
            <text:p>1997-05-04</text:p>
          </table:table-cell>
          <table:table-cell office:value-type="float" office:value="27">
            <text:p>27</text:p>
          </table:table-cell>
          <table:table-cell office:value-type="float" office:value="297">
            <text:p>297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322, '1997-05-04', 27, 297);">
            <text:p>insert into game (matchid, matchdate, game_type, country) values (322, '1997-05-04', 27, 297);</text:p>
          </table:table-cell>
          <table:table-cell table:number-columns-repeated="1017"/>
        </table:table-row>
        <table:table-row table:style-name="ro3">
          <table:table-cell table:formula="of:=[.A43]+1" office:value-type="float" office:value="323">
            <text:p>323</text:p>
          </table:table-cell>
          <table:table-cell table:style-name="ce5" table:formula="of:=&quot;1997-??-??&quot;" office:value-type="string" office:string-value="1997-??-??">
            <text:p>1997-??-??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323, '1997-??-??', 27, null);">
            <text:p>insert into game (matchid, matchdate, game_type, country) values (323, '1997-??-??', 27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6'.A245]+1" office:value-type="float" office:value="1253">
            <text:p>1253</text:p>
          </table:table-cell>
          <table:table-cell table:style-name="ce3" table:formula="of:=[.A23]" office:value-type="float" office:value="302">
            <text:p>302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253, 302, 596, 1, 3, 2);">
            <text:p>insert into game_score (id, matchid, squad, goals, points, time_type) values (1253, 302, 596, 1, 3, 2);</text:p>
          </table:table-cell>
          <table:table-cell table:number-columns-repeated="1017"/>
        </table:table-row>
        <table:table-row table:style-name="ro3">
          <table:table-cell table:style-name="ce3" table:formula="of:=[.A47]+1" office:value-type="float" office:value="1254">
            <text:p>1254</text:p>
          </table:table-cell>
          <table:table-cell table:style-name="ce3" table:formula="of:=[.B47]" office:value-type="float" office:value="302">
            <text:p>302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254, 302, 596, null, 0, 1);">
            <text:p>insert into game_score (id, matchid, squad, goals, points, time_type) values (1254, 302, 596, null, 0, 1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255">
            <text:p>1255</text:p>
          </table:table-cell>
          <table:table-cell table:style-name="ce3" table:formula="of:=[.B47]" office:value-type="float" office:value="302">
            <text:p>30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255, 302, 1758, 0, 0, 2);">
            <text:p>insert into game_score (id, matchid, squad, goals, points, time_type) values (1255, 302, 1758, 0, 0, 2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256">
            <text:p>1256</text:p>
          </table:table-cell>
          <table:table-cell table:style-name="ce3" table:formula="of:=[.B48]" office:value-type="float" office:value="302">
            <text:p>30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256, 302, 1758, 0, 0, 1);">
            <text:p>insert into game_score (id, matchid, squad, goals, points, time_type) values (1256, 302, 1758, 0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257">
            <text:p>1257</text:p>
          </table:table-cell>
          <table:table-cell table:style-name="ce4" table:formula="of:=[.B47]+1" office:value-type="float" office:value="303">
            <text:p>30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257, 303, 1758, 3, 3, 2);">
            <text:p>insert into game_score (id, matchid, squad, goals, points, time_type) values (1257, 303, 1758, 3, 3, 2);</text:p>
          </table:table-cell>
          <table:table-cell table:number-columns-repeated="1017"/>
        </table:table-row>
        <table:table-row table:style-name="ro4">
          <table:table-cell table:style-name="ce4" table:formula="of:=[.A51]+1" office:value-type="float" office:value="1258">
            <text:p>1258</text:p>
          </table:table-cell>
          <table:table-cell table:style-name="ce4" table:formula="of:=[.B51]" office:value-type="float" office:value="303">
            <text:p>30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258, 303, 1758, null, 0, 1);">
            <text:p>insert into game_score (id, matchid, squad, goals, points, time_type) values (1258, 303, 1758, null, 0, 1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259">
            <text:p>1259</text:p>
          </table:table-cell>
          <table:table-cell table:style-name="ce4" table:formula="of:=[.B51]" office:value-type="float" office:value="303">
            <text:p>3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259, 303, 1784, 2, 0, 2);">
            <text:p>insert into game_score (id, matchid, squad, goals, points, time_type) values (1259, 303, 1784, 2, 0, 2);</text:p>
          </table:table-cell>
          <table:table-cell table:number-columns-repeated="1017"/>
        </table:table-row>
        <table:table-row table:style-name="ro4">
          <table:table-cell table:style-name="ce4" table:formula="of:=[.A53]+1" office:value-type="float" office:value="1260">
            <text:p>1260</text:p>
          </table:table-cell>
          <table:table-cell table:style-name="ce4" table:formula="of:=[.B51]" office:value-type="float" office:value="303">
            <text:p>3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260, 303, 1784, null, 0, 1);">
            <text:p>insert into game_score (id, matchid, squad, goals, points, time_type) values (1260, 303, 1784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261">
            <text:p>1261</text:p>
          </table:table-cell>
          <table:table-cell table:style-name="ce3" table:formula="of:=[.B51]+1" office:value-type="float" office:value="304">
            <text:p>30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261, 304, 596, 7, 3, 2);">
            <text:p>insert into game_score (id, matchid, squad, goals, points, time_type) values (1261, 304, 596, 7, 3, 2);</text:p>
          </table:table-cell>
          <table:table-cell table:number-columns-repeated="1017"/>
        </table:table-row>
        <table:table-row table:style-name="ro3">
          <table:table-cell table:style-name="ce3" table:formula="of:=[.A55]+1" office:value-type="float" office:value="1262">
            <text:p>1262</text:p>
          </table:table-cell>
          <table:table-cell table:style-name="ce3" table:formula="of:=[.B55]" office:value-type="float" office:value="304">
            <text:p>30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262, 304, 596, null, 0, 1);">
            <text:p>insert into game_score (id, matchid, squad, goals, points, time_type) values (1262, 304, 596, null, 0, 1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263">
            <text:p>1263</text:p>
          </table:table-cell>
          <table:table-cell table:style-name="ce3" table:formula="of:=[.B55]" office:value-type="float" office:value="304">
            <text:p>30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263, 304, 1784, 1, 0, 2);">
            <text:p>insert into game_score (id, matchid, squad, goals, points, time_type) values (1263, 304, 1784, 1, 0, 2);</text:p>
          </table:table-cell>
          <table:table-cell table:number-columns-repeated="1017"/>
        </table:table-row>
        <table:table-row table:style-name="ro3">
          <table:table-cell table:style-name="ce3" table:formula="of:=[.A57]+1" office:value-type="float" office:value="1264">
            <text:p>1264</text:p>
          </table:table-cell>
          <table:table-cell table:style-name="ce3" table:formula="of:=[.B55]" office:value-type="float" office:value="304">
            <text:p>30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264, 304, 1784, null, 0, 1);">
            <text:p>insert into game_score (id, matchid, squad, goals, points, time_type) values (1264, 304, 1784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265">
            <text:p>1265</text:p>
          </table:table-cell>
          <table:table-cell table:style-name="ce4" table:formula="of:=[.B55]+1" office:value-type="float" office:value="305">
            <text:p>30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265, 305, 1876, 1, 3, 2);">
            <text:p>insert into game_score (id, matchid, squad, goals, points, time_type) values (1265, 305, 1876, 1, 3, 2);</text:p>
          </table:table-cell>
          <table:table-cell table:number-columns-repeated="1017"/>
        </table:table-row>
        <table:table-row table:style-name="ro4">
          <table:table-cell table:style-name="ce4" table:formula="of:=[.A59]+1" office:value-type="float" office:value="1266">
            <text:p>1266</text:p>
          </table:table-cell>
          <table:table-cell table:style-name="ce4" table:formula="of:=[.B59]" office:value-type="float" office:value="305">
            <text:p>30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266, 305, 1876, null, 0, 1);">
            <text:p>insert into game_score (id, matchid, squad, goals, points, time_type) values (1266, 305, 1876, null, 0, 1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267">
            <text:p>1267</text:p>
          </table:table-cell>
          <table:table-cell table:style-name="ce4" table:formula="of:=[.B59]" office:value-type="float" office:value="305">
            <text:p>305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267, 305, 1441, 0, 0, 2);">
            <text:p>insert into game_score (id, matchid, squad, goals, points, time_type) values (1267, 305, 1441, 0, 0, 2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268">
            <text:p>1268</text:p>
          </table:table-cell>
          <table:table-cell table:style-name="ce4" table:formula="of:=[.B59]" office:value-type="float" office:value="305">
            <text:p>305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68, 305, 1441, 0, 0, 1);">
            <text:p>insert into game_score (id, matchid, squad, goals, points, time_type) values (1268, 305, 1441, 0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269">
            <text:p>1269</text:p>
          </table:table-cell>
          <table:table-cell table:style-name="ce3" table:formula="of:=[.B59]+1" office:value-type="float" office:value="306">
            <text:p>30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269, 306, 1876, 3, 3, 2);">
            <text:p>insert into game_score (id, matchid, squad, goals, points, time_type) values (1269, 306, 1876, 3, 3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270">
            <text:p>1270</text:p>
          </table:table-cell>
          <table:table-cell table:style-name="ce3" table:formula="of:=[.B63]" office:value-type="float" office:value="306">
            <text:p>30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270, 306, 1876, 2, 0, 1);">
            <text:p>insert into game_score (id, matchid, squad, goals, points, time_type) values (1270, 306, 1876, 2, 0, 1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271">
            <text:p>1271</text:p>
          </table:table-cell>
          <table:table-cell table:style-name="ce3" table:formula="of:=[.B63]" office:value-type="float" office:value="306">
            <text:p>306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271, 306, 1441, 2, 0, 2);">
            <text:p>insert into game_score (id, matchid, squad, goals, points, time_type) values (1271, 306, 1441, 2, 0, 2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272">
            <text:p>1272</text:p>
          </table:table-cell>
          <table:table-cell table:style-name="ce3" table:formula="of:=[.B63]" office:value-type="float" office:value="306">
            <text:p>306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272, 306, 1441, 0, 0, 1);">
            <text:p>insert into game_score (id, matchid, squad, goals, points, time_type) values (1272, 306, 1441, 0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273">
            <text:p>1273</text:p>
          </table:table-cell>
          <table:table-cell table:style-name="ce4" table:formula="of:=[.B63]+1" office:value-type="float" office:value="307">
            <text:p>307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273, 307, 592, 2, 3, 2);">
            <text:p>insert into game_score (id, matchid, squad, goals, points, time_type) values (1273, 307, 592, 2, 3, 2);</text:p>
          </table:table-cell>
          <table:table-cell table:number-columns-repeated="1017"/>
        </table:table-row>
        <table:table-row table:style-name="ro4">
          <table:table-cell table:style-name="ce4" table:formula="of:=[.A67]+1" office:value-type="float" office:value="1274">
            <text:p>1274</text:p>
          </table:table-cell>
          <table:table-cell table:style-name="ce4" table:formula="of:=[.B67]" office:value-type="float" office:value="307">
            <text:p>307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274, 307, 592, null, 0, 1);">
            <text:p>insert into game_score (id, matchid, squad, goals, points, time_type) values (1274, 307, 592, null, 0, 1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275">
            <text:p>1275</text:p>
          </table:table-cell>
          <table:table-cell table:style-name="ce4" table:formula="of:=[.B67]" office:value-type="float" office:value="307">
            <text:p>307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275, 307, 594, 0, 0, 2);">
            <text:p>insert into game_score (id, matchid, squad, goals, points, time_type) values (1275, 307, 594, 0, 0, 2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276">
            <text:p>1276</text:p>
          </table:table-cell>
          <table:table-cell table:style-name="ce4" table:formula="of:=[.B67]" office:value-type="float" office:value="307">
            <text:p>307</text:p>
          </table:table-cell>
          <table:table-cell table:style-name="Default" office:value-type="float" office:value="591">
            <text:p>59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276, 307, 591, 0, 0, 1);">
            <text:p>insert into game_score (id, matchid, squad, goals, points, time_type) values (1276, 307, 591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277">
            <text:p>1277</text:p>
          </table:table-cell>
          <table:table-cell table:style-name="ce3" table:formula="of:=[.B67]+1" office:value-type="float" office:value="308">
            <text:p>30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277, 308, 594, 2, 1, 2);">
            <text:p>insert into game_score (id, matchid, squad, goals, points, time_type) values (1277, 308, 594, 2, 1, 2);</text:p>
          </table:table-cell>
          <table:table-cell table:number-columns-repeated="1017"/>
        </table:table-row>
        <table:table-row table:style-name="ro3">
          <table:table-cell table:style-name="ce3" table:formula="of:=[.A71]+1" office:value-type="float" office:value="1278">
            <text:p>1278</text:p>
          </table:table-cell>
          <table:table-cell table:style-name="ce3" table:formula="of:=[.B71]" office:value-type="float" office:value="308">
            <text:p>30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278, 308, 594, null, 0, 1);">
            <text:p>insert into game_score (id, matchid, squad, goals, points, time_type) values (1278, 308, 594, null, 0, 1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279">
            <text:p>1279</text:p>
          </table:table-cell>
          <table:table-cell table:style-name="ce3" table:formula="of:=[.B71]" office:value-type="float" office:value="308">
            <text:p>308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279, 308, 592, 2, 1, 2);">
            <text:p>insert into game_score (id, matchid, squad, goals, points, time_type) values (1279, 308, 592, 2, 1, 2);</text:p>
          </table:table-cell>
          <table:table-cell table:number-columns-repeated="1017"/>
        </table:table-row>
        <table:table-row table:style-name="ro3">
          <table:table-cell table:style-name="ce3" table:formula="of:=[.A73]+1" office:value-type="float" office:value="1280">
            <text:p>1280</text:p>
          </table:table-cell>
          <table:table-cell table:style-name="ce3" table:formula="of:=[.B71]" office:value-type="float" office:value="308">
            <text:p>308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280, 308, 592, null, 0, 1);">
            <text:p>insert into game_score (id, matchid, squad, goals, points, time_type) values (1280, 308, 592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281">
            <text:p>1281</text:p>
          </table:table-cell>
          <table:table-cell table:style-name="ce4" table:formula="of:=[.B71]+1" office:value-type="float" office:value="309">
            <text:p>309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281, 309, 1246, 1, 1, 2);">
            <text:p>insert into game_score (id, matchid, squad, goals, points, time_type) values (1281, 309, 1246, 1, 1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282">
            <text:p>1282</text:p>
          </table:table-cell>
          <table:table-cell table:style-name="ce4" table:formula="of:=[.B75]" office:value-type="float" office:value="309">
            <text:p>30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282, 309, 1246, 1, 0, 1);">
            <text:p>insert into game_score (id, matchid, squad, goals, points, time_type) values (1282, 309, 1246, 1, 0, 1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283">
            <text:p>1283</text:p>
          </table:table-cell>
          <table:table-cell table:style-name="ce4" table:formula="of:=[.B75]" office:value-type="float" office:value="309">
            <text:p>309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283, 309, 1473, 1, 1, 2);">
            <text:p>insert into game_score (id, matchid, squad, goals, points, time_type) values (1283, 309, 1473, 1, 1, 2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284">
            <text:p>1284</text:p>
          </table:table-cell>
          <table:table-cell table:style-name="ce4" table:formula="of:=[.B75]" office:value-type="float" office:value="309">
            <text:p>309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284, 309, 1473, 0, 0, 1);">
            <text:p>insert into game_score (id, matchid, squad, goals, points, time_type) values (1284, 309, 1473, 0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285">
            <text:p>1285</text:p>
          </table:table-cell>
          <table:table-cell table:style-name="ce3" table:formula="of:=[.B75]+1" office:value-type="float" office:value="310">
            <text:p>31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285, 310, 1473, 5, 3, 2);">
            <text:p>insert into game_score (id, matchid, squad, goals, points, time_type) values (1285, 310, 1473, 5, 3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286">
            <text:p>1286</text:p>
          </table:table-cell>
          <table:table-cell table:style-name="ce3" table:formula="of:=[.B79]" office:value-type="float" office:value="310">
            <text:p>31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286, 310, 1473, 1, 0, 1);">
            <text:p>insert into game_score (id, matchid, squad, goals, points, time_type) values (1286, 310, 1473, 1, 0, 1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287">
            <text:p>1287</text:p>
          </table:table-cell>
          <table:table-cell table:style-name="ce3" table:formula="of:=[.B79]" office:value-type="float" office:value="310">
            <text:p>310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287, 310, 592, 1, 0, 2);">
            <text:p>insert into game_score (id, matchid, squad, goals, points, time_type) values (1287, 310, 592, 1, 0, 2);</text:p>
          </table:table-cell>
          <table:table-cell table:number-columns-repeated="1017"/>
        </table:table-row>
        <table:table-row table:style-name="ro3">
          <table:table-cell table:style-name="ce3" table:formula="of:=[.A81]+1" office:value-type="float" office:value="1288">
            <text:p>1288</text:p>
          </table:table-cell>
          <table:table-cell table:style-name="ce3" table:formula="of:=[.B79]" office:value-type="float" office:value="310">
            <text:p>31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288, 310, 592, null, 0, 1);">
            <text:p>insert into game_score (id, matchid, squad, goals, points, time_type) values (1288, 310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289">
            <text:p>1289</text:p>
          </table:table-cell>
          <table:table-cell table:style-name="ce4" table:formula="of:=[.B79]+1" office:value-type="float" office:value="311">
            <text:p>3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289, 311, 592, 0, 0, 2);">
            <text:p>insert into game_score (id, matchid, squad, goals, points, time_type) values (1289, 311, 592, 0, 0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290">
            <text:p>1290</text:p>
          </table:table-cell>
          <table:table-cell table:style-name="ce4" table:formula="of:=[.B83]" office:value-type="float" office:value="311">
            <text:p>3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290, 311, 592, 0, 0, 1);">
            <text:p>insert into game_score (id, matchid, squad, goals, points, time_type) values (1290, 311, 592, 0, 0, 1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291">
            <text:p>1291</text:p>
          </table:table-cell>
          <table:table-cell table:style-name="ce4" table:formula="of:=[.B83]" office:value-type="float" office:value="311">
            <text:p>31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291, 311, 1246, 2, 3, 2);">
            <text:p>insert into game_score (id, matchid, squad, goals, points, time_type) values (1291, 311, 1246, 2, 3, 2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292">
            <text:p>1292</text:p>
          </table:table-cell>
          <table:table-cell table:style-name="ce4" table:formula="of:=[.B83]" office:value-type="float" office:value="311">
            <text:p>31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292, 311, 1246, 1, 0, 1);">
            <text:p>insert into game_score (id, matchid, squad, goals, points, time_type) values (1292, 311, 1246, 1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1293">
            <text:p>1293</text:p>
          </table:table-cell>
          <table:table-cell table:style-name="ce3" table:formula="of:=[.B83]+1" office:value-type="float" office:value="312">
            <text:p>312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293, 312, 1721, 3, 3, 2);">
            <text:p>insert into game_score (id, matchid, squad, goals, points, time_type) values (1293, 312, 1721, 3, 3, 2);</text:p>
          </table:table-cell>
          <table:table-cell table:number-columns-repeated="1017"/>
        </table:table-row>
        <table:table-row table:style-name="ro3">
          <table:table-cell table:style-name="ce3" table:formula="of:=[.A87]+1" office:value-type="float" office:value="1294">
            <text:p>1294</text:p>
          </table:table-cell>
          <table:table-cell table:style-name="ce3" table:formula="of:=[.B87]" office:value-type="float" office:value="312">
            <text:p>312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294, 312, 1721, null, 0, 1);">
            <text:p>insert into game_score (id, matchid, squad, goals, points, time_type) values (1294, 312, 1721, null, 0, 1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295">
            <text:p>1295</text:p>
          </table:table-cell>
          <table:table-cell table:style-name="ce3" table:formula="of:=[.B87]" office:value-type="float" office:value="312">
            <text:p>312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95, 312, 1264, 0, 0, 2);">
            <text:p>insert into game_score (id, matchid, squad, goals, points, time_type) values (1295, 312, 1264, 0, 0, 2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96">
            <text:p>1296</text:p>
          </table:table-cell>
          <table:table-cell table:style-name="ce3" table:formula="of:=[.B87]" office:value-type="float" office:value="312">
            <text:p>312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96, 312, 1264, 0, 0, 1);">
            <text:p>insert into game_score (id, matchid, squad, goals, points, time_type) values (1296, 312, 1264, 0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1297">
            <text:p>1297</text:p>
          </table:table-cell>
          <table:table-cell table:style-name="ce4" table:formula="of:=[.B87]+1" office:value-type="float" office:value="313">
            <text:p>313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97, 313, 1767, 6, 3, 2);">
            <text:p>insert into game_score (id, matchid, squad, goals, points, time_type) values (1297, 313, 1767, 6, 3, 2);</text:p>
          </table:table-cell>
          <table:table-cell table:number-columns-repeated="1017"/>
        </table:table-row>
        <table:table-row table:style-name="ro4">
          <table:table-cell table:style-name="ce4" table:formula="of:=[.A91]+1" office:value-type="float" office:value="1298">
            <text:p>1298</text:p>
          </table:table-cell>
          <table:table-cell table:style-name="ce4" table:formula="of:=[.B91]" office:value-type="float" office:value="313">
            <text:p>313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98, 313, 1767, null, 0, 1);">
            <text:p>insert into game_score (id, matchid, squad, goals, points, time_type) values (1298, 313, 1767, null, 0, 1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299">
            <text:p>1299</text:p>
          </table:table-cell>
          <table:table-cell table:style-name="ce4" table:formula="of:=[.B91]" office:value-type="float" office:value="313">
            <text:p>313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99, 313, 1284, 1, 0, 2);">
            <text:p>insert into game_score (id, matchid, squad, goals, points, time_type) values (1299, 313, 1284, 1, 0, 2);</text:p>
          </table:table-cell>
          <table:table-cell table:number-columns-repeated="1017"/>
        </table:table-row>
        <table:table-row table:style-name="ro4">
          <table:table-cell table:style-name="ce4" table:formula="of:=[.A93]+1" office:value-type="float" office:value="1300">
            <text:p>1300</text:p>
          </table:table-cell>
          <table:table-cell table:style-name="ce4" table:formula="of:=[.B91]" office:value-type="float" office:value="313">
            <text:p>313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300, 313, 1284, null, 0, 1);">
            <text:p>insert into game_score (id, matchid, squad, goals, points, time_type) values (1300, 313, 1284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1301">
            <text:p>1301</text:p>
          </table:table-cell>
          <table:table-cell table:style-name="ce3" table:formula="of:=[.B91]+1" office:value-type="float" office:value="314">
            <text:p>314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301, 314, 1284, 4, 3, 2);">
            <text:p>insert into game_score (id, matchid, squad, goals, points, time_type) values (1301, 314, 1284, 4, 3, 2);</text:p>
          </table:table-cell>
          <table:table-cell table:number-columns-repeated="1017"/>
        </table:table-row>
        <table:table-row table:style-name="ro3">
          <table:table-cell table:style-name="ce3" table:formula="of:=[.A95]+1" office:value-type="float" office:value="1302">
            <text:p>1302</text:p>
          </table:table-cell>
          <table:table-cell table:style-name="ce3" table:formula="of:=[.B95]" office:value-type="float" office:value="314">
            <text:p>314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302, 314, 1284, null, 0, 1);">
            <text:p>insert into game_score (id, matchid, squad, goals, points, time_type) values (1302, 314, 1284, null, 0, 1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303">
            <text:p>1303</text:p>
          </table:table-cell>
          <table:table-cell table:style-name="ce3" table:formula="of:=[.B95]" office:value-type="float" office:value="314">
            <text:p>314</text:p>
          </table:table-cell>
          <table:table-cell table:style-name="ce3" office:value-type="float" office:value="1264">
            <text:p>12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303, 314, 1264, 1, 0, 2);">
            <text:p>insert into game_score (id, matchid, squad, goals, points, time_type) values (1303, 314, 1264, 1, 0, 2);</text:p>
          </table:table-cell>
          <table:table-cell table:number-columns-repeated="1017"/>
        </table:table-row>
        <table:table-row table:style-name="ro3">
          <table:table-cell table:style-name="ce3" table:formula="of:=[.A97]+1" office:value-type="float" office:value="1304">
            <text:p>1304</text:p>
          </table:table-cell>
          <table:table-cell table:style-name="ce3" table:formula="of:=[.B95]" office:value-type="float" office:value="314">
            <text:p>314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304, 314, 1264, null, 0, 1);">
            <text:p>insert into game_score (id, matchid, squad, goals, points, time_type) values (1304, 314, 1264, null, 0, 1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1305">
            <text:p>1305</text:p>
          </table:table-cell>
          <table:table-cell table:style-name="ce4" table:formula="of:=[.B95]+1" office:value-type="float" office:value="315">
            <text:p>31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305, 315, 1767, 1, 3, 2);">
            <text:p>insert into game_score (id, matchid, squad, goals, points, time_type) values (1305, 315, 1767, 1, 3, 2);</text:p>
          </table:table-cell>
          <table:table-cell table:number-columns-repeated="1017"/>
        </table:table-row>
        <table:table-row table:style-name="ro4">
          <table:table-cell table:style-name="ce4" table:formula="of:=[.A99]+1" office:value-type="float" office:value="1306">
            <text:p>1306</text:p>
          </table:table-cell>
          <table:table-cell table:style-name="ce4" table:formula="of:=[.B99]" office:value-type="float" office:value="315">
            <text:p>31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306, 315, 1767, null, 0, 1);">
            <text:p>insert into game_score (id, matchid, squad, goals, points, time_type) values (1306, 315, 1767, null, 0, 1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1307">
            <text:p>1307</text:p>
          </table:table-cell>
          <table:table-cell table:style-name="ce4" table:formula="of:=[.B99]" office:value-type="float" office:value="315">
            <text:p>315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307, 315, 1721, 0, 0, 2);">
            <text:p>insert into game_score (id, matchid, squad, goals, points, time_type) values (1307, 315, 1721, 0, 0, 2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1308">
            <text:p>1308</text:p>
          </table:table-cell>
          <table:table-cell table:style-name="ce4" table:formula="of:=[.B99]" office:value-type="float" office:value="315">
            <text:p>315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308, 315, 1721, 0, 0, 1);">
            <text:p>insert into game_score (id, matchid, squad, goals, points, time_type) values (1308, 315, 1721, 0, 0, 1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1309">
            <text:p>1309</text:p>
          </table:table-cell>
          <table:table-cell table:style-name="ce3" table:formula="of:=[.B99]+1" office:value-type="float" office:value="316">
            <text:p>316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309, 316, 1721, 3, 3, 2);">
            <text:p>insert into game_score (id, matchid, squad, goals, points, time_type) values (1309, 316, 1721, 3, 3, 2);</text:p>
          </table:table-cell>
          <table:table-cell table:number-columns-repeated="1017"/>
        </table:table-row>
        <table:table-row table:style-name="ro3">
          <table:table-cell table:style-name="ce3" table:formula="of:=[.A103]+1" office:value-type="float" office:value="1310">
            <text:p>1310</text:p>
          </table:table-cell>
          <table:table-cell table:style-name="ce3" table:formula="of:=[.B103]" office:value-type="float" office:value="316">
            <text:p>316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310, 316, 1721, null, 0, 1);">
            <text:p>insert into game_score (id, matchid, squad, goals, points, time_type) values (1310, 316, 1721, null, 0, 1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1311">
            <text:p>1311</text:p>
          </table:table-cell>
          <table:table-cell table:style-name="ce3" table:formula="of:=[.B103]" office:value-type="float" office:value="316">
            <text:p>316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311, 316, 1284, 2, 0, 2);">
            <text:p>insert into game_score (id, matchid, squad, goals, points, time_type) values (1311, 316, 1284, 2, 0, 2);</text:p>
          </table:table-cell>
          <table:table-cell table:number-columns-repeated="1017"/>
        </table:table-row>
        <table:table-row table:style-name="ro3">
          <table:table-cell table:style-name="ce3" table:formula="of:=[.A105]+1" office:value-type="float" office:value="1312">
            <text:p>1312</text:p>
          </table:table-cell>
          <table:table-cell table:style-name="ce3" table:formula="of:=[.B103]" office:value-type="float" office:value="316">
            <text:p>316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312, 316, 1284, null, 0, 1);">
            <text:p>insert into game_score (id, matchid, squad, goals, points, time_type) values (1312, 316, 1284, null, 0, 1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1313">
            <text:p>1313</text:p>
          </table:table-cell>
          <table:table-cell table:style-name="ce4" table:formula="of:=[.B103]+1" office:value-type="float" office:value="317">
            <text:p>317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313, 317, 1767, 5, 3, 2);">
            <text:p>insert into game_score (id, matchid, squad, goals, points, time_type) values (1313, 317, 1767, 5, 3, 2);</text:p>
          </table:table-cell>
          <table:table-cell table:number-columns-repeated="1017"/>
        </table:table-row>
        <table:table-row table:style-name="ro4">
          <table:table-cell table:style-name="ce4" table:formula="of:=[.A107]+1" office:value-type="float" office:value="1314">
            <text:p>1314</text:p>
          </table:table-cell>
          <table:table-cell table:style-name="ce4" table:formula="of:=[.B107]" office:value-type="float" office:value="317">
            <text:p>317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314, 317, 1767, null, 0, 1);">
            <text:p>insert into game_score (id, matchid, squad, goals, points, time_type) values (1314, 317, 1767, null, 0, 1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1315">
            <text:p>1315</text:p>
          </table:table-cell>
          <table:table-cell table:style-name="ce4" table:formula="of:=[.B107]" office:value-type="float" office:value="317">
            <text:p>317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315, 317, 1264, 0, 0, 2);">
            <text:p>insert into game_score (id, matchid, squad, goals, points, time_type) values (1315, 317, 1264, 0, 0, 2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1316">
            <text:p>1316</text:p>
          </table:table-cell>
          <table:table-cell table:style-name="ce4" table:formula="of:=[.B107]" office:value-type="float" office:value="317">
            <text:p>317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316, 317, 1264, 0, 0, 1);">
            <text:p>insert into game_score (id, matchid, squad, goals, points, time_type) values (1316, 317, 1264, 0, 0, 1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1317">
            <text:p>1317</text:p>
          </table:table-cell>
          <table:table-cell table:style-name="ce3" table:formula="of:=[.B107]+1" office:value-type="float" office:value="318">
            <text:p>318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317, 318, 297, 2, 3, 2);">
            <text:p>insert into game_score (id, matchid, squad, goals, points, time_type) values (1317, 318, 297, 2, 3, 2);</text:p>
          </table:table-cell>
          <table:table-cell table:number-columns-repeated="1017"/>
        </table:table-row>
        <table:table-row table:style-name="ro3">
          <table:table-cell table:style-name="ce3" table:formula="of:=[.A111]+1" office:value-type="float" office:value="1318">
            <text:p>1318</text:p>
          </table:table-cell>
          <table:table-cell table:style-name="ce3" table:formula="of:=[.B111]" office:value-type="float" office:value="318">
            <text:p>318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318, 318, 297, null, 0, 1);">
            <text:p>insert into game_score (id, matchid, squad, goals, points, time_type) values (1318, 318, 297, null, 0, 1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1319">
            <text:p>1319</text:p>
          </table:table-cell>
          <table:table-cell table:style-name="ce3" table:formula="of:=[.B111]" office:value-type="float" office:value="318">
            <text:p>318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319, 318, 599, 1, 0, 2);">
            <text:p>insert into game_score (id, matchid, squad, goals, points, time_type) values (1319, 318, 599, 1, 0, 2);</text:p>
          </table:table-cell>
          <table:table-cell table:number-columns-repeated="1017"/>
        </table:table-row>
        <table:table-row table:style-name="ro3">
          <table:table-cell table:style-name="ce3" table:formula="of:=[.A113]+1" office:value-type="float" office:value="1320">
            <text:p>1320</text:p>
          </table:table-cell>
          <table:table-cell table:style-name="ce3" table:formula="of:=[.B111]" office:value-type="float" office:value="318">
            <text:p>31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320, 318, 599, null, 0, 1);">
            <text:p>insert into game_score (id, matchid, squad, goals, points, time_type) values (1320, 318, 599, null, 0, 1);</text:p>
          </table:table-cell>
          <table:table-cell table:number-columns-repeated="1017"/>
        </table:table-row>
        <table:table-row table:style-name="ro4">
          <table:table-cell table:style-name="ce4" table:formula="of:=[.A114]+1" office:value-type="float" office:value="1321">
            <text:p>1321</text:p>
          </table:table-cell>
          <table:table-cell table:style-name="ce4" table:formula="of:=[.B111]+1" office:value-type="float" office:value="319">
            <text:p>319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321, 319, 599, null, 0, 2);">
            <text:p>insert into game_score (id, matchid, squad, goals, points, time_type) values (1321, 319, 599, null, 0, 2);</text:p>
          </table:table-cell>
          <table:table-cell table:number-columns-repeated="1017"/>
        </table:table-row>
        <table:table-row table:style-name="ro4">
          <table:table-cell table:style-name="ce4" table:formula="of:=[.A115]+1" office:value-type="float" office:value="1322">
            <text:p>1322</text:p>
          </table:table-cell>
          <table:table-cell table:style-name="ce4" table:formula="of:=[.B115]" office:value-type="float" office:value="319">
            <text:p>319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322, 319, 599, null, 0, 1);">
            <text:p>insert into game_score (id, matchid, squad, goals, points, time_type) values (1322, 319, 599, null, 0, 1);</text:p>
          </table:table-cell>
          <table:table-cell table:number-columns-repeated="1017"/>
        </table:table-row>
        <table:table-row table:style-name="ro4">
          <table:table-cell table:style-name="ce4" table:formula="of:=[.A116]+1" office:value-type="float" office:value="1323">
            <text:p>1323</text:p>
          </table:table-cell>
          <table:table-cell table:style-name="ce4" table:formula="of:=[.B115]" office:value-type="float" office:value="319">
            <text:p>319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323, 319, 297, null, 0, 2);">
            <text:p>insert into game_score (id, matchid, squad, goals, points, time_type) values (1323, 319, 297, null, 0, 2);</text:p>
          </table:table-cell>
          <table:table-cell table:number-columns-repeated="1017"/>
        </table:table-row>
        <table:table-row table:style-name="ro4">
          <table:table-cell table:style-name="ce4" table:formula="of:=[.A117]+1" office:value-type="float" office:value="1324">
            <text:p>1324</text:p>
          </table:table-cell>
          <table:table-cell table:style-name="ce4" table:formula="of:=[.B115]" office:value-type="float" office:value="319">
            <text:p>319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324, 319, 297, null, 0, 1);">
            <text:p>insert into game_score (id, matchid, squad, goals, points, time_type) values (1324, 319, 297, null, 0, 1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1325">
            <text:p>1325</text:p>
          </table:table-cell>
          <table:table-cell table:style-name="ce3" table:formula="of:=[.B115]+1" office:value-type="float" office:value="320">
            <text:p>320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325, 320, 1767, 1, 0, 2);">
            <text:p>insert into game_score (id, matchid, squad, goals, points, time_type) values (1325, 320, 1767, 1, 0, 2);</text:p>
          </table:table-cell>
          <table:table-cell table:number-columns-repeated="1017"/>
        </table:table-row>
        <table:table-row table:style-name="ro3">
          <table:table-cell table:style-name="ce3" table:formula="of:=[.A119]+1" office:value-type="float" office:value="1326">
            <text:p>1326</text:p>
          </table:table-cell>
          <table:table-cell table:style-name="ce3" table:formula="of:=[.B119]" office:value-type="float" office:value="320">
            <text:p>320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326, 320, 1767, null, 0, 1);">
            <text:p>insert into game_score (id, matchid, squad, goals, points, time_type) values (1326, 320, 1767, null, 0, 1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1327">
            <text:p>1327</text:p>
          </table:table-cell>
          <table:table-cell table:style-name="ce3" table:formula="of:=[.B119]" office:value-type="float" office:value="320">
            <text:p>32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327, 320, 596, 2, 3, 2);">
            <text:p>insert into game_score (id, matchid, squad, goals, points, time_type) values (1327, 320, 596, 2, 3, 2);</text:p>
          </table:table-cell>
          <table:table-cell table:number-columns-repeated="1017"/>
        </table:table-row>
        <table:table-row table:style-name="ro3">
          <table:table-cell table:style-name="ce3" table:formula="of:=[.A121]+1" office:value-type="float" office:value="1328">
            <text:p>1328</text:p>
          </table:table-cell>
          <table:table-cell table:style-name="ce3" table:formula="of:=[.B119]" office:value-type="float" office:value="320">
            <text:p>32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328, 320, 596, null, 0, 1);">
            <text:p>insert into game_score (id, matchid, squad, goals, points, time_type) values (1328, 320, 596, null, 0, 1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1329">
            <text:p>1329</text:p>
          </table:table-cell>
          <table:table-cell table:style-name="ce4" table:formula="of:=[.B119]+1" office:value-type="float" office:value="321">
            <text:p>321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329, 321, 596, 7, 3, 2);">
            <text:p>insert into game_score (id, matchid, squad, goals, points, time_type) values (1329, 321, 596, 7, 3, 2);</text:p>
          </table:table-cell>
          <table:table-cell table:number-columns-repeated="1017"/>
        </table:table-row>
        <table:table-row table:style-name="ro4">
          <table:table-cell table:style-name="ce4" table:formula="of:=[.A123]+1" office:value-type="float" office:value="1330">
            <text:p>1330</text:p>
          </table:table-cell>
          <table:table-cell table:style-name="ce4" table:formula="of:=[.B123]" office:value-type="float" office:value="321">
            <text:p>321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330, 321, 596, null, 0, 1);">
            <text:p>insert into game_score (id, matchid, squad, goals, points, time_type) values (1330, 321, 596, null, 0, 1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1331">
            <text:p>1331</text:p>
          </table:table-cell>
          <table:table-cell table:style-name="ce4" table:formula="of:=[.B123]" office:value-type="float" office:value="321">
            <text:p>321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331, 321, 1767, 0, 0, 2);">
            <text:p>insert into game_score (id, matchid, squad, goals, points, time_type) values (1331, 321, 1767, 0, 0, 2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1332">
            <text:p>1332</text:p>
          </table:table-cell>
          <table:table-cell table:style-name="ce4" table:formula="of:=[.B123]" office:value-type="float" office:value="321">
            <text:p>321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332, 321, 1767, 0, 0, 1);">
            <text:p>insert into game_score (id, matchid, squad, goals, points, time_type) values (1332, 321, 1767, 0, 0, 1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1333">
            <text:p>1333</text:p>
          </table:table-cell>
          <table:table-cell table:style-name="ce3" table:formula="of:=[.B123]+1" office:value-type="float" office:value="322">
            <text:p>32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333, 322, 297, 0, 0, 2);">
            <text:p>insert into game_score (id, matchid, squad, goals, points, time_type) values (1333, 322, 297, 0, 0, 2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1334">
            <text:p>1334</text:p>
          </table:table-cell>
          <table:table-cell table:style-name="ce3" table:formula="of:=[.B127]" office:value-type="float" office:value="322">
            <text:p>32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334, 322, 297, 0, 0, 1);">
            <text:p>insert into game_score (id, matchid, squad, goals, points, time_type) values (1334, 322, 297, 0, 0, 1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1335">
            <text:p>1335</text:p>
          </table:table-cell>
          <table:table-cell table:style-name="ce3" table:formula="of:=[.B127]" office:value-type="float" office:value="322">
            <text:p>32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335, 322, 1876, 6, 3, 2);">
            <text:p>insert into game_score (id, matchid, squad, goals, points, time_type) values (1335, 322, 1876, 6, 3, 2);</text:p>
          </table:table-cell>
          <table:table-cell table:number-columns-repeated="1017"/>
        </table:table-row>
        <table:table-row table:style-name="ro3">
          <table:table-cell table:style-name="ce3" table:formula="of:=[.A129]+1" office:value-type="float" office:value="1336">
            <text:p>1336</text:p>
          </table:table-cell>
          <table:table-cell table:style-name="ce3" table:formula="of:=[.B127]" office:value-type="float" office:value="322">
            <text:p>322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336, 322, 1876, null, 0, 1);">
            <text:p>insert into game_score (id, matchid, squad, goals, points, time_type) values (1336, 322, 1876, null, 0, 1);</text:p>
          </table:table-cell>
          <table:table-cell table:number-columns-repeated="1017"/>
        </table:table-row>
        <table:table-row table:style-name="ro4">
          <table:table-cell table:style-name="ce4" table:formula="of:=[.A130]+1" office:value-type="float" office:value="1337">
            <text:p>1337</text:p>
          </table:table-cell>
          <table:table-cell table:style-name="ce4" table:formula="of:=[.B127]+1" office:value-type="float" office:value="323">
            <text:p>32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337, 323, 1876, null, 0, 2);">
            <text:p>insert into game_score (id, matchid, squad, goals, points, time_type) values (1337, 323, 1876, null, 0, 2);</text:p>
          </table:table-cell>
          <table:table-cell table:number-columns-repeated="1017"/>
        </table:table-row>
        <table:table-row table:style-name="ro4">
          <table:table-cell table:style-name="ce4" table:formula="of:=[.A131]+1" office:value-type="float" office:value="1338">
            <text:p>1338</text:p>
          </table:table-cell>
          <table:table-cell table:style-name="ce4" table:formula="of:=[.B131]" office:value-type="float" office:value="323">
            <text:p>32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338, 323, 1876, null, 0, 1);">
            <text:p>insert into game_score (id, matchid, squad, goals, points, time_type) values (1338, 323, 1876, null, 0, 1);</text:p>
          </table:table-cell>
          <table:table-cell table:number-columns-repeated="1017"/>
        </table:table-row>
        <table:table-row table:style-name="ro4">
          <table:table-cell table:style-name="ce4" table:formula="of:=[.A132]+1" office:value-type="float" office:value="1339">
            <text:p>1339</text:p>
          </table:table-cell>
          <table:table-cell table:style-name="ce4" table:formula="of:=[.B131]" office:value-type="float" office:value="323">
            <text:p>323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339, 323, 297, null, 0, 2);">
            <text:p>insert into game_score (id, matchid, squad, goals, points, time_type) values (1339, 323, 297, null, 0, 2);</text:p>
          </table:table-cell>
          <table:table-cell table:number-columns-repeated="1017"/>
        </table:table-row>
        <table:table-row table:style-name="ro4">
          <table:table-cell table:style-name="ce4" table:formula="of:=[.A133]+1" office:value-type="float" office:value="1340">
            <text:p>1340</text:p>
          </table:table-cell>
          <table:table-cell table:style-name="ce4" table:formula="of:=[.B131]" office:value-type="float" office:value="323">
            <text:p>323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340, 323, 297, null, 0, 1);">
            <text:p>insert into game_score (id, matchid, squad, goals, points, time_type) values (1340, 323, 297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6] &amp; &quot;, &quot; &amp; [.B136] &amp; &quot;, '&quot; &amp; [.C136] &amp; &quot;', &quot; &amp; [.D136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6'.A151]+1" office:value-type="float" office:value="61">
            <text:p>61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37] &amp; &quot;, &quot; &amp; [.B137] &amp; &quot;, '&quot; &amp; [.C137] &amp; &quot;', &quot; &amp; [.D137] &amp;  &quot;);&quot;" office:value-type="string" office:string-value="insert into group_stage (id, tournament, group_code, squad) values (61, 1997, 'A', 1473);">
            <text:p>insert into group_stage (id, tournament, group_code, squad) values (61, 1997, 'A', 1473);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62">
            <text:p>62</text:p>
          </table:table-cell>
          <table:table-cell table:formula="of:=[.B137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38] &amp; &quot;, &quot; &amp; [.B138] &amp; &quot;, '&quot; &amp; [.C138] &amp; &quot;', &quot; &amp; [.D138] &amp;  &quot;);&quot;" office:value-type="string" office:string-value="insert into group_stage (id, tournament, group_code, squad) values (62, 1997, 'A', 1876);">
            <text:p>insert into group_stage (id, tournament, group_code, squad) values (62, 1997, 'A', 1876);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63">
            <text:p>63</text:p>
          </table:table-cell>
          <table:table-cell table:formula="of:=[.B138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63, 1997, 'A', 1268);">
            <text:p>insert into group_stage (id, tournament, group_code, squad) values (63, 1997, 'A', 1268);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64">
            <text:p>64</text:p>
          </table:table-cell>
          <table:table-cell table:formula="of:=[.B139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64, 1997, 'B', 1868);">
            <text:p>insert into group_stage (id, tournament, group_code, squad) values (64, 1997, 'B', 1868);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65">
            <text:p>65</text:p>
          </table:table-cell>
          <table:table-cell table:formula="of:=[.B140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41] &amp; &quot;, &quot; &amp; [.B141] &amp; &quot;, '&quot; &amp; [.C141] &amp; &quot;', &quot; &amp; [.D141] &amp;  &quot;);&quot;" office:value-type="string" office:string-value="insert into group_stage (id, tournament, group_code, squad) values (65, 1997, 'B', 1869);">
            <text:p>insert into group_stage (id, tournament, group_code, squad) values (65, 1997, 'B', 1869);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66">
            <text:p>66</text:p>
          </table:table-cell>
          <table:table-cell table:formula="of:=[.B141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2] &amp; &quot;, &quot; &amp; [.B142] &amp; &quot;, '&quot; &amp; [.C142] &amp; &quot;', &quot; &amp; [.D142] &amp;  &quot;);&quot;" office:value-type="string" office:string-value="insert into group_stage (id, tournament, group_code, squad) values (66, 1997, 'B', 596);">
            <text:p>insert into group_stage (id, tournament, group_code, squad) values (66, 1997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4] &amp; &quot;, '&quot; &amp; [.B144] &amp; &quot;', &quot; &amp; [.C144] &amp; &quot;, &quot; &amp; [.D144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324">
            <text:p>324</text:p>
          </table:table-cell>
          <table:table-cell table:style-name="ce5" table:formula="of:=&quot;1996-05-24&quot;" office:value-type="string" office:string-value="1996-05-24">
            <text:p>1996-05-24</text:p>
          </table:table-cell>
          <table:table-cell office:value-type="float" office:value="2">
            <text:p>2</text:p>
          </table:table-cell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45] &amp; &quot;, '&quot; &amp; [.B145] &amp; &quot;', &quot; &amp; [.C145] &amp; &quot;, &quot; &amp; [.D145] &amp;  &quot;);&quot;" office:value-type="string" office:string-value="insert into game (matchid, matchdate, game_type, country) values (324, '1996-05-24', 2, 1268);">
            <text:p>insert into game (matchid, matchdate, game_type, country) values (324, '1996-05-24', 2, 1268);</text:p>
          </table:table-cell>
          <table:table-cell table:number-columns-repeated="1017"/>
        </table:table-row>
        <table:table-row table:style-name="ro2">
          <table:table-cell table:formula="of:=+[.A145]+1" office:value-type="float" office:value="325">
            <text:p>325</text:p>
          </table:table-cell>
          <table:table-cell table:style-name="ce5" table:formula="of:=&quot;1996-05-26&quot;" office:value-type="string" office:string-value="1996-05-26">
            <text:p>1996-05-26</text:p>
          </table:table-cell>
          <table:table-cell office:value-type="float" office:value="2">
            <text:p>2</text:p>
          </table:table-cell>
          <table:table-cell office:value-type="float" office:value="1268">
            <text:p>12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46] &amp; &quot;, '&quot; &amp; [.B146] &amp; &quot;', &quot; &amp; [.C146] &amp; &quot;, &quot; &amp; [.D146] &amp;  &quot;);&quot;" office:value-type="string" office:string-value="insert into game (matchid, matchdate, game_type, country) values (325, '1996-05-26', 2, 1268);">
            <text:p>insert into game (matchid, matchdate, game_type, country) values (325, '1996-05-26', 2, 1268);</text:p>
          </table:table-cell>
          <table:table-cell table:number-columns-repeated="1017"/>
        </table:table-row>
        <table:table-row table:style-name="ro2">
          <table:table-cell table:formula="of:=+[.A146]+1" office:value-type="float" office:value="326">
            <text:p>326</text:p>
          </table:table-cell>
          <table:table-cell table:style-name="ce5" table:formula="of:=&quot;1996-05-26&quot;" office:value-type="string" office:string-value="1996-05-26">
            <text:p>1996-05-26</text:p>
          </table:table-cell>
          <table:table-cell office:value-type="float" office:value="2">
            <text:p>2</text:p>
          </table:table-cell>
          <table:table-cell office:value-type="float" office:value="1268">
            <text:p>12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47] &amp; &quot;, '&quot; &amp; [.B147] &amp; &quot;', &quot; &amp; [.C147] &amp; &quot;, &quot; &amp; [.D147] &amp;  &quot;);&quot;" office:value-type="string" office:string-value="insert into game (matchid, matchdate, game_type, country) values (326, '1996-05-26', 2, 1268);">
            <text:p>insert into game (matchid, matchdate, game_type, country) values (326, '1996-05-26', 2, 1268);</text:p>
          </table:table-cell>
          <table:table-cell table:number-columns-repeated="1017"/>
        </table:table-row>
        <table:table-row table:style-name="ro2">
          <table:table-cell table:formula="of:=+[.A147]+1" office:value-type="float" office:value="327">
            <text:p>327</text:p>
          </table:table-cell>
          <table:table-cell table:style-name="ce5" table:formula="of:=&quot;1996-05-28&quot;" office:value-type="string" office:string-value="1996-05-28">
            <text:p>1996-05-28</text:p>
          </table:table-cell>
          <table:table-cell office:value-type="float" office:value="2">
            <text:p>2</text:p>
          </table:table-cell>
          <table:table-cell office:value-type="float" office:value="1869">
            <text:p>186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8] &amp; &quot;, '&quot; &amp; [.B148] &amp; &quot;', &quot; &amp; [.C148] &amp; &quot;, &quot; &amp; [.D148] &amp;  &quot;);&quot;" office:value-type="string" office:string-value="insert into game (matchid, matchdate, game_type, country) values (327, '1996-05-28', 2, 1869);">
            <text:p>insert into game (matchid, matchdate, game_type, country) values (327, '1996-05-28', 2, 1869);</text:p>
          </table:table-cell>
          <table:table-cell table:number-columns-repeated="1017"/>
        </table:table-row>
        <table:table-row table:style-name="ro2">
          <table:table-cell table:formula="of:=+[.A148]+1" office:value-type="float" office:value="328">
            <text:p>328</text:p>
          </table:table-cell>
          <table:table-cell table:style-name="ce5" table:formula="of:=&quot;1996-05-28&quot;" office:value-type="string" office:string-value="1996-05-28">
            <text:p>1996-05-28</text:p>
          </table:table-cell>
          <table:table-cell office:value-type="float" office:value="2">
            <text:p>2</text:p>
          </table:table-cell>
          <table:table-cell office:value-type="float" office:value="1869">
            <text:p>186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328, '1996-05-28', 2, 1869);">
            <text:p>insert into game (matchid, matchdate, game_type, country) values (328, '1996-05-28', 2, 1869);</text:p>
          </table:table-cell>
          <table:table-cell table:number-columns-repeated="1017"/>
        </table:table-row>
        <table:table-row table:style-name="ro2">
          <table:table-cell table:formula="of:=+[.A149]+1" office:value-type="float" office:value="329">
            <text:p>329</text:p>
          </table:table-cell>
          <table:table-cell table:style-name="ce5" table:formula="of:=&quot;1996-05-30&quot;" office:value-type="string" office:string-value="1996-05-30">
            <text:p>1996-05-30</text:p>
          </table:table-cell>
          <table:table-cell office:value-type="float" office:value="2">
            <text:p>2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329, '1996-05-30', 2, 1869);">
            <text:p>insert into game (matchid, matchdate, game_type, country) values (329, '1996-05-30', 2, 1869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330">
            <text:p>330</text:p>
          </table:table-cell>
          <table:table-cell table:style-name="ce5" table:formula="of:=&quot;1996-06-03&quot;" office:value-type="string" office:string-value="1996-06-03">
            <text:p>1996-06-03</text:p>
          </table:table-cell>
          <table:table-cell table:style-name="Default" office:value-type="float" office:value="4">
            <text:p>4</text:p>
          </table:table-cell>
          <table:table-cell office:value-type="float" office:value="1268">
            <text:p>12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51] &amp; &quot;, '&quot; &amp; [.B151] &amp; &quot;', &quot; &amp; [.C154] &amp; &quot;, &quot; &amp; [.D151] &amp;  &quot;);&quot;" office:value-type="string" office:string-value="insert into game (matchid, matchdate, game_type, country) values (330, '1996-06-03', 6, 1268);">
            <text:p>insert into game (matchid, matchdate, game_type, country) values (330, '1996-06-03', 6, 1268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331">
            <text:p>331</text:p>
          </table:table-cell>
          <table:table-cell table:style-name="ce5" table:formula="of:=&quot;1996-06-03&quot;" office:value-type="string" office:string-value="1996-06-03">
            <text:p>1996-06-03</text:p>
          </table:table-cell>
          <table:table-cell office:value-type="float" office:value="4">
            <text:p>4</text:p>
          </table:table-cell>
          <table:table-cell office:value-type="float" office:value="1866">
            <text:p>18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2] &amp; &quot;, '&quot; &amp; [.B152] &amp; &quot;', &quot; &amp; [.C155] &amp; &quot;, &quot; &amp; [.D152] &amp;  &quot;);&quot;" office:value-type="string" office:string-value="insert into game (matchid, matchdate, game_type, country) values (331, '1996-06-03', , 1866);">
            <text:p>insert into game (matchid, matchdate, game_type, country) values (331, '1996-06-03', , 1866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332">
            <text:p>332</text:p>
          </table:table-cell>
          <table:table-cell table:style-name="ce5" table:formula="of:=&quot;1996-06-05&quot;" office:value-type="string" office:string-value="1996-06-05">
            <text:p>1996-06-05</text:p>
          </table:table-cell>
          <table:table-cell office:value-type="float" office:value="5">
            <text:p>5</text:p>
          </table:table-cell>
          <table:table-cell office:value-type="float" office:value="1268">
            <text:p>12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3] &amp; &quot;, '&quot; &amp; [.B153] &amp; &quot;', &quot; &amp; [.C156] &amp; &quot;, &quot; &amp; [.D153] &amp;  &quot;);&quot;" office:value-type="string" office:string-value="insert into game (matchid, matchdate, game_type, country) values (332, '1996-06-05', squad, 1268);">
            <text:p>insert into game (matchid, matchdate, game_type, country) values (332, '1996-06-05', squad, 1268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333">
            <text:p>333</text:p>
          </table:table-cell>
          <table:table-cell table:style-name="ce5" table:formula="of:=&quot;1996-06-07&quot;" office:value-type="string" office:string-value="1996-06-07">
            <text:p>1996-06-07</text:p>
          </table:table-cell>
          <table:table-cell office:value-type="float" office:value="6">
            <text:p>6</text:p>
          </table:table-cell>
          <table:table-cell office:value-type="float" office:value="1268">
            <text:p>12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4] &amp; &quot;, '&quot; &amp; [.B154] &amp; &quot;', &quot; &amp; [.C157] &amp; &quot;, &quot; &amp; [.D154] &amp;  &quot;);&quot;" office:value-type="string" office:string-value="insert into game (matchid, matchdate, game_type, country) values (333, '1996-06-07', 1473, 1268);">
            <text:p>insert into game (matchid, matchdate, game_type, country) values (333, '1996-06-07', 1473, 12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1341">
            <text:p>1341</text:p>
          </table:table-cell>
          <table:table-cell table:style-name="ce3" table:formula="of:=[.A145]" office:value-type="float" office:value="324">
            <text:p>32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341, 324, 1473, 1, 1, 2);">
            <text:p>insert into game_score (id, matchid, squad, goals, points, time_type) values (1341, 324, 1473, 1, 1, 2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1342">
            <text:p>1342</text:p>
          </table:table-cell>
          <table:table-cell table:style-name="ce3" table:formula="of:=[.B157]" office:value-type="float" office:value="324">
            <text:p>324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342, 324, 1473, 1, 0, 1);">
            <text:p>insert into game_score (id, matchid, squad, goals, points, time_type) values (1342, 324, 1473, 1, 0, 1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1343">
            <text:p>1343</text:p>
          </table:table-cell>
          <table:table-cell table:style-name="ce3" table:formula="of:=[.B157]" office:value-type="float" office:value="324">
            <text:p>324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343, 324, 1876, 1, 1, 2);">
            <text:p>insert into game_score (id, matchid, squad, goals, points, time_type) values (1343, 324, 1876, 1, 1, 2);</text:p>
          </table:table-cell>
          <table:table-cell table:number-columns-repeated="1017"/>
        </table:table-row>
        <table:table-row table:style-name="ro2">
          <table:table-cell table:style-name="ce3" table:formula="of:=[.A159]+1" office:value-type="float" office:value="1344">
            <text:p>1344</text:p>
          </table:table-cell>
          <table:table-cell table:style-name="ce3" table:formula="of:=[.B157]" office:value-type="float" office:value="324">
            <text:p>324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344, 324, 1876, 0, 0, 1);">
            <text:p>insert into game_score (id, matchid, squad, goals, points, time_type) values (1344, 324, 1876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345">
            <text:p>1345</text:p>
          </table:table-cell>
          <table:table-cell table:style-name="ce4" table:formula="of:=[.B157]+1" office:value-type="float" office:value="325">
            <text:p>325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345, 325, 1268, 1, 0, 2);">
            <text:p>insert into game_score (id, matchid, squad, goals, points, time_type) values (1345, 325, 1268, 1, 0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346">
            <text:p>1346</text:p>
          </table:table-cell>
          <table:table-cell table:style-name="ce4" table:formula="of:=[.B161]" office:value-type="float" office:value="325">
            <text:p>325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346, 325, 1268, 1, 0, 1);">
            <text:p>insert into game_score (id, matchid, squad, goals, points, time_type) values (1346, 325, 1268, 1, 0, 1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1347">
            <text:p>1347</text:p>
          </table:table-cell>
          <table:table-cell table:style-name="ce4" table:formula="of:=[.B161]" office:value-type="float" office:value="325">
            <text:p>32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347, 325, 1473, 3, 3, 2);">
            <text:p>insert into game_score (id, matchid, squad, goals, points, time_type) values (1347, 325, 1473, 3, 3, 2);</text:p>
          </table:table-cell>
          <table:table-cell table:number-columns-repeated="1017"/>
        </table:table-row>
        <table:table-row table:style-name="ro4">
          <table:table-cell table:style-name="ce4" table:formula="of:=[.A163]+1" office:value-type="float" office:value="1348">
            <text:p>1348</text:p>
          </table:table-cell>
          <table:table-cell table:style-name="ce4" table:formula="of:=[.B161]" office:value-type="float" office:value="325">
            <text:p>32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348, 325, 1473, null, 0, 1);">
            <text:p>insert into game_score (id, matchid, squad, goals, points, time_type) values (1348, 325, 1473, null, 0, 1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1349">
            <text:p>1349</text:p>
          </table:table-cell>
          <table:table-cell table:style-name="ce3" table:formula="of:=[.B161]+1" office:value-type="float" office:value="326">
            <text:p>3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349, 326, 1268, 0, 0, 2);">
            <text:p>insert into game_score (id, matchid, squad, goals, points, time_type) values (1349, 326, 1268, 0, 0, 2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350">
            <text:p>1350</text:p>
          </table:table-cell>
          <table:table-cell table:style-name="ce3" table:formula="of:=[.B165]" office:value-type="float" office:value="326">
            <text:p>3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350, 326, 1268, 0, 0, 1);">
            <text:p>insert into game_score (id, matchid, squad, goals, points, time_type) values (1350, 326, 1268, 0, 0, 1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1351">
            <text:p>1351</text:p>
          </table:table-cell>
          <table:table-cell table:style-name="ce3" table:formula="of:=[.B165]" office:value-type="float" office:value="326">
            <text:p>32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351, 326, 1876, 2, 3, 2);">
            <text:p>insert into game_score (id, matchid, squad, goals, points, time_type) values (1351, 326, 1876, 2, 3, 2);</text:p>
          </table:table-cell>
          <table:table-cell table:number-columns-repeated="1017"/>
        </table:table-row>
        <table:table-row table:style-name="ro2">
          <table:table-cell table:style-name="ce3" table:formula="of:=[.A167]+1" office:value-type="float" office:value="1352">
            <text:p>1352</text:p>
          </table:table-cell>
          <table:table-cell table:style-name="ce3" table:formula="of:=[.B165]" office:value-type="float" office:value="326">
            <text:p>32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352, 326, 1876, 1, 0, 1);">
            <text:p>insert into game_score (id, matchid, squad, goals, points, time_type) values (1352, 326, 1876, 1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353">
            <text:p>1353</text:p>
          </table:table-cell>
          <table:table-cell table:style-name="ce4" table:formula="of:=[.B165]+1" office:value-type="float" office:value="327">
            <text:p>3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353, 327, 596, 2, 3, 2);">
            <text:p>insert into game_score (id, matchid, squad, goals, points, time_type) values (1353, 327, 596, 2, 3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354">
            <text:p>1354</text:p>
          </table:table-cell>
          <table:table-cell table:style-name="ce4" table:formula="of:=[.B169]" office:value-type="float" office:value="327">
            <text:p>3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354, 327, 596, 1, 0, 1);">
            <text:p>insert into game_score (id, matchid, squad, goals, points, time_type) values (1354, 327, 596, 1, 0, 1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1355">
            <text:p>1355</text:p>
          </table:table-cell>
          <table:table-cell table:style-name="ce4" table:formula="of:=[.B169]" office:value-type="float" office:value="327">
            <text:p>3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355, 327, 1868, 1, 0, 2);">
            <text:p>insert into game_score (id, matchid, squad, goals, points, time_type) values (1355, 327, 1868, 1, 0, 2);</text:p>
          </table:table-cell>
          <table:table-cell table:number-columns-repeated="1017"/>
        </table:table-row>
        <table:table-row table:style-name="ro2">
          <table:table-cell table:style-name="ce4" table:formula="of:=[.A171]+1" office:value-type="float" office:value="1356">
            <text:p>1356</text:p>
          </table:table-cell>
          <table:table-cell table:style-name="ce4" table:formula="of:=[.B169]" office:value-type="float" office:value="327">
            <text:p>3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356, 327, 1868, 1, 0, 1);">
            <text:p>insert into game_score (id, matchid, squad, goals, points, time_type) values (1356, 327, 1868, 1, 0, 1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1357">
            <text:p>1357</text:p>
          </table:table-cell>
          <table:table-cell table:style-name="ce3" table:formula="of:=[.B169]+1" office:value-type="float" office:value="328">
            <text:p>32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357, 328, 596, 0, 0, 2);">
            <text:p>insert into game_score (id, matchid, squad, goals, points, time_type) values (1357, 328, 596, 0, 0, 2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1358">
            <text:p>1358</text:p>
          </table:table-cell>
          <table:table-cell table:style-name="ce3" table:formula="of:=[.B173]" office:value-type="float" office:value="328">
            <text:p>32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358, 328, 596, 0, 0, 1);">
            <text:p>insert into game_score (id, matchid, squad, goals, points, time_type) values (1358, 328, 596, 0, 0, 1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1359">
            <text:p>1359</text:p>
          </table:table-cell>
          <table:table-cell table:style-name="ce3" table:formula="of:=[.B173]" office:value-type="float" office:value="328">
            <text:p>328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359, 328, 1869, 2, 3, 2);">
            <text:p>insert into game_score (id, matchid, squad, goals, points, time_type) values (1359, 328, 1869, 2, 3, 2);</text:p>
          </table:table-cell>
          <table:table-cell table:number-columns-repeated="1017"/>
        </table:table-row>
        <table:table-row table:style-name="ro3">
          <table:table-cell table:style-name="ce3" table:formula="of:=[.A175]+1" office:value-type="float" office:value="1360">
            <text:p>1360</text:p>
          </table:table-cell>
          <table:table-cell table:style-name="ce3" table:formula="of:=[.B173]" office:value-type="float" office:value="328">
            <text:p>328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360, 328, 1869, null, 0, 1);">
            <text:p>insert into game_score (id, matchid, squad, goals, points, time_type) values (1360, 328, 1869, null, 0, 1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1361">
            <text:p>1361</text:p>
          </table:table-cell>
          <table:table-cell table:style-name="ce4" table:formula="of:=[.B173]+1" office:value-type="float" office:value="329">
            <text:p>32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361, 329, 1869, 0, 0, 2);">
            <text:p>insert into game_score (id, matchid, squad, goals, points, time_type) values (1361, 329, 1869, 0, 0, 2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1362">
            <text:p>1362</text:p>
          </table:table-cell>
          <table:table-cell table:style-name="ce4" table:formula="of:=[.B177]" office:value-type="float" office:value="329">
            <text:p>32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362, 329, 1869, 0, 0, 1);">
            <text:p>insert into game_score (id, matchid, squad, goals, points, time_type) values (1362, 329, 1869, 0, 0, 1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1363">
            <text:p>1363</text:p>
          </table:table-cell>
          <table:table-cell table:style-name="ce4" table:formula="of:=[.B177]" office:value-type="float" office:value="329">
            <text:p>329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363, 329, 1868, 3, 3, 2);">
            <text:p>insert into game_score (id, matchid, squad, goals, points, time_type) values (1363, 329, 1868, 3, 3, 2);</text:p>
          </table:table-cell>
          <table:table-cell table:number-columns-repeated="1017"/>
        </table:table-row>
        <table:table-row table:style-name="ro2">
          <table:table-cell table:style-name="ce4" table:formula="of:=[.A179]+1" office:value-type="float" office:value="1364">
            <text:p>1364</text:p>
          </table:table-cell>
          <table:table-cell table:style-name="ce4" table:formula="of:=[.B177]" office:value-type="float" office:value="329">
            <text:p>3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364, 329, 1868, 3, 0, 1);">
            <text:p>insert into game_score (id, matchid, squad, goals, points, time_type) values (1364, 329, 1868, 3, 0, 1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1365">
            <text:p>1365</text:p>
          </table:table-cell>
          <table:table-cell table:style-name="ce3" table:formula="of:=[.B177]+1" office:value-type="float" office:value="330">
            <text:p>330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365, 330, 1868, 1, 0, 2);">
            <text:p>insert into game_score (id, matchid, squad, goals, points, time_type) values (1365, 330, 1868, 1, 0, 2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1366">
            <text:p>1366</text:p>
          </table:table-cell>
          <table:table-cell table:style-name="ce3" table:formula="of:=[.B181]" office:value-type="float" office:value="330">
            <text:p>330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366, 330, 1868, 0, 0, 1);">
            <text:p>insert into game_score (id, matchid, squad, goals, points, time_type) values (1366, 330, 1868, 0, 0, 1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1367">
            <text:p>1367</text:p>
          </table:table-cell>
          <table:table-cell table:style-name="ce3" table:formula="of:=[.B181]" office:value-type="float" office:value="330">
            <text:p>33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367, 330, 1876, 1, 0, 2);">
            <text:p>insert into game_score (id, matchid, squad, goals, points, time_type) values (1367, 330, 1876, 1, 0, 2);</text:p>
          </table:table-cell>
          <table:table-cell table:number-columns-repeated="1017"/>
        </table:table-row>
        <table:table-row table:style-name="ro2">
          <table:table-cell table:style-name="ce3" table:formula="of:=[.A183]+1" office:value-type="float" office:value="1368">
            <text:p>1368</text:p>
          </table:table-cell>
          <table:table-cell table:style-name="ce3" table:formula="of:=[.B181]" office:value-type="float" office:value="330">
            <text:p>33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368, 330, 1876, 1, 0, 1);">
            <text:p>insert into game_score (id, matchid, squad, goals, points, time_type) values (1368, 330, 1876, 1, 0, 1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1369">
            <text:p>1369</text:p>
          </table:table-cell>
          <table:table-cell table:style-name="ce3" table:formula="of:=[.B182]" office:value-type="float" office:value="330">
            <text:p>330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369, 330, 1868, 1, 1, 4);">
            <text:p>insert into game_score (id, matchid, squad, goals, points, time_type) values (1369, 330, 1868, 1, 1, 4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1370">
            <text:p>1370</text:p>
          </table:table-cell>
          <table:table-cell table:style-name="ce3" table:formula="of:=[.B183]" office:value-type="float" office:value="330">
            <text:p>330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370, 330, 1868, 1, 0, 3);">
            <text:p>insert into game_score (id, matchid, squad, goals, points, time_type) values (1370, 330, 1868, 1, 0, 3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1371">
            <text:p>1371</text:p>
          </table:table-cell>
          <table:table-cell table:style-name="ce3" table:formula="of:=[.B184]" office:value-type="float" office:value="330">
            <text:p>33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371, 330, 1876, 1, 1, 4);">
            <text:p>insert into game_score (id, matchid, squad, goals, points, time_type) values (1371, 330, 1876, 1, 1, 4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1372">
            <text:p>1372</text:p>
          </table:table-cell>
          <table:table-cell table:style-name="ce3" table:formula="of:=[.B185]" office:value-type="float" office:value="330">
            <text:p>33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372, 330, 1876, 1, 0, 3);">
            <text:p>insert into game_score (id, matchid, squad, goals, points, time_type) values (1372, 330, 1876, 1, 0, 3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1373">
            <text:p>1373</text:p>
          </table:table-cell>
          <table:table-cell table:style-name="ce3" table:formula="of:=[.B186]" office:value-type="float" office:value="330">
            <text:p>330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373, 330, 1868, 4, 0, 7);">
            <text:p>insert into game_score (id, matchid, squad, goals, points, time_type) values (1373, 330, 1868, 4, 0, 7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1374">
            <text:p>1374</text:p>
          </table:table-cell>
          <table:table-cell table:style-name="ce3" table:formula="of:=[.B187]" office:value-type="float" office:value="330">
            <text:p>33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374, 330, 1876, 2, 0, 7);">
            <text:p>insert into game_score (id, matchid, squad, goals, points, time_type) values (1374, 330, 1876, 2, 0, 7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1375">
            <text:p>1375</text:p>
          </table:table-cell>
          <table:table-cell table:style-name="ce4" table:formula="of:=[.B181]+1" office:value-type="float" office:value="331">
            <text:p>331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375, 331, 1869, 1, 0, 2);">
            <text:p>insert into game_score (id, matchid, squad, goals, points, time_type) values (1375, 331, 1869, 1, 0, 2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1376">
            <text:p>1376</text:p>
          </table:table-cell>
          <table:table-cell table:style-name="ce4" table:formula="of:=[.B191]" office:value-type="float" office:value="331">
            <text:p>331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376, 331, 1869, 0, 0, 1);">
            <text:p>insert into game_score (id, matchid, squad, goals, points, time_type) values (1376, 331, 1869, 0, 0, 1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1377">
            <text:p>1377</text:p>
          </table:table-cell>
          <table:table-cell table:style-name="ce4" table:formula="of:=[.B191]" office:value-type="float" office:value="331">
            <text:p>331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377, 331, 1473, 1, 0, 2);">
            <text:p>insert into game_score (id, matchid, squad, goals, points, time_type) values (1377, 331, 1473, 1, 0, 2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378">
            <text:p>1378</text:p>
          </table:table-cell>
          <table:table-cell table:style-name="ce4" table:formula="of:=[.B191]" office:value-type="float" office:value="331">
            <text:p>331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378, 331, 1473, 0, 0, 1);">
            <text:p>insert into game_score (id, matchid, squad, goals, points, time_type) values (1378, 331, 1473, 0, 0, 1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379">
            <text:p>1379</text:p>
          </table:table-cell>
          <table:table-cell table:style-name="ce4" table:formula="of:=[.B192]" office:value-type="float" office:value="331">
            <text:p>331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379, 331, 1869, 2, 3, 4);">
            <text:p>insert into game_score (id, matchid, squad, goals, points, time_type) values (1379, 331, 1869, 2, 3, 4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380">
            <text:p>1380</text:p>
          </table:table-cell>
          <table:table-cell table:style-name="ce4" table:formula="of:=[.B193]" office:value-type="float" office:value="331">
            <text:p>331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380, 331, 1869, 1, 0, 3);">
            <text:p>insert into game_score (id, matchid, squad, goals, points, time_type) values (1380, 331, 1869, 1, 0, 3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381">
            <text:p>1381</text:p>
          </table:table-cell>
          <table:table-cell table:style-name="ce4" table:formula="of:=[.B194]" office:value-type="float" office:value="331">
            <text:p>331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381, 331, 1473, 1, 0, 4);">
            <text:p>insert into game_score (id, matchid, squad, goals, points, time_type) values (1381, 331, 1473, 1, 0, 4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1382">
            <text:p>1382</text:p>
          </table:table-cell>
          <table:table-cell table:style-name="ce4" table:formula="of:=[.B195]" office:value-type="float" office:value="331">
            <text:p>331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382, 331, 1473, 1, 0, 3);">
            <text:p>insert into game_score (id, matchid, squad, goals, points, time_type) values (1382, 331, 1473, 1, 0, 3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83">
            <text:p>1383</text:p>
          </table:table-cell>
          <table:table-cell table:style-name="ce3" table:formula="of:=[.B191]+1" office:value-type="float" office:value="332">
            <text:p>33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83, 332, 1876, 4, 3, 2);">
            <text:p>insert into game_score (id, matchid, squad, goals, points, time_type) values (1383, 332, 1876, 4, 3, 2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84">
            <text:p>1384</text:p>
          </table:table-cell>
          <table:table-cell table:style-name="ce3" table:formula="of:=[.B199]" office:value-type="float" office:value="332">
            <text:p>33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84, 332, 1876, 3, 0, 1);">
            <text:p>insert into game_score (id, matchid, squad, goals, points, time_type) values (1384, 332, 1876, 3, 0, 1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1385">
            <text:p>1385</text:p>
          </table:table-cell>
          <table:table-cell table:style-name="ce3" table:formula="of:=[.B199]" office:value-type="float" office:value="332">
            <text:p>332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85, 332, 1473, 1, 0, 2);">
            <text:p>insert into game_score (id, matchid, squad, goals, points, time_type) values (1385, 332, 1473, 1, 0, 2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1386">
            <text:p>1386</text:p>
          </table:table-cell>
          <table:table-cell table:style-name="ce3" table:formula="of:=[.B199]" office:value-type="float" office:value="332">
            <text:p>332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86, 332, 1473, 1, 0, 1);">
            <text:p>insert into game_score (id, matchid, squad, goals, points, time_type) values (1386, 332, 1473, 1, 0, 1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87">
            <text:p>1387</text:p>
          </table:table-cell>
          <table:table-cell table:style-name="ce4" table:formula="of:=[.B199]+1" office:value-type="float" office:value="333">
            <text:p>333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87, 333, 1868, 4, 3, 2);">
            <text:p>insert into game_score (id, matchid, squad, goals, points, time_type) values (1387, 333, 1868, 4, 3, 2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88">
            <text:p>1388</text:p>
          </table:table-cell>
          <table:table-cell table:style-name="ce4" table:formula="of:=[.B203]" office:value-type="float" office:value="333">
            <text:p>333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88, 333, 1868, 2, 0, 1);">
            <text:p>insert into game_score (id, matchid, squad, goals, points, time_type) values (1388, 333, 1868, 2, 0, 1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89">
            <text:p>1389</text:p>
          </table:table-cell>
          <table:table-cell table:style-name="ce4" table:formula="of:=[.B203]" office:value-type="float" office:value="333">
            <text:p>33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89, 333, 1869, 0, 0, 2);">
            <text:p>insert into game_score (id, matchid, squad, goals, points, time_type) values (1389, 333, 1869, 0, 0, 2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1390">
            <text:p>1390</text:p>
          </table:table-cell>
          <table:table-cell table:style-name="ce4" table:formula="of:=[.B203]" office:value-type="float" office:value="333">
            <text:p>33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90, 333, 1869, 0, 0, 1);">
            <text:p>insert into game_score (id, matchid, squad, goals, points, time_type) values (1390, 333, 1869, 0, 0, 1);</text:p>
          </table:table-cell>
          <table:table-cell table:number-columns-repeated="1017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8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3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7'.A20]+1" office:value-type="float" office:value="166">
            <text:p>166</text:p>
          </table:table-cell>
          <table:table-cell office:value-type="float" office:value="1998">
            <text:p>1998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166, 1998, '1', );">
            <text:p>insert into qualifying_group_stage (id, tournament, group_code, squad) values (166, 1998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7">
            <text:p>167</text:p>
          </table:table-cell>
          <table:table-cell table:formula="of:=[.B2]" office:value-type="float" office:value="1998">
            <text:p>1998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67, 1998, '1', );">
            <text:p>insert into qualifying_group_stage (id, tournament, group_code, squad) values (167, 1998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68">
            <text:p>168</text:p>
          </table:table-cell>
          <table:table-cell table:formula="of:=[.B3]" office:value-type="float" office:value="1998">
            <text:p>1998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168, 1998, '1', );">
            <text:p>insert into qualifying_group_stage (id, tournament, group_code, squad) values (168, 1998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69">
            <text:p>169</text:p>
          </table:table-cell>
          <table:table-cell table:formula="of:=[.B4]" office:value-type="float" office:value="1998">
            <text:p>1998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169, 1998, '1', );">
            <text:p>insert into qualifying_group_stage (id, tournament, group_code, squad) values (169, 1998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70">
            <text:p>170</text:p>
          </table:table-cell>
          <table:table-cell table:formula="of:=[.B5]" office:value-type="float" office:value="1998">
            <text:p>1998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170, 1998, '2', );">
            <text:p>insert into qualifying_group_stage (id, tournament, group_code, squad) values (170, 1998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71">
            <text:p>171</text:p>
          </table:table-cell>
          <table:table-cell table:formula="of:=[.B6]" office:value-type="float" office:value="1998">
            <text:p>1998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171, 1998, '2', );">
            <text:p>insert into qualifying_group_stage (id, tournament, group_code, squad) values (171, 1998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72">
            <text:p>172</text:p>
          </table:table-cell>
          <table:table-cell table:formula="of:=[.B7]" office:value-type="float" office:value="1998">
            <text:p>1998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172, 1998, '2', );">
            <text:p>insert into qualifying_group_stage (id, tournament, group_code, squad) values (172, 1998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73">
            <text:p>173</text:p>
          </table:table-cell>
          <table:table-cell table:formula="of:=[.B8]" office:value-type="float" office:value="1998">
            <text:p>1998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173, 1998, '3', );">
            <text:p>insert into qualifying_group_stage (id, tournament, group_code, squad) values (173, 1998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74">
            <text:p>174</text:p>
          </table:table-cell>
          <table:table-cell table:formula="of:=[.B9]" office:value-type="float" office:value="1998">
            <text:p>1998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174, 1998, '3', );">
            <text:p>insert into qualifying_group_stage (id, tournament, group_code, squad) values (174, 1998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75">
            <text:p>175</text:p>
          </table:table-cell>
          <table:table-cell table:formula="of:=[.B10]" office:value-type="float" office:value="1998">
            <text:p>1998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175, 1998, '3', );">
            <text:p>insert into qualifying_group_stage (id, tournament, group_code, squad) values (175, 1998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76">
            <text:p>176</text:p>
          </table:table-cell>
          <table:table-cell table:formula="of:=[.B11]" office:value-type="float" office:value="1998">
            <text:p>1998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176, 1998, '3', );">
            <text:p>insert into qualifying_group_stage (id, tournament, group_code, squad) values (176, 1998, '3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77">
            <text:p>177</text:p>
          </table:table-cell>
          <table:table-cell table:formula="of:=[.B12]" office:value-type="float" office:value="1998">
            <text:p>1998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177, 1998, '4', );">
            <text:p>insert into qualifying_group_stage (id, tournament, group_code, squad) values (177, 1998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78">
            <text:p>178</text:p>
          </table:table-cell>
          <table:table-cell table:formula="of:=[.B13]" office:value-type="float" office:value="1998">
            <text:p>1998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78, 1998, '4', );">
            <text:p>insert into qualifying_group_stage (id, tournament, group_code, squad) values (178, 1998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79">
            <text:p>179</text:p>
          </table:table-cell>
          <table:table-cell table:formula="of:=[.B14]" office:value-type="float" office:value="1998">
            <text:p>1998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79, 1998, '4', );">
            <text:p>insert into qualifying_group_stage (id, tournament, group_code, squad) values (179, 1998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80">
            <text:p>180</text:p>
          </table:table-cell>
          <table:table-cell table:formula="of:=[.B15]" office:value-type="float" office:value="1998">
            <text:p>1998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80, 1998, '4', );">
            <text:p>insert into qualifying_group_stage (id, tournament, group_code, squad) values (180, 1998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1">
            <text:p>181</text:p>
          </table:table-cell>
          <table:table-cell table:formula="of:=[.B16]" office:value-type="float" office:value="1998">
            <text:p>1998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81, 1998, '4', );">
            <text:p>insert into qualifying_group_stage (id, tournament, group_code, squad) values (181, 1998, '4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82">
            <text:p>182</text:p>
          </table:table-cell>
          <table:table-cell table:formula="of:=[.B17]" office:value-type="float" office:value="1998">
            <text:p>1998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82, 1998, '5', );">
            <text:p>insert into qualifying_group_stage (id, tournament, group_code, squad) values (182, 1998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83">
            <text:p>183</text:p>
          </table:table-cell>
          <table:table-cell table:formula="of:=[.B18]" office:value-type="float" office:value="1998">
            <text:p>1998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83, 1998, '5', );">
            <text:p>insert into qualifying_group_stage (id, tournament, group_code, squad) values (183, 1998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84">
            <text:p>184</text:p>
          </table:table-cell>
          <table:table-cell table:formula="of:=[.B19]" office:value-type="float" office:value="1998">
            <text:p>1998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84, 1998, '5', );">
            <text:p>insert into qualifying_group_stage (id, tournament, group_code, squad) values (184, 1998, '5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85">
            <text:p>185</text:p>
          </table:table-cell>
          <table:table-cell table:formula="of:=[.B20]" office:value-type="float" office:value="1998">
            <text:p>1998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340">
            <text:p>1340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85, 1998, '5', );">
            <text:p>insert into qualifying_group_stage (id, tournament, group_code, squad) values (185, 1998, '5', 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86">
            <text:p>186</text:p>
          </table:table-cell>
          <table:table-cell table:formula="of:=[.B21]" office:value-type="float" office:value="1998">
            <text:p>1998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22] &amp; &quot;, &quot; &amp; [.B22] &amp; &quot;, '&quot; &amp; [.C22] &amp; &quot;', &quot; &amp; [.E22] &amp;  &quot;);&quot;" office:value-type="string" office:string-value="insert into qualifying_group_stage (id, tournament, group_code, squad) values (186, 1998, '6', );">
            <text:p>insert into qualifying_group_stage (id, tournament, group_code, squad) values (186, 1998, '6', 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87">
            <text:p>187</text:p>
          </table:table-cell>
          <table:table-cell table:formula="of:=[.B22]" office:value-type="float" office:value="1998">
            <text:p>1998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8">
            <text:p>58</text:p>
          </table:table-cell>
          <table:table-cell table:style-name="Default"/>
          <table:table-cell/>
          <table:table-cell table:formula="of:=&quot;insert into qualifying_group_stage (id, tournament, group_code, squad) values (&quot; &amp; [.A23] &amp; &quot;, &quot; &amp; [.B23] &amp; &quot;, '&quot; &amp; [.C23] &amp; &quot;', &quot; &amp; [.E23] &amp;  &quot;);&quot;" office:value-type="string" office:string-value="insert into qualifying_group_stage (id, tournament, group_code, squad) values (187, 1998, '6', );">
            <text:p>insert into qualifying_group_stage (id, tournament, group_code, squad) values (187, 1998, '6', 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88">
            <text:p>188</text:p>
          </table:table-cell>
          <table:table-cell table:formula="of:=[.B23]" office:value-type="float" office:value="1998">
            <text:p>1998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24] &amp; &quot;, &quot; &amp; [.B24] &amp; &quot;, '&quot; &amp; [.C24] &amp; &quot;', &quot; &amp; [.E24] &amp;  &quot;);&quot;" office:value-type="string" office:string-value="insert into qualifying_group_stage (id, tournament, group_code, squad) values (188, 1998, '6', );">
            <text:p>insert into qualifying_group_stage (id, tournament, group_code, squad) values (188, 1998, '6', 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89">
            <text:p>189</text:p>
          </table:table-cell>
          <table:table-cell table:formula="of:=[.B24]" office:value-type="float" office:value="1998">
            <text:p>1998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649">
            <text:p>1649</text:p>
          </table:table-cell>
          <table:table-cell table:style-name="Default"/>
          <table:table-cell/>
          <table:table-cell table:formula="of:=&quot;insert into qualifying_group_stage (id, tournament, group_code, squad) values (&quot; &amp; [.A25] &amp; &quot;, &quot; &amp; [.B25] &amp; &quot;, '&quot; &amp; [.C25] &amp; &quot;', &quot; &amp; [.E25] &amp;  &quot;);&quot;" office:value-type="string" office:string-value="insert into qualifying_group_stage (id, tournament, group_code, squad) values (189, 1998, '6', );">
            <text:p>insert into qualifying_group_stage (id, tournament, group_code, squad) values (189, 1998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7'.A154]+1" office:value-type="float" office:value="334">
            <text:p>334</text:p>
          </table:table-cell>
          <table:table-cell table:style-name="ce5" table:formula="of:=&quot;1998-03-03&quot;" office:value-type="string" office:string-value="1998-03-03">
            <text:p>1998-03-03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334, '1998-03-03', 1, 297);">
            <text:p>insert into game (matchid, matchdate, game_type, country) values (334, '1998-03-03', 1, 297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335">
            <text:p>335</text:p>
          </table:table-cell>
          <table:table-cell table:style-name="ce5" table:formula="of:=&quot;1998-03-03&quot;" office:value-type="string" office:string-value="1998-03-03">
            <text:p>1998-03-03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335, '1998-03-03', 1, 297);">
            <text:p>insert into game (matchid, matchdate, game_type, country) values (335, '1998-03-03', 1, 297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336">
            <text:p>336</text:p>
          </table:table-cell>
          <table:table-cell table:style-name="ce5" table:formula="of:=&quot;1998-03-05&quot;" office:value-type="string" office:string-value="1998-03-05">
            <text:p>1998-03-05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36, '1998-03-05', 1, 297);">
            <text:p>insert into game (matchid, matchdate, game_type, country) values (336, '1998-03-05', 1, 297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337">
            <text:p>337</text:p>
          </table:table-cell>
          <table:table-cell table:style-name="ce5" table:formula="of:=&quot;1998-03-05&quot;" office:value-type="string" office:string-value="1998-03-05">
            <text:p>1998-03-05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337, '1998-03-05', 1, 297);">
            <text:p>insert into game (matchid, matchdate, game_type, country) values (337, '1998-03-05', 1, 297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338">
            <text:p>338</text:p>
          </table:table-cell>
          <table:table-cell table:style-name="ce5" table:formula="of:=&quot;1998-03-07&quot;" office:value-type="string" office:string-value="1998-03-07">
            <text:p>1998-03-07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338, '1998-03-07', 1, 297);">
            <text:p>insert into game (matchid, matchdate, game_type, country) values (338, '1998-03-07', 1, 297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339">
            <text:p>339</text:p>
          </table:table-cell>
          <table:table-cell table:style-name="ce5" table:formula="of:=&quot;1998-03-07&quot;" office:value-type="string" office:string-value="1998-03-07">
            <text:p>1998-03-07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339, '1998-03-07', 1, 297);">
            <text:p>insert into game (matchid, matchdate, game_type, country) values (339, '1998-03-07', 1, 2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340">
            <text:p>340</text:p>
          </table:table-cell>
          <table:table-cell table:style-name="ce5" table:formula="of:=&quot;1998-03-18&quot;" office:value-type="string" office:string-value="1998-03-18">
            <text:p>1998-03-18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340, '1998-03-18', 1, 1758);">
            <text:p>insert into game (matchid, matchdate, game_type, country) values (340, '1998-03-18', 1, 1758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41">
            <text:p>341</text:p>
          </table:table-cell>
          <table:table-cell table:style-name="ce5" table:formula="of:=&quot;1998-03-18&quot;" office:value-type="string" office:string-value="1998-03-18">
            <text:p>1998-03-18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341, '1998-03-18', 1, 1758);">
            <text:p>insert into game (matchid, matchdate, game_type, country) values (341, '1998-03-18', 1, 1758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342">
            <text:p>342</text:p>
          </table:table-cell>
          <table:table-cell table:style-name="ce5" table:formula="of:=&quot;1998-03-20&quot;" office:value-type="string" office:string-value="1998-03-20">
            <text:p>1998-03-20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342, '1998-03-20', 1, 1758);">
            <text:p>insert into game (matchid, matchdate, game_type, country) values (342, '1998-03-20', 1, 1758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343">
            <text:p>343</text:p>
          </table:table-cell>
          <table:table-cell table:style-name="ce5" table:formula="of:=&quot;1998-03-20&quot;" office:value-type="string" office:string-value="1998-03-20">
            <text:p>1998-03-20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343, '1998-03-20', 1, 1758);">
            <text:p>insert into game (matchid, matchdate, game_type, country) values (343, '1998-03-20', 1, 1758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344">
            <text:p>344</text:p>
          </table:table-cell>
          <table:table-cell table:style-name="ce5" table:formula="of:=&quot;1998-03-22&quot;" office:value-type="string" office:string-value="1998-03-22">
            <text:p>1998-03-22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344, '1998-03-22', 1, 1758);">
            <text:p>insert into game (matchid, matchdate, game_type, country) values (344, '1998-03-22', 1, 1758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345">
            <text:p>345</text:p>
          </table:table-cell>
          <table:table-cell table:style-name="ce5" table:formula="of:=&quot;1998-03-22&quot;" office:value-type="string" office:string-value="1998-03-22">
            <text:p>1998-03-22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345, '1998-03-22', 1, 1758);">
            <text:p>insert into game (matchid, matchdate, game_type, country) values (345, '1998-03-22', 1, 1758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346">
            <text:p>346</text:p>
          </table:table-cell>
          <table:table-cell table:style-name="ce5" table:formula="of:=&quot;1998-04-01&quot;" office:value-type="string" office:string-value="1998-04-01">
            <text:p>1998-04-01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346, '1998-04-01', 1, 1869);">
            <text:p>insert into game (matchid, matchdate, game_type, country) values (346, '1998-04-01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347">
            <text:p>347</text:p>
          </table:table-cell>
          <table:table-cell table:style-name="ce5" table:formula="of:=&quot;1998-04-01&quot;" office:value-type="string" office:string-value="1998-04-01">
            <text:p>1998-04-01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347, '1998-04-01', 1, 1869);">
            <text:p>insert into game (matchid, matchdate, game_type, country) values (347, '1998-04-01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348">
            <text:p>348</text:p>
          </table:table-cell>
          <table:table-cell table:style-name="ce5" table:formula="of:=&quot;1998-04-03&quot;" office:value-type="string" office:string-value="1998-04-03">
            <text:p>1998-04-03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348, '1998-04-03', 1, 1869);">
            <text:p>insert into game (matchid, matchdate, game_type, country) values (348, '1998-04-03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349">
            <text:p>349</text:p>
          </table:table-cell>
          <table:table-cell table:style-name="ce5" table:formula="of:=&quot;1998-04-03&quot;" office:value-type="string" office:string-value="1998-04-03">
            <text:p>1998-04-03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349, '1998-04-03', 1, 1869);">
            <text:p>insert into game (matchid, matchdate, game_type, country) values (349, '1998-04-03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350">
            <text:p>350</text:p>
          </table:table-cell>
          <table:table-cell table:style-name="ce5" table:formula="of:=&quot;1998-04-05&quot;" office:value-type="string" office:string-value="1998-04-05">
            <text:p>1998-04-05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350, '1998-04-05', 1, 1869);">
            <text:p>insert into game (matchid, matchdate, game_type, country) values (350, '1998-04-05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351">
            <text:p>351</text:p>
          </table:table-cell>
          <table:table-cell table:style-name="ce5" table:formula="of:=&quot;1998-04-05&quot;" office:value-type="string" office:string-value="1998-04-05">
            <text:p>1998-04-05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351, '1998-04-05', 1, 1869);">
            <text:p>insert into game (matchid, matchdate, game_type, country) values (351, '1998-04-05', 1, 1869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352">
            <text:p>352</text:p>
          </table:table-cell>
          <table:table-cell table:style-name="ce5" table:formula="of:=&quot;1998-04-15&quot;" office:value-type="string" office:string-value="1998-04-15">
            <text:p>1998-04-15</text:p>
          </table:table-cell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352, '1998-04-15', 1, 1268);">
            <text:p>insert into game (matchid, matchdate, game_type, country) values (352, '1998-04-15', 1, 126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353">
            <text:p>353</text:p>
          </table:table-cell>
          <table:table-cell table:style-name="ce5" table:formula="of:=&quot;1998-04-15&quot;" office:value-type="string" office:string-value="1998-04-15">
            <text:p>1998-04-15</text:p>
          </table:table-cell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353, '1998-04-15', 1, 1268);">
            <text:p>insert into game (matchid, matchdate, game_type, country) values (353, '1998-04-15', 1, 126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54">
            <text:p>354</text:p>
          </table:table-cell>
          <table:table-cell table:style-name="ce5" table:formula="of:=&quot;1998-04-17&quot;" office:value-type="string" office:string-value="1998-04-17">
            <text:p>1998-04-17</text:p>
          </table:table-cell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54, '1998-04-17', 1, 1268);">
            <text:p>insert into game (matchid, matchdate, game_type, country) values (354, '1998-04-17', 1, 1268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55">
            <text:p>355</text:p>
          </table:table-cell>
          <table:table-cell table:style-name="ce5" table:formula="of:=&quot;1998-04-17&quot;" office:value-type="string" office:string-value="1998-04-17">
            <text:p>1998-04-17</text:p>
          </table:table-cell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355, '1998-04-17', 1, 1268);">
            <text:p>insert into game (matchid, matchdate, game_type, country) values (355, '1998-04-17', 1, 1268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356">
            <text:p>356</text:p>
          </table:table-cell>
          <table:table-cell table:style-name="ce5" table:formula="of:=&quot;1998-04-19&quot;" office:value-type="string" office:string-value="1998-04-19">
            <text:p>1998-04-19</text:p>
          </table:table-cell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356, '1998-04-19', 1, 1268);">
            <text:p>insert into game (matchid, matchdate, game_type, country) values (356, '1998-04-19', 1, 1268);</text:p>
          </table:table-cell>
          <table:table-cell table:number-columns-repeated="1017"/>
        </table:table-row>
        <table:table-row table:style-name="ro2">
          <table:table-cell table:formula="of:=[.A50]+1" office:value-type="float" office:value="357">
            <text:p>357</text:p>
          </table:table-cell>
          <table:table-cell table:style-name="ce5" table:formula="of:=&quot;1998-04-19&quot;" office:value-type="string" office:string-value="1998-04-19">
            <text:p>1998-04-19</text:p>
          </table:table-cell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357, '1998-04-19', 1, 1268);">
            <text:p>insert into game (matchid, matchdate, game_type, country) values (357, '1998-04-19', 1, 1268);</text:p>
          </table:table-cell>
          <table:table-cell table:number-columns-repeated="1017"/>
        </table:table-row>
        <table:table-row table:style-name="ro2">
          <table:table-cell table:formula="of:=[.A51]+1" office:value-type="float" office:value="358">
            <text:p>358</text:p>
          </table:table-cell>
          <table:table-cell table:style-name="ce5" table:formula="of:=&quot;1998-04-11&quot;" office:value-type="string" office:string-value="1998-04-11">
            <text:p>1998-04-11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52] &amp; &quot;, '&quot; &amp; [.B52] &amp; &quot;', &quot; &amp; [.C52] &amp; &quot;, &quot; &amp; [.D52] &amp;  &quot;);&quot;" office:value-type="string" office:string-value="insert into game (matchid, matchdate, game_type, country) values (358, '1998-04-11', 1, 509);">
            <text:p>insert into game (matchid, matchdate, game_type, country) values (358, '1998-04-11', 1, 509);</text:p>
          </table:table-cell>
          <table:table-cell table:number-columns-repeated="1017"/>
        </table:table-row>
        <table:table-row table:style-name="ro2">
          <table:table-cell table:formula="of:=[.A52]+1" office:value-type="float" office:value="359">
            <text:p>359</text:p>
          </table:table-cell>
          <table:table-cell table:style-name="ce5" table:formula="of:=&quot;1998-04-13&quot;" office:value-type="string" office:string-value="1998-04-13">
            <text:p>1998-04-13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53] &amp; &quot;, '&quot; &amp; [.B53] &amp; &quot;', &quot; &amp; [.C53] &amp; &quot;, &quot; &amp; [.D53] &amp;  &quot;);&quot;" office:value-type="string" office:string-value="insert into game (matchid, matchdate, game_type, country) values (359, '1998-04-13', 1, 509);">
            <text:p>insert into game (matchid, matchdate, game_type, country) values (359, '1998-04-13', 1, 509);</text:p>
          </table:table-cell>
          <table:table-cell table:number-columns-repeated="1017"/>
        </table:table-row>
        <table:table-row table:style-name="ro2">
          <table:table-cell table:formula="of:=[.A53]+1" office:value-type="float" office:value="360">
            <text:p>360</text:p>
          </table:table-cell>
          <table:table-cell table:style-name="ce5" table:formula="of:=&quot;1998-04-15&quot;" office:value-type="string" office:string-value="1998-04-15">
            <text:p>1998-04-15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54] &amp; &quot;, '&quot; &amp; [.B54] &amp; &quot;', &quot; &amp; [.C54] &amp; &quot;, &quot; &amp; [.D54] &amp;  &quot;);&quot;" office:value-type="string" office:string-value="insert into game (matchid, matchdate, game_type, country) values (360, '1998-04-15', 1, 509);">
            <text:p>insert into game (matchid, matchdate, game_type, country) values (360, '1998-04-15', 1, 509);</text:p>
          </table:table-cell>
          <table:table-cell table:number-columns-repeated="1017"/>
        </table:table-row>
        <table:table-row table:style-name="ro2">
          <table:table-cell table:formula="of:=[.A54]+1" office:value-type="float" office:value="361">
            <text:p>361</text:p>
          </table:table-cell>
          <table:table-cell table:style-name="ce5" table:formula="of:=&quot;1998-05-06&quot;" office:value-type="string" office:string-value="1998-05-06">
            <text:p>1998-05-06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55] &amp; &quot;, '&quot; &amp; [.B55] &amp; &quot;', &quot; &amp; [.C55] &amp; &quot;, &quot; &amp; [.D55] &amp;  &quot;);&quot;" office:value-type="string" office:string-value="insert into game (matchid, matchdate, game_type, country) values (361, '1998-05-06', 1, 1345);">
            <text:p>insert into game (matchid, matchdate, game_type, country) values (361, '1998-05-06', 1, 1345);</text:p>
          </table:table-cell>
          <table:table-cell table:number-columns-repeated="1017"/>
        </table:table-row>
        <table:table-row table:style-name="ro2">
          <table:table-cell table:formula="of:=[.A55]+1" office:value-type="float" office:value="362">
            <text:p>362</text:p>
          </table:table-cell>
          <table:table-cell table:style-name="ce5" table:formula="of:=&quot;1998-05-08&quot;" office:value-type="string" office:string-value="1998-05-08">
            <text:p>1998-05-08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56] &amp; &quot;, '&quot; &amp; [.B56] &amp; &quot;', &quot; &amp; [.C56] &amp; &quot;, &quot; &amp; [.D56] &amp;  &quot;);&quot;" office:value-type="string" office:string-value="insert into game (matchid, matchdate, game_type, country) values (362, '1998-05-08', 1, 1345);">
            <text:p>insert into game (matchid, matchdate, game_type, country) values (362, '1998-05-08', 1, 1345);</text:p>
          </table:table-cell>
          <table:table-cell table:number-columns-repeated="1017"/>
        </table:table-row>
        <table:table-row table:style-name="ro2">
          <table:table-cell table:formula="of:=[.A56]+1" office:value-type="float" office:value="363">
            <text:p>363</text:p>
          </table:table-cell>
          <table:table-cell table:style-name="ce5" table:formula="of:=&quot;1998-05-10&quot;" office:value-type="string" office:string-value="1998-05-10">
            <text:p>1998-05-10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57] &amp; &quot;, '&quot; &amp; [.B57] &amp; &quot;', &quot; &amp; [.C57] &amp; &quot;, &quot; &amp; [.D57] &amp;  &quot;);&quot;" office:value-type="string" office:string-value="insert into game (matchid, matchdate, game_type, country) values (363, '1998-05-10', 1, 1345);">
            <text:p>insert into game (matchid, matchdate, game_type, country) values (363, '1998-05-10', 1, 134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7'.A206]+1" office:value-type="float" office:value="1391">
            <text:p>1391</text:p>
          </table:table-cell>
          <table:table-cell table:style-name="ce3" table:formula="of:=[.A28]" office:value-type="float" office:value="334">
            <text:p>334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391, 334, 297, 1, 3, 2);">
            <text:p>insert into game_score (id, matchid, squad, goals, points, time_type) values (1391, 334, 297, 1, 3, 2);</text:p>
          </table:table-cell>
          <table:table-cell table:number-columns-repeated="1017"/>
        </table:table-row>
        <table:table-row table:style-name="ro3">
          <table:table-cell table:style-name="ce3" table:formula="of:=[.A60]+1" office:value-type="float" office:value="1392">
            <text:p>1392</text:p>
          </table:table-cell>
          <table:table-cell table:style-name="ce3" table:formula="of:=[.B60]" office:value-type="float" office:value="334">
            <text:p>334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392, 334, 297, null, 0, 1);">
            <text:p>insert into game_score (id, matchid, squad, goals, points, time_type) values (1392, 334, 297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393">
            <text:p>1393</text:p>
          </table:table-cell>
          <table:table-cell table:style-name="ce3" table:formula="of:=[.B60]" office:value-type="float" office:value="334">
            <text:p>33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93, 334, 594, 0, 0, 2);">
            <text:p>insert into game_score (id, matchid, squad, goals, points, time_type) values (1393, 334, 594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394">
            <text:p>1394</text:p>
          </table:table-cell>
          <table:table-cell table:style-name="ce3" table:formula="of:=[.B61]" office:value-type="float" office:value="334">
            <text:p>33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94, 334, 594, 0, 0, 1);">
            <text:p>insert into game_score (id, matchid, squad, goals, points, time_type) values (1394, 334, 594, 0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395">
            <text:p>1395</text:p>
          </table:table-cell>
          <table:table-cell table:style-name="ce4" table:formula="of:=[.B60]+1" office:value-type="float" office:value="335">
            <text:p>335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395, 335, 597, 3, 1, 2);">
            <text:p>insert into game_score (id, matchid, squad, goals, points, time_type) values (1395, 335, 597, 3, 1, 2);</text:p>
          </table:table-cell>
          <table:table-cell table:number-columns-repeated="1017"/>
        </table:table-row>
        <table:table-row table:style-name="ro4">
          <table:table-cell table:style-name="ce4" table:formula="of:=[.A64]+1" office:value-type="float" office:value="1396">
            <text:p>1396</text:p>
          </table:table-cell>
          <table:table-cell table:style-name="ce4" table:formula="of:=[.B64]" office:value-type="float" office:value="335">
            <text:p>335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396, 335, 597, null, 0, 1);">
            <text:p>insert into game_score (id, matchid, squad, goals, points, time_type) values (1396, 335, 597, null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397">
            <text:p>1397</text:p>
          </table:table-cell>
          <table:table-cell table:style-name="ce4" table:formula="of:=[.B64]" office:value-type="float" office:value="335">
            <text:p>335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397, 335, 599, 3, 1, 2);">
            <text:p>insert into game_score (id, matchid, squad, goals, points, time_type) values (1397, 335, 599, 3, 1, 2);</text:p>
          </table:table-cell>
          <table:table-cell table:number-columns-repeated="1017"/>
        </table:table-row>
        <table:table-row table:style-name="ro4">
          <table:table-cell table:style-name="ce4" table:formula="of:=[.A66]+1" office:value-type="float" office:value="1398">
            <text:p>1398</text:p>
          </table:table-cell>
          <table:table-cell table:style-name="ce4" table:formula="of:=[.B64]" office:value-type="float" office:value="335">
            <text:p>335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398, 335, 599, null, 0, 1);">
            <text:p>insert into game_score (id, matchid, squad, goals, points, time_type) values (1398, 335, 599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399">
            <text:p>1399</text:p>
          </table:table-cell>
          <table:table-cell table:style-name="ce3" table:formula="of:=[.B64]+1" office:value-type="float" office:value="336">
            <text:p>336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399, 336, 597, 2, 1, 2);">
            <text:p>insert into game_score (id, matchid, squad, goals, points, time_type) values (1399, 336, 597, 2, 1, 2);</text:p>
          </table:table-cell>
          <table:table-cell table:number-columns-repeated="1017"/>
        </table:table-row>
        <table:table-row table:style-name="ro3">
          <table:table-cell table:style-name="ce3" table:formula="of:=[.A68]+1" office:value-type="float" office:value="1400">
            <text:p>1400</text:p>
          </table:table-cell>
          <table:table-cell table:style-name="ce3" table:formula="of:=[.B68]" office:value-type="float" office:value="336">
            <text:p>336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400, 336, 597, null, 0, 1);">
            <text:p>insert into game_score (id, matchid, squad, goals, points, time_type) values (1400, 336, 597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401">
            <text:p>1401</text:p>
          </table:table-cell>
          <table:table-cell table:style-name="ce3" table:formula="of:=[.B68]" office:value-type="float" office:value="336">
            <text:p>336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401, 336, 594, 2, 1, 2);">
            <text:p>insert into game_score (id, matchid, squad, goals, points, time_type) values (1401, 336, 594, 2, 1, 2);</text:p>
          </table:table-cell>
          <table:table-cell table:number-columns-repeated="1017"/>
        </table:table-row>
        <table:table-row table:style-name="ro3">
          <table:table-cell table:style-name="ce3" table:formula="of:=[.A70]+1" office:value-type="float" office:value="1402">
            <text:p>1402</text:p>
          </table:table-cell>
          <table:table-cell table:style-name="ce3" table:formula="of:=[.B68]" office:value-type="float" office:value="336">
            <text:p>336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402, 336, 594, null, 0, 1);">
            <text:p>insert into game_score (id, matchid, squad, goals, points, time_type) values (1402, 336, 594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1403">
            <text:p>1403</text:p>
          </table:table-cell>
          <table:table-cell table:style-name="ce4" table:formula="of:=[.B68]+1" office:value-type="float" office:value="337">
            <text:p>337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403, 337, 297, 0, 0, 2);">
            <text:p>insert into game_score (id, matchid, squad, goals, points, time_type) values (1403, 337, 297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1404">
            <text:p>1404</text:p>
          </table:table-cell>
          <table:table-cell table:style-name="ce4" table:formula="of:=[.B72]" office:value-type="float" office:value="337">
            <text:p>337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404, 337, 297, 0, 0, 1);">
            <text:p>insert into game_score (id, matchid, squad, goals, points, time_type) values (1404, 337, 297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405">
            <text:p>1405</text:p>
          </table:table-cell>
          <table:table-cell table:style-name="ce4" table:formula="of:=[.B72]" office:value-type="float" office:value="337">
            <text:p>337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405, 337, 599, 1, 3, 2);">
            <text:p>insert into game_score (id, matchid, squad, goals, points, time_type) values (1405, 337, 599, 1, 3, 2);</text:p>
          </table:table-cell>
          <table:table-cell table:number-columns-repeated="1017"/>
        </table:table-row>
        <table:table-row table:style-name="ro4">
          <table:table-cell table:style-name="ce4" table:formula="of:=[.A74]+1" office:value-type="float" office:value="1406">
            <text:p>1406</text:p>
          </table:table-cell>
          <table:table-cell table:style-name="ce4" table:formula="of:=[.B72]" office:value-type="float" office:value="337">
            <text:p>337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406, 337, 599, null, 0, 1);">
            <text:p>insert into game_score (id, matchid, squad, goals, points, time_type) values (1406, 337, 599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1407">
            <text:p>1407</text:p>
          </table:table-cell>
          <table:table-cell table:style-name="ce3" table:formula="of:=[.B72]+1" office:value-type="float" office:value="338">
            <text:p>338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407, 338, 599, 2, 3, 2);">
            <text:p>insert into game_score (id, matchid, squad, goals, points, time_type) values (1407, 338, 599, 2, 3, 2);</text:p>
          </table:table-cell>
          <table:table-cell table:number-columns-repeated="1017"/>
        </table:table-row>
        <table:table-row table:style-name="ro3">
          <table:table-cell table:style-name="ce3" table:formula="of:=[.A76]+1" office:value-type="float" office:value="1408">
            <text:p>1408</text:p>
          </table:table-cell>
          <table:table-cell table:style-name="ce3" table:formula="of:=[.B76]" office:value-type="float" office:value="338">
            <text:p>3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408, 338, 599, null, 0, 1);">
            <text:p>insert into game_score (id, matchid, squad, goals, points, time_type) values (1408, 338, 599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409">
            <text:p>1409</text:p>
          </table:table-cell>
          <table:table-cell table:style-name="ce3" table:formula="of:=[.B76]" office:value-type="float" office:value="338">
            <text:p>33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409, 338, 594, 1, 0, 2);">
            <text:p>insert into game_score (id, matchid, squad, goals, points, time_type) values (1409, 338, 594, 1, 0, 2);</text:p>
          </table:table-cell>
          <table:table-cell table:number-columns-repeated="1017"/>
        </table:table-row>
        <table:table-row table:style-name="ro3">
          <table:table-cell table:style-name="ce3" table:formula="of:=[.A78]+1" office:value-type="float" office:value="1410">
            <text:p>1410</text:p>
          </table:table-cell>
          <table:table-cell table:style-name="ce3" table:formula="of:=[.B76]" office:value-type="float" office:value="338">
            <text:p>33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410, 338, 594, null, 0, 1);">
            <text:p>insert into game_score (id, matchid, squad, goals, points, time_type) values (1410, 338, 594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1411">
            <text:p>1411</text:p>
          </table:table-cell>
          <table:table-cell table:style-name="ce4" table:formula="of:=[.B76]+1" office:value-type="float" office:value="339">
            <text:p>339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411, 339, 297, 3, 1, 2);">
            <text:p>insert into game_score (id, matchid, squad, goals, points, time_type) values (1411, 339, 297, 3, 1, 2);</text:p>
          </table:table-cell>
          <table:table-cell table:number-columns-repeated="1017"/>
        </table:table-row>
        <table:table-row table:style-name="ro4">
          <table:table-cell table:style-name="ce4" table:formula="of:=[.A80]+1" office:value-type="float" office:value="1412">
            <text:p>1412</text:p>
          </table:table-cell>
          <table:table-cell table:style-name="ce4" table:formula="of:=[.B80]" office:value-type="float" office:value="339">
            <text:p>339</text:p>
          </table:table-cell>
          <table:table-cell table:style-name="Default" office:value-type="float" office:value="297">
            <text:p>2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412, 339, 297, null, 0, 1);">
            <text:p>insert into game_score (id, matchid, squad, goals, points, time_type) values (1412, 339, 297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413">
            <text:p>1413</text:p>
          </table:table-cell>
          <table:table-cell table:style-name="ce4" table:formula="of:=[.B80]" office:value-type="float" office:value="339">
            <text:p>3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413, 339, 597, 3, 1, 2);">
            <text:p>insert into game_score (id, matchid, squad, goals, points, time_type) values (1413, 339, 597, 3, 1, 2);</text:p>
          </table:table-cell>
          <table:table-cell table:number-columns-repeated="1017"/>
        </table:table-row>
        <table:table-row table:style-name="ro4">
          <table:table-cell table:style-name="ce4" table:formula="of:=[.A82]+1" office:value-type="float" office:value="1414">
            <text:p>1414</text:p>
          </table:table-cell>
          <table:table-cell table:style-name="ce4" table:formula="of:=[.B80]" office:value-type="float" office:value="339">
            <text:p>3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414, 339, 597, null, 0, 1);">
            <text:p>insert into game_score (id, matchid, squad, goals, points, time_type) values (1414, 339, 597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415">
            <text:p>1415</text:p>
          </table:table-cell>
          <table:table-cell table:style-name="ce3" table:formula="of:=[.B80]+1" office:value-type="float" office:value="340">
            <text:p>340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415, 340, 1758, 2, 3, 2);">
            <text:p>insert into game_score (id, matchid, squad, goals, points, time_type) values (1415, 340, 1758, 2, 3, 2);</text:p>
          </table:table-cell>
          <table:table-cell table:number-columns-repeated="1017"/>
        </table:table-row>
        <table:table-row table:style-name="ro3">
          <table:table-cell table:style-name="ce3" table:formula="of:=[.A84]+1" office:value-type="float" office:value="1416">
            <text:p>1416</text:p>
          </table:table-cell>
          <table:table-cell table:style-name="ce3" table:formula="of:=[.B84]" office:value-type="float" office:value="340">
            <text:p>340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416, 340, 1758, null, 0, 1);">
            <text:p>insert into game_score (id, matchid, squad, goals, points, time_type) values (1416, 340, 1758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1417">
            <text:p>1417</text:p>
          </table:table-cell>
          <table:table-cell table:style-name="ce3" table:formula="of:=[.B84]" office:value-type="float" office:value="340">
            <text:p>340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417, 340, 1246, 1, 0, 2);">
            <text:p>insert into game_score (id, matchid, squad, goals, points, time_type) values (1417, 340, 1246, 1, 0, 2);</text:p>
          </table:table-cell>
          <table:table-cell table:number-columns-repeated="1017"/>
        </table:table-row>
        <table:table-row table:style-name="ro3">
          <table:table-cell table:style-name="ce3" table:formula="of:=[.A86]+1" office:value-type="float" office:value="1418">
            <text:p>1418</text:p>
          </table:table-cell>
          <table:table-cell table:style-name="ce3" table:formula="of:=[.B84]" office:value-type="float" office:value="340">
            <text:p>34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418, 340, 1246, null, 0, 1);">
            <text:p>insert into game_score (id, matchid, squad, goals, points, time_type) values (1418, 340, 1246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419">
            <text:p>1419</text:p>
          </table:table-cell>
          <table:table-cell table:style-name="ce4" table:formula="of:=[.B84]+1" office:value-type="float" office:value="341">
            <text:p>34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419, 341, 1784, 4, 3, 2);">
            <text:p>insert into game_score (id, matchid, squad, goals, points, time_type) values (1419, 341, 1784, 4, 3, 2);</text:p>
          </table:table-cell>
          <table:table-cell table:number-columns-repeated="1017"/>
        </table:table-row>
        <table:table-row table:style-name="ro4">
          <table:table-cell table:style-name="ce4" table:formula="of:=[.A88]+1" office:value-type="float" office:value="1420">
            <text:p>1420</text:p>
          </table:table-cell>
          <table:table-cell table:style-name="ce4" table:formula="of:=[.B88]" office:value-type="float" office:value="341">
            <text:p>34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420, 341, 1784, null, 0, 1);">
            <text:p>insert into game_score (id, matchid, squad, goals, points, time_type) values (1420, 341, 1784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1421">
            <text:p>1421</text:p>
          </table:table-cell>
          <table:table-cell table:style-name="ce4" table:formula="of:=[.B88]" office:value-type="float" office:value="341">
            <text:p>341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421, 341, 596, 1, 0, 2);">
            <text:p>insert into game_score (id, matchid, squad, goals, points, time_type) values (1421, 341, 596, 1, 0, 2);</text:p>
          </table:table-cell>
          <table:table-cell table:number-columns-repeated="1017"/>
        </table:table-row>
        <table:table-row table:style-name="ro4">
          <table:table-cell table:style-name="ce4" table:formula="of:=[.A90]+1" office:value-type="float" office:value="1422">
            <text:p>1422</text:p>
          </table:table-cell>
          <table:table-cell table:style-name="ce4" table:formula="of:=[.B88]" office:value-type="float" office:value="341">
            <text:p>341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422, 341, 596, null, 0, 1);">
            <text:p>insert into game_score (id, matchid, squad, goals, points, time_type) values (1422, 341, 596, null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423">
            <text:p>1423</text:p>
          </table:table-cell>
          <table:table-cell table:style-name="ce3" table:formula="of:=[.B88]+1" office:value-type="float" office:value="342">
            <text:p>342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423, 342, 596, 4, 3, 2);">
            <text:p>insert into game_score (id, matchid, squad, goals, points, time_type) values (1423, 342, 596, 4, 3, 2);</text:p>
          </table:table-cell>
          <table:table-cell table:number-columns-repeated="1017"/>
        </table:table-row>
        <table:table-row table:style-name="ro3">
          <table:table-cell table:style-name="ce3" table:formula="of:=[.A92]+1" office:value-type="float" office:value="1424">
            <text:p>1424</text:p>
          </table:table-cell>
          <table:table-cell table:style-name="ce3" table:formula="of:=[.B92]" office:value-type="float" office:value="342">
            <text:p>342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424, 342, 596, null, 0, 1);">
            <text:p>insert into game_score (id, matchid, squad, goals, points, time_type) values (1424, 342, 596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1425">
            <text:p>1425</text:p>
          </table:table-cell>
          <table:table-cell table:style-name="ce3" table:formula="of:=[.B92]" office:value-type="float" office:value="342">
            <text:p>34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425, 342, 1246, 1, 0, 2);">
            <text:p>insert into game_score (id, matchid, squad, goals, points, time_type) values (1425, 342, 1246, 1, 0, 2);</text:p>
          </table:table-cell>
          <table:table-cell table:number-columns-repeated="1017"/>
        </table:table-row>
        <table:table-row table:style-name="ro3">
          <table:table-cell table:style-name="ce3" table:formula="of:=[.A94]+1" office:value-type="float" office:value="1426">
            <text:p>1426</text:p>
          </table:table-cell>
          <table:table-cell table:style-name="ce3" table:formula="of:=[.B92]" office:value-type="float" office:value="342">
            <text:p>342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426, 342, 1246, null, 0, 1);">
            <text:p>insert into game_score (id, matchid, squad, goals, points, time_type) values (1426, 342, 1246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427">
            <text:p>1427</text:p>
          </table:table-cell>
          <table:table-cell table:style-name="ce4" table:formula="of:=[.B92]+1" office:value-type="float" office:value="343">
            <text:p>34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427, 343, 1758, 3, 3, 2);">
            <text:p>insert into game_score (id, matchid, squad, goals, points, time_type) values (1427, 343, 1758, 3, 3, 2);</text:p>
          </table:table-cell>
          <table:table-cell table:number-columns-repeated="1017"/>
        </table:table-row>
        <table:table-row table:style-name="ro4">
          <table:table-cell table:style-name="ce4" table:formula="of:=[.A96]+1" office:value-type="float" office:value="1428">
            <text:p>1428</text:p>
          </table:table-cell>
          <table:table-cell table:style-name="ce4" table:formula="of:=[.B96]" office:value-type="float" office:value="343">
            <text:p>3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428, 343, 1758, null, 0, 1);">
            <text:p>insert into game_score (id, matchid, squad, goals, points, time_type) values (1428, 343, 1758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1429">
            <text:p>1429</text:p>
          </table:table-cell>
          <table:table-cell table:style-name="ce4" table:formula="of:=[.B96]" office:value-type="float" office:value="343">
            <text:p>34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429, 343, 1784, 2, 0, 2);">
            <text:p>insert into game_score (id, matchid, squad, goals, points, time_type) values (1429, 343, 1784, 2, 0, 2);</text:p>
          </table:table-cell>
          <table:table-cell table:number-columns-repeated="1017"/>
        </table:table-row>
        <table:table-row table:style-name="ro4">
          <table:table-cell table:style-name="ce4" table:formula="of:=[.A98]+1" office:value-type="float" office:value="1430">
            <text:p>1430</text:p>
          </table:table-cell>
          <table:table-cell table:style-name="ce4" table:formula="of:=[.B96]" office:value-type="float" office:value="343">
            <text:p>34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430, 343, 1784, null, 0, 1);">
            <text:p>insert into game_score (id, matchid, squad, goals, points, time_type) values (1430, 343, 1784, null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1431">
            <text:p>1431</text:p>
          </table:table-cell>
          <table:table-cell table:style-name="ce3" table:formula="of:=[.B96]+1" office:value-type="float" office:value="344">
            <text:p>34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431, 344, 1758, 1, 0, 2);">
            <text:p>insert into game_score (id, matchid, squad, goals, points, time_type) values (1431, 344, 1758, 1, 0, 2);</text:p>
          </table:table-cell>
          <table:table-cell table:number-columns-repeated="1017"/>
        </table:table-row>
        <table:table-row table:style-name="ro3">
          <table:table-cell table:style-name="ce3" table:formula="of:=[.A100]+1" office:value-type="float" office:value="1432">
            <text:p>1432</text:p>
          </table:table-cell>
          <table:table-cell table:style-name="ce3" table:formula="of:=[.B100]" office:value-type="float" office:value="344">
            <text:p>344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432, 344, 1758, null, 0, 1);">
            <text:p>insert into game_score (id, matchid, squad, goals, points, time_type) values (1432, 344, 1758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1433">
            <text:p>1433</text:p>
          </table:table-cell>
          <table:table-cell table:style-name="ce3" table:formula="of:=[.B100]" office:value-type="float" office:value="344">
            <text:p>3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433, 344, 596, 2, 3, 2);">
            <text:p>insert into game_score (id, matchid, squad, goals, points, time_type) values (1433, 344, 596, 2, 3, 2);</text:p>
          </table:table-cell>
          <table:table-cell table:number-columns-repeated="1017"/>
        </table:table-row>
        <table:table-row table:style-name="ro3">
          <table:table-cell table:style-name="ce3" table:formula="of:=[.A102]+1" office:value-type="float" office:value="1434">
            <text:p>1434</text:p>
          </table:table-cell>
          <table:table-cell table:style-name="ce3" table:formula="of:=[.B100]" office:value-type="float" office:value="344">
            <text:p>3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434, 344, 596, null, 0, 1);">
            <text:p>insert into game_score (id, matchid, squad, goals, points, time_type) values (1434, 344, 596, null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1435">
            <text:p>1435</text:p>
          </table:table-cell>
          <table:table-cell table:style-name="ce4" table:formula="of:=[.B100]+1" office:value-type="float" office:value="345">
            <text:p>345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435, 345, 1246, 4, 3, 2);">
            <text:p>insert into game_score (id, matchid, squad, goals, points, time_type) values (1435, 345, 1246, 4, 3, 2);</text:p>
          </table:table-cell>
          <table:table-cell table:number-columns-repeated="1017"/>
        </table:table-row>
        <table:table-row table:style-name="ro4">
          <table:table-cell table:style-name="ce4" table:formula="of:=[.A104]+1" office:value-type="float" office:value="1436">
            <text:p>1436</text:p>
          </table:table-cell>
          <table:table-cell table:style-name="ce4" table:formula="of:=[.B104]" office:value-type="float" office:value="345">
            <text:p>345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436, 345, 1246, null, 0, 1);">
            <text:p>insert into game_score (id, matchid, squad, goals, points, time_type) values (1436, 345, 1246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1437">
            <text:p>1437</text:p>
          </table:table-cell>
          <table:table-cell table:style-name="ce4" table:formula="of:=[.B104]" office:value-type="float" office:value="345">
            <text:p>3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437, 345, 1784, 3, 0, 2);">
            <text:p>insert into game_score (id, matchid, squad, goals, points, time_type) values (1437, 345, 1784, 3, 0, 2);</text:p>
          </table:table-cell>
          <table:table-cell table:number-columns-repeated="1017"/>
        </table:table-row>
        <table:table-row table:style-name="ro4">
          <table:table-cell table:style-name="ce4" table:formula="of:=[.A106]+1" office:value-type="float" office:value="1438">
            <text:p>1438</text:p>
          </table:table-cell>
          <table:table-cell table:style-name="ce4" table:formula="of:=[.B104]" office:value-type="float" office:value="345">
            <text:p>3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438, 345, 1784, null, 0, 1);">
            <text:p>insert into game_score (id, matchid, squad, goals, points, time_type) values (1438, 345, 1784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1439">
            <text:p>1439</text:p>
          </table:table-cell>
          <table:table-cell table:style-name="ce3" table:formula="of:=[.B104]+1" office:value-type="float" office:value="346">
            <text:p>346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439, 346, 1869, 4, 3, 2);">
            <text:p>insert into game_score (id, matchid, squad, goals, points, time_type) values (1439, 346, 1869, 4, 3, 2);</text:p>
          </table:table-cell>
          <table:table-cell table:number-columns-repeated="1017"/>
        </table:table-row>
        <table:table-row table:style-name="ro3">
          <table:table-cell table:style-name="ce3" table:formula="of:=[.A108]+1" office:value-type="float" office:value="1440">
            <text:p>1440</text:p>
          </table:table-cell>
          <table:table-cell table:style-name="ce3" table:formula="of:=[.B108]" office:value-type="float" office:value="346">
            <text:p>346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440, 346, 1869, null, 0, 1);">
            <text:p>insert into game_score (id, matchid, squad, goals, points, time_type) values (1440, 346, 1869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1441">
            <text:p>1441</text:p>
          </table:table-cell>
          <table:table-cell table:style-name="ce3" table:formula="of:=[.B108]" office:value-type="float" office:value="346">
            <text:p>34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441, 346, 1284, 0, 0, 2);">
            <text:p>insert into game_score (id, matchid, squad, goals, points, time_type) values (1441, 346, 1284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1442">
            <text:p>1442</text:p>
          </table:table-cell>
          <table:table-cell table:style-name="ce3" table:formula="of:=[.B108]" office:value-type="float" office:value="346">
            <text:p>34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442, 346, 1284, 0, 0, 1);">
            <text:p>insert into game_score (id, matchid, squad, goals, points, time_type) values (1442, 346, 1284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1443">
            <text:p>1443</text:p>
          </table:table-cell>
          <table:table-cell table:style-name="ce4" table:formula="of:=[.B108]+1" office:value-type="float" office:value="347">
            <text:p>3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443, 347, 1767, 1, 1, 2);">
            <text:p>insert into game_score (id, matchid, squad, goals, points, time_type) values (1443, 347, 1767, 1, 1, 2);</text:p>
          </table:table-cell>
          <table:table-cell table:number-columns-repeated="1017"/>
        </table:table-row>
        <table:table-row table:style-name="ro4">
          <table:table-cell table:style-name="ce4" table:formula="of:=[.A112]+1" office:value-type="float" office:value="1444">
            <text:p>1444</text:p>
          </table:table-cell>
          <table:table-cell table:style-name="ce4" table:formula="of:=[.B112]" office:value-type="float" office:value="347">
            <text:p>347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444, 347, 1767, null, 0, 1);">
            <text:p>insert into game_score (id, matchid, squad, goals, points, time_type) values (1444, 347, 1767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1445">
            <text:p>1445</text:p>
          </table:table-cell>
          <table:table-cell table:style-name="ce4" table:formula="of:=[.B112]" office:value-type="float" office:value="347">
            <text:p>347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445, 347, 590, 1, 1, 2);">
            <text:p>insert into game_score (id, matchid, squad, goals, points, time_type) values (1445, 347, 590, 1, 1, 2);</text:p>
          </table:table-cell>
          <table:table-cell table:number-columns-repeated="1017"/>
        </table:table-row>
        <table:table-row table:style-name="ro4">
          <table:table-cell table:style-name="ce4" table:formula="of:=[.A114]+1" office:value-type="float" office:value="1446">
            <text:p>1446</text:p>
          </table:table-cell>
          <table:table-cell table:style-name="ce4" table:formula="of:=[.B112]" office:value-type="float" office:value="347">
            <text:p>347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446, 347, 590, null, 0, 1);">
            <text:p>insert into game_score (id, matchid, squad, goals, points, time_type) values (1446, 347, 590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1447">
            <text:p>1447</text:p>
          </table:table-cell>
          <table:table-cell table:style-name="ce3" table:formula="of:=[.B112]+1" office:value-type="float" office:value="348">
            <text:p>348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447, 348, 1869, 1, 0, 2);">
            <text:p>insert into game_score (id, matchid, squad, goals, points, time_type) values (1447, 348, 1869, 1, 0, 2);</text:p>
          </table:table-cell>
          <table:table-cell table:number-columns-repeated="1017"/>
        </table:table-row>
        <table:table-row table:style-name="ro3">
          <table:table-cell table:style-name="ce3" table:formula="of:=[.A116]+1" office:value-type="float" office:value="1448">
            <text:p>1448</text:p>
          </table:table-cell>
          <table:table-cell table:style-name="ce3" table:formula="of:=[.B116]" office:value-type="float" office:value="348">
            <text:p>348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448, 348, 1869, null, 0, 1);">
            <text:p>insert into game_score (id, matchid, squad, goals, points, time_type) values (1448, 348, 1869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1449">
            <text:p>1449</text:p>
          </table:table-cell>
          <table:table-cell table:style-name="ce3" table:formula="of:=[.B116]" office:value-type="float" office:value="348">
            <text:p>348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449, 348, 1767, 2, 3, 2);">
            <text:p>insert into game_score (id, matchid, squad, goals, points, time_type) values (1449, 348, 1767, 2, 3, 2);</text:p>
          </table:table-cell>
          <table:table-cell table:number-columns-repeated="1017"/>
        </table:table-row>
        <table:table-row table:style-name="ro3">
          <table:table-cell table:style-name="ce3" table:formula="of:=[.A118]+1" office:value-type="float" office:value="1450">
            <text:p>1450</text:p>
          </table:table-cell>
          <table:table-cell table:style-name="ce3" table:formula="of:=[.B116]" office:value-type="float" office:value="348">
            <text:p>348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450, 348, 1767, null, 0, 1);">
            <text:p>insert into game_score (id, matchid, squad, goals, points, time_type) values (1450, 348, 1767, null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1451">
            <text:p>1451</text:p>
          </table:table-cell>
          <table:table-cell table:style-name="ce4" table:formula="of:=[.B116]+1" office:value-type="float" office:value="349">
            <text:p>34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451, 349, 590, 3, 3, 2);">
            <text:p>insert into game_score (id, matchid, squad, goals, points, time_type) values (1451, 349, 590, 3, 3, 2);</text:p>
          </table:table-cell>
          <table:table-cell table:number-columns-repeated="1017"/>
        </table:table-row>
        <table:table-row table:style-name="ro4">
          <table:table-cell table:style-name="ce4" table:formula="of:=[.A120]+1" office:value-type="float" office:value="1452">
            <text:p>1452</text:p>
          </table:table-cell>
          <table:table-cell table:style-name="ce4" table:formula="of:=[.B120]" office:value-type="float" office:value="349">
            <text:p>349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452, 349, 590, null, 0, 1);">
            <text:p>insert into game_score (id, matchid, squad, goals, points, time_type) values (1452, 349, 590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1453">
            <text:p>1453</text:p>
          </table:table-cell>
          <table:table-cell table:style-name="ce4" table:formula="of:=[.B120]" office:value-type="float" office:value="349">
            <text:p>349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453, 349, 1284, 0, 0, 2);">
            <text:p>insert into game_score (id, matchid, squad, goals, points, time_type) values (1453, 349, 1284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1454">
            <text:p>1454</text:p>
          </table:table-cell>
          <table:table-cell table:style-name="ce4" table:formula="of:=[.B120]" office:value-type="float" office:value="349">
            <text:p>349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1454, 349, 1284, 0, 0, 1);">
            <text:p>insert into game_score (id, matchid, squad, goals, points, time_type) values (1454, 349, 1284, 0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1455">
            <text:p>1455</text:p>
          </table:table-cell>
          <table:table-cell table:style-name="ce3" table:formula="of:=[.B120]+1" office:value-type="float" office:value="350">
            <text:p>35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1455, 350, 1869, 2, 3, 2);">
            <text:p>insert into game_score (id, matchid, squad, goals, points, time_type) values (1455, 350, 1869, 2, 3, 2);</text:p>
          </table:table-cell>
          <table:table-cell table:number-columns-repeated="1017"/>
        </table:table-row>
        <table:table-row table:style-name="ro3">
          <table:table-cell table:style-name="ce3" table:formula="of:=[.A124]+1" office:value-type="float" office:value="1456">
            <text:p>1456</text:p>
          </table:table-cell>
          <table:table-cell table:style-name="ce3" table:formula="of:=[.B124]" office:value-type="float" office:value="350">
            <text:p>35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456, 350, 1869, null, 0, 1);">
            <text:p>insert into game_score (id, matchid, squad, goals, points, time_type) values (1456, 350, 1869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1457">
            <text:p>1457</text:p>
          </table:table-cell>
          <table:table-cell table:style-name="ce3" table:formula="of:=[.B124]" office:value-type="float" office:value="350">
            <text:p>350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457, 350, 590, 1, 0, 2);">
            <text:p>insert into game_score (id, matchid, squad, goals, points, time_type) values (1457, 350, 590, 1, 0, 2);</text:p>
          </table:table-cell>
          <table:table-cell table:number-columns-repeated="1017"/>
        </table:table-row>
        <table:table-row table:style-name="ro3">
          <table:table-cell table:style-name="ce3" table:formula="of:=[.A126]+1" office:value-type="float" office:value="1458">
            <text:p>1458</text:p>
          </table:table-cell>
          <table:table-cell table:style-name="ce3" table:formula="of:=[.B124]" office:value-type="float" office:value="350">
            <text:p>350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458, 350, 590, null, 0, 1);">
            <text:p>insert into game_score (id, matchid, squad, goals, points, time_type) values (1458, 350, 590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1459">
            <text:p>1459</text:p>
          </table:table-cell>
          <table:table-cell table:style-name="ce4" table:formula="of:=[.B124]+1" office:value-type="float" office:value="351">
            <text:p>35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459, 351, 1767, 4, 3, 2);">
            <text:p>insert into game_score (id, matchid, squad, goals, points, time_type) values (1459, 351, 1767, 4, 3, 2);</text:p>
          </table:table-cell>
          <table:table-cell table:number-columns-repeated="1017"/>
        </table:table-row>
        <table:table-row table:style-name="ro4">
          <table:table-cell table:style-name="ce4" table:formula="of:=[.A128]+1" office:value-type="float" office:value="1460">
            <text:p>1460</text:p>
          </table:table-cell>
          <table:table-cell table:style-name="ce4" table:formula="of:=[.B128]" office:value-type="float" office:value="351">
            <text:p>35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460, 351, 1767, null, 0, 1);">
            <text:p>insert into game_score (id, matchid, squad, goals, points, time_type) values (1460, 351, 1767, null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1461">
            <text:p>1461</text:p>
          </table:table-cell>
          <table:table-cell table:style-name="ce4" table:formula="of:=[.B128]" office:value-type="float" office:value="351">
            <text:p>351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461, 351, 1284, 1, 0, 2);">
            <text:p>insert into game_score (id, matchid, squad, goals, points, time_type) values (1461, 351, 1284, 1, 0, 2);</text:p>
          </table:table-cell>
          <table:table-cell table:number-columns-repeated="1017"/>
        </table:table-row>
        <table:table-row table:style-name="ro4">
          <table:table-cell table:style-name="ce4" table:formula="of:=[.A130]+1" office:value-type="float" office:value="1462">
            <text:p>1462</text:p>
          </table:table-cell>
          <table:table-cell table:style-name="ce4" table:formula="of:=[.B128]" office:value-type="float" office:value="351">
            <text:p>351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462, 351, 1284, null, 0, 1);">
            <text:p>insert into game_score (id, matchid, squad, goals, points, time_type) values (1462, 351, 1284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1463">
            <text:p>1463</text:p>
          </table:table-cell>
          <table:table-cell table:style-name="ce3" table:formula="of:=[.B128]+1" office:value-type="float" office:value="352">
            <text:p>352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463, 352, 1473, 14, 3, 2);">
            <text:p>insert into game_score (id, matchid, squad, goals, points, time_type) values (1463, 352, 1473, 14, 3, 2);</text:p>
          </table:table-cell>
          <table:table-cell table:number-columns-repeated="1017"/>
        </table:table-row>
        <table:table-row table:style-name="ro3">
          <table:table-cell table:style-name="ce3" table:formula="of:=[.A132]+1" office:value-type="float" office:value="1464">
            <text:p>1464</text:p>
          </table:table-cell>
          <table:table-cell table:style-name="ce3" table:formula="of:=[.B132]" office:value-type="float" office:value="352">
            <text:p>352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464, 352, 1473, null, 0, 1);">
            <text:p>insert into game_score (id, matchid, squad, goals, points, time_type) values (1464, 352, 1473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1465">
            <text:p>1465</text:p>
          </table:table-cell>
          <table:table-cell table:style-name="ce3" table:formula="of:=[.B132]" office:value-type="float" office:value="352">
            <text:p>352</text:p>
          </table:table-cell>
          <table:table-cell table:style-name="ce3" office:value-type="float" office:value="1264">
            <text:p>12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465, 352, 1264, 1, 0, 2);">
            <text:p>insert into game_score (id, matchid, squad, goals, points, time_type) values (1465, 352, 1264, 1, 0, 2);</text:p>
          </table:table-cell>
          <table:table-cell table:number-columns-repeated="1017"/>
        </table:table-row>
        <table:table-row table:style-name="ro3">
          <table:table-cell table:style-name="ce3" table:formula="of:=[.A134]+1" office:value-type="float" office:value="1466">
            <text:p>1466</text:p>
          </table:table-cell>
          <table:table-cell table:style-name="ce3" table:formula="of:=[.B132]" office:value-type="float" office:value="352">
            <text:p>352</text:p>
          </table:table-cell>
          <table:table-cell table:style-name="ce3" office:value-type="float" office:value="1264">
            <text:p>12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466, 352, 1264, null, 0, 1);">
            <text:p>insert into game_score (id, matchid, squad, goals, points, time_type) values (1466, 352, 1264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1467">
            <text:p>1467</text:p>
          </table:table-cell>
          <table:table-cell table:style-name="ce4" table:formula="of:=[.B132]+1" office:value-type="float" office:value="353">
            <text:p>353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467, 353, 1268, 2, 1, 2);">
            <text:p>insert into game_score (id, matchid, squad, goals, points, time_type) values (1467, 353, 1268, 2, 1, 2);</text:p>
          </table:table-cell>
          <table:table-cell table:number-columns-repeated="1017"/>
        </table:table-row>
        <table:table-row table:style-name="ro4">
          <table:table-cell table:style-name="ce4" table:formula="of:=[.A136]+1" office:value-type="float" office:value="1468">
            <text:p>1468</text:p>
          </table:table-cell>
          <table:table-cell table:style-name="ce4" table:formula="of:=[.B136]" office:value-type="float" office:value="353">
            <text:p>353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468, 353, 1268, null, 0, 1);">
            <text:p>insert into game_score (id, matchid, squad, goals, points, time_type) values (1468, 353, 12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1469">
            <text:p>1469</text:p>
          </table:table-cell>
          <table:table-cell table:style-name="ce4" table:formula="of:=[.B136]" office:value-type="float" office:value="353">
            <text:p>35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469, 353, 592, 2, 1, 2);">
            <text:p>insert into game_score (id, matchid, squad, goals, points, time_type) values (1469, 353, 592, 2, 1, 2);</text:p>
          </table:table-cell>
          <table:table-cell table:number-columns-repeated="1017"/>
        </table:table-row>
        <table:table-row table:style-name="ro4">
          <table:table-cell table:style-name="ce4" table:formula="of:=[.A138]+1" office:value-type="float" office:value="1470">
            <text:p>1470</text:p>
          </table:table-cell>
          <table:table-cell table:style-name="ce4" table:formula="of:=[.B136]" office:value-type="float" office:value="353">
            <text:p>353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470, 353, 592, null, 0, 1);">
            <text:p>insert into game_score (id, matchid, squad, goals, points, time_type) values (1470, 353, 592, null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1471">
            <text:p>1471</text:p>
          </table:table-cell>
          <table:table-cell table:style-name="ce3" table:formula="of:=[.B136]+1" office:value-type="float" office:value="354">
            <text:p>35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471, 354, 1268, 7, 3, 2);">
            <text:p>insert into game_score (id, matchid, squad, goals, points, time_type) values (1471, 354, 1268, 7, 3, 2);</text:p>
          </table:table-cell>
          <table:table-cell table:number-columns-repeated="1017"/>
        </table:table-row>
        <table:table-row table:style-name="ro3">
          <table:table-cell table:style-name="ce3" table:formula="of:=[.A140]+1" office:value-type="float" office:value="1472">
            <text:p>1472</text:p>
          </table:table-cell>
          <table:table-cell table:style-name="ce3" table:formula="of:=[.B140]" office:value-type="float" office:value="354">
            <text:p>354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472, 354, 1268, null, 0, 1);">
            <text:p>insert into game_score (id, matchid, squad, goals, points, time_type) values (1472, 354, 1268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1473">
            <text:p>1473</text:p>
          </table:table-cell>
          <table:table-cell table:style-name="ce3" table:formula="of:=[.B140]" office:value-type="float" office:value="354">
            <text:p>3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473, 354, 1264, 0, 0, 2);">
            <text:p>insert into game_score (id, matchid, squad, goals, points, time_type) values (1473, 354, 1264, 0, 0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1474">
            <text:p>1474</text:p>
          </table:table-cell>
          <table:table-cell table:style-name="ce3" table:formula="of:=[.B140]" office:value-type="float" office:value="354">
            <text:p>3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474, 354, 1264, 0, 0, 1);">
            <text:p>insert into game_score (id, matchid, squad, goals, points, time_type) values (1474, 354, 1264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1475">
            <text:p>1475</text:p>
          </table:table-cell>
          <table:table-cell table:style-name="ce4" table:formula="of:=[.B140]+1" office:value-type="float" office:value="355">
            <text:p>35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475, 355, 1473, 2, 3, 2);">
            <text:p>insert into game_score (id, matchid, squad, goals, points, time_type) values (1475, 355, 1473, 2, 3, 2);</text:p>
          </table:table-cell>
          <table:table-cell table:number-columns-repeated="1017"/>
        </table:table-row>
        <table:table-row table:style-name="ro4">
          <table:table-cell table:style-name="ce4" table:formula="of:=[.A144]+1" office:value-type="float" office:value="1476">
            <text:p>1476</text:p>
          </table:table-cell>
          <table:table-cell table:style-name="ce4" table:formula="of:=[.B144]" office:value-type="float" office:value="355">
            <text:p>35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476, 355, 1473, null, 0, 1);">
            <text:p>insert into game_score (id, matchid, squad, goals, points, time_type) values (1476, 355, 1473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1477">
            <text:p>1477</text:p>
          </table:table-cell>
          <table:table-cell table:style-name="ce4" table:formula="of:=[.B144]" office:value-type="float" office:value="355">
            <text:p>355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477, 355, 592, 1, 0, 2);">
            <text:p>insert into game_score (id, matchid, squad, goals, points, time_type) values (1477, 355, 592, 1, 0, 2);</text:p>
          </table:table-cell>
          <table:table-cell table:number-columns-repeated="1017"/>
        </table:table-row>
        <table:table-row table:style-name="ro4">
          <table:table-cell table:style-name="ce4" table:formula="of:=[.A146]+1" office:value-type="float" office:value="1478">
            <text:p>1478</text:p>
          </table:table-cell>
          <table:table-cell table:style-name="ce4" table:formula="of:=[.B144]" office:value-type="float" office:value="355">
            <text:p>355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478, 355, 592, null, 0, 1);">
            <text:p>insert into game_score (id, matchid, squad, goals, points, time_type) values (1478, 355, 592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1479">
            <text:p>1479</text:p>
          </table:table-cell>
          <table:table-cell table:style-name="ce3" table:formula="of:=[.B144]+1" office:value-type="float" office:value="356">
            <text:p>356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479, 356, 1268, 2, 3, 2);">
            <text:p>insert into game_score (id, matchid, squad, goals, points, time_type) values (1479, 356, 1268, 2, 3, 2);</text:p>
          </table:table-cell>
          <table:table-cell table:number-columns-repeated="1017"/>
        </table:table-row>
        <table:table-row table:style-name="ro3">
          <table:table-cell table:style-name="ce3" table:formula="of:=[.A148]+1" office:value-type="float" office:value="1480">
            <text:p>1480</text:p>
          </table:table-cell>
          <table:table-cell table:style-name="ce3" table:formula="of:=[.B148]" office:value-type="float" office:value="356">
            <text:p>35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480, 356, 1268, null, 0, 1);">
            <text:p>insert into game_score (id, matchid, squad, goals, points, time_type) values (1480, 356, 1268, null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1481">
            <text:p>1481</text:p>
          </table:table-cell>
          <table:table-cell table:style-name="ce3" table:formula="of:=[.B148]" office:value-type="float" office:value="356">
            <text:p>356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481, 356, 1473, 1, 0, 2);">
            <text:p>insert into game_score (id, matchid, squad, goals, points, time_type) values (1481, 356, 1473, 1, 0, 2);</text:p>
          </table:table-cell>
          <table:table-cell table:number-columns-repeated="1017"/>
        </table:table-row>
        <table:table-row table:style-name="ro3">
          <table:table-cell table:style-name="ce3" table:formula="of:=[.A150]+1" office:value-type="float" office:value="1482">
            <text:p>1482</text:p>
          </table:table-cell>
          <table:table-cell table:style-name="ce3" table:formula="of:=[.B148]" office:value-type="float" office:value="356">
            <text:p>356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482, 356, 1473, null, 0, 1);">
            <text:p>insert into game_score (id, matchid, squad, goals, points, time_type) values (1482, 356, 1473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483">
            <text:p>1483</text:p>
          </table:table-cell>
          <table:table-cell table:style-name="ce4" table:formula="of:=[.B148]+1" office:value-type="float" office:value="357">
            <text:p>357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483, 357, 592, 14, 3, 2);">
            <text:p>insert into game_score (id, matchid, squad, goals, points, time_type) values (1483, 357, 592, 14, 3, 2);</text:p>
          </table:table-cell>
          <table:table-cell table:number-columns-repeated="1017"/>
        </table:table-row>
        <table:table-row table:style-name="ro4">
          <table:table-cell table:style-name="ce4" table:formula="of:=[.A152]+1" office:value-type="float" office:value="1484">
            <text:p>1484</text:p>
          </table:table-cell>
          <table:table-cell table:style-name="ce4" table:formula="of:=[.B152]" office:value-type="float" office:value="357">
            <text:p>357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484, 357, 592, null, 0, 1);">
            <text:p>insert into game_score (id, matchid, squad, goals, points, time_type) values (1484, 357, 592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485">
            <text:p>1485</text:p>
          </table:table-cell>
          <table:table-cell table:style-name="ce4" table:formula="of:=[.B152]" office:value-type="float" office:value="357">
            <text:p>357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485, 357, 1264, 0, 0, 2);">
            <text:p>insert into game_score (id, matchid, squad, goals, points, time_type) values (1485, 357, 1264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1486">
            <text:p>1486</text:p>
          </table:table-cell>
          <table:table-cell table:style-name="ce4" table:formula="of:=[.B152]" office:value-type="float" office:value="357">
            <text:p>357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486, 357, 1264, 0, 0, 1);">
            <text:p>insert into game_score (id, matchid, squad, goals, points, time_type) values (1486, 357, 1264, 0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1487">
            <text:p>1487</text:p>
          </table:table-cell>
          <table:table-cell table:style-name="ce3" table:formula="of:=[.B152]+1" office:value-type="float" office:value="358">
            <text:p>358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487, 358, 509, 4, 3, 2);">
            <text:p>insert into game_score (id, matchid, squad, goals, points, time_type) values (1487, 358, 509, 4, 3, 2);</text:p>
          </table:table-cell>
          <table:table-cell table:number-columns-repeated="1017"/>
        </table:table-row>
        <table:table-row table:style-name="ro3">
          <table:table-cell table:style-name="ce3" table:formula="of:=[.A156]+1" office:value-type="float" office:value="1488">
            <text:p>1488</text:p>
          </table:table-cell>
          <table:table-cell table:style-name="ce3" table:formula="of:=[.B156]" office:value-type="float" office:value="358">
            <text:p>358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488, 358, 509, null, 0, 1);">
            <text:p>insert into game_score (id, matchid, squad, goals, points, time_type) values (1488, 358, 509, null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1489">
            <text:p>1489</text:p>
          </table:table-cell>
          <table:table-cell table:style-name="ce3" table:formula="of:=[.B156]" office:value-type="float" office:value="358">
            <text:p>358</text:p>
          </table:table-cell>
          <table:table-cell table:style-name="ce3" office:value-type="float" office:value="1787">
            <text:p>178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489, 358, 1787, 0, 0, 2);">
            <text:p>insert into game_score (id, matchid, squad, goals, points, time_type) values (1489, 358, 1787, 0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1490">
            <text:p>1490</text:p>
          </table:table-cell>
          <table:table-cell table:style-name="ce3" table:formula="of:=[.B156]" office:value-type="float" office:value="358">
            <text:p>358</text:p>
          </table:table-cell>
          <table:table-cell table:style-name="ce3" office:value-type="float" office:value="1787">
            <text:p>178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490, 358, 1787, 0, 0, 1);">
            <text:p>insert into game_score (id, matchid, squad, goals, points, time_type) values (1490, 358, 1787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491">
            <text:p>1491</text:p>
          </table:table-cell>
          <table:table-cell table:style-name="ce4" table:formula="of:=[.B156]+1" office:value-type="float" office:value="359">
            <text:p>359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491, 359, 1809, 3, 3, 2);">
            <text:p>insert into game_score (id, matchid, squad, goals, points, time_type) values (1491, 359, 1809, 3, 3, 2);</text:p>
          </table:table-cell>
          <table:table-cell table:number-columns-repeated="1017"/>
        </table:table-row>
        <table:table-row table:style-name="ro4">
          <table:table-cell table:style-name="ce4" table:formula="of:=[.A160]+1" office:value-type="float" office:value="1492">
            <text:p>1492</text:p>
          </table:table-cell>
          <table:table-cell table:style-name="ce4" table:formula="of:=[.B160]" office:value-type="float" office:value="359">
            <text:p>359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492, 359, 1809, null, 0, 1);">
            <text:p>insert into game_score (id, matchid, squad, goals, points, time_type) values (1492, 359, 1809, null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493">
            <text:p>1493</text:p>
          </table:table-cell>
          <table:table-cell table:style-name="ce4" table:formula="of:=[.B160]" office:value-type="float" office:value="359">
            <text:p>359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493, 359, 1787, 1, 0, 2);">
            <text:p>insert into game_score (id, matchid, squad, goals, points, time_type) values (1493, 359, 1787, 1, 0, 2);</text:p>
          </table:table-cell>
          <table:table-cell table:number-columns-repeated="1017"/>
        </table:table-row>
        <table:table-row table:style-name="ro4">
          <table:table-cell table:style-name="ce4" table:formula="of:=[.A162]+1" office:value-type="float" office:value="1494">
            <text:p>1494</text:p>
          </table:table-cell>
          <table:table-cell table:style-name="ce4" table:formula="of:=[.B160]" office:value-type="float" office:value="359">
            <text:p>359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494, 359, 1787, null, 0, 1);">
            <text:p>insert into game_score (id, matchid, squad, goals, points, time_type) values (1494, 359, 1787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1495">
            <text:p>1495</text:p>
          </table:table-cell>
          <table:table-cell table:style-name="ce3" table:formula="of:=[.B160]+1" office:value-type="float" office:value="360">
            <text:p>360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495, 360, 509, 5, 3, 2);">
            <text:p>insert into game_score (id, matchid, squad, goals, points, time_type) values (1495, 360, 509, 5, 3, 2);</text:p>
          </table:table-cell>
          <table:table-cell table:number-columns-repeated="1017"/>
        </table:table-row>
        <table:table-row table:style-name="ro3">
          <table:table-cell table:style-name="ce3" table:formula="of:=[.A164]+1" office:value-type="float" office:value="1496">
            <text:p>1496</text:p>
          </table:table-cell>
          <table:table-cell table:style-name="ce3" table:formula="of:=[.B164]" office:value-type="float" office:value="360">
            <text:p>360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496, 360, 509, null, 0, 1);">
            <text:p>insert into game_score (id, matchid, squad, goals, points, time_type) values (1496, 360, 509, null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497">
            <text:p>1497</text:p>
          </table:table-cell>
          <table:table-cell table:style-name="ce3" table:formula="of:=[.B164]" office:value-type="float" office:value="360">
            <text:p>360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497, 360, 1809, 0, 0, 2);">
            <text:p>insert into game_score (id, matchid, squad, goals, points, time_type) values (1497, 360, 1809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1498">
            <text:p>1498</text:p>
          </table:table-cell>
          <table:table-cell table:style-name="ce3" table:formula="of:=[.B164]" office:value-type="float" office:value="360">
            <text:p>360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498, 360, 1809, 0, 0, 1);">
            <text:p>insert into game_score (id, matchid, squad, goals, points, time_type) values (1498, 360, 1809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499">
            <text:p>1499</text:p>
          </table:table-cell>
          <table:table-cell table:style-name="ce4" table:formula="of:=[.B164]+1" office:value-type="float" office:value="361">
            <text:p>36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499, 361, 1345, 2, 1, 2);">
            <text:p>insert into game_score (id, matchid, squad, goals, points, time_type) values (1499, 361, 1345, 2, 1, 2);</text:p>
          </table:table-cell>
          <table:table-cell table:number-columns-repeated="1017"/>
        </table:table-row>
        <table:table-row table:style-name="ro4">
          <table:table-cell table:style-name="ce4" table:formula="of:=[.A168]+1" office:value-type="float" office:value="1500">
            <text:p>1500</text:p>
          </table:table-cell>
          <table:table-cell table:style-name="ce4" table:formula="of:=[.B168]" office:value-type="float" office:value="361">
            <text:p>36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500, 361, 1345, null, 0, 1);">
            <text:p>insert into game_score (id, matchid, squad, goals, points, time_type) values (1500, 361, 1345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501">
            <text:p>1501</text:p>
          </table:table-cell>
          <table:table-cell table:style-name="ce4" table:formula="of:=[.B168]" office:value-type="float" office:value="361">
            <text:p>361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501, 361, 53, 2, 1, 2);">
            <text:p>insert into game_score (id, matchid, squad, goals, points, time_type) values (1501, 361, 53, 2, 1, 2);</text:p>
          </table:table-cell>
          <table:table-cell table:number-columns-repeated="1017"/>
        </table:table-row>
        <table:table-row table:style-name="ro4">
          <table:table-cell table:style-name="ce4" table:formula="of:=[.A170]+1" office:value-type="float" office:value="1502">
            <text:p>1502</text:p>
          </table:table-cell>
          <table:table-cell table:style-name="ce4" table:formula="of:=[.B168]" office:value-type="float" office:value="361">
            <text:p>361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502, 361, 53, null, 0, 1);">
            <text:p>insert into game_score (id, matchid, squad, goals, points, time_type) values (1502, 361, 53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1503">
            <text:p>1503</text:p>
          </table:table-cell>
          <table:table-cell table:style-name="ce3" table:formula="of:=[.B168]+1" office:value-type="float" office:value="362">
            <text:p>36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503, 362, 53, 2, 3, 2);">
            <text:p>insert into game_score (id, matchid, squad, goals, points, time_type) values (1503, 362, 53, 2, 3, 2);</text:p>
          </table:table-cell>
          <table:table-cell table:number-columns-repeated="1017"/>
        </table:table-row>
        <table:table-row table:style-name="ro3">
          <table:table-cell table:style-name="ce3" table:formula="of:=[.A172]+1" office:value-type="float" office:value="1504">
            <text:p>1504</text:p>
          </table:table-cell>
          <table:table-cell table:style-name="ce3" table:formula="of:=[.B172]" office:value-type="float" office:value="362">
            <text:p>362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504, 362, 53, null, 0, 1);">
            <text:p>insert into game_score (id, matchid, squad, goals, points, time_type) values (1504, 362, 53, null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1505">
            <text:p>1505</text:p>
          </table:table-cell>
          <table:table-cell table:style-name="ce3" table:formula="of:=[.B172]" office:value-type="float" office:value="362">
            <text:p>362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505, 362, 1441, 1, 0, 2);">
            <text:p>insert into game_score (id, matchid, squad, goals, points, time_type) values (1505, 362, 1441, 1, 0, 2);</text:p>
          </table:table-cell>
          <table:table-cell table:number-columns-repeated="1017"/>
        </table:table-row>
        <table:table-row table:style-name="ro3">
          <table:table-cell table:style-name="ce3" table:formula="of:=[.A174]+1" office:value-type="float" office:value="1506">
            <text:p>1506</text:p>
          </table:table-cell>
          <table:table-cell table:style-name="ce3" table:formula="of:=[.B172]" office:value-type="float" office:value="362">
            <text:p>362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506, 362, 1441, null, 0, 1);">
            <text:p>insert into game_score (id, matchid, squad, goals, points, time_type) values (1506, 362, 1441, null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1507">
            <text:p>1507</text:p>
          </table:table-cell>
          <table:table-cell table:style-name="ce4" table:formula="of:=[.B172]+1" office:value-type="float" office:value="363">
            <text:p>363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507, 363, 1345, 2, 3, 2);">
            <text:p>insert into game_score (id, matchid, squad, goals, points, time_type) values (1507, 363, 1345, 2, 3, 2);</text:p>
          </table:table-cell>
          <table:table-cell table:number-columns-repeated="1017"/>
        </table:table-row>
        <table:table-row table:style-name="ro4">
          <table:table-cell table:style-name="ce4" table:formula="of:=[.A176]+1" office:value-type="float" office:value="1508">
            <text:p>1508</text:p>
          </table:table-cell>
          <table:table-cell table:style-name="ce4" table:formula="of:=[.B176]" office:value-type="float" office:value="363">
            <text:p>363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508, 363, 1345, null, 0, 1);">
            <text:p>insert into game_score (id, matchid, squad, goals, points, time_type) values (1508, 363, 1345, null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1509">
            <text:p>1509</text:p>
          </table:table-cell>
          <table:table-cell table:style-name="ce4" table:formula="of:=[.B176]" office:value-type="float" office:value="363">
            <text:p>36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509, 363, 1441, 0, 0, 2);">
            <text:p>insert into game_score (id, matchid, squad, goals, points, time_type) values (1509, 363, 1441, 0, 0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1510">
            <text:p>1510</text:p>
          </table:table-cell>
          <table:table-cell table:style-name="ce4" table:formula="of:=[.B176]" office:value-type="float" office:value="363">
            <text:p>36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510, 363, 1441, 0, 0, 1);">
            <text:p>insert into game_score (id, matchid, squad, goals, points, time_type) values (1510, 363, 1441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81] &amp; &quot;, &quot; &amp; [.B181] &amp; &quot;, '&quot; &amp; [.C181] &amp; &quot;', &quot; &amp; [.D18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7'.A142]+1" office:value-type="float" office:value="67">
            <text:p>67</text:p>
          </table:table-cell>
          <table:table-cell office:value-type="float" office:value="1998">
            <text:p>1998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82] &amp; &quot;, &quot; &amp; [.B182] &amp; &quot;, '&quot; &amp; [.C182] &amp; &quot;', &quot; &amp; [.D182] &amp;  &quot;);&quot;" office:value-type="string" office:string-value="insert into group_stage (id, tournament, group_code, squad) values (67, 1998, 'A', 1868);">
            <text:p>insert into group_stage (id, tournament, group_code, squad) values (67, 1998, 'A', 1868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68">
            <text:p>68</text:p>
          </table:table-cell>
          <table:table-cell table:formula="of:=[.B182]" office:value-type="float" office:value="1998">
            <text:p>1998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83] &amp; &quot;, &quot; &amp; [.B183] &amp; &quot;, '&quot; &amp; [.C183] &amp; &quot;', &quot; &amp; [.D183] &amp;  &quot;);&quot;" office:value-type="string" office:string-value="insert into group_stage (id, tournament, group_code, squad) values (68, 1998, 'A', 1268);">
            <text:p>insert into group_stage (id, tournament, group_code, squad) values (68, 1998, 'A', 1268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69">
            <text:p>69</text:p>
          </table:table-cell>
          <table:table-cell table:formula="of:=[.B183]" office:value-type="float" office:value="1998">
            <text:p>1998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84] &amp; &quot;, &quot; &amp; [.B184] &amp; &quot;, '&quot; &amp; [.C184] &amp; &quot;', &quot; &amp; [.D184] &amp;  &quot;);&quot;" office:value-type="string" office:string-value="insert into group_stage (id, tournament, group_code, squad) values (69, 1998, 'A', 590);">
            <text:p>insert into group_stage (id, tournament, group_code, squad) values (69, 1998, 'A', 590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70">
            <text:p>70</text:p>
          </table:table-cell>
          <table:table-cell table:formula="of:=[.B184]" office:value-type="float" office:value="1998">
            <text:p>1998</text:p>
          </table:table-cell>
          <table:table-cell office:value-type="string">
            <text:p>A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group_stage (id, tournament, group_code, squad) values (&quot; &amp; [.A185] &amp; &quot;, &quot; &amp; [.B185] &amp; &quot;, '&quot; &amp; [.C185] &amp; &quot;', &quot; &amp; [.D185] &amp;  &quot;);&quot;" office:value-type="string" office:string-value="insert into group_stage (id, tournament, group_code, squad) values (70, 1998, 'A', 1767);">
            <text:p>insert into group_stage (id, tournament, group_code, squad) values (70, 1998, 'A', 1767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71">
            <text:p>71</text:p>
          </table:table-cell>
          <table:table-cell table:formula="of:=[.B185]" office:value-type="float" office:value="1998">
            <text:p>1998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86] &amp; &quot;, &quot; &amp; [.B186] &amp; &quot;, '&quot; &amp; [.C186] &amp; &quot;', &quot; &amp; [.D186] &amp;  &quot;);&quot;" office:value-type="string" office:string-value="insert into group_stage (id, tournament, group_code, squad) values (71, 1998, 'B', 1876);">
            <text:p>insert into group_stage (id, tournament, group_code, squad) values (71, 1998, 'B', 187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72">
            <text:p>72</text:p>
          </table:table-cell>
          <table:table-cell table:formula="of:=[.B186]" office:value-type="float" office:value="1998">
            <text:p>1998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87] &amp; &quot;, &quot; &amp; [.B187] &amp; &quot;, '&quot; &amp; [.C187] &amp; &quot;', &quot; &amp; [.D187] &amp;  &quot;);&quot;" office:value-type="string" office:string-value="insert into group_stage (id, tournament, group_code, squad) values (72, 1998, 'B', 590);">
            <text:p>insert into group_stage (id, tournament, group_code, squad) values (72, 1998, 'B', 590);</text:p>
          </table:table-cell>
          <table:table-cell table:number-columns-repeated="1017"/>
        </table:table-row>
        <table:table-row table:style-name="ro2">
          <table:table-cell table:formula="of:=[.A187]+1" office:value-type="float" office:value="73">
            <text:p>73</text:p>
          </table:table-cell>
          <table:table-cell table:formula="of:=[.B187]" office:value-type="float" office:value="1998">
            <text:p>1998</text:p>
          </table:table-cell>
          <table:table-cell office:value-type="string">
            <text:p>B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88] &amp; &quot;, &quot; &amp; [.B188] &amp; &quot;, '&quot; &amp; [.C188] &amp; &quot;', &quot; &amp; [.D188] &amp;  &quot;);&quot;" office:value-type="string" office:string-value="insert into group_stage (id, tournament, group_code, squad) values (73, 1998, 'B', 1345);">
            <text:p>insert into group_stage (id, tournament, group_code, squad) values (73, 1998, 'B', 1345);</text:p>
          </table:table-cell>
          <table:table-cell table:number-columns-repeated="1017"/>
        </table:table-row>
        <table:table-row table:style-name="ro2">
          <table:table-cell table:formula="of:=[.A188]+1" office:value-type="float" office:value="74">
            <text:p>74</text:p>
          </table:table-cell>
          <table:table-cell table:formula="of:=[.B188]" office:value-type="float" office:value="1998">
            <text:p>1998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89] &amp; &quot;, &quot; &amp; [.B189] &amp; &quot;, '&quot; &amp; [.C189] &amp; &quot;', &quot; &amp; [.D189] &amp;  &quot;);&quot;" office:value-type="string" office:string-value="insert into group_stage (id, tournament, group_code, squad) values (74, 1998, 'B', 599);">
            <text:p>insert into group_stage (id, tournament, group_code, squad) values (74, 1998, 'B', 59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1] &amp; &quot;, '&quot; &amp; [.B191] &amp; &quot;', &quot; &amp; [.C191] &amp; &quot;, &quot; &amp; [.D19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57]+1" office:value-type="float" office:value="364">
            <text:p>364</text:p>
          </table:table-cell>
          <table:table-cell table:style-name="ce5" table:formula="of:=&quot;1996-06-22&quot;" office:value-type="string" office:string-value="1996-06-22">
            <text:p>1996-06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2] &amp; &quot;, '&quot; &amp; [.B192] &amp; &quot;', &quot; &amp; [.C192] &amp; &quot;, &quot; &amp; [.D192] &amp;  &quot;);&quot;" office:value-type="string" office:string-value="insert into game (matchid, matchdate, game_type, country) values (364, '1996-06-22', 2, 1868);">
            <text:p>insert into game (matchid, matchdate, game_type, country) values (364, '1996-06-22', 2, 1868);</text:p>
          </table:table-cell>
          <table:table-cell table:number-columns-repeated="1017"/>
        </table:table-row>
        <table:table-row table:style-name="ro2">
          <table:table-cell table:formula="of:=+[.A192]+1" office:value-type="float" office:value="365">
            <text:p>365</text:p>
          </table:table-cell>
          <table:table-cell table:style-name="ce5" table:formula="of:=&quot;1996-06-22&quot;" office:value-type="string" office:string-value="1996-06-22">
            <text:p>1996-06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93] &amp; &quot;, '&quot; &amp; [.B193] &amp; &quot;', &quot; &amp; [.C193] &amp; &quot;, &quot; &amp; [.D193] &amp;  &quot;);&quot;" office:value-type="string" office:string-value="insert into game (matchid, matchdate, game_type, country) values (365, '1996-06-22', 2, 1868);">
            <text:p>insert into game (matchid, matchdate, game_type, country) values (365, '1996-06-22', 2, 1868);</text:p>
          </table:table-cell>
          <table:table-cell table:number-columns-repeated="1017"/>
        </table:table-row>
        <table:table-row table:style-name="ro2">
          <table:table-cell table:formula="of:=+[.A193]+1" office:value-type="float" office:value="366">
            <text:p>366</text:p>
          </table:table-cell>
          <table:table-cell table:style-name="ce5" table:formula="of:=&quot;1996-06-24&quot;" office:value-type="string" office:string-value="1996-06-24">
            <text:p>1996-06-24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94] &amp; &quot;, '&quot; &amp; [.B194] &amp; &quot;', &quot; &amp; [.C194] &amp; &quot;, &quot; &amp; [.D194] &amp;  &quot;);&quot;" office:value-type="string" office:string-value="insert into game (matchid, matchdate, game_type, country) values (366, '1996-06-24', 2, 1868);">
            <text:p>insert into game (matchid, matchdate, game_type, country) values (366, '1996-06-24', 2, 1868);</text:p>
          </table:table-cell>
          <table:table-cell table:number-columns-repeated="1017"/>
        </table:table-row>
        <table:table-row table:style-name="ro2">
          <table:table-cell table:formula="of:=+[.A194]+1" office:value-type="float" office:value="367">
            <text:p>367</text:p>
          </table:table-cell>
          <table:table-cell table:style-name="ce5" table:formula="of:=&quot;1996-06-24&quot;" office:value-type="string" office:string-value="1996-06-24">
            <text:p>1996-06-24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5] &amp; &quot;, '&quot; &amp; [.B195] &amp; &quot;', &quot; &amp; [.C195] &amp; &quot;, &quot; &amp; [.D195] &amp;  &quot;);&quot;" office:value-type="string" office:string-value="insert into game (matchid, matchdate, game_type, country) values (367, '1996-06-24', 2, 1868);">
            <text:p>insert into game (matchid, matchdate, game_type, country) values (367, '1996-06-24', 2, 1868);</text:p>
          </table:table-cell>
          <table:table-cell table:number-columns-repeated="1017"/>
        </table:table-row>
        <table:table-row table:style-name="ro2">
          <table:table-cell table:formula="of:=+[.A195]+1" office:value-type="float" office:value="368">
            <text:p>368</text:p>
          </table:table-cell>
          <table:table-cell table:style-name="ce5" table:formula="of:=&quot;1996-06-26&quot;" office:value-type="string" office:string-value="1996-06-26">
            <text:p>1996-06-26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96] &amp; &quot;, '&quot; &amp; [.B196] &amp; &quot;', &quot; &amp; [.C196] &amp; &quot;, &quot; &amp; [.D196] &amp;  &quot;);&quot;" office:value-type="string" office:string-value="insert into game (matchid, matchdate, game_type, country) values (368, '1996-06-26', 2, 1868);">
            <text:p>insert into game (matchid, matchdate, game_type, country) values (368, '1996-06-26', 2, 1868);</text:p>
          </table:table-cell>
          <table:table-cell table:number-columns-repeated="1017"/>
        </table:table-row>
        <table:table-row table:style-name="ro2">
          <table:table-cell table:formula="of:=+[.A196]+1" office:value-type="float" office:value="369">
            <text:p>369</text:p>
          </table:table-cell>
          <table:table-cell table:style-name="ce5" table:formula="of:=&quot;1996-06-26&quot;" office:value-type="string" office:string-value="1996-06-26">
            <text:p>1996-06-26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97] &amp; &quot;, '&quot; &amp; [.B197] &amp; &quot;', &quot; &amp; [.C197] &amp; &quot;, &quot; &amp; [.D197] &amp;  &quot;);&quot;" office:value-type="string" office:string-value="insert into game (matchid, matchdate, game_type, country) values (369, '1996-06-26', 2, 1868);">
            <text:p>insert into game (matchid, matchdate, game_type, country) values (369, '1996-06-26', 2, 1868);</text:p>
          </table:table-cell>
          <table:table-cell table:number-columns-repeated="1017"/>
        </table:table-row>
        <table:table-row table:style-name="ro2">
          <table:table-cell table:formula="of:=+[.A197]+1" office:value-type="float" office:value="370">
            <text:p>370</text:p>
          </table:table-cell>
          <table:table-cell table:style-name="ce5" table:formula="of:=&quot;1996-06-22&quot;" office:value-type="string" office:string-value="1996-06-22">
            <text:p>1996-06-22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98] &amp; &quot;, '&quot; &amp; [.B198] &amp; &quot;', &quot; &amp; [.C198] &amp; &quot;, &quot; &amp; [.D198] &amp;  &quot;);&quot;" office:value-type="string" office:string-value="insert into game (matchid, matchdate, game_type, country) values (370, '1996-06-22', 2, 1876);">
            <text:p>insert into game (matchid, matchdate, game_type, country) values (370, '1996-06-22', 2, 1876);</text:p>
          </table:table-cell>
          <table:table-cell table:number-columns-repeated="1017"/>
        </table:table-row>
        <table:table-row table:style-name="ro2">
          <table:table-cell table:formula="of:=+[.A198]+1" office:value-type="float" office:value="371">
            <text:p>371</text:p>
          </table:table-cell>
          <table:table-cell table:style-name="ce5" table:formula="of:=&quot;1996-06-22&quot;" office:value-type="string" office:string-value="1996-06-22">
            <text:p>1996-06-22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99] &amp; &quot;, '&quot; &amp; [.B199] &amp; &quot;', &quot; &amp; [.C199] &amp; &quot;, &quot; &amp; [.D199] &amp;  &quot;);&quot;" office:value-type="string" office:string-value="insert into game (matchid, matchdate, game_type, country) values (371, '1996-06-22', 2, 1876);">
            <text:p>insert into game (matchid, matchdate, game_type, country) values (371, '1996-06-22', 2, 1876);</text:p>
          </table:table-cell>
          <table:table-cell table:number-columns-repeated="1017"/>
        </table:table-row>
        <table:table-row table:style-name="ro2">
          <table:table-cell table:formula="of:=+[.A199]+1" office:value-type="float" office:value="372">
            <text:p>372</text:p>
          </table:table-cell>
          <table:table-cell table:style-name="ce5" table:formula="of:=&quot;1996-06-24&quot;" office:value-type="string" office:string-value="1996-06-24">
            <text:p>1996-06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00] &amp; &quot;, '&quot; &amp; [.B200] &amp; &quot;', &quot; &amp; [.C200] &amp; &quot;, &quot; &amp; [.D200] &amp;  &quot;);&quot;" office:value-type="string" office:string-value="insert into game (matchid, matchdate, game_type, country) values (372, '1996-06-24', 2, 1876);">
            <text:p>insert into game (matchid, matchdate, game_type, country) values (372, '1996-06-24', 2, 1876);</text:p>
          </table:table-cell>
          <table:table-cell table:number-columns-repeated="1017"/>
        </table:table-row>
        <table:table-row table:style-name="ro2">
          <table:table-cell table:formula="of:=+[.A200]+1" office:value-type="float" office:value="373">
            <text:p>373</text:p>
          </table:table-cell>
          <table:table-cell table:style-name="ce5" table:formula="of:=&quot;1996-06-24&quot;" office:value-type="string" office:string-value="1996-06-24">
            <text:p>1996-06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01] &amp; &quot;, '&quot; &amp; [.B201] &amp; &quot;', &quot; &amp; [.C201] &amp; &quot;, &quot; &amp; [.D201] &amp;  &quot;);&quot;" office:value-type="string" office:string-value="insert into game (matchid, matchdate, game_type, country) values (373, '1996-06-24', 2, 1876);">
            <text:p>insert into game (matchid, matchdate, game_type, country) values (373, '1996-06-24', 2, 1876);</text:p>
          </table:table-cell>
          <table:table-cell table:number-columns-repeated="1017"/>
        </table:table-row>
        <table:table-row table:style-name="ro2">
          <table:table-cell table:formula="of:=+[.A201]+1" office:value-type="float" office:value="374">
            <text:p>374</text:p>
          </table:table-cell>
          <table:table-cell table:style-name="ce5" table:formula="of:=&quot;1996-06-26&quot;" office:value-type="string" office:string-value="1996-06-26">
            <text:p>1996-06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02] &amp; &quot;, '&quot; &amp; [.B202] &amp; &quot;', &quot; &amp; [.C202] &amp; &quot;, &quot; &amp; [.D202] &amp;  &quot;);&quot;" office:value-type="string" office:string-value="insert into game (matchid, matchdate, game_type, country) values (374, '1996-06-26', 2, 1876);">
            <text:p>insert into game (matchid, matchdate, game_type, country) values (374, '1996-06-26', 2, 1876);</text:p>
          </table:table-cell>
          <table:table-cell table:number-columns-repeated="1017"/>
        </table:table-row>
        <table:table-row table:style-name="ro2">
          <table:table-cell table:formula="of:=+[.A202]+1" office:value-type="float" office:value="375">
            <text:p>375</text:p>
          </table:table-cell>
          <table:table-cell table:style-name="ce5" table:formula="of:=&quot;1996-06-26&quot;" office:value-type="string" office:string-value="1996-06-26">
            <text:p>1996-06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03] &amp; &quot;, '&quot; &amp; [.B203] &amp; &quot;', &quot; &amp; [.C203] &amp; &quot;, &quot; &amp; [.D203] &amp;  &quot;);&quot;" office:value-type="string" office:string-value="insert into game (matchid, matchdate, game_type, country) values (375, '1996-06-26', 2, 1876);">
            <text:p>insert into game (matchid, matchdate, game_type, country) values (375, '1996-06-26', 2, 1876);</text:p>
          </table:table-cell>
          <table:table-cell table:number-columns-repeated="1017"/>
        </table:table-row>
        <table:table-row table:style-name="ro2">
          <table:table-cell table:formula="of:=+[.A203]+1" office:value-type="float" office:value="376">
            <text:p>376</text:p>
          </table:table-cell>
          <table:table-cell table:style-name="ce5" table:formula="of:=&quot;1996-06-29&quot;" office:value-type="string" office:string-value="1996-06-29">
            <text:p>1996-06-29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04] &amp; &quot;, '&quot; &amp; [.B204] &amp; &quot;', &quot; &amp; [.C204] &amp; &quot;, &quot; &amp; [.D204] &amp;  &quot;);&quot;" office:value-type="string" office:string-value="insert into game (matchid, matchdate, game_type, country) values (376, '1996-06-29', 4, 1868);">
            <text:p>insert into game (matchid, matchdate, game_type, country) values (376, '1996-06-29', 4, 1868);</text:p>
          </table:table-cell>
          <table:table-cell table:number-columns-repeated="1017"/>
        </table:table-row>
        <table:table-row table:style-name="ro2">
          <table:table-cell table:formula="of:=+[.A204]+1" office:value-type="float" office:value="377">
            <text:p>377</text:p>
          </table:table-cell>
          <table:table-cell table:style-name="ce5" table:formula="of:=&quot;1996-06-29&quot;" office:value-type="string" office:string-value="1996-06-29">
            <text:p>1996-06-29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05] &amp; &quot;, '&quot; &amp; [.B205] &amp; &quot;', &quot; &amp; [.C205] &amp; &quot;, &quot; &amp; [.D205] &amp;  &quot;);&quot;" office:value-type="string" office:string-value="insert into game (matchid, matchdate, game_type, country) values (377, '1996-06-29', 4, 1868);">
            <text:p>insert into game (matchid, matchdate, game_type, country) values (377, '1996-06-29', 4, 1868);</text:p>
          </table:table-cell>
          <table:table-cell table:number-columns-repeated="1017"/>
        </table:table-row>
        <table:table-row table:style-name="ro2">
          <table:table-cell table:formula="of:=+[.A205]+1" office:value-type="float" office:value="378">
            <text:p>378</text:p>
          </table:table-cell>
          <table:table-cell table:style-name="ce5" table:formula="of:=&quot;1996-06-31&quot;" office:value-type="string" office:string-value="1996-06-31">
            <text:p>1996-06-31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06] &amp; &quot;, '&quot; &amp; [.B206] &amp; &quot;', &quot; &amp; [.C206] &amp; &quot;, &quot; &amp; [.D206] &amp;  &quot;);&quot;" office:value-type="string" office:string-value="insert into game (matchid, matchdate, game_type, country) values (378, '1996-06-31', 5, 1868);">
            <text:p>insert into game (matchid, matchdate, game_type, country) values (378, '1996-06-31', 5, 1868);</text:p>
          </table:table-cell>
          <table:table-cell table:number-columns-repeated="1017"/>
        </table:table-row>
        <table:table-row table:style-name="ro2">
          <table:table-cell table:formula="of:=+[.A206]+1" office:value-type="float" office:value="379">
            <text:p>379</text:p>
          </table:table-cell>
          <table:table-cell table:style-name="ce5" table:formula="of:=&quot;1996-06-31&quot;" office:value-type="string" office:string-value="1996-06-31">
            <text:p>1996-06-31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07] &amp; &quot;, '&quot; &amp; [.B207] &amp; &quot;', &quot; &amp; [.C207] &amp; &quot;, &quot; &amp; [.D207] &amp;  &quot;);&quot;" office:value-type="string" office:string-value="insert into game (matchid, matchdate, game_type, country) values (379, '1996-06-31', 6, 1868);">
            <text:p>insert into game (matchid, matchdate, game_type, country) values (379, '1996-06-31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1511">
            <text:p>1511</text:p>
          </table:table-cell>
          <table:table-cell table:style-name="ce3" table:formula="of:=[.A192]" office:value-type="float" office:value="364">
            <text:p>364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511, 364, 1868, 3, 3, 2);">
            <text:p>insert into game_score (id, matchid, squad, goals, points, time_type) values (1511, 364, 1868, 3, 3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1512">
            <text:p>1512</text:p>
          </table:table-cell>
          <table:table-cell table:style-name="ce3" table:formula="of:=[.B210]" office:value-type="float" office:value="364">
            <text:p>3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512, 364, 1868, 3, 0, 1);">
            <text:p>insert into game_score (id, matchid, squad, goals, points, time_type) values (1512, 364, 1868, 3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1513">
            <text:p>1513</text:p>
          </table:table-cell>
          <table:table-cell table:style-name="ce3" table:formula="of:=[.B210]" office:value-type="float" office:value="364">
            <text:p>36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513, 364, 1268, 2, 0, 2);">
            <text:p>insert into game_score (id, matchid, squad, goals, points, time_type) values (1513, 364, 1268, 2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1514">
            <text:p>1514</text:p>
          </table:table-cell>
          <table:table-cell table:style-name="ce3" table:formula="of:=[.B210]" office:value-type="float" office:value="364">
            <text:p>36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514, 364, 1268, 1, 0, 1);">
            <text:p>insert into game_score (id, matchid, squad, goals, points, time_type) values (1514, 364, 1268, 1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1515">
            <text:p>1515</text:p>
          </table:table-cell>
          <table:table-cell table:style-name="ce4" table:formula="of:=[.B210]+1" office:value-type="float" office:value="365">
            <text:p>36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515, 365, 596, 5, 3, 2);">
            <text:p>insert into game_score (id, matchid, squad, goals, points, time_type) values (1515, 365, 596, 5, 3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1516">
            <text:p>1516</text:p>
          </table:table-cell>
          <table:table-cell table:style-name="ce4" table:formula="of:=[.B214]" office:value-type="float" office:value="365">
            <text:p>36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516, 365, 596, 3, 0, 1);">
            <text:p>insert into game_score (id, matchid, squad, goals, points, time_type) values (1516, 365, 596, 3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1517">
            <text:p>1517</text:p>
          </table:table-cell>
          <table:table-cell table:style-name="ce4" table:formula="of:=[.B214]" office:value-type="float" office:value="365">
            <text:p>36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517, 365, 1767, 1, 0, 2);">
            <text:p>insert into game_score (id, matchid, squad, goals, points, time_type) values (1517, 365, 1767, 1, 0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1518">
            <text:p>1518</text:p>
          </table:table-cell>
          <table:table-cell table:style-name="ce4" table:formula="of:=[.B214]" office:value-type="float" office:value="365">
            <text:p>365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518, 365, 1767, 0, 0, 1);">
            <text:p>insert into game_score (id, matchid, squad, goals, points, time_type) values (1518, 365, 1767, 0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1519">
            <text:p>1519</text:p>
          </table:table-cell>
          <table:table-cell table:style-name="ce3" table:formula="of:=[.B214]+1" office:value-type="float" office:value="366">
            <text:p>3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519, 366, 1868, 2, 3, 2);">
            <text:p>insert into game_score (id, matchid, squad, goals, points, time_type) values (1519, 366, 1868, 2, 3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1520">
            <text:p>1520</text:p>
          </table:table-cell>
          <table:table-cell table:style-name="ce3" table:formula="of:=[.B218]" office:value-type="float" office:value="366">
            <text:p>3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520, 366, 1868, 0, 0, 1);">
            <text:p>insert into game_score (id, matchid, squad, goals, points, time_type) values (1520, 366, 1868, 0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1521">
            <text:p>1521</text:p>
          </table:table-cell>
          <table:table-cell table:style-name="ce3" table:formula="of:=[.B218]" office:value-type="float" office:value="366">
            <text:p>36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521, 366, 596, 1, 0, 2);">
            <text:p>insert into game_score (id, matchid, squad, goals, points, time_type) values (1521, 366, 596, 1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1522">
            <text:p>1522</text:p>
          </table:table-cell>
          <table:table-cell table:style-name="ce3" table:formula="of:=[.B218]" office:value-type="float" office:value="366">
            <text:p>366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522, 366, 596, 0, 0, 1);">
            <text:p>insert into game_score (id, matchid, squad, goals, points, time_type) values (1522, 366, 596, 0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1523">
            <text:p>1523</text:p>
          </table:table-cell>
          <table:table-cell table:style-name="ce4" table:formula="of:=[.B218]+1" office:value-type="float" office:value="367">
            <text:p>367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523, 367, 1268, 2, 3, 2);">
            <text:p>insert into game_score (id, matchid, squad, goals, points, time_type) values (1523, 367, 1268, 2, 3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1524">
            <text:p>1524</text:p>
          </table:table-cell>
          <table:table-cell table:style-name="ce4" table:formula="of:=[.B222]" office:value-type="float" office:value="367">
            <text:p>367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524, 367, 1268, 1, 0, 1);">
            <text:p>insert into game_score (id, matchid, squad, goals, points, time_type) values (1524, 367, 1268, 1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1525">
            <text:p>1525</text:p>
          </table:table-cell>
          <table:table-cell table:style-name="ce4" table:formula="of:=[.B222]" office:value-type="float" office:value="367">
            <text:p>367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525, 367, 1767, 1, 0, 2);">
            <text:p>insert into game_score (id, matchid, squad, goals, points, time_type) values (1525, 367, 1767, 1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1526">
            <text:p>1526</text:p>
          </table:table-cell>
          <table:table-cell table:style-name="ce4" table:formula="of:=[.B222]" office:value-type="float" office:value="367">
            <text:p>36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1526, 367, 1767, 0, 0, 1);">
            <text:p>insert into game_score (id, matchid, squad, goals, points, time_type) values (1526, 367, 1767, 0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1527">
            <text:p>1527</text:p>
          </table:table-cell>
          <table:table-cell table:style-name="ce3" table:formula="of:=[.B222]+1" office:value-type="float" office:value="368">
            <text:p>36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1527, 368, 1868, 8, 3, 2);">
            <text:p>insert into game_score (id, matchid, squad, goals, points, time_type) values (1527, 368, 1868, 8, 3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1528">
            <text:p>1528</text:p>
          </table:table-cell>
          <table:table-cell table:style-name="ce3" table:formula="of:=[.B226]" office:value-type="float" office:value="368">
            <text:p>368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1528, 368, 1868, 3, 0, 1);">
            <text:p>insert into game_score (id, matchid, squad, goals, points, time_type) values (1528, 368, 1868, 3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1529">
            <text:p>1529</text:p>
          </table:table-cell>
          <table:table-cell table:style-name="ce3" table:formula="of:=[.B226]" office:value-type="float" office:value="368">
            <text:p>368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1529, 368, 1767, 0, 0, 2);">
            <text:p>insert into game_score (id, matchid, squad, goals, points, time_type) values (1529, 368, 1767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1530">
            <text:p>1530</text:p>
          </table:table-cell>
          <table:table-cell table:style-name="ce3" table:formula="of:=[.B226]" office:value-type="float" office:value="368">
            <text:p>368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1530, 368, 1767, 0, 0, 1);">
            <text:p>insert into game_score (id, matchid, squad, goals, points, time_type) values (1530, 368, 1767, 0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1531">
            <text:p>1531</text:p>
          </table:table-cell>
          <table:table-cell table:style-name="ce4" table:formula="of:=[.B226]+1" office:value-type="float" office:value="369">
            <text:p>36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1531, 369, 1268, 5, 3, 2);">
            <text:p>insert into game_score (id, matchid, squad, goals, points, time_type) values (1531, 369, 1268, 5, 3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1532">
            <text:p>1532</text:p>
          </table:table-cell>
          <table:table-cell table:style-name="ce4" table:formula="of:=[.B230]" office:value-type="float" office:value="369">
            <text:p>36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1532, 369, 1268, 2, 0, 1);">
            <text:p>insert into game_score (id, matchid, squad, goals, points, time_type) values (1532, 369, 1268, 2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1533">
            <text:p>1533</text:p>
          </table:table-cell>
          <table:table-cell table:style-name="ce4" table:formula="of:=[.B230]" office:value-type="float" office:value="369">
            <text:p>369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1533, 369, 596, 1, 0, 2);">
            <text:p>insert into game_score (id, matchid, squad, goals, points, time_type) values (1533, 369, 596, 1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1534">
            <text:p>1534</text:p>
          </table:table-cell>
          <table:table-cell table:style-name="ce4" table:formula="of:=[.B230]" office:value-type="float" office:value="369">
            <text:p>369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1534, 369, 596, 1, 0, 1);">
            <text:p>insert into game_score (id, matchid, squad, goals, points, time_type) values (1534, 369, 596, 1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1535">
            <text:p>1535</text:p>
          </table:table-cell>
          <table:table-cell table:style-name="ce3" table:formula="of:=[.B230]+1" office:value-type="float" office:value="370">
            <text:p>37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1535, 370, 1876, 4, 3, 2);">
            <text:p>insert into game_score (id, matchid, squad, goals, points, time_type) values (1535, 370, 1876, 4, 3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1536">
            <text:p>1536</text:p>
          </table:table-cell>
          <table:table-cell table:style-name="ce3" table:formula="of:=[.B234]" office:value-type="float" office:value="370">
            <text:p>370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1536, 370, 1876, 1, 0, 1);">
            <text:p>insert into game_score (id, matchid, squad, goals, points, time_type) values (1536, 370, 1876, 1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1537">
            <text:p>1537</text:p>
          </table:table-cell>
          <table:table-cell table:style-name="ce3" table:formula="of:=[.B234]" office:value-type="float" office:value="370">
            <text:p>370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1537, 370, 1345, 0, 0, 2);">
            <text:p>insert into game_score (id, matchid, squad, goals, points, time_type) values (1537, 370, 1345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1538">
            <text:p>1538</text:p>
          </table:table-cell>
          <table:table-cell table:style-name="ce3" table:formula="of:=[.B234]" office:value-type="float" office:value="370">
            <text:p>370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1538, 370, 1345, 0, 0, 1);">
            <text:p>insert into game_score (id, matchid, squad, goals, points, time_type) values (1538, 370, 1345, 0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1539">
            <text:p>1539</text:p>
          </table:table-cell>
          <table:table-cell table:style-name="ce4" table:formula="of:=[.B234]+1" office:value-type="float" office:value="371">
            <text:p>371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1539, 371, 509, 4, 3, 2);">
            <text:p>insert into game_score (id, matchid, squad, goals, points, time_type) values (1539, 371, 509, 4, 3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1540">
            <text:p>1540</text:p>
          </table:table-cell>
          <table:table-cell table:style-name="ce4" table:formula="of:=[.B238]" office:value-type="float" office:value="371">
            <text:p>371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1540, 371, 509, 1, 0, 1);">
            <text:p>insert into game_score (id, matchid, squad, goals, points, time_type) values (1540, 371, 509, 1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1541">
            <text:p>1541</text:p>
          </table:table-cell>
          <table:table-cell table:style-name="ce4" table:formula="of:=[.B238]" office:value-type="float" office:value="371">
            <text:p>37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1541, 371, 599, 0, 0, 2);">
            <text:p>insert into game_score (id, matchid, squad, goals, points, time_type) values (1541, 371, 599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1542">
            <text:p>1542</text:p>
          </table:table-cell>
          <table:table-cell table:style-name="ce4" table:formula="of:=[.B238]" office:value-type="float" office:value="371">
            <text:p>37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1542, 371, 599, 0, 0, 1);">
            <text:p>insert into game_score (id, matchid, squad, goals, points, time_type) values (1542, 371, 599, 0, 0, 1);</text:p>
          </table:table-cell>
          <table:table-cell table:number-columns-repeated="1017"/>
        </table:table-row>
        <table:table-row table:style-name="ro2">
          <table:table-cell table:style-name="ce3" table:formula="of:=[.A241]+1" office:value-type="float" office:value="1543">
            <text:p>1543</text:p>
          </table:table-cell>
          <table:table-cell table:style-name="ce3" table:formula="of:=[.B238]+1" office:value-type="float" office:value="372">
            <text:p>37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1543, 372, 1876, 3, 3, 2);">
            <text:p>insert into game_score (id, matchid, squad, goals, points, time_type) values (1543, 372, 1876, 3, 3, 2);</text:p>
          </table:table-cell>
          <table:table-cell table:number-columns-repeated="1017"/>
        </table:table-row>
        <table:table-row table:style-name="ro2">
          <table:table-cell table:style-name="ce3" table:formula="of:=[.A242]+1" office:value-type="float" office:value="1544">
            <text:p>1544</text:p>
          </table:table-cell>
          <table:table-cell table:style-name="ce3" table:formula="of:=[.B242]" office:value-type="float" office:value="372">
            <text:p>37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1544, 372, 1876, 2, 0, 1);">
            <text:p>insert into game_score (id, matchid, squad, goals, points, time_type) values (1544, 372, 1876, 2, 0, 1);</text:p>
          </table:table-cell>
          <table:table-cell table:number-columns-repeated="1017"/>
        </table:table-row>
        <table:table-row table:style-name="ro2">
          <table:table-cell table:style-name="ce3" table:formula="of:=[.A243]+1" office:value-type="float" office:value="1545">
            <text:p>1545</text:p>
          </table:table-cell>
          <table:table-cell table:style-name="ce3" table:formula="of:=[.B242]" office:value-type="float" office:value="372">
            <text:p>372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1545, 372, 599, 2, 0, 2);">
            <text:p>insert into game_score (id, matchid, squad, goals, points, time_type) values (1545, 372, 599, 2, 0, 2);</text:p>
          </table:table-cell>
          <table:table-cell table:number-columns-repeated="1017"/>
        </table:table-row>
        <table:table-row table:style-name="ro2">
          <table:table-cell table:style-name="ce3" table:formula="of:=[.A244]+1" office:value-type="float" office:value="1546">
            <text:p>1546</text:p>
          </table:table-cell>
          <table:table-cell table:style-name="ce3" table:formula="of:=[.B242]" office:value-type="float" office:value="372">
            <text:p>372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1546, 372, 599, 1, 0, 1);">
            <text:p>insert into game_score (id, matchid, squad, goals, points, time_type) values (1546, 372, 599, 1, 0, 1);</text:p>
          </table:table-cell>
          <table:table-cell table:number-columns-repeated="1017"/>
        </table:table-row>
        <table:table-row table:style-name="ro2">
          <table:table-cell table:style-name="ce4" table:formula="of:=[.A245]+1" office:value-type="float" office:value="1547">
            <text:p>1547</text:p>
          </table:table-cell>
          <table:table-cell table:style-name="ce4" table:formula="of:=[.B242]+1" office:value-type="float" office:value="373">
            <text:p>3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1547, 373, 509, 1, 3, 2);">
            <text:p>insert into game_score (id, matchid, squad, goals, points, time_type) values (1547, 373, 509, 1, 3, 2);</text:p>
          </table:table-cell>
          <table:table-cell table:number-columns-repeated="1017"/>
        </table:table-row>
        <table:table-row table:style-name="ro4">
          <table:table-cell table:style-name="ce4" table:formula="of:=[.A246]+1" office:value-type="float" office:value="1548">
            <text:p>1548</text:p>
          </table:table-cell>
          <table:table-cell table:style-name="ce4" table:formula="of:=[.B246]" office:value-type="float" office:value="373">
            <text:p>3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1548, 373, 509, null, 0, 1);">
            <text:p>insert into game_score (id, matchid, squad, goals, points, time_type) values (1548, 373, 509, null, 0, 1);</text:p>
          </table:table-cell>
          <table:table-cell table:number-columns-repeated="1017"/>
        </table:table-row>
        <table:table-row table:style-name="ro2">
          <table:table-cell table:style-name="ce4" table:formula="of:=[.A247]+1" office:value-type="float" office:value="1549">
            <text:p>1549</text:p>
          </table:table-cell>
          <table:table-cell table:style-name="ce4" table:formula="of:=[.B246]" office:value-type="float" office:value="373">
            <text:p>373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1549, 373, 1345, 0, 0, 2);">
            <text:p>insert into game_score (id, matchid, squad, goals, points, time_type) values (1549, 373, 1345, 0, 0, 2);</text:p>
          </table:table-cell>
          <table:table-cell table:number-columns-repeated="1017"/>
        </table:table-row>
        <table:table-row table:style-name="ro2">
          <table:table-cell table:style-name="ce4" table:formula="of:=[.A248]+1" office:value-type="float" office:value="1550">
            <text:p>1550</text:p>
          </table:table-cell>
          <table:table-cell table:style-name="ce4" table:formula="of:=[.B246]" office:value-type="float" office:value="373">
            <text:p>373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1550, 373, 1345, 0, 0, 1);">
            <text:p>insert into game_score (id, matchid, squad, goals, points, time_type) values (1550, 373, 1345, 0, 0, 1);</text:p>
          </table:table-cell>
          <table:table-cell table:number-columns-repeated="1017"/>
        </table:table-row>
        <table:table-row table:style-name="ro2">
          <table:table-cell table:style-name="ce3" table:formula="of:=[.A249]+1" office:value-type="float" office:value="1551">
            <text:p>1551</text:p>
          </table:table-cell>
          <table:table-cell table:style-name="ce3" table:formula="of:=[.B246]+1" office:value-type="float" office:value="374">
            <text:p>374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1551, 374, 1876, 2, 3, 2);">
            <text:p>insert into game_score (id, matchid, squad, goals, points, time_type) values (1551, 374, 1876, 2, 3, 2);</text:p>
          </table:table-cell>
          <table:table-cell table:number-columns-repeated="1017"/>
        </table:table-row>
        <table:table-row table:style-name="ro2">
          <table:table-cell table:style-name="ce3" table:formula="of:=[.A250]+1" office:value-type="float" office:value="1552">
            <text:p>1552</text:p>
          </table:table-cell>
          <table:table-cell table:style-name="ce3" table:formula="of:=[.B250]" office:value-type="float" office:value="374">
            <text:p>374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1552, 374, 1876, 0, 0, 1);">
            <text:p>insert into game_score (id, matchid, squad, goals, points, time_type) values (1552, 374, 1876, 0, 0, 1);</text:p>
          </table:table-cell>
          <table:table-cell table:number-columns-repeated="1017"/>
        </table:table-row>
        <table:table-row table:style-name="ro2">
          <table:table-cell table:style-name="ce3" table:formula="of:=[.A251]+1" office:value-type="float" office:value="1553">
            <text:p>1553</text:p>
          </table:table-cell>
          <table:table-cell table:style-name="ce3" table:formula="of:=[.B250]" office:value-type="float" office:value="374">
            <text:p>374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1553, 374, 509, 1, 0, 2);">
            <text:p>insert into game_score (id, matchid, squad, goals, points, time_type) values (1553, 374, 509, 1, 0, 2);</text:p>
          </table:table-cell>
          <table:table-cell table:number-columns-repeated="1017"/>
        </table:table-row>
        <table:table-row table:style-name="ro2">
          <table:table-cell table:style-name="ce3" table:formula="of:=[.A252]+1" office:value-type="float" office:value="1554">
            <text:p>1554</text:p>
          </table:table-cell>
          <table:table-cell table:style-name="ce3" table:formula="of:=[.B250]" office:value-type="float" office:value="374">
            <text:p>374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1554, 374, 509, 0, 0, 1);">
            <text:p>insert into game_score (id, matchid, squad, goals, points, time_type) values (1554, 374, 509, 0, 0, 1);</text:p>
          </table:table-cell>
          <table:table-cell table:number-columns-repeated="1017"/>
        </table:table-row>
        <table:table-row table:style-name="ro2">
          <table:table-cell table:style-name="ce4" table:formula="of:=[.A253]+1" office:value-type="float" office:value="1555">
            <text:p>1555</text:p>
          </table:table-cell>
          <table:table-cell table:style-name="ce4" table:formula="of:=[.B250]+1" office:value-type="float" office:value="375">
            <text:p>375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1555, 375, 1345, 2, 3, 2);">
            <text:p>insert into game_score (id, matchid, squad, goals, points, time_type) values (1555, 375, 1345, 2, 3, 2);</text:p>
          </table:table-cell>
          <table:table-cell table:number-columns-repeated="1017"/>
        </table:table-row>
        <table:table-row table:style-name="ro2">
          <table:table-cell table:style-name="ce4" table:formula="of:=[.A254]+1" office:value-type="float" office:value="1556">
            <text:p>1556</text:p>
          </table:table-cell>
          <table:table-cell table:style-name="ce4" table:formula="of:=[.B254]" office:value-type="float" office:value="375">
            <text:p>375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1556, 375, 1345, 2, 0, 1);">
            <text:p>insert into game_score (id, matchid, squad, goals, points, time_type) values (1556, 375, 1345, 2, 0, 1);</text:p>
          </table:table-cell>
          <table:table-cell table:number-columns-repeated="1017"/>
        </table:table-row>
        <table:table-row table:style-name="ro2">
          <table:table-cell table:style-name="ce4" table:formula="of:=[.A255]+1" office:value-type="float" office:value="1557">
            <text:p>1557</text:p>
          </table:table-cell>
          <table:table-cell table:style-name="ce4" table:formula="of:=[.B254]" office:value-type="float" office:value="375">
            <text:p>375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1557, 375, 599, 0, 0, 2);">
            <text:p>insert into game_score (id, matchid, squad, goals, points, time_type) values (1557, 375, 599, 0, 0, 2);</text:p>
          </table:table-cell>
          <table:table-cell table:number-columns-repeated="1017"/>
        </table:table-row>
        <table:table-row table:style-name="ro2">
          <table:table-cell table:style-name="ce4" table:formula="of:=[.A256]+1" office:value-type="float" office:value="1558">
            <text:p>1558</text:p>
          </table:table-cell>
          <table:table-cell table:style-name="ce4" table:formula="of:=[.B254]" office:value-type="float" office:value="375">
            <text:p>375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1558, 375, 599, 0, 0, 1);">
            <text:p>insert into game_score (id, matchid, squad, goals, points, time_type) values (1558, 375, 599, 0, 0, 1);</text:p>
          </table:table-cell>
          <table:table-cell table:number-columns-repeated="1017"/>
        </table:table-row>
        <table:table-row table:style-name="ro2">
          <table:table-cell table:style-name="ce3" table:formula="of:=[.A257]+1" office:value-type="float" office:value="1559">
            <text:p>1559</text:p>
          </table:table-cell>
          <table:table-cell table:style-name="ce3" table:formula="of:=[.B254]+1" office:value-type="float" office:value="376">
            <text:p>37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1559, 376, 1876, 0, 0, 2);">
            <text:p>insert into game_score (id, matchid, squad, goals, points, time_type) values (1559, 376, 1876, 0, 0, 2);</text:p>
          </table:table-cell>
          <table:table-cell table:number-columns-repeated="1017"/>
        </table:table-row>
        <table:table-row table:style-name="ro2">
          <table:table-cell table:style-name="ce3" table:formula="of:=[.A258]+1" office:value-type="float" office:value="1560">
            <text:p>1560</text:p>
          </table:table-cell>
          <table:table-cell table:style-name="ce3" table:formula="of:=[.B258]" office:value-type="float" office:value="376">
            <text:p>37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1560, 376, 1876, 0, 0, 1);">
            <text:p>insert into game_score (id, matchid, squad, goals, points, time_type) values (1560, 376, 1876, 0, 0, 1);</text:p>
          </table:table-cell>
          <table:table-cell table:number-columns-repeated="1017"/>
        </table:table-row>
        <table:table-row table:style-name="ro2">
          <table:table-cell table:style-name="ce3" table:formula="of:=[.A259]+1" office:value-type="float" office:value="1561">
            <text:p>1561</text:p>
          </table:table-cell>
          <table:table-cell table:style-name="ce3" table:formula="of:=[.B258]" office:value-type="float" office:value="376">
            <text:p>37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1561, 376, 1268, 0, 0, 2);">
            <text:p>insert into game_score (id, matchid, squad, goals, points, time_type) values (1561, 376, 1268, 0, 0, 2);</text:p>
          </table:table-cell>
          <table:table-cell table:number-columns-repeated="1017"/>
        </table:table-row>
        <table:table-row table:style-name="ro2">
          <table:table-cell table:style-name="ce3" table:formula="of:=[.A260]+1" office:value-type="float" office:value="1562">
            <text:p>1562</text:p>
          </table:table-cell>
          <table:table-cell table:style-name="ce3" table:formula="of:=[.B258]" office:value-type="float" office:value="376">
            <text:p>37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1562, 376, 1268, 0, 0, 1);">
            <text:p>insert into game_score (id, matchid, squad, goals, points, time_type) values (1562, 376, 1268, 0, 0, 1);</text:p>
          </table:table-cell>
          <table:table-cell table:number-columns-repeated="1017"/>
        </table:table-row>
        <table:table-row table:style-name="ro2">
          <table:table-cell table:style-name="ce3" table:formula="of:=[.A261]+1" office:value-type="float" office:value="1563">
            <text:p>1563</text:p>
          </table:table-cell>
          <table:table-cell table:style-name="ce3" table:formula="of:=[.B259]" office:value-type="float" office:value="376">
            <text:p>37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1563, 376, 1876, 1, 3, 4);">
            <text:p>insert into game_score (id, matchid, squad, goals, points, time_type) values (1563, 376, 1876, 1, 3, 4);</text:p>
          </table:table-cell>
          <table:table-cell table:number-columns-repeated="1017"/>
        </table:table-row>
        <table:table-row table:style-name="ro2">
          <table:table-cell table:style-name="ce3" table:formula="of:=[.A262]+1" office:value-type="float" office:value="1564">
            <text:p>1564</text:p>
          </table:table-cell>
          <table:table-cell table:style-name="ce3" table:formula="of:=[.B260]" office:value-type="float" office:value="376">
            <text:p>37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1564, 376, 1876, 0, 0, 3);">
            <text:p>insert into game_score (id, matchid, squad, goals, points, time_type) values (1564, 376, 1876, 0, 0, 3);</text:p>
          </table:table-cell>
          <table:table-cell table:number-columns-repeated="1017"/>
        </table:table-row>
        <table:table-row table:style-name="ro2">
          <table:table-cell table:style-name="ce3" table:formula="of:=[.A263]+1" office:value-type="float" office:value="1565">
            <text:p>1565</text:p>
          </table:table-cell>
          <table:table-cell table:style-name="ce3" table:formula="of:=[.B261]" office:value-type="float" office:value="376">
            <text:p>37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1565, 376, 1268, 0, 0, 4);">
            <text:p>insert into game_score (id, matchid, squad, goals, points, time_type) values (1565, 376, 1268, 0, 0, 4);</text:p>
          </table:table-cell>
          <table:table-cell table:number-columns-repeated="1017"/>
        </table:table-row>
        <table:table-row table:style-name="ro2">
          <table:table-cell table:style-name="ce3" table:formula="of:=[.A264]+1" office:value-type="float" office:value="1566">
            <text:p>1566</text:p>
          </table:table-cell>
          <table:table-cell table:style-name="ce3" table:formula="of:=[.B262]" office:value-type="float" office:value="376">
            <text:p>37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1566, 376, 1268, 0, 0, 3);">
            <text:p>insert into game_score (id, matchid, squad, goals, points, time_type) values (1566, 376, 1268, 0, 0, 3);</text:p>
          </table:table-cell>
          <table:table-cell table:number-columns-repeated="1017"/>
        </table:table-row>
        <table:table-row table:style-name="ro2">
          <table:table-cell table:style-name="ce4" table:formula="of:=[.A265]+1" office:value-type="float" office:value="1567">
            <text:p>1567</text:p>
          </table:table-cell>
          <table:table-cell table:style-name="ce4" table:formula="of:=[.B258]+1" office:value-type="float" office:value="377">
            <text:p>37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1567, 377, 1868, 4, 3, 2);">
            <text:p>insert into game_score (id, matchid, squad, goals, points, time_type) values (1567, 377, 1868, 4, 3, 2);</text:p>
          </table:table-cell>
          <table:table-cell table:number-columns-repeated="1017"/>
        </table:table-row>
        <table:table-row table:style-name="ro2">
          <table:table-cell table:style-name="ce4" table:formula="of:=[.A266]+1" office:value-type="float" office:value="1568">
            <text:p>1568</text:p>
          </table:table-cell>
          <table:table-cell table:style-name="ce4" table:formula="of:=[.B266]" office:value-type="float" office:value="377">
            <text:p>37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1568, 377, 1868, 3, 0, 1);">
            <text:p>insert into game_score (id, matchid, squad, goals, points, time_type) values (1568, 377, 1868, 3, 0, 1);</text:p>
          </table:table-cell>
          <table:table-cell table:number-columns-repeated="1017"/>
        </table:table-row>
        <table:table-row table:style-name="ro2">
          <table:table-cell table:style-name="ce4" table:formula="of:=[.A267]+1" office:value-type="float" office:value="1569">
            <text:p>1569</text:p>
          </table:table-cell>
          <table:table-cell table:style-name="ce4" table:formula="of:=[.B266]" office:value-type="float" office:value="377">
            <text:p>377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1569, 377, 509, 1, 0, 2);">
            <text:p>insert into game_score (id, matchid, squad, goals, points, time_type) values (1569, 377, 509, 1, 0, 2);</text:p>
          </table:table-cell>
          <table:table-cell table:number-columns-repeated="1017"/>
        </table:table-row>
        <table:table-row table:style-name="ro2">
          <table:table-cell table:style-name="ce4" table:formula="of:=[.A268]+1" office:value-type="float" office:value="1570">
            <text:p>1570</text:p>
          </table:table-cell>
          <table:table-cell table:style-name="ce4" table:formula="of:=[.B266]" office:value-type="float" office:value="377">
            <text:p>377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1570, 377, 509, 0, 0, 1);">
            <text:p>insert into game_score (id, matchid, squad, goals, points, time_type) values (1570, 377, 509, 0, 0, 1);</text:p>
          </table:table-cell>
          <table:table-cell table:number-columns-repeated="1017"/>
        </table:table-row>
        <table:table-row table:style-name="ro2">
          <table:table-cell table:style-name="ce3" table:formula="of:=[.A269]+1" office:value-type="float" office:value="1571">
            <text:p>1571</text:p>
          </table:table-cell>
          <table:table-cell table:style-name="ce3" table:formula="of:=[.B266]+1" office:value-type="float" office:value="378">
            <text:p>378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1571, 378, 509, 3, 3, 2);">
            <text:p>insert into game_score (id, matchid, squad, goals, points, time_type) values (1571, 378, 509, 3, 3, 2);</text:p>
          </table:table-cell>
          <table:table-cell table:number-columns-repeated="1017"/>
        </table:table-row>
        <table:table-row table:style-name="ro2">
          <table:table-cell table:style-name="ce3" table:formula="of:=[.A270]+1" office:value-type="float" office:value="1572">
            <text:p>1572</text:p>
          </table:table-cell>
          <table:table-cell table:style-name="ce3" table:formula="of:=[.B270]" office:value-type="float" office:value="378">
            <text:p>378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1572, 378, 509, 1, 0, 1);">
            <text:p>insert into game_score (id, matchid, squad, goals, points, time_type) values (1572, 378, 509, 1, 0, 1);</text:p>
          </table:table-cell>
          <table:table-cell table:number-columns-repeated="1017"/>
        </table:table-row>
        <table:table-row table:style-name="ro2">
          <table:table-cell table:style-name="ce3" table:formula="of:=[.A271]+1" office:value-type="float" office:value="1573">
            <text:p>1573</text:p>
          </table:table-cell>
          <table:table-cell table:style-name="ce3" table:formula="of:=[.B270]" office:value-type="float" office:value="378">
            <text:p>378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1573, 378, 1268, 2, 0, 2);">
            <text:p>insert into game_score (id, matchid, squad, goals, points, time_type) values (1573, 378, 1268, 2, 0, 2);</text:p>
          </table:table-cell>
          <table:table-cell table:number-columns-repeated="1017"/>
        </table:table-row>
        <table:table-row table:style-name="ro2">
          <table:table-cell table:style-name="ce3" table:formula="of:=[.A272]+1" office:value-type="float" office:value="1574">
            <text:p>1574</text:p>
          </table:table-cell>
          <table:table-cell table:style-name="ce3" table:formula="of:=[.B270]" office:value-type="float" office:value="378">
            <text:p>378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1574, 378, 1268, 0, 0, 1);">
            <text:p>insert into game_score (id, matchid, squad, goals, points, time_type) values (1574, 378, 1268, 0, 0, 1);</text:p>
          </table:table-cell>
          <table:table-cell table:number-columns-repeated="1017"/>
        </table:table-row>
        <table:table-row table:style-name="ro2">
          <table:table-cell table:style-name="ce4" table:formula="of:=[.A273]+1" office:value-type="float" office:value="1575">
            <text:p>1575</text:p>
          </table:table-cell>
          <table:table-cell table:style-name="ce4" table:formula="of:=[.B270]+1" office:value-type="float" office:value="379">
            <text:p>379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1575, 379, 1876, 2, 3, 2);">
            <text:p>insert into game_score (id, matchid, squad, goals, points, time_type) values (1575, 379, 1876, 2, 3, 2);</text:p>
          </table:table-cell>
          <table:table-cell table:number-columns-repeated="1017"/>
        </table:table-row>
        <table:table-row table:style-name="ro2">
          <table:table-cell table:style-name="ce4" table:formula="of:=[.A274]+1" office:value-type="float" office:value="1576">
            <text:p>1576</text:p>
          </table:table-cell>
          <table:table-cell table:style-name="ce4" table:formula="of:=[.B274]" office:value-type="float" office:value="379">
            <text:p>379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1576, 379, 1876, 2, 0, 1);">
            <text:p>insert into game_score (id, matchid, squad, goals, points, time_type) values (1576, 379, 1876, 2, 0, 1);</text:p>
          </table:table-cell>
          <table:table-cell table:number-columns-repeated="1017"/>
        </table:table-row>
        <table:table-row table:style-name="ro2">
          <table:table-cell table:style-name="ce4" table:formula="of:=[.A275]+1" office:value-type="float" office:value="1577">
            <text:p>1577</text:p>
          </table:table-cell>
          <table:table-cell table:style-name="ce4" table:formula="of:=[.B274]" office:value-type="float" office:value="379">
            <text:p>37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1577, 379, 1868, 1, 0, 2);">
            <text:p>insert into game_score (id, matchid, squad, goals, points, time_type) values (1577, 379, 1868, 1, 0, 2);</text:p>
          </table:table-cell>
          <table:table-cell table:number-columns-repeated="1017"/>
        </table:table-row>
        <table:table-row table:style-name="ro2">
          <table:table-cell table:style-name="ce4" table:formula="of:=[.A276]+1" office:value-type="float" office:value="1578">
            <text:p>1578</text:p>
          </table:table-cell>
          <table:table-cell table:style-name="ce4" table:formula="of:=[.B274]" office:value-type="float" office:value="379">
            <text:p>379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1578, 379, 1868, 0, 0, 1);">
            <text:p>insert into game_score (id, matchid, squad, goals, points, time_type) values (1578, 379, 1868, 0, 0, 1);</text:p>
          </table:table-cell>
          <table:table-cell table:number-columns-repeated="1017"/>
        </table:table-row>
        <table:table-row table:style-name="ro2" table:number-rows-repeated="10482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21/05/2017</text:date>, <text:time>00:4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21T00:40:39</dc:date>
    <dc:creator>Esdras Salazar</dc:creator>
    <meta:editing-duration>P2DT17H17M46S</meta:editing-duration>
    <meta:editing-cycles>623</meta:editing-cycles>
    <meta:document-statistic meta:table-count="10" meta:cell-count="15148" meta:object-count="0"/>
  </office:meta>
</office:document-meta>
</file>